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alibri" svg:font-family="Calibri" style:font-pitch="variable"/>
    <style:font-face style:name="Courier New" svg:font-family="'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46cm" fo:margin-left="-0.199cm" table:align="left" style:writing-mode="lr-tb"/>
    </style:style>
    <style:style style:name="Table1.A" style:family="table-column">
      <style:table-column-properties style:column-width="6.191cm"/>
    </style:style>
    <style:style style:name="Table1.B" style:family="table-column">
      <style:table-column-properties style:column-width="5.269cm"/>
    </style:style>
    <style:style style:name="Table1.1" style:family="table-row">
      <style:table-row-properties style:row-height="1cm"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2" style:family="table" style:master-page-name="Convert_20_1">
      <style:table-properties style:width="18.962cm" fo:margin-left="-0.199cm" style:page-number="auto" table:align="left" style:writing-mode="lr-tb"/>
    </style:style>
    <style:style style:name="Table2.A" style:family="table-column">
      <style:table-column-properties style:column-width="0.908cm"/>
    </style:style>
    <style:style style:name="Table2.B" style:family="table-column">
      <style:table-column-properties style:column-width="17.036cm"/>
    </style:style>
    <style:style style:name="Table2.C" style:family="table-column">
      <style:table-column-properties style:column-width="1.009cm"/>
    </style:style>
    <style:style style:name="Table2.1" style:family="table-row">
      <style:table-row-properties style:keep-together="true" fo:keep-together="auto"/>
    </style:style>
    <style:style style:name="Table2.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2.2" style:family="table-row">
      <style:table-row-properties style:row-height="14.002cm" style:keep-together="true" fo:keep-together="auto"/>
    </style:style>
    <style:style style:name="Table2.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2.C2"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2.3" style:family="table-row">
      <style:table-row-properties style:min-row-height="0.9cm" style:keep-together="true" fo:keep-together="auto"/>
    </style:style>
    <style:style style:name="Table2.B3"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2.6" style:family="table-row">
      <style:table-row-properties style:min-row-height="7.001cm" style:keep-together="true" fo:keep-together="auto"/>
    </style:style>
    <style:style style:name="Table2.B6" style:family="table-cell">
      <style:table-cell-properties style:vertical-align="top" fo:padding-left="0.191cm" fo:padding-right="0.191cm" fo:padding-top="0cm" fo:padding-bottom="0cm" fo:border-left="0.018cm solid #ffffff" fo:border-right="none" fo:border-top="none" fo:border-bottom="0.018cm solid #ffffff" style:writing-mode="lr-tb"/>
    </style:style>
    <style:style style:name="Table2.C6" style:family="table-cell">
      <style:table-cell-properties style:vertical-align="top" fo:background-color="#dbe5f1" fo:padding-left="0.191cm" fo:padding-right="0.191cm" fo:padding-top="0cm" fo:padding-bottom="0cm" fo:border-left="0.002cm solid #ffffff" fo:border-right="0.002cm solid #ffffff" fo:border-top="0.002cm solid #ffffff" fo:border-bottom="0.018cm solid #ffffff" style:writing-mode="lr-tb">
        <style:background-image/>
      </style:table-cell-properties>
    </style:style>
    <style:style style:name="Table2.A7"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3" style:family="table">
      <style:table-properties style:width="18.979cm" fo:margin-left="-0.194cm" table:align="left" style:writing-mode="lr-tb"/>
    </style:style>
    <style:style style:name="Table3.A" style:family="table-column">
      <style:table-column-properties style:column-width="1.012cm"/>
    </style:style>
    <style:style style:name="Table3.B" style:family="table-column">
      <style:table-column-properties style:column-width="3.582cm"/>
    </style:style>
    <style:style style:name="Table3.C" style:family="table-column">
      <style:table-column-properties style:column-width="3.577cm"/>
    </style:style>
    <style:style style:name="Table3.F" style:family="table-column">
      <style:table-column-properties style:column-width="2.609cm"/>
    </style:style>
    <style:style style:name="Table3.G" style:family="table-column">
      <style:table-column-properties style:column-width="0.346cm"/>
    </style:style>
    <style:style style:name="Table3.H" style:family="table-column">
      <style:table-column-properties style:column-width="0.672cm"/>
    </style:style>
    <style:style style:name="Table3.1" style:family="table-row">
      <style:table-row-properties style:min-row-height="0.891cm" style:keep-together="true" fo:keep-together="auto"/>
    </style:style>
    <style:style style:name="Table3.A1" style:family="table-cell">
      <style:table-cell-properties style:vertical-align="top" fo:background-color="#dbe5f1" fo:padding-left="0.191cm" fo:padding-right="0.191cm" fo:padding-top="0cm" fo:padding-bottom="0cm" fo:border-left="0.002cm solid #ffffff" fo:border-right="none" fo:border-top="0.002cm solid #ffffff" fo:border-bottom="0.002cm solid #ffffff" style:writing-mode="lr-tb">
        <style:background-image/>
      </style:table-cell-properties>
    </style:style>
    <style:style style:name="Table3.B1"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3.2" style:family="table-row">
      <style:table-row-properties style:row-height="3.501cm" style:keep-together="true" fo:keep-together="auto"/>
    </style:style>
    <style:style style:name="Table3.B2" style:family="table-cell">
      <style:table-cell-properties style:vertical-align="top" fo:padding-left="0.191cm" fo:padding-right="0.191cm" fo:padding-top="0cm" fo:padding-bottom="0cm" fo:border-left="0.002cm solid #ffffff" fo:border-right="none" fo:border-top="0.002cm solid #ffffff" fo:border-bottom="none" style:writing-mode="lr-tb"/>
    </style:style>
    <style:style style:name="Table3.3" style:family="table-row">
      <style:table-row-properties style:min-row-height="4.6cm" style:keep-together="true" fo:keep-together="auto"/>
    </style:style>
    <style:style style:name="Table3.B3" style:family="table-cell">
      <style:table-cell-properties style:vertical-align="top" fo:padding-left="0.191cm" fo:padding-right="0.191cm" fo:padding-top="0cm" fo:padding-bottom="0cm" fo:border-left="0.002cm solid #ffffff" fo:border-right="none" fo:border-top="none" fo:border-bottom="none" style:writing-mode="lr-tb"/>
    </style:style>
    <style:style style:name="Table3.4" style:family="table-row">
      <style:table-row-properties style:row-height="2cm" style:keep-together="true" fo:keep-together="auto"/>
    </style:style>
    <style:style style:name="Table3.5" style:family="table-row">
      <style:table-row-properties style:min-row-height="2cm" style:keep-together="true" fo:keep-together="auto"/>
    </style:style>
    <style:style style:name="Table3.6" style:family="table-row">
      <style:table-row-properties style:min-row-height="13.201cm" style:keep-together="true" fo:keep-together="auto"/>
    </style:style>
    <style:style style:name="Table3.B6" style:family="table-cell">
      <style:table-cell-properties style:vertical-align="top" fo:padding-left="0.191cm" fo:padding-right="0.191cm" fo:padding-top="0cm" fo:padding-bottom="0cm" fo:border-left="0.002cm solid #ffffff" fo:border-right="none" fo:border-top="none" fo:border-bottom="0.002cm solid #ffffff" style:writing-mode="lr-tb"/>
    </style:style>
    <style:style style:name="Table3.7" style:family="table-row">
      <style:table-row-properties style:min-row-height="0.467cm" style:keep-together="true" fo:keep-together="auto"/>
    </style:style>
    <style:style style:name="Table3.8" style:family="table-row">
      <style:table-row-properties style:row-height="0.6cm" style:keep-together="true" fo:keep-together="auto"/>
    </style:style>
    <style:style style:name="Table3.E8" style:family="table-cell">
      <style:table-cell-properties style:vertical-align="top" fo:background-color="#dbe5f1" fo:padding-left="0.191cm" fo:padding-right="0.191cm" fo:padding-top="0cm" fo:padding-bottom="0cm" fo:border-left="0.002cm solid #ffffff" fo:border-right="none" fo:border-top="0.035cm solid #ffffff" fo:border-bottom="0.035cm solid #ffffff" style:writing-mode="lr-tb">
        <style:background-image/>
      </style:table-cell-properties>
    </style:style>
    <style:style style:name="Table3.9" style:family="table-row">
      <style:table-row-properties style:row-height="2.2cm" style:keep-together="false" fo:keep-together="always"/>
    </style:style>
    <style:style style:name="Table3.B9" style:family="table-cell">
      <style:table-cell-properties style:vertical-align="middle" fo:padding-left="0.191cm" fo:padding-right="0.191cm" fo:padding-top="0cm" fo:padding-bottom="0cm" fo:border-left="0.002cm solid #ffffff" fo:border-right="none" fo:border-top="none" fo:border-bottom="0.018cm solid #c0c0c0" style:writing-mode="lr-tb"/>
    </style:style>
    <style:style style:name="Table3.10" style:family="table-row">
      <style:table-row-properties style:min-row-height="1cm" style:keep-together="false" fo:keep-together="always"/>
    </style:style>
    <style:style style:name="Table3.B10" style:family="table-cell">
      <style:table-cell-properties style:vertical-align="middle" fo:padding-left="0.191cm" fo:padding-right="0.191cm" fo:padding-top="0cm" fo:padding-bottom="0cm" fo:border-left="0.002cm solid #ffffff" fo:border-right="none" fo:border-top="0.018cm solid #c0c0c0" fo:border-bottom="0.018cm solid #c0c0c0" style:writing-mode="lr-tb"/>
    </style:style>
    <style:style style:name="Table3.11" style:family="table-row">
      <style:table-row-properties style:min-row-height="1.501cm" style:keep-together="false" fo:keep-together="always"/>
    </style:style>
    <style:style style:name="Table3.B11" style:family="table-cell">
      <style:table-cell-properties style:vertical-align="middle" fo:padding-left="0.191cm" fo:padding-right="0.191cm" fo:padding-top="0cm" fo:padding-bottom="0cm" fo:border-left="0.002cm solid #ffffff" fo:border-right="none" fo:border-top="0.018cm solid #c0c0c0" fo:border-bottom="0.018cm solid #000000" style:writing-mode="lr-tb"/>
    </style:style>
    <style:style style:name="Table3.12" style:family="table-row">
      <style:table-row-properties style:min-row-height="0.9cm" style:keep-together="true" fo:keep-together="auto"/>
    </style:style>
    <style:style style:name="Table3.B12" style:family="table-cell">
      <style:table-cell-properties style:vertical-align="middle" fo:padding-left="0.191cm" fo:padding-right="0.191cm" fo:padding-top="0cm" fo:padding-bottom="0cm" fo:border-left="0.002cm solid #ffffff" fo:border-right="none" fo:border-top="0.018cm solid #000000" fo:border-bottom="0.018cm solid #c0c0c0" style:writing-mode="lr-tb"/>
    </style:style>
    <style:style style:name="Table3.13" style:family="table-row">
      <style:table-row-properties style:min-row-height="1.6cm" style:keep-together="false" fo:keep-together="always"/>
    </style:style>
    <style:style style:name="Table3.H13" style:family="table-cell">
      <style:table-cell-properties style:vertical-align="top" fo:background-color="#dbe5f1" fo:padding-left="0.191cm" fo:padding-right="0.191cm" fo:padding-top="0cm" fo:padding-bottom="0cm" fo:border-left="0.035cm solid #ffffff" fo:border-right="0.035cm solid #ffffff" fo:border-top="0.002cm solid #ffffff" fo:border-bottom="0.035cm solid #ffffff" style:writing-mode="lr-tb">
        <style:background-image/>
      </style:table-cell-properties>
    </style:style>
    <style:style style:name="Table3.H14"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3.16" style:family="table-row">
      <style:table-row-properties style:min-row-height="1.401cm" style:keep-together="false" fo:keep-together="always"/>
    </style:style>
    <style:style style:name="Table3.B17" style:family="table-cell">
      <style:table-cell-properties style:vertical-align="middle" fo:padding-left="0.191cm" fo:padding-right="0.191cm" fo:padding-top="0cm" fo:padding-bottom="0cm" fo:border-left="0.002cm solid #ffffff" fo:border-right="none" fo:border-top="0.018cm solid #c0c0c0" fo:border-bottom="none" style:writing-mode="lr-tb"/>
    </style:style>
    <style:style style:name="Table3.18" style:family="table-row">
      <style:table-row-properties style:row-height="1.199cm" style:keep-together="false" fo:keep-together="always"/>
    </style:style>
    <style:style style:name="Table3.B18" style:family="table-cell">
      <style:table-cell-properties style:vertical-align="middle" fo:padding-left="0.191cm" fo:padding-right="0.191cm" fo:padding-top="0cm" fo:padding-bottom="0cm" fo:border-left="0.002cm solid #ffffff" fo:border-right="none" fo:border-top="none" fo:border-bottom="none" style:writing-mode="lr-tb"/>
    </style:style>
    <style:style style:name="Table3.19" style:family="table-row">
      <style:table-row-properties style:min-row-height="0.7cm" style:keep-together="false" fo:keep-together="always"/>
    </style:style>
    <style:style style:name="Table3.22" style:family="table-row">
      <style:table-row-properties style:min-row-height="1.3cm" style:keep-together="false" fo:keep-together="always"/>
    </style:style>
    <style:style style:name="Table3.B26" style:family="table-cell">
      <style:table-cell-properties style:vertical-align="middle" fo:padding-left="0.191cm" fo:padding-right="0.191cm" fo:padding-top="0cm" fo:padding-bottom="0cm" fo:border-left="0.002cm solid #ffffff" fo:border-right="none" fo:border-top="0.018cm solid #c0c0c0" fo:border-bottom="0.035cm solid #ffffff" style:writing-mode="lr-tb"/>
    </style:style>
    <style:style style:name="Table3.27" style:family="table-row">
      <style:table-row-properties style:min-row-height="0.7cm" style:keep-together="true" fo:keep-together="auto"/>
    </style:style>
    <style:style style:name="Table3.B27" style:family="table-cell">
      <style:table-cell-properties style:vertical-align="top" fo:background-color="#dbe5f1" fo:padding-left="0.191cm" fo:padding-right="0.191cm" fo:padding-top="0cm" fo:padding-bottom="0cm" fo:border-left="0.002cm solid #ffffff" fo:border-right="0.035cm solid #ffffff" fo:border-top="0.035cm solid #ffffff" fo:border-bottom="0.035cm solid #ffffff" style:writing-mode="lr-tb">
        <style:background-image/>
      </style:table-cell-properties>
    </style:style>
    <style:style style:name="Table4" style:family="table">
      <style:table-properties style:width="18.979cm" fo:margin-left="-0.208cm" table:align="left" style:writing-mode="lr-tb"/>
    </style:style>
    <style:style style:name="Table4.A" style:family="table-column">
      <style:table-column-properties style:column-width="1cm"/>
    </style:style>
    <style:style style:name="Table4.B" style:family="table-column">
      <style:table-column-properties style:column-width="17.194cm"/>
    </style:style>
    <style:style style:name="Table4.C" style:family="table-column">
      <style:table-column-properties style:column-width="0.159cm"/>
    </style:style>
    <style:style style:name="Table4.D" style:family="table-column">
      <style:table-column-properties style:column-width="0.626cm"/>
    </style:style>
    <style:style style:name="Table4.1" style:family="table-row">
      <style:table-row-properties style:min-row-height="0.187cm" style:keep-together="true" fo:keep-together="auto"/>
    </style:style>
    <style:style style:name="Table4.A1"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4.D1"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4.2" style:family="table-row">
      <style:table-row-properties style:min-row-height="0.041cm" style:keep-together="true" fo:keep-together="auto"/>
    </style:style>
    <style:style style:name="Table4.B2" style:family="table-cell">
      <style:table-cell-properties style:vertical-align="top" fo:padding-left="0.191cm" fo:padding-right="0.191cm" fo:padding-top="0cm" fo:padding-bottom="0cm" fo:border-left="0.035cm solid #ffffff" fo:border-right="none" fo:border-top="0.035cm solid #ffffff" fo:border-bottom="none" style:writing-mode="lr-tb"/>
    </style:style>
    <style:style style:name="Table4.3" style:family="table-row">
      <style:table-row-properties style:min-row-height="1cm" style:keep-together="true" fo:keep-together="auto"/>
    </style:style>
    <style:style style:name="Table4.B3" style:family="table-cell">
      <style:table-cell-properties style:vertical-align="top" fo:padding-left="0.191cm" fo:padding-right="0.191cm" fo:padding-top="0cm" fo:padding-bottom="0cm" fo:border-left="0.035cm solid #ffffff" fo:border-right="none" fo:border-top="none" fo:border-bottom="0.018cm solid #000000" style:writing-mode="lr-tb"/>
    </style:style>
    <style:style style:name="Table4.B4" style:family="table-cell">
      <style:table-cell-properties style:vertical-align="top" fo:padding-left="0.191cm" fo:padding-right="0.191cm" fo:padding-top="0cm" fo:padding-bottom="0cm" fo:border-left="0.035cm solid #ffffff" fo:border-right="none" fo:border-top="0.018cm solid #000000" fo:border-bottom="0.018cm solid #000000" style:writing-mode="lr-tb"/>
    </style:style>
    <style:style style:name="Table4.B7" style:family="table-cell">
      <style:table-cell-properties style:vertical-align="top" fo:padding-left="0.191cm" fo:padding-right="0.191cm" fo:padding-top="0cm" fo:padding-bottom="0cm" fo:border-left="0.035cm solid #ffffff" fo:border-right="none" fo:border-top="0.018cm solid #000000" fo:border-bottom="0.035cm solid #ffffff" style:writing-mode="lr-tb"/>
    </style:style>
    <style:style style:name="Table4.B10" style:family="table-cell">
      <style:table-cell-properties style:vertical-align="top" fo:padding-left="0.191cm" fo:padding-right="0.191cm" fo:padding-top="0cm" fo:padding-bottom="0cm" fo:border-left="0.035cm solid #ffffff" fo:border-right="none" fo:border-top="none" fo:border-bottom="none" style:writing-mode="lr-tb"/>
    </style:style>
    <style:style style:name="Table4.B11" style:family="table-cell">
      <style:table-cell-properties style:vertical-align="top" fo:padding-left="0.191cm" fo:padding-right="0.191cm" fo:padding-top="0cm" fo:padding-bottom="0cm" fo:border-left="0.035cm solid #ffffff" fo:border-right="none" fo:border-top="none" fo:border-bottom="0.018cm solid #c0c0c0" style:writing-mode="lr-tb"/>
    </style:style>
    <style:style style:name="Table4.B12" style:family="table-cell">
      <style:table-cell-properties style:vertical-align="top" fo:padding-left="0.191cm" fo:padding-right="0.191cm" fo:padding-top="0cm" fo:padding-bottom="0cm" fo:border-left="0.035cm solid #ffffff" fo:border-right="none" fo:border-top="0.018cm solid #c0c0c0" fo:border-bottom="0.018cm solid #c0c0c0" style:writing-mode="lr-tb"/>
    </style:style>
    <style:style style:name="Table4.B15" style:family="table-cell">
      <style:table-cell-properties style:vertical-align="top" fo:padding-left="0.191cm" fo:padding-right="0.191cm" fo:padding-top="0cm" fo:padding-bottom="0cm" fo:border-left="0.035cm solid #ffffff" fo:border-right="none" fo:border-top="0.018cm solid #c0c0c0" fo:border-bottom="0.035cm solid #ffffff" style:writing-mode="lr-tb"/>
    </style:style>
    <style:style style:name="Table4.17" style:family="table-row">
      <style:table-row-properties style:min-row-height="0.834cm" style:keep-together="true" fo:keep-together="auto"/>
    </style:style>
    <style:style style:name="Table4.A17" style:family="table-cell">
      <style:table-cell-properties style:vertical-align="top" fo:background-color="#dbe5f1" fo:padding-left="0.191cm" fo:padding-right="0.191cm" fo:padding-top="0cm" fo:padding-bottom="0cm" fo:border-left="0.018cm solid #ffffff" fo:border-right="none" fo:border-top="0.018cm solid #ffffff" fo:border-bottom="0.035cm solid #ffffff" style:writing-mode="lr-tb">
        <style:background-image/>
      </style:table-cell-properties>
    </style:style>
    <style:style style:name="Table4.18" style:family="table-row">
      <style:table-row-properties style:keep-together="true" fo:keep-together="auto"/>
    </style:style>
    <style:style style:name="Table4.19" style:family="table-row">
      <style:table-row-properties style:min-row-height="2.277cm" style:keep-together="true" fo:keep-together="auto"/>
    </style:style>
    <style:style style:name="Table4.20" style:family="table-row">
      <style:table-row-properties style:min-row-height="2.434cm" style:keep-together="true" fo:keep-together="auto"/>
    </style:style>
    <style:style style:name="Table4.B20" style:family="table-cell">
      <style:table-cell-properties style:vertical-align="top" fo:padding-left="0.191cm" fo:padding-right="0.191cm" fo:padding-top="0cm" fo:padding-bottom="0cm" fo:border-left="0.035cm solid #ffffff" fo:border-right="none" fo:border-top="0.018cm solid #000000" fo:border-bottom="none" style:writing-mode="lr-tb"/>
    </style:style>
    <style:style style:name="Table4.21" style:family="table-row">
      <style:table-row-properties style:min-row-height="1.688cm" style:keep-together="true" fo:keep-together="auto"/>
    </style:style>
    <style:style style:name="Table4.22" style:family="table-row">
      <style:table-row-properties style:min-row-height="3.501cm" style:keep-together="true" fo:keep-together="auto"/>
    </style:style>
    <style:style style:name="Table4.B22"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4.23" style:family="table-row">
      <style:table-row-properties style:min-row-height="0.258cm" style:keep-together="true" fo:keep-together="auto"/>
    </style:style>
    <style:style style:name="Table4.A23" style:family="table-cell">
      <style:table-cell-properties style:vertical-align="top" fo:background-color="#dbe5f1" fo:padding-left="0.191cm" fo:padding-right="0.191cm" fo:padding-top="0cm" fo:padding-bottom="0cm" fo:border-left="0.035cm solid #ffffff" fo:border-right="none" fo:border-top="0.035cm solid #ffffff" fo:border-bottom="0.002cm solid #ffffff" style:writing-mode="lr-tb">
        <style:background-image/>
      </style:table-cell-properties>
    </style:style>
    <style:style style:name="Table4.C23" style:family="table-cell">
      <style:table-cell-properties style:vertical-align="top" fo:background-color="#dbe5f1" fo:padding-left="0.191cm" fo:padding-right="0.191cm" fo:padding-top="0cm" fo:padding-bottom="0cm" fo:border-left="0.035cm solid #ffffff" fo:border-right="0.035cm solid #ffffff" fo:border-top="0.035cm solid #ffffff" fo:border-bottom="0.002cm solid #ffffff" style:writing-mode="lr-tb">
        <style:background-image/>
      </style:table-cell-properties>
    </style:style>
    <style:style style:name="Table5" style:family="table">
      <style:table-properties style:width="13.453cm" table:align="center" style:writing-mode="lr-tb"/>
    </style:style>
    <style:style style:name="Table5.A" style:family="table-column">
      <style:table-column-properties style:column-width="3.948cm"/>
    </style:style>
    <style:style style:name="Table5.B" style:family="table-column">
      <style:table-column-properties style:column-width="4.801cm"/>
    </style:style>
    <style:style style:name="Table5.C" style:family="table-column">
      <style:table-column-properties style:column-width="4.704cm"/>
    </style:style>
    <style:style style:name="Table5.1" style:family="table-row">
      <style:table-row-properties style:row-height="0.6cm" style:keep-together="true" fo:keep-together="auto"/>
    </style:style>
    <style:style style:name="Table5.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5.C1" style:family="table-cell">
      <style:table-cell-properties style:vertical-align="top" fo:padding-left="0.191cm" fo:padding-right="0.191cm" fo:padding-top="0cm" fo:padding-bottom="0cm" fo:border="0.018cm solid #c0c0c0" style:writing-mode="lr-tb"/>
    </style:style>
    <style:style style:name="Table5.2" style:family="table-row">
      <style:table-row-properties style:min-row-height="0.6cm" style:keep-together="true" fo:keep-together="auto"/>
    </style:style>
    <style:style style:name="Table6" style:family="table">
      <style:table-properties style:width="18.979cm" fo:margin-left="-0.208cm" table:align="left" style:writing-mode="lr-tb"/>
    </style:style>
    <style:style style:name="Table6.A" style:family="table-column">
      <style:table-column-properties style:column-width="1cm"/>
    </style:style>
    <style:style style:name="Table6.B" style:family="table-column">
      <style:table-column-properties style:column-width="17.194cm"/>
    </style:style>
    <style:style style:name="Table6.C" style:family="table-column">
      <style:table-column-properties style:column-width="0.785cm"/>
    </style:style>
    <style:style style:name="Table6.1" style:family="table-row">
      <style:table-row-properties style:min-row-height="0.746cm" style:keep-together="false" fo:keep-together="always"/>
    </style:style>
    <style:style style:name="Table6.A1" style:family="table-cell">
      <style:table-cell-properties style:vertical-align="top" fo:background-color="#dbe5f1" fo:padding-left="0.191cm" fo:padding-right="0.191cm" fo:padding-top="0cm" fo:padding-bottom="0cm" fo:border-left="0.035cm solid #ffffff" fo:border-right="none" fo:border-top="0.002cm solid #ffffff" fo:border-bottom="0.035cm solid #ffffff" style:writing-mode="lr-tb">
        <style:background-image/>
      </style:table-cell-properties>
    </style:style>
    <style:style style:name="Table6.C1" style:family="table-cell">
      <style:table-cell-properties style:vertical-align="top" fo:background-color="#dbe5f1" fo:padding-left="0.191cm" fo:padding-right="0.191cm" fo:padding-top="0cm" fo:padding-bottom="0cm" fo:border-left="0.035cm solid #ffffff" fo:border-right="0.035cm solid #ffffff" fo:border-top="0.002cm solid #ffffff" fo:border-bottom="0.035cm solid #ffffff" style:writing-mode="lr-tb">
        <style:background-image/>
      </style:table-cell-properties>
    </style:style>
    <style:style style:name="Table6.2" style:family="table-row">
      <style:table-row-properties style:min-row-height="4.2cm" style:keep-together="true" fo:keep-together="auto"/>
    </style:style>
    <style:style style:name="Table6.A2"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6.B2" style:family="table-cell">
      <style:table-cell-properties style:vertical-align="top" fo:padding-left="0.191cm" fo:padding-right="0.191cm" fo:padding-top="0cm" fo:padding-bottom="0cm" fo:border-left="0.035cm solid #ffffff" fo:border-right="none" fo:border-top="0.035cm solid #ffffff" fo:border-bottom="none" style:writing-mode="lr-tb"/>
    </style:style>
    <style:style style:name="Table6.C2"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6.B3"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6.4" style:family="table-row">
      <style:table-row-properties style:min-row-height="0.466cm" style:keep-together="false" fo:keep-together="always"/>
    </style:style>
    <style:style style:name="Table7" style:family="table">
      <style:table-properties style:width="18.861cm" fo:margin-left="-0.268cm" table:align="left" style:writing-mode="lr-tb"/>
    </style:style>
    <style:style style:name="Table7.A" style:family="table-column">
      <style:table-column-properties style:column-width="1cm"/>
    </style:style>
    <style:style style:name="Table7.B" style:family="table-column">
      <style:table-column-properties style:column-width="16.831cm"/>
    </style:style>
    <style:style style:name="Table7.C" style:family="table-column">
      <style:table-column-properties style:column-width="1.03cm"/>
    </style:style>
    <style:style style:name="Table7.1" style:family="table-row">
      <style:table-row-properties style:min-row-height="0.333cm" style:keep-together="true" fo:keep-together="auto"/>
    </style:style>
    <style:style style:name="Table7.A1"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7.C1"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7.2" style:family="table-row">
      <style:table-row-properties style:keep-together="true" fo:keep-together="auto"/>
    </style:style>
    <style:style style:name="Table7.B2" style:family="table-cell">
      <style:table-cell-properties style:vertical-align="top" fo:padding-left="0.191cm" fo:padding-right="0.191cm" fo:padding-top="0cm" fo:padding-bottom="0cm" fo:border-left="0.035cm solid #ffffff" fo:border-right="none" fo:border-top="0.035cm solid #ffffff" fo:border-bottom="none" style:writing-mode="lr-tb"/>
    </style:style>
    <style:style style:name="Table7.3" style:family="table-row">
      <style:table-row-properties style:min-row-height="2.3cm" style:keep-together="true" fo:keep-together="auto"/>
    </style:style>
    <style:style style:name="Table7.B3" style:family="table-cell">
      <style:table-cell-properties style:vertical-align="top" fo:padding-left="0.191cm" fo:padding-right="0.191cm" fo:padding-top="0cm" fo:padding-bottom="0cm" fo:border-left="0.035cm solid #ffffff" fo:border-right="none" fo:border-top="none" fo:border-bottom="none" style:writing-mode="lr-tb"/>
    </style:style>
    <style:style style:name="Table7.4" style:family="table-row">
      <style:table-row-properties style:min-row-height="2.499cm" style:keep-together="true" fo:keep-together="auto"/>
    </style:style>
    <style:style style:name="Table7.5" style:family="table-row">
      <style:table-row-properties style:min-row-height="4.3cm" style:keep-together="true" fo:keep-together="auto"/>
    </style:style>
    <style:style style:name="Table7.6" style:family="table-row">
      <style:table-row-properties style:row-height="0.871cm" style:keep-together="true" fo:keep-together="auto"/>
    </style:style>
    <style:style style:name="Table7.7" style:family="table-row">
      <style:table-row-properties style:min-row-height="3.801cm" style:keep-together="true" fo:keep-together="auto"/>
    </style:style>
    <style:style style:name="Table7.8" style:family="table-row">
      <style:table-row-properties style:min-row-height="0.041cm" style:keep-together="true" fo:keep-together="auto"/>
    </style:style>
    <style:style style:name="Table7.10" style:family="table-row">
      <style:table-row-properties style:min-row-height="6.823cm" style:keep-together="true" fo:keep-together="auto"/>
    </style:style>
    <style:style style:name="Table7.B10"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7.11" style:family="table-row">
      <style:table-row-properties style:min-row-height="0.4cm" style:keep-together="true" fo:keep-together="auto"/>
    </style:style>
    <style:style style:name="Table8" style:family="table">
      <style:table-properties style:width="12.637cm" table:align="center" style:writing-mode="lr-tb"/>
    </style:style>
    <style:style style:name="Table8.A" style:family="table-column">
      <style:table-column-properties style:column-width="3.948cm"/>
    </style:style>
    <style:style style:name="Table8.B" style:family="table-column">
      <style:table-column-properties style:column-width="4.542cm"/>
    </style:style>
    <style:style style:name="Table8.C" style:family="table-column">
      <style:table-column-properties style:column-width="4.147cm"/>
    </style:style>
    <style:style style:name="Table8.1" style:family="table-row">
      <style:table-row-properties style:row-height="1cm" style:keep-together="false" fo:keep-together="always"/>
    </style:style>
    <style:style style:name="Table8.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8.C1" style:family="table-cell">
      <style:table-cell-properties style:vertical-align="top" fo:padding-left="0.191cm" fo:padding-right="0.191cm" fo:padding-top="0cm" fo:padding-bottom="0cm" fo:border="0.018cm solid #c0c0c0" style:writing-mode="lr-tb"/>
    </style:style>
    <style:style style:name="Table8.2" style:family="table-row">
      <style:table-row-properties style:min-row-height="0.84cm" style:keep-together="false" fo:keep-together="always"/>
    </style:style>
    <style:style style:name="Table8.3" style:family="table-row">
      <style:table-row-properties style:min-row-height="0.621cm" style:keep-together="false" fo:keep-together="always"/>
    </style:style>
    <style:style style:name="Table8.4" style:family="table-row">
      <style:table-row-properties style:min-row-height="0.61cm" style:keep-together="false" fo:keep-together="always"/>
    </style:style>
    <style:style style:name="Table8.5" style:family="table-row">
      <style:table-row-properties style:min-row-height="0.651cm" style:keep-together="false" fo:keep-together="always"/>
    </style:style>
    <style:style style:name="Table8.6" style:family="table-row">
      <style:table-row-properties style:row-height="0.619cm" style:keep-together="false" fo:keep-together="always"/>
    </style:style>
    <style:style style:name="Table8.7" style:family="table-row">
      <style:table-row-properties style:row-height="0.612cm" style:keep-together="false" fo:keep-together="always"/>
    </style:style>
    <style:style style:name="Table8.8" style:family="table-row">
      <style:table-row-properties style:row-height="0.63cm" style:keep-together="false" fo:keep-together="always"/>
    </style:style>
    <style:style style:name="Table9" style:family="table">
      <style:table-properties style:width="19.288cm" fo:margin-left="-0.268cm" table:align="left" style:writing-mode="lr-tb"/>
    </style:style>
    <style:style style:name="Table9.A" style:family="table-column">
      <style:table-column-properties style:column-width="1cm"/>
    </style:style>
    <style:style style:name="Table9.B" style:family="table-column">
      <style:table-column-properties style:column-width="16.743cm"/>
    </style:style>
    <style:style style:name="Table9.C" style:family="table-column">
      <style:table-column-properties style:column-width="0.508cm"/>
    </style:style>
    <style:style style:name="Table9.D" style:family="table-column">
      <style:table-column-properties style:column-width="1.037cm"/>
    </style:style>
    <style:style style:name="Table9.1" style:family="table-row">
      <style:table-row-properties style:min-row-height="0.584cm" style:keep-together="true" fo:keep-together="auto"/>
    </style:style>
    <style:style style:name="Table9.A1"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9.C1"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9.2" style:family="table-row">
      <style:table-row-properties style:keep-together="true" fo:keep-together="auto"/>
    </style:style>
    <style:style style:name="Table9.A2" style:family="table-cell">
      <style:table-cell-properties style:vertical-align="top" fo:background-color="#dbe5f1" fo:padding-left="0.191cm" fo:padding-right="0.191cm" fo:padding-top="0cm" fo:padding-bottom="0cm" fo:border-left="0.018cm solid #ffffff" fo:border-right="none" fo:border-top="0.035cm solid #ffffff" fo:border-bottom="0.035cm solid #ffffff" style:writing-mode="lr-tb">
        <style:background-image/>
      </style:table-cell-properties>
    </style:style>
    <style:style style:name="Table9.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9.3" style:family="table-row">
      <style:table-row-properties style:min-row-height="3.702cm" style:keep-together="true" fo:keep-together="auto"/>
    </style:style>
    <style:style style:name="Table9.B3" style:family="table-cell">
      <style:table-cell-properties style:vertical-align="top" fo:padding-left="0.191cm" fo:padding-right="0.191cm" fo:padding-top="0cm" fo:padding-bottom="0cm" fo:border-left="0.035cm solid #ffffff" fo:border-right="none" fo:border-top="none" fo:border-bottom="none" style:writing-mode="lr-tb"/>
    </style:style>
    <style:style style:name="Table9.4" style:family="table-row">
      <style:table-row-properties style:min-row-height="5.001cm" style:keep-together="true" fo:keep-together="auto"/>
    </style:style>
    <style:style style:name="Table9.B4"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9.5" style:family="table-row">
      <style:table-row-properties style:min-row-height="0.252cm" style:keep-together="true" fo:keep-together="auto"/>
    </style:style>
    <style:style style:name="Table9.A5" style:family="table-cell">
      <style:table-cell-properties style:vertical-align="top" fo:background-color="#dbe5f1" fo:padding-left="0.191cm" fo:padding-right="0.191cm" fo:padding-top="0cm" fo:padding-bottom="0cm" fo:border-left="0.035cm solid #ffffff" fo:border-right="none" fo:border-top="0.035cm solid #ffffff" fo:border-bottom="0.002cm solid #ffffff" style:writing-mode="lr-tb">
        <style:background-image/>
      </style:table-cell-properties>
    </style:style>
    <style:style style:name="Table9.D5" style:family="table-cell">
      <style:table-cell-properties style:vertical-align="top" fo:background-color="#dbe5f1" fo:padding-left="0.191cm" fo:padding-right="0.191cm" fo:padding-top="0cm" fo:padding-bottom="0cm" fo:border-left="0.035cm solid #ffffff" fo:border-right="0.035cm solid #ffffff" fo:border-top="0.035cm solid #ffffff" fo:border-bottom="0.002cm solid #ffffff" style:writing-mode="lr-tb">
        <style:background-image/>
      </style:table-cell-properties>
    </style:style>
    <style:style style:name="Table9.A6" style:family="table-cell">
      <style:table-cell-properties style:vertical-align="top" fo:background-color="#dbe5f1" fo:padding-left="0.191cm" fo:padding-right="0.191cm" fo:padding-top="0cm" fo:padding-bottom="0cm" fo:border-left="0.035cm solid #ffffff" fo:border-right="none" fo:border-top="0.002cm solid #ffffff" fo:border-bottom="0.035cm solid #ffffff" style:writing-mode="lr-tb">
        <style:background-image/>
      </style:table-cell-properties>
    </style:style>
    <style:style style:name="Table9.B6" style:family="table-cell">
      <style:table-cell-properties style:vertical-align="top" fo:background-color="#dbe5f1" fo:padding-left="0.191cm" fo:padding-right="0.191cm" fo:padding-top="0cm" fo:padding-bottom="0cm" fo:border-left="0.035cm solid #ffffff" fo:border-right="none" fo:border-top="0.002cm solid #ffffff" fo:border-bottom="0.018cm solid #ffffff" style:writing-mode="lr-tb">
        <style:background-image/>
      </style:table-cell-properties>
    </style:style>
    <style:style style:name="Table9.D6" style:family="table-cell">
      <style:table-cell-properties style:vertical-align="top" fo:background-color="#dbe5f1" fo:padding-left="0.191cm" fo:padding-right="0.191cm" fo:padding-top="0cm" fo:padding-bottom="0cm" fo:border-left="0.035cm solid #ffffff" fo:border-right="0.035cm solid #ffffff" fo:border-top="0.002cm solid #ffffff" fo:border-bottom="0.035cm solid #ffffff" style:writing-mode="lr-tb">
        <style:background-image/>
      </style:table-cell-properties>
    </style:style>
    <style:style style:name="Table9.7" style:family="table-row">
      <style:table-row-properties style:min-row-height="3.2cm" style:keep-together="true" fo:keep-together="auto"/>
    </style:style>
    <style:style style:name="Table9.B7" style:family="table-cell">
      <style:table-cell-properties style:vertical-align="top" fo:padding-left="0.191cm" fo:padding-right="0.191cm" fo:padding-top="0cm" fo:padding-bottom="0cm" fo:border-left="0.035cm solid #ffffff" fo:border-right="none" fo:border-top="0.018cm solid #ffffff" fo:border-bottom="none" style:writing-mode="lr-tb"/>
    </style:style>
    <style:style style:name="Table9.8" style:family="table-row">
      <style:table-row-properties style:row-height="0.808cm" style:keep-together="true" fo:keep-together="auto"/>
    </style:style>
    <style:style style:name="Table9.9" style:family="table-row">
      <style:table-row-properties style:min-row-height="2.2cm" style:keep-together="true" fo:keep-together="auto"/>
    </style:style>
    <style:style style:name="Table9.10" style:family="table-row">
      <style:table-row-properties style:min-row-height="1.067cm" style:keep-together="true" fo:keep-together="auto"/>
    </style:style>
    <style:style style:name="Table9.B10"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9.11" style:family="table-row">
      <style:table-row-properties style:min-row-height="0.728cm" style:keep-together="true" fo:keep-together="auto"/>
    </style:style>
    <style:style style:name="Table9.12" style:family="table-row">
      <style:table-row-properties style:min-row-height="3.6cm" style:keep-together="false" fo:keep-together="always"/>
    </style:style>
    <style:style style:name="Table9.13" style:family="table-row">
      <style:table-row-properties style:min-row-height="0.9cm" style:keep-together="true" fo:keep-together="auto"/>
    </style:style>
    <style:style style:name="Table10" style:family="table">
      <style:table-properties style:width="14.344cm" table:align="center" style:writing-mode="lr-tb"/>
    </style:style>
    <style:style style:name="Table10.A" style:family="table-column">
      <style:table-column-properties style:column-width="3.946cm"/>
    </style:style>
    <style:style style:name="Table10.B" style:family="table-column">
      <style:table-column-properties style:column-width="5.313cm"/>
    </style:style>
    <style:style style:name="Table10.C" style:family="table-column">
      <style:table-column-properties style:column-width="5.085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0.C1" style:family="table-cell">
      <style:table-cell-properties style:vertical-align="top" fo:padding-left="0.191cm" fo:padding-right="0.191cm" fo:padding-top="0cm" fo:padding-bottom="0cm" fo:border="0.018cm solid #c0c0c0" style:writing-mode="lr-tb"/>
    </style:style>
    <style:style style:name="Table10.2" style:family="table-row">
      <style:table-row-properties style:min-row-height="0.6cm" style:keep-together="true" fo:keep-together="auto"/>
    </style:style>
    <style:style style:name="Table11" style:family="table">
      <style:table-properties style:width="19.172cm" fo:margin-left="-0.199cm" table:align="left" style:writing-mode="lr-tb"/>
    </style:style>
    <style:style style:name="Table11.A" style:family="table-column">
      <style:table-column-properties style:column-width="1cm"/>
    </style:style>
    <style:style style:name="Table11.B" style:family="table-column">
      <style:table-column-properties style:column-width="17.154cm"/>
    </style:style>
    <style:style style:name="Table11.C" style:family="table-column">
      <style:table-column-properties style:column-width="1.018cm"/>
    </style:style>
    <style:style style:name="Table11.1" style:family="table-row">
      <style:table-row-properties style:min-row-height="0.333cm" style:keep-together="true" fo:keep-together="auto"/>
    </style:style>
    <style:style style:name="Table11.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11.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11.2" style:family="table-row">
      <style:table-row-properties style:keep-together="true" fo:keep-together="auto"/>
    </style:style>
    <style:style style:name="Table11.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11.3" style:family="table-row">
      <style:table-row-properties style:min-row-height="3.702cm" style:keep-together="true" fo:keep-together="auto"/>
    </style:style>
    <style:style style:name="Table11.B3"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11.4" style:family="table-row">
      <style:table-row-properties style:min-row-height="4.501cm" style:keep-together="true" fo:keep-together="auto"/>
    </style:style>
    <style:style style:name="Table11.B4" style:family="table-cell">
      <style:table-cell-properties style:vertical-align="top" fo:padding-left="0.191cm" fo:padding-right="0.191cm" fo:padding-top="0cm" fo:padding-bottom="0cm" fo:border-left="0.018cm solid #ffffff" fo:border-right="none" fo:border-top="none" fo:border-bottom="0.018cm solid #ffffff" style:writing-mode="lr-tb"/>
    </style:style>
    <style:style style:name="Table11.5" style:family="table-row">
      <style:table-row-properties style:min-row-height="0.252cm" style:keep-together="true" fo:keep-together="auto"/>
    </style:style>
    <style:style style:name="Table11.A5" style:family="table-cell">
      <style:table-cell-properties style:vertical-align="top" fo:background-color="#dbe5f1" fo:padding-left="0.191cm" fo:padding-right="0.191cm" fo:padding-top="0cm" fo:padding-bottom="0cm" fo:border-left="0.018cm solid #ffffff" fo:border-right="none" fo:border-top="0.018cm solid #ffffff" fo:border-bottom="0.002cm solid #ffffff" style:writing-mode="lr-tb">
        <style:background-image/>
      </style:table-cell-properties>
    </style:style>
    <style:style style:name="Table11.C5" style:family="table-cell">
      <style:table-cell-properties style:vertical-align="top" fo:background-color="#dbe5f1" fo:padding-left="0.191cm" fo:padding-right="0.191cm" fo:padding-top="0cm" fo:padding-bottom="0cm" fo:border-left="0.018cm solid #ffffff" fo:border-right="0.018cm solid #ffffff" fo:border-top="0.018cm solid #ffffff" fo:border-bottom="0.002cm solid #ffffff" style:writing-mode="lr-tb">
        <style:background-image/>
      </style:table-cell-properties>
    </style:style>
    <style:style style:name="Table12" style:family="table">
      <style:table-properties style:width="12.375cm" table:align="center" style:writing-mode="lr-tb"/>
    </style:style>
    <style:style style:name="Table12.A" style:family="table-column">
      <style:table-column-properties style:column-width="3.948cm"/>
    </style:style>
    <style:style style:name="Table12.C" style:family="table-column">
      <style:table-column-properties style:column-width="4.48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2.C1" style:family="table-cell">
      <style:table-cell-properties style:vertical-align="top" fo:padding-left="0.191cm" fo:padding-right="0.191cm" fo:padding-top="0cm" fo:padding-bottom="0cm" fo:border="0.018cm solid #c0c0c0" style:writing-mode="lr-tb"/>
    </style:style>
    <style:style style:name="Table12.2" style:family="table-row">
      <style:table-row-properties style:min-row-height="0.55cm" style:keep-together="true" fo:keep-together="auto"/>
    </style:style>
    <style:style style:name="Table13" style:family="table">
      <style:table-properties style:width="19.189cm" fo:margin-left="-0.208cm" table:align="left" style:writing-mode="lr-tb"/>
    </style:style>
    <style:style style:name="Table13.A" style:family="table-column">
      <style:table-column-properties style:column-width="1cm"/>
    </style:style>
    <style:style style:name="Table13.B" style:family="table-column">
      <style:table-column-properties style:column-width="17.154cm"/>
    </style:style>
    <style:style style:name="Table13.C" style:family="table-column">
      <style:table-column-properties style:column-width="1.018cm"/>
    </style:style>
    <style:style style:name="Table13.1" style:family="table-row">
      <style:table-row-properties style:min-row-height="0.252cm" style:keep-together="true" fo:keep-together="auto"/>
    </style:style>
    <style:style style:name="Table13.A1" style:family="table-cell">
      <style:table-cell-properties style:vertical-align="top" fo:background-color="#dbe5f1" fo:padding-left="0.191cm" fo:padding-right="0.191cm" fo:padding-top="0cm" fo:padding-bottom="0cm" fo:border-left="0.018cm solid #ffffff" fo:border-right="none" fo:border-top="0.002cm solid #ffffff" fo:border-bottom="0.035cm solid #ffffff" style:writing-mode="lr-tb">
        <style:background-image/>
      </style:table-cell-properties>
    </style:style>
    <style:style style:name="Table13.B1" style:family="table-cell">
      <style:table-cell-properties style:vertical-align="top" fo:background-color="#dbe5f1" fo:padding-left="0.191cm" fo:padding-right="0.191cm" fo:padding-top="0cm" fo:padding-bottom="0cm" fo:border-left="0.035cm solid #ffffff" fo:border-right="none" fo:border-top="0.002cm solid #ffffff" fo:border-bottom="0.035cm solid #ffffff" style:writing-mode="lr-tb">
        <style:background-image/>
      </style:table-cell-properties>
    </style:style>
    <style:style style:name="Table13.C1" style:family="table-cell">
      <style:table-cell-properties style:vertical-align="top" fo:background-color="#dbe5f1" fo:padding-left="0.191cm" fo:padding-right="0.191cm" fo:padding-top="0cm" fo:padding-bottom="0cm" fo:border-left="0.035cm solid #ffffff" fo:border-right="0.018cm solid #ffffff" fo:border-top="0.002cm solid #ffffff" fo:border-bottom="0.035cm solid #ffffff" style:writing-mode="lr-tb">
        <style:background-image/>
      </style:table-cell-properties>
    </style:style>
    <style:style style:name="Table13.2" style:family="table-row">
      <style:table-row-properties style:min-row-height="1.529cm" style:keep-together="true" fo:keep-together="auto"/>
    </style:style>
    <style:style style:name="Table13.A2"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13.B2" style:family="table-cell">
      <style:table-cell-properties style:vertical-align="top" fo:padding-left="0.191cm" fo:padding-right="0.191cm" fo:padding-top="0cm" fo:padding-bottom="0cm" fo:border-left="0.035cm solid #ffffff" fo:border-right="none" fo:border-top="0.035cm solid #ffffff" fo:border-bottom="none" style:writing-mode="lr-tb"/>
    </style:style>
    <style:style style:name="Table13.C2"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13.3" style:family="table-row">
      <style:table-row-properties style:row-height="0.041cm" style:keep-together="false" fo:keep-together="always"/>
    </style:style>
    <style:style style:name="Table13.B3" style:family="table-cell">
      <style:table-cell-properties style:vertical-align="top" fo:padding-left="0.191cm" fo:padding-right="0.191cm" fo:padding-top="0cm" fo:padding-bottom="0cm" fo:border-left="0.035cm solid #ffffff" fo:border-right="none" fo:border-top="none" fo:border-bottom="none" style:writing-mode="lr-tb"/>
    </style:style>
    <style:style style:name="Table13.4" style:family="table-row">
      <style:table-row-properties style:min-row-height="8.001cm" style:keep-together="false" fo:keep-together="always"/>
    </style:style>
    <style:style style:name="Table13.5" style:family="table-row">
      <style:table-row-properties style:min-row-height="0.474cm" style:keep-together="true" fo:keep-together="auto"/>
    </style:style>
    <style:style style:name="Table13.B5"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13.6" style:family="table-row">
      <style:table-row-properties style:min-row-height="0.187cm" style:keep-together="true" fo:keep-together="auto"/>
    </style:style>
    <style:style style:name="Table14" style:family="table">
      <style:table-properties style:width="19.248cm" fo:margin-left="-0.199cm" table:align="left" style:writing-mode="lr-tb"/>
    </style:style>
    <style:style style:name="Table14.A" style:family="table-column">
      <style:table-column-properties style:column-width="1cm"/>
    </style:style>
    <style:style style:name="Table14.B" style:family="table-column">
      <style:table-column-properties style:column-width="17.171cm"/>
    </style:style>
    <style:style style:name="Table14.C" style:family="table-column">
      <style:table-column-properties style:column-width="1.076cm"/>
    </style:style>
    <style:style style:name="Table14.1" style:family="table-row">
      <style:table-row-properties style:min-row-height="0.333cm" style:keep-together="true" fo:keep-together="auto"/>
    </style:style>
    <style:style style:name="Table14.A1" style:family="table-cell">
      <style:table-cell-properties style:vertical-align="top" fo:background-color="#dbe5f1" fo:padding-left="0.191cm" fo:padding-right="0.191cm" fo:padding-top="0cm" fo:padding-bottom="0cm" fo:border-left="0.018cm solid #ffffff" fo:border-right="none" fo:border-top="0.018cm solid #ffffff" fo:border-bottom="0.018cm solid #000000" style:writing-mode="lr-tb">
        <style:background-image/>
      </style:table-cell-properties>
    </style:style>
    <style:style style:name="Table14.B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14.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14.2" style:family="table-row">
      <style:table-row-properties style:keep-together="true" fo:keep-together="auto"/>
    </style:style>
    <style:style style:name="Table14.A2" style:family="table-cell">
      <style:table-cell-properties style:vertical-align="top" fo:background-color="#dbe5f1" fo:padding-left="0.191cm" fo:padding-right="0.191cm" fo:padding-top="0cm" fo:padding-bottom="0cm" fo:border-left="0.018cm solid #ffffff" fo:border-right="none" fo:border-top="0.018cm solid #000000" fo:border-bottom="0.018cm solid #000000" style:writing-mode="lr-tb">
        <style:background-image/>
      </style:table-cell-properties>
    </style:style>
    <style:style style:name="Table14.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14.3" style:family="table-row">
      <style:table-row-properties style:min-row-height="2.277cm" style:keep-together="true" fo:keep-together="auto"/>
    </style:style>
    <style:style style:name="Table14.B3"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14.4" style:family="table-row">
      <style:table-row-properties style:min-row-height="2.9cm" style:keep-together="true" fo:keep-together="auto"/>
    </style:style>
    <style:style style:name="Table14.C4" style:family="table-cell">
      <style:table-cell-properties style:vertical-align="top" fo:background-color="#dbe5f1" fo:padding-left="0.191cm" fo:padding-right="0.191cm" fo:padding-top="0cm" fo:padding-bottom="0cm" fo:border-left="0.018cm solid #ffffff" fo:border-right="0.018cm solid #ffffff" fo:border-top="0.018cm solid #ffffff" fo:border-bottom="0.018cm solid #000000" style:writing-mode="lr-tb">
        <style:background-image/>
      </style:table-cell-properties>
    </style:style>
    <style:style style:name="Table14.5" style:family="table-row">
      <style:table-row-properties style:row-height="4.401cm" style:keep-together="true" fo:keep-together="auto"/>
    </style:style>
    <style:style style:name="Table14.B5" style:family="table-cell">
      <style:table-cell-properties style:vertical-align="top" fo:padding-left="0.191cm" fo:padding-right="0.191cm" fo:padding-top="0cm" fo:padding-bottom="0cm" fo:border-left="0.018cm solid #ffffff" fo:border-right="none" fo:border-top="none" fo:border-bottom="0.018cm solid #000000" style:writing-mode="lr-tb"/>
    </style:style>
    <style:style style:name="Table14.C5" style:family="table-cell">
      <style:table-cell-properties style:vertical-align="top" fo:background-color="#dbe5f1" fo:padding-left="0.191cm" fo:padding-right="0.191cm" fo:padding-top="0cm" fo:padding-bottom="0cm" fo:border-left="0.018cm solid #ffffff" fo:border-right="0.018cm solid #ffffff" fo:border-top="0.018cm solid #000000" fo:border-bottom="0.018cm solid #ffffff" style:writing-mode="lr-tb">
        <style:background-image/>
      </style:table-cell-properties>
    </style:style>
    <style:style style:name="Table14.6" style:family="table-row">
      <style:table-row-properties style:min-row-height="5.496cm" style:keep-together="true" fo:keep-together="auto"/>
    </style:style>
    <style:style style:name="Table14.A6" style:family="table-cell">
      <style:table-cell-properties style:vertical-align="top" fo:background-color="#dbe5f1" fo:padding-left="0.191cm" fo:padding-right="0.191cm" fo:padding-top="0cm" fo:padding-bottom="0cm" fo:border-left="0.018cm solid #ffffff" fo:border-right="none" fo:border-top="0.018cm solid #000000" fo:border-bottom="0.018cm solid #ffffff" style:writing-mode="lr-tb">
        <style:background-image/>
      </style:table-cell-properties>
    </style:style>
    <style:style style:name="Table14.B6" style:family="table-cell">
      <style:table-cell-properties style:vertical-align="top" fo:padding-left="0.191cm" fo:padding-right="0.191cm" fo:padding-top="0cm" fo:padding-bottom="0cm" fo:border-left="0.018cm solid #ffffff" fo:border-right="none" fo:border-top="0.018cm solid #000000" fo:border-bottom="0.018cm solid #ffffff" style:writing-mode="lr-tb"/>
    </style:style>
    <style:style style:name="Table15" style:family="table">
      <style:table-properties style:width="15.457cm" table:align="center" style:writing-mode="lr-tb"/>
    </style:style>
    <style:style style:name="Table15.A" style:family="table-column">
      <style:table-column-properties style:column-width="4.293cm"/>
    </style:style>
    <style:style style:name="Table15.B" style:family="table-column">
      <style:table-column-properties style:column-width="2.23cm"/>
    </style:style>
    <style:style style:name="Table15.C" style:family="table-column">
      <style:table-column-properties style:column-width="4.129cm"/>
    </style:style>
    <style:style style:name="Table15.D" style:family="table-column">
      <style:table-column-properties style:column-width="4.805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c0c0c0" fo:border-right="none" fo:border-top="0.035cm solid #c0c0c0" fo:border-bottom="0.018cm solid #c0c0c0" style:writing-mode="lr-tb"/>
    </style:style>
    <style:style style:name="Table15.D1" style:family="table-cell">
      <style:table-cell-properties style:vertical-align="top" fo:padding-left="0.191cm" fo:padding-right="0.191cm" fo:padding-top="0cm" fo:padding-bottom="0cm" fo:border-left="0.018cm solid #c0c0c0" fo:border-right="0.018cm solid #c0c0c0" fo:border-top="0.035cm solid #c0c0c0" fo:border-bottom="0.018cm solid #c0c0c0" style:writing-mode="lr-tb"/>
    </style:style>
    <style:style style:name="Table15.2" style:family="table-row">
      <style:table-row-properties style:min-row-height="0.501cm" style:keep-together="true" fo:keep-together="auto"/>
    </style:style>
    <style:style style:name="Table15.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5.D2" style:family="table-cell">
      <style:table-cell-properties style:vertical-align="top" fo:padding-left="0.191cm" fo:padding-right="0.191cm" fo:padding-top="0cm" fo:padding-bottom="0cm" fo:border="0.018cm solid #c0c0c0" style:writing-mode="lr-tb"/>
    </style:style>
    <style:style style:name="Table16" style:family="table">
      <style:table-properties style:width="15.744cm" table:align="center" style:writing-mode="lr-tb"/>
    </style:style>
    <style:style style:name="Table16.A" style:family="table-column">
      <style:table-column-properties style:column-width="12.083cm"/>
    </style:style>
    <style:style style:name="Table16.B" style:family="table-column">
      <style:table-column-properties style:column-width="3.662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6.B1" style:family="table-cell">
      <style:table-cell-properties style:vertical-align="top" fo:padding-left="0.191cm" fo:padding-right="0.191cm" fo:padding-top="0cm" fo:padding-bottom="0cm" fo:border="0.018cm solid #c0c0c0" style:writing-mode="lr-tb"/>
    </style:style>
    <style:style style:name="Table16.2" style:family="table-row">
      <style:table-row-properties style:min-row-height="0.501cm" style:keep-together="true" fo:keep-together="auto"/>
    </style:style>
    <style:style style:name="Table16.3" style:family="table-row">
      <style:table-row-properties style:min-row-height="0.6cm" style:keep-together="true" fo:keep-together="auto"/>
    </style:style>
    <style:style style:name="Table17" style:family="table">
      <style:table-properties style:width="16.014cm" table:align="margins" style:writing-mode="lr-tb"/>
    </style:style>
    <style:style style:name="Table17.A" style:family="table-column">
      <style:table-column-properties style:column-width="4.237cm" style:rel-column-width="2402*"/>
    </style:style>
    <style:style style:name="Table17.B" style:family="table-column">
      <style:table-column-properties style:column-width="7.251cm" style:rel-column-width="4111*"/>
    </style:style>
    <style:style style:name="Table17.C" style:family="table-column">
      <style:table-column-properties style:column-width="4.526cm" style:rel-column-width="2566*"/>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7.C1" style:family="table-cell">
      <style:table-cell-properties style:vertical-align="top" fo:padding-left="0.191cm" fo:padding-right="0.191cm" fo:padding-top="0cm" fo:padding-bottom="0cm" fo:border="0.018cm solid #c0c0c0" style:writing-mode="lr-tb"/>
    </style:style>
    <style:style style:name="Table17.2" style:family="table-row">
      <style:table-row-properties style:row-height="1.7cm" style:keep-together="true" fo:keep-together="auto"/>
    </style:style>
    <style:style style:name="Table18" style:family="table">
      <style:table-properties style:width="19.172cm" fo:margin-left="-0.199cm" table:align="left" style:writing-mode="lr-tb"/>
    </style:style>
    <style:style style:name="Table18.A" style:family="table-column">
      <style:table-column-properties style:column-width="1cm"/>
    </style:style>
    <style:style style:name="Table18.B" style:family="table-column">
      <style:table-column-properties style:column-width="17.157cm"/>
    </style:style>
    <style:style style:name="Table18.C" style:family="table-column">
      <style:table-column-properties style:column-width="1.014cm"/>
    </style:style>
    <style:style style:name="Table18.1" style:family="table-row">
      <style:table-row-properties style:min-row-height="0.333cm" style:keep-together="true" fo:keep-together="auto"/>
    </style:style>
    <style:style style:name="Table18.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18.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18.2" style:family="table-row">
      <style:table-row-properties style:keep-together="true" fo:keep-together="auto"/>
    </style:style>
    <style:style style:name="Table18.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18.3" style:family="table-row">
      <style:table-row-properties style:min-row-height="2.277cm" style:keep-together="true" fo:keep-together="auto"/>
    </style:style>
    <style:style style:name="Table18.B3"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18.4" style:family="table-row">
      <style:table-row-properties style:min-row-height="3.847cm" style:keep-together="true" fo:keep-together="auto"/>
    </style:style>
    <style:style style:name="Table18.B4" style:family="table-cell">
      <style:table-cell-properties style:vertical-align="top" fo:padding-left="0.191cm" fo:padding-right="0.191cm" fo:padding-top="0cm" fo:padding-bottom="0cm" fo:border-left="0.018cm solid #ffffff" fo:border-right="none" fo:border-top="0.018cm solid #000000" fo:border-bottom="none" style:writing-mode="lr-tb"/>
    </style:style>
    <style:style style:name="Table18.5" style:family="table-row">
      <style:table-row-properties style:min-row-height="2.484cm" style:keep-together="true" fo:keep-together="auto"/>
    </style:style>
    <style:style style:name="Table18.6" style:family="table-row">
      <style:table-row-properties style:min-row-height="5.496cm" style:keep-together="true" fo:keep-together="auto"/>
    </style:style>
    <style:style style:name="Table18.B6" style:family="table-cell">
      <style:table-cell-properties style:vertical-align="top" fo:padding-left="0.191cm" fo:padding-right="0.191cm" fo:padding-top="0cm" fo:padding-bottom="0cm" fo:border-left="0.018cm solid #ffffff" fo:border-right="none" fo:border-top="none" fo:border-bottom="0.018cm solid #ffffff" style:writing-mode="lr-tb"/>
    </style:style>
    <style:style style:name="Table19" style:family="table">
      <style:table-properties style:width="12.619cm" table:align="margins" style:writing-mode="lr-tb"/>
    </style:style>
    <style:style style:name="Table19.A" style:family="table-column">
      <style:table-column-properties style:column-width="3.147cm" style:rel-column-width="1784*"/>
    </style:style>
    <style:style style:name="Table19.B" style:family="table-column">
      <style:table-column-properties style:column-width="3.149cm" style:rel-column-width="1785*"/>
    </style:style>
    <style:style style:name="Table19.D" style:family="table-column">
      <style:table-column-properties style:column-width="3.175cm" style:rel-column-width="1800*"/>
    </style:style>
    <style:style style:name="Table19.1" style:family="table-row">
      <style:table-row-properties style:min-row-height="0.9cm" style:keep-together="true" fo:keep-together="auto"/>
    </style:style>
    <style:style style:name="Table19.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9.D1" style:family="table-cell">
      <style:table-cell-properties style:vertical-align="top" fo:padding-left="0.191cm" fo:padding-right="0.191cm" fo:padding-top="0cm" fo:padding-bottom="0cm" fo:border="0.018cm solid #c0c0c0" style:writing-mode="lr-tb"/>
    </style:style>
    <style:style style:name="Table19.2" style:family="table-row">
      <style:table-row-properties style:row-height="0.7cm" style:keep-together="true" fo:keep-together="auto"/>
    </style:style>
    <style:style style:name="Table20" style:family="table">
      <style:table-properties style:width="11.737cm" table:align="center" style:writing-mode="lr-tb"/>
    </style:style>
    <style:style style:name="Table20.A" style:family="table-column">
      <style:table-column-properties style:column-width="5.724cm"/>
    </style:style>
    <style:style style:name="Table20.B" style:family="table-column">
      <style:table-column-properties style:column-width="6.013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20.B1" style:family="table-cell">
      <style:table-cell-properties style:vertical-align="top" fo:padding-left="0.191cm" fo:padding-right="0.191cm" fo:padding-top="0cm" fo:padding-bottom="0cm" fo:border="0.018cm solid #c0c0c0" style:writing-mode="lr-tb"/>
    </style:style>
    <style:style style:name="Table20.2" style:family="table-row">
      <style:table-row-properties style:min-row-height="3.501cm" style:keep-together="true" fo:keep-together="auto"/>
    </style:style>
    <style:style style:name="Table21" style:family="table">
      <style:table-properties style:width="19.274cm" fo:margin-left="-0.199cm" table:align="left" style:writing-mode="lr-tb"/>
    </style:style>
    <style:style style:name="Table21.A" style:family="table-column">
      <style:table-column-properties style:column-width="1cm"/>
    </style:style>
    <style:style style:name="Table21.B" style:family="table-column">
      <style:table-column-properties style:column-width="17.212cm"/>
    </style:style>
    <style:style style:name="Table21.C" style:family="table-column">
      <style:table-column-properties style:column-width="1.062cm"/>
    </style:style>
    <style:style style:name="Table21.1" style:family="table-row">
      <style:table-row-properties style:min-row-height="0.333cm" style:keep-together="true" fo:keep-together="auto"/>
    </style:style>
    <style:style style:name="Table21.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1.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1.2" style:family="table-row">
      <style:table-row-properties style:keep-together="true" fo:keep-together="auto"/>
    </style:style>
    <style:style style:name="Table21.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21.3" style:family="table-row">
      <style:table-row-properties style:min-row-height="2.277cm" style:keep-together="true" fo:keep-together="auto"/>
    </style:style>
    <style:style style:name="Table21.B3" style:family="table-cell">
      <style:table-cell-properties style:vertical-align="middle" fo:padding-left="0.191cm" fo:padding-right="0.191cm" fo:padding-top="0cm" fo:padding-bottom="0cm" fo:border-left="0.018cm solid #ffffff" fo:border-right="none" fo:border-top="none" fo:border-bottom="0.018cm solid #000000" style:writing-mode="lr-tb"/>
    </style:style>
    <style:style style:name="Table21.4" style:family="table-row">
      <style:table-row-properties style:min-row-height="3.847cm" style:keep-together="true" fo:keep-together="auto"/>
    </style:style>
    <style:style style:name="Table21.A4" style:family="table-cell">
      <style:table-cell-properties style:vertical-align="top" fo:background-color="#dbe5f1" fo:padding-left="0.191cm" fo:padding-right="0.191cm" fo:padding-top="0cm" fo:padding-bottom="0cm" fo:border-left="0.018cm solid #ffffff" fo:border-right="none" fo:border-top="0.018cm solid #ffffff" fo:border-bottom="0.002cm solid #ffffff" style:writing-mode="lr-tb">
        <style:background-image/>
      </style:table-cell-properties>
    </style:style>
    <style:style style:name="Table21.B4" style:family="table-cell">
      <style:table-cell-properties style:vertical-align="top" fo:padding-left="0.191cm" fo:padding-right="0.191cm" fo:padding-top="0cm" fo:padding-bottom="0cm" fo:border-left="0.018cm solid #ffffff" fo:border-right="none" fo:border-top="0.018cm solid #000000" fo:border-bottom="0.018cm solid #000000" style:writing-mode="lr-tb"/>
    </style:style>
    <style:style style:name="Table21.5" style:family="table-row">
      <style:table-row-properties style:min-row-height="2.484cm" style:keep-together="true" fo:keep-together="auto"/>
    </style:style>
    <style:style style:name="Table21.A5" style:family="table-cell">
      <style:table-cell-properties style:vertical-align="top" fo:background-color="#dbe5f1" fo:padding-left="0.191cm" fo:padding-right="0.191cm" fo:padding-top="0cm" fo:padding-bottom="0cm" fo:border-left="0.002cm solid #ffffff" fo:border-right="none" fo:border-top="0.002cm solid #ffffff" fo:border-bottom="0.002cm solid #ffffff" style:writing-mode="lr-tb">
        <style:background-image/>
      </style:table-cell-properties>
    </style:style>
    <style:style style:name="Table21.B5" style:family="table-cell">
      <style:table-cell-properties style:vertical-align="top" fo:padding-left="0.191cm" fo:padding-right="0.191cm" fo:padding-top="0cm" fo:padding-bottom="0cm" fo:border-left="0.002cm solid #ffffff" fo:border-right="none" fo:border-top="0.018cm solid #000000" fo:border-bottom="0.018cm solid #000000" style:writing-mode="lr-tb"/>
    </style:style>
    <style:style style:name="Table21.6" style:family="table-row">
      <style:table-row-properties style:min-row-height="11.95cm" style:keep-together="true" fo:keep-together="auto"/>
    </style:style>
    <style:style style:name="Table21.B6" style:family="table-cell">
      <style:table-cell-properties style:vertical-align="top" fo:padding-left="0.191cm" fo:padding-right="0.191cm" fo:padding-top="0cm" fo:padding-bottom="0cm" fo:border-left="0.002cm solid #ffffff" fo:border-right="none" fo:border-top="0.018cm solid #000000" fo:border-bottom="0.018cm solid #ffffff" style:writing-mode="lr-tb"/>
    </style:style>
    <style:style style:name="Table21.7" style:family="table-row">
      <style:table-row-properties style:min-row-height="0.332cm" style:keep-together="true" fo:keep-together="auto"/>
    </style:style>
    <style:style style:name="Table21.A7" style:family="table-cell">
      <style:table-cell-properties style:vertical-align="top" fo:background-color="#dbe5f1" fo:padding-left="0.191cm" fo:padding-right="0.191cm" fo:padding-top="0cm" fo:padding-bottom="0cm" fo:border-left="0.018cm solid #ffffff" fo:border-right="none" fo:border-top="0.002cm solid #ffffff" fo:border-bottom="0.018cm solid #ffffff" style:writing-mode="lr-tb">
        <style:background-image/>
      </style:table-cell-properties>
    </style:style>
    <style:style style:name="Table22" style:family="table" style:master-page-name="Convert_20_6">
      <style:table-properties style:width="19.211cm" fo:margin-left="-0.203cm" style:page-number="auto" table:align="left" style:writing-mode="lr-tb"/>
    </style:style>
    <style:style style:name="Table22.A" style:family="table-column">
      <style:table-column-properties style:column-width="1.002cm"/>
    </style:style>
    <style:style style:name="Table22.B" style:family="table-column">
      <style:table-column-properties style:column-width="17.5cm"/>
    </style:style>
    <style:style style:name="Table22.C" style:family="table-column">
      <style:table-column-properties style:column-width="0.709cm"/>
    </style:style>
    <style:style style:name="Table22.1" style:family="table-row">
      <style:table-row-properties style:min-row-height="0.333cm" style:keep-together="true" fo:keep-together="auto"/>
    </style:style>
    <style:style style:name="Table22.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2.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2.2" style:family="table-row">
      <style:table-row-properties style:keep-together="true" fo:keep-together="auto"/>
    </style:style>
    <style:style style:name="Table22.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22.3" style:family="table-row">
      <style:table-row-properties style:min-row-height="2.277cm" style:keep-together="true" fo:keep-together="auto"/>
    </style:style>
    <style:style style:name="Table22.B3" style:family="table-cell">
      <style:table-cell-properties style:vertical-align="middle" fo:padding-left="0.191cm" fo:padding-right="0.191cm" fo:padding-top="0cm" fo:padding-bottom="0cm" fo:border-left="0.018cm solid #ffffff" fo:border-right="none" fo:border-top="none" fo:border-bottom="0.018cm solid #000000" style:writing-mode="lr-tb"/>
    </style:style>
    <style:style style:name="Table22.4" style:family="table-row">
      <style:table-row-properties style:min-row-height="3.847cm" style:keep-together="true" fo:keep-together="auto"/>
    </style:style>
    <style:style style:name="Table22.B4" style:family="table-cell">
      <style:table-cell-properties style:vertical-align="top" fo:padding-left="0.191cm" fo:padding-right="0.191cm" fo:padding-top="0cm" fo:padding-bottom="0cm" fo:border-left="0.018cm solid #ffffff" fo:border-right="none" fo:border-top="0.018cm solid #000000" fo:border-bottom="0.018cm solid #000000" style:writing-mode="lr-tb"/>
    </style:style>
    <style:style style:name="Table22.5" style:family="table-row">
      <style:table-row-properties style:min-row-height="2.484cm" style:keep-together="true" fo:keep-together="auto"/>
    </style:style>
    <style:style style:name="Table22.6" style:family="table-row">
      <style:table-row-properties style:min-row-height="14.48cm" style:keep-together="true" fo:keep-together="auto"/>
    </style:style>
    <style:style style:name="Table22.B6" style:family="table-cell">
      <style:table-cell-properties style:vertical-align="top" fo:padding-left="0.191cm" fo:padding-right="0.191cm" fo:padding-top="0cm" fo:padding-bottom="0cm" fo:border-left="0.018cm solid #ffffff" fo:border-right="none" fo:border-top="0.018cm solid #000000" fo:border-bottom="0.018cm solid #ffffff" style:writing-mode="lr-tb"/>
    </style:style>
    <style:style style:name="Table22.7" style:family="table-row">
      <style:table-row-properties style:min-row-height="0.728cm" style:keep-together="true" fo:keep-together="auto"/>
    </style:style>
    <style:style style:name="Table23" style:family="table">
      <style:table-properties style:width="17.383cm" table:align="margins" style:writing-mode="lr-tb"/>
    </style:style>
    <style:style style:name="Table23.A" style:family="table-column">
      <style:table-column-properties style:column-width="1cm" style:rel-column-width="567*"/>
    </style:style>
    <style:style style:name="Table23.B" style:family="table-column">
      <style:table-column-properties style:column-width="15.369cm" style:rel-column-width="8713*"/>
    </style:style>
    <style:style style:name="Table23.C" style:family="table-column">
      <style:table-column-properties style:column-width="1.014cm" style:rel-column-width="575*"/>
    </style:style>
    <style:style style:name="Table23.1" style:family="table-row">
      <style:table-row-properties style:min-row-height="0.333cm" style:keep-together="true" fo:keep-together="auto"/>
    </style:style>
    <style:style style:name="Table23.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3.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3.2" style:family="table-row">
      <style:table-row-properties style:keep-together="true" fo:keep-together="auto"/>
    </style:style>
    <style:style style:name="Table23.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23.3" style:family="table-row">
      <style:table-row-properties style:min-row-height="2.277cm" style:keep-together="true" fo:keep-together="auto"/>
    </style:style>
    <style:style style:name="Table23.B3" style:family="table-cell">
      <style:table-cell-properties style:vertical-align="middle" fo:padding-left="0.191cm" fo:padding-right="0.191cm" fo:padding-top="0cm" fo:padding-bottom="0cm" fo:border-left="0.018cm solid #ffffff" fo:border-right="none" fo:border-top="none" fo:border-bottom="0.018cm solid #000000" style:writing-mode="lr-tb"/>
    </style:style>
    <style:style style:name="Table23.4" style:family="table-row">
      <style:table-row-properties style:min-row-height="1.08cm" style:keep-together="true" fo:keep-together="auto"/>
    </style:style>
    <style:style style:name="Table23.A4" style:family="table-cell">
      <style:table-cell-properties style:vertical-align="top" fo:background-color="#dbe5f1" fo:padding-left="0.191cm" fo:padding-right="0.191cm" fo:padding-top="0cm" fo:padding-bottom="0cm" fo:border-left="0.018cm solid #ffffff" fo:border-right="none" fo:border-top="0.018cm solid #ffffff" fo:border-bottom="0.002cm solid #ffffff" style:writing-mode="lr-tb">
        <style:background-image/>
      </style:table-cell-properties>
    </style:style>
    <style:style style:name="Table23.B4" style:family="table-cell">
      <style:table-cell-properties style:vertical-align="top" fo:padding-left="0.191cm" fo:padding-right="0.191cm" fo:padding-top="0cm" fo:padding-bottom="0cm" fo:border-left="0.018cm solid #ffffff" fo:border-right="none" fo:border-top="0.018cm solid #000000" fo:border-bottom="0.018cm solid #000000" style:writing-mode="lr-tb"/>
    </style:style>
    <style:style style:name="Table23.5" style:family="table-row">
      <style:table-row-properties style:min-row-height="3.874cm" style:keep-together="true" fo:keep-together="auto"/>
    </style:style>
    <style:style style:name="Table23.A5" style:family="table-cell">
      <style:table-cell-properties style:vertical-align="top" fo:background-color="#dbe5f1" fo:padding-left="0.191cm" fo:padding-right="0.191cm" fo:padding-top="0cm" fo:padding-bottom="0cm" fo:border-left="0.002cm solid #ffffff" fo:border-right="none" fo:border-top="0.002cm solid #ffffff" fo:border-bottom="0.002cm solid #ffffff" style:writing-mode="lr-tb">
        <style:background-image/>
      </style:table-cell-properties>
    </style:style>
    <style:style style:name="Table23.B5" style:family="table-cell">
      <style:table-cell-properties style:vertical-align="top" fo:padding-left="0.191cm" fo:padding-right="0.191cm" fo:padding-top="0cm" fo:padding-bottom="0cm" fo:border-left="0.002cm solid #ffffff" fo:border-right="none" fo:border-top="0.018cm solid #000000" fo:border-bottom="0.018cm solid #000000" style:writing-mode="lr-tb"/>
    </style:style>
    <style:style style:name="Table23.6" style:family="table-row">
      <style:table-row-properties style:min-row-height="16.117cm" style:keep-together="true" fo:keep-together="auto"/>
    </style:style>
    <style:style style:name="Table23.B6" style:family="table-cell">
      <style:table-cell-properties style:vertical-align="top" fo:padding-left="0.191cm" fo:padding-right="0.191cm" fo:padding-top="0cm" fo:padding-bottom="0cm" fo:border-left="0.002cm solid #ffffff" fo:border-right="none" fo:border-top="0.018cm solid #000000" fo:border-bottom="0.018cm solid #ffffff" style:writing-mode="lr-tb"/>
    </style:style>
    <style:style style:name="Table23.A7" style:family="table-cell">
      <style:table-cell-properties style:vertical-align="top" fo:background-color="#dbe5f1" fo:padding-left="0.191cm" fo:padding-right="0.191cm" fo:padding-top="0cm" fo:padding-bottom="0cm" fo:border-left="0.018cm solid #ffffff" fo:border-right="none" fo:border-top="0.002cm solid #ffffff" fo:border-bottom="0.018cm solid #ffffff" style:writing-mode="lr-tb">
        <style:background-image/>
      </style:table-cell-properties>
    </style:style>
    <style:style style:name="Table24" style:family="table" style:master-page-name="Convert_20_8">
      <style:table-properties style:width="19.278cm" fo:margin-left="-0.199cm" style:page-number="auto" table:align="left" style:writing-mode="lr-tb"/>
    </style:style>
    <style:style style:name="Table24.A" style:family="table-column">
      <style:table-column-properties style:column-width="1.005cm"/>
    </style:style>
    <style:style style:name="Table24.B" style:family="table-column">
      <style:table-column-properties style:column-width="17.256cm"/>
    </style:style>
    <style:style style:name="Table24.C" style:family="table-column">
      <style:table-column-properties style:column-width="1.016cm"/>
    </style:style>
    <style:style style:name="Table24.1" style:family="table-row">
      <style:table-row-properties style:min-row-height="0.333cm" style:keep-together="true" fo:keep-together="auto"/>
    </style:style>
    <style:style style:name="Table24.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4.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4.2" style:family="table-row">
      <style:table-row-properties style:keep-together="true" fo:keep-together="auto"/>
    </style:style>
    <style:style style:name="Table24.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25" style:family="table">
      <style:table-properties style:width="19.258cm" fo:margin-left="-0.199cm" table:align="left" style:writing-mode="lr-tb"/>
    </style:style>
    <style:style style:name="Table25.A" style:family="table-column">
      <style:table-column-properties style:column-width="1.005cm"/>
    </style:style>
    <style:style style:name="Table25.B" style:family="table-column">
      <style:table-column-properties style:column-width="17.258cm"/>
    </style:style>
    <style:style style:name="Table25.C" style:family="table-column">
      <style:table-column-properties style:column-width="0.995cm"/>
    </style:style>
    <style:style style:name="Table25.1" style:family="table-row">
      <style:table-row-properties style:min-row-height="2.277cm" style:keep-together="true" fo:keep-together="auto"/>
    </style:style>
    <style:style style:name="Table25.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5.B1"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25.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6" style:family="table">
      <style:table-properties style:width="19.278cm" fo:margin-left="-0.199cm" table:align="left" style:writing-mode="lr-tb"/>
    </style:style>
    <style:style style:name="Table26.A" style:family="table-column">
      <style:table-column-properties style:column-width="1.005cm"/>
    </style:style>
    <style:style style:name="Table26.B" style:family="table-column">
      <style:table-column-properties style:column-width="17.256cm"/>
    </style:style>
    <style:style style:name="Table26.C" style:family="table-column">
      <style:table-column-properties style:column-width="1.016cm"/>
    </style:style>
    <style:style style:name="Table26.1" style:family="table-row">
      <style:table-row-properties style:min-row-height="1.08cm" style:keep-together="true" fo:keep-together="auto"/>
    </style:style>
    <style:style style:name="Table26.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6.B1"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26.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6.2" style:family="table-row">
      <style:table-row-properties style:min-row-height="7.699cm" style:keep-together="true" fo:keep-together="auto"/>
    </style:style>
    <style:style style:name="Table26.B3" style:family="table-cell">
      <style:table-cell-properties style:vertical-align="top" fo:padding-left="0.191cm" fo:padding-right="0.191cm" fo:padding-top="0cm" fo:padding-bottom="0cm" fo:border-left="0.018cm solid #ffffff" fo:border-right="none" fo:border-top="none" fo:border-bottom="0.018cm solid #ffffff" style:writing-mode="lr-tb"/>
    </style:style>
    <style:style style:name="Table26.4" style:family="table-row">
      <style:table-row-properties style:keep-together="true" fo:keep-together="auto"/>
    </style:style>
    <style:style style:name="Table27" style:family="table" style:master-page-name="Convert_20_9">
      <style:table-properties style:width="27.712cm" fo:margin-left="-0.199cm" style:page-number="auto" table:align="left" style:writing-mode="lr-tb"/>
    </style:style>
    <style:style style:name="Table27.A" style:family="table-column">
      <style:table-column-properties style:column-width="1cm"/>
    </style:style>
    <style:style style:name="Table27.B" style:family="table-column">
      <style:table-column-properties style:column-width="4.713cm"/>
    </style:style>
    <style:style style:name="Table27.D" style:family="table-column">
      <style:table-column-properties style:column-width="1.08cm"/>
    </style:style>
    <style:style style:name="Table27.E" style:family="table-column">
      <style:table-column-properties style:column-width="18.784cm"/>
    </style:style>
    <style:style style:name="Table27.F" style:family="table-column">
      <style:table-column-properties style:column-width="0.079cm"/>
    </style:style>
    <style:style style:name="Table27.G" style:family="table-column">
      <style:table-column-properties style:column-width="0.039cm"/>
    </style:style>
    <style:style style:name="Table27.H" style:family="table-column">
      <style:table-column-properties style:column-width="1.009cm"/>
    </style:style>
    <style:style style:name="Table27.1" style:family="table-row">
      <style:table-row-properties style:min-row-height="0.041cm" style:keep-together="true" fo:keep-together="auto"/>
    </style:style>
    <style:style style:name="Table27.A1" style:family="table-cell">
      <style:table-cell-properties style:vertical-align="top" fo:background-color="#dbe5f1" fo:padding-left="0.191cm" fo:padding-right="0.191cm" fo:padding-top="0cm" fo:padding-bottom="0cm" fo:border-left="0.002cm solid #ffffff" fo:border-right="none" fo:border-top="0.002cm solid #ffffff" fo:border-bottom="0.002cm solid #ffffff" style:writing-mode="lr-tb">
        <style:background-image/>
      </style:table-cell-properties>
    </style:style>
    <style:style style:name="Table27.H1"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27.2" style:family="table-row">
      <style:table-row-properties style:min-row-height="0.991cm" style:keep-together="true" fo:keep-together="auto"/>
    </style:style>
    <style:style style:name="Table27.B2" style:family="table-cell">
      <style:table-cell-properties style:vertical-align="top" fo:padding-left="0.191cm" fo:padding-right="0.191cm" fo:padding-top="0cm" fo:padding-bottom="0cm" fo:border-left="0.002cm solid #ffffff" fo:border-right="none" fo:border-top="0.002cm solid #ffffff" fo:border-bottom="none" style:writing-mode="lr-tb"/>
    </style:style>
    <style:style style:name="Table27.3" style:family="table-row">
      <style:table-row-properties style:min-row-height="3.812cm" style:keep-together="true" fo:keep-together="auto"/>
    </style:style>
    <style:style style:name="Table27.A3" style:family="table-cell">
      <style:table-cell-properties style:vertical-align="top" fo:background-color="#dbe5f1" fo:padding-left="0.191cm" fo:padding-right="0.191cm" fo:padding-top="0cm" fo:padding-bottom="0cm" fo:border-left="0.018cm solid #ffffff" fo:border-right="none" fo:border-top="0.002cm solid #ffffff" fo:border-bottom="0.018cm solid #ffffff" style:writing-mode="lr-tb">
        <style:background-image/>
      </style:table-cell-properties>
    </style:style>
    <style:style style:name="Table27.B3"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27.G3"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7.4" style:family="table-row">
      <style:table-row-properties style:min-row-height="9.513cm" style:keep-together="true" fo:keep-together="auto"/>
    </style:style>
    <style:style style:name="Table27.A4"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7.B4" style:family="table-cell">
      <style:table-cell-properties style:vertical-align="top" fo:padding-left="0.191cm" fo:padding-right="0.191cm" fo:padding-top="0cm" fo:padding-bottom="0cm" fo:border-left="0.018cm solid #ffffff" fo:border-right="none" fo:border-top="0.018cm solid #000000" fo:border-bottom="none" style:writing-mode="lr-tb"/>
    </style:style>
    <style:style style:name="Table27.5" style:family="table-row">
      <style:table-row-properties style:min-row-height="1.226cm" style:keep-together="true" fo:keep-together="auto"/>
    </style:style>
    <style:style style:name="Table27.6" style:family="table-row">
      <style:table-row-properties style:min-row-height="0.185cm" style:keep-together="true" fo:keep-together="auto"/>
    </style:style>
    <style:style style:name="Table27.F6" style:family="table-cell">
      <style:table-cell-properties style:vertical-align="top" fo:background-color="#dbe5f1" fo:padding-left="0.191cm" fo:padding-right="0.191cm" fo:padding-top="0cm" fo:padding-bottom="0cm" fo:border-left="0.002cm solid #ffffff" fo:border-right="none" fo:border-top="0.018cm solid #ffffff" fo:border-bottom="0.018cm solid #ffffff" style:writing-mode="lr-tb">
        <style:background-image/>
      </style:table-cell-properties>
    </style:style>
    <style:style style:name="P1" style:family="paragraph" style:parent-style-name="Standard">
      <style:text-properties fo:color="#002060" fo:font-size="20pt" fo:font-weight="bold" style:font-size-asian="20pt" style:font-weight-asian="bold" style:font-name-complex="Calibri" style:font-size-complex="20pt"/>
    </style:style>
    <style:style style:name="P2" style:family="paragraph" style:parent-style-name="Standard" style:list-style-name="">
      <style:text-properties fo:color="#002060" fo:font-size="20pt" fo:font-weight="bold" style:font-size-asian="20pt" style:font-weight-asian="bold" style:font-name-complex="Calibri" style:font-size-complex="20pt"/>
    </style:style>
    <style:style style:name="P3" style:family="paragraph" style:parent-style-name="Standard">
      <style:text-properties fo:color="#002060" fo:font-size="20pt" fo:font-weight="bold" style:font-size-asian="20pt" style:font-weight-asian="bold" style:font-name-complex="Calibri" style:font-size-complex="18pt"/>
    </style:style>
    <style:style style:name="P4" style:family="paragraph" style:parent-style-name="Standard">
      <style:paragraph-properties style:snap-to-layout-grid="false"/>
      <style:text-properties fo:color="#002060" fo:font-weight="bold" style:font-weight-asian="bold" style:font-name-complex="Calibri" style:font-size-complex="20pt"/>
    </style:style>
    <style:style style:name="P5" style:family="paragraph" style:parent-style-name="Standard">
      <style:paragraph-properties style:snap-to-layout-grid="false"/>
      <style:text-properties fo:color="#002060" fo:language="none" fo:country="none" fo:font-weight="bold" style:language-asian="none" style:country-asian="none" style:font-weight-asian="bold" style:font-name-complex="Calibri" style:font-size-complex="20pt"/>
    </style:style>
    <style:style style:name="P6" style:family="paragraph" style:parent-style-name="Standard" style:list-style-name=""/>
    <style:style style:name="P7" style:family="paragraph" style:parent-style-name="Standard">
      <style:text-properties style:font-name-complex="Calibri"/>
    </style:style>
    <style:style style:name="P8" style:family="paragraph" style:parent-style-name="Standard">
      <style:paragraph-properties style:snap-to-layout-grid="false"/>
      <style:text-properties style:font-name-complex="Calibri"/>
    </style:style>
    <style:style style:name="P9" style:family="paragraph" style:parent-style-name="Standard">
      <style:paragraph-properties>
        <style:tab-stops>
          <style:tab-stop style:position="6.241cm"/>
        </style:tab-stops>
      </style:paragraph-properties>
      <style:text-properties style:font-name-complex="Calibri"/>
    </style:style>
    <style:style style:name="P10" style:family="paragraph" style:parent-style-name="Standard">
      <style:paragraph-properties fo:text-align="center" style:justify-single-word="false"/>
      <style:text-properties style:font-name-complex="Calibri"/>
    </style:style>
    <style:style style:name="P11" style:family="paragraph" style:parent-style-name="Standard">
      <style:text-properties fo:font-size="12pt" fo:language="none" fo:country="none" style:font-size-asian="12pt" style:language-asian="none" style:country-asian="none" style:font-name-complex="Calibri" style:font-size-complex="12pt"/>
    </style:style>
    <style:style style:name="P12" style:family="paragraph" style:parent-style-name="Standard">
      <style:text-properties style:font-name="Arial Unicode MS" fo:font-size="12pt" fo:language="none" fo:country="none" style:font-name-asian="Arial Unicode MS" style:font-size-asian="12pt" style:language-asian="none" style:country-asian="none" style:font-name-complex="Arial Unicode MS" style:font-size-complex="12pt"/>
    </style:style>
    <style:style style:name="P13" style:family="paragraph" style:parent-style-name="Standard" style:list-style-name="WW8Num15">
      <style:paragraph-properties style:snap-to-layout-grid="false"/>
    </style:style>
    <style:style style:name="P14" style:family="paragraph" style:parent-style-name="Standard">
      <style:paragraph-properties fo:break-before="page"/>
      <style:text-properties fo:color="#002060" fo:font-size="20pt" fo:font-weight="bold" style:font-size-asian="20pt" style:font-weight-asian="bold" style:font-name-complex="Calibri" style:font-size-complex="20pt"/>
    </style:style>
    <style:style style:name="P15" style:family="paragraph" style:parent-style-name="Standard" style:list-style-name="WW8Num27">
      <style:paragraph-properties fo:margin-left="1.259cm" fo:margin-right="0cm" fo:margin-top="0cm" fo:margin-bottom="0cm" fo:line-height="100%" fo:text-indent="-0.63cm" style:auto-text-indent="false" style:snap-to-layout-grid="false"/>
      <style:text-properties fo:font-size="12pt" fo:language="none" fo:country="none" style:font-size-asian="12pt" style:language-asian="none" style:country-asian="none" style:font-name-complex="Calibri" style:font-size-complex="12pt"/>
    </style:style>
    <style:style style:name="P16" style:family="paragraph" style:parent-style-name="Standard" style:list-style-name="WW8Num18">
      <style:paragraph-properties fo:margin-left="1.259cm" fo:margin-right="0cm" fo:margin-top="0cm" fo:margin-bottom="0cm" fo:line-height="100%" fo:text-indent="-0.63cm" style:auto-text-indent="false"/>
      <style:text-properties fo:font-size="12pt" fo:language="none" fo:country="none" style:font-size-asian="12pt" style:language-asian="none" style:country-asian="none" style:font-name-complex="Calibri" style:font-size-complex="12pt"/>
    </style:style>
    <style:style style:name="P17" style:family="paragraph" style:parent-style-name="Standard">
      <style:paragraph-properties fo:margin-top="0cm" fo:margin-bottom="0cm" fo:line-height="100%"/>
      <style:text-properties fo:font-size="12pt" style:font-size-asian="12pt" style:font-name-complex="Calibri" style:font-size-complex="12pt"/>
    </style:style>
    <style:style style:name="P18" style:family="paragraph" style:parent-style-name="Standard" style:master-page-name="First_20_Page">
      <style:paragraph-properties style:page-number="auto"/>
      <style:text-properties fo:color="#002060" fo:font-size="20pt" fo:font-weight="bold" style:font-size-asian="20pt" style:font-weight-asian="bold" style:font-name-complex="Calibri" style:font-size-complex="20pt"/>
    </style:style>
    <style:style style:name="P19" style:family="paragraph" style:parent-style-name="Standard" style:master-page-name="Convert_20_7">
      <style:paragraph-properties style:page-number="auto"/>
    </style:style>
    <style:style style:name="P20" style:family="paragraph" style:parent-style-name="No_20_Spacing">
      <style:text-properties style:font-name-complex="Calibri"/>
    </style:style>
    <style:style style:name="P21" style:family="paragraph" style:parent-style-name="No_20_Spacing">
      <style:paragraph-properties style:snap-to-layout-grid="false"/>
      <style:text-properties style:font-name-complex="Calibri"/>
    </style:style>
    <style:style style:name="P22" style:family="paragraph" style:parent-style-name="No_20_Spacing">
      <style:paragraph-properties fo:text-align="center" style:justify-single-word="false"/>
      <style:text-properties style:font-name-complex="Calibri"/>
    </style:style>
    <style:style style:name="P23" style:family="paragraph" style:parent-style-name="No_20_Spacing">
      <style:paragraph-properties style:snap-to-layout-grid="false"/>
    </style:style>
    <style:style style:name="P24" style:family="paragraph" style:parent-style-name="No_20_Spacing">
      <style:text-properties fo:font-size="12pt" style:font-size-asian="12pt" style:font-name-complex="Calibri" style:font-size-complex="12pt"/>
    </style:style>
    <style:style style:name="P25" style:family="paragraph" style:parent-style-name="No_20_Spacing">
      <style:paragraph-properties style:snap-to-layout-grid="false"/>
      <style:text-properties fo:font-size="12pt" style:font-size-asian="12pt" style:font-name-complex="Calibri" style:font-size-complex="12pt"/>
    </style:style>
    <style:style style:name="P26" style:family="paragraph" style:parent-style-name="No_20_Spacing" style:list-style-name="WW8Num18">
      <style:paragraph-properties style:snap-to-layout-grid="false"/>
      <style:text-properties fo:font-size="12pt" fo:language="none" fo:country="none" style:font-size-asian="12pt" style:language-asian="none" style:country-asian="none" style:font-name-complex="Calibri" style:font-size-complex="12pt"/>
    </style:style>
    <style:style style:name="P27" style:family="paragraph" style:parent-style-name="No_20_Spacing" style:list-style-name="WW8Num30">
      <style:paragraph-properties style:snap-to-layout-grid="false"/>
      <style:text-properties fo:font-size="12pt" fo:language="none" fo:country="none" style:font-size-asian="12pt" style:language-asian="none" style:country-asian="none" style:font-name-complex="Calibri" style:font-size-complex="12pt"/>
    </style:style>
    <style:style style:name="P28" style:family="paragraph" style:parent-style-name="No_20_Spacing" style:list-style-name="WW8Num16">
      <style:paragraph-properties style:snap-to-layout-grid="false"/>
      <style:text-properties fo:font-size="12pt" fo:language="none" fo:country="none" style:font-size-asian="12pt" style:language-asian="none" style:country-asian="none" style:font-name-complex="Calibri" style:font-size-complex="12pt"/>
    </style:style>
    <style:style style:name="P29" style:family="paragraph" style:parent-style-name="No_20_Spacing" style:list-style-name="WW8Num22">
      <style:paragraph-properties style:snap-to-layout-grid="false"/>
      <style:text-properties fo:font-size="12pt" fo:language="none" fo:country="none" style:font-size-asian="12pt" style:language-asian="none" style:country-asian="none" style:font-name-complex="Calibri" style:font-size-complex="12pt"/>
    </style:style>
    <style:style style:name="P30" style:family="paragraph" style:parent-style-name="No_20_Spacing" style:list-style-name="WW8Num36">
      <style:text-properties fo:font-size="12pt" fo:language="none" fo:country="none" style:font-size-asian="12pt" style:language-asian="none" style:country-asian="none" style:font-name-complex="Calibri" style:font-size-complex="12pt"/>
    </style:style>
    <style:style style:name="P31" style:family="paragraph" style:parent-style-name="No_20_Spacing" style:list-style-name="WW8Num14">
      <style:text-properties fo:font-size="12pt" fo:language="none" fo:country="none" style:font-size-asian="12pt" style:language-asian="none" style:country-asian="none" style:font-name-complex="Calibri" style:font-size-complex="12pt"/>
    </style:style>
    <style:style style:name="P32" style:family="paragraph" style:parent-style-name="No_20_Spacing" style:list-style-name="WW8Num23">
      <style:text-properties fo:font-size="12pt" fo:language="none" fo:country="none" style:font-size-asian="12pt" style:language-asian="none" style:country-asian="none" style:font-name-complex="Calibri" style:font-size-complex="12pt"/>
    </style:style>
    <style:style style:name="P33" style:family="paragraph" style:parent-style-name="No_20_Spacing" style:list-style-name="WW8Num21">
      <style:text-properties fo:font-size="12pt" fo:language="none" fo:country="none" style:font-size-asian="12pt" style:language-asian="none" style:country-asian="none" style:font-name-complex="Calibri" style:font-size-complex="12pt"/>
    </style:style>
    <style:style style:name="P34" style:family="paragraph" style:parent-style-name="No_20_Spacing" style:list-style-name="WW8Num38">
      <style:paragraph-properties style:snap-to-layout-grid="false"/>
      <style:text-properties fo:font-size="12pt" fo:language="none" fo:country="none" style:font-size-asian="12pt" style:language-asian="none" style:country-asian="none" style:font-name-complex="Calibri" style:font-size-complex="12pt"/>
    </style:style>
    <style:style style:name="P35" style:family="paragraph" style:parent-style-name="No_20_Spacing" style:list-style-name="WW8Num12">
      <style:text-properties fo:font-size="12pt" fo:language="none" fo:country="none" style:font-size-asian="12pt" style:language-asian="none" style:country-asian="none" style:font-name-complex="Calibri" style:font-size-complex="12pt"/>
    </style:style>
    <style:style style:name="P36" style:family="paragraph" style:parent-style-name="No_20_Spacing" style:list-style-name="WW8Num12">
      <style:paragraph-properties style:snap-to-layout-grid="false"/>
      <style:text-properties fo:font-size="12pt" fo:language="none" fo:country="none" style:font-size-asian="12pt" style:language-asian="none" style:country-asian="none" style:font-name-complex="Calibri" style:font-size-complex="12pt"/>
    </style:style>
    <style:style style:name="P37" style:family="paragraph" style:parent-style-name="No_20_Spacing">
      <style:paragraph-properties style:snap-to-layout-grid="false"/>
      <style:text-properties fo:font-size="12pt" fo:language="none" fo:country="none" style:font-size-asian="12pt" style:language-asian="none" style:country-asian="none" style:font-name-complex="Calibri" style:font-size-complex="12pt"/>
    </style:style>
    <style:style style:name="P38" style:family="paragraph" style:parent-style-name="No_20_Spacing" style:list-style-name="WW8Num32">
      <style:text-properties fo:font-size="12pt" fo:language="none" fo:country="none" style:font-size-asian="12pt" style:language-asian="none" style:country-asian="none" style:font-name-complex="Calibri" style:font-size-complex="12pt"/>
    </style:style>
    <style:style style:name="P39" style:family="paragraph" style:parent-style-name="No_20_Spacing" style:list-style-name="WW8Num32">
      <style:paragraph-properties style:snap-to-layout-grid="false"/>
      <style:text-properties fo:font-size="12pt" fo:language="none" fo:country="none" style:font-size-asian="12pt" style:language-asian="none" style:country-asian="none" style:font-name-complex="Calibri" style:font-size-complex="12pt"/>
    </style:style>
    <style:style style:name="P40" style:family="paragraph" style:parent-style-name="No_20_Spacing" style:list-style-name="WW8Num29">
      <style:paragraph-properties style:snap-to-layout-grid="false"/>
      <style:text-properties fo:font-size="12pt" fo:language="none" fo:country="none" style:font-size-asian="12pt" style:language-asian="none" style:country-asian="none" style:font-name-complex="Calibri" style:font-size-complex="12pt"/>
    </style:style>
    <style:style style:name="P41" style:family="paragraph" style:parent-style-name="No_20_Spacing" style:list-style-name="WW8Num33">
      <style:paragraph-properties style:snap-to-layout-grid="false"/>
      <style:text-properties fo:font-size="12pt" fo:language="none" fo:country="none" style:font-size-asian="12pt" style:language-asian="none" style:country-asian="none" style:font-name-complex="Calibri" style:font-size-complex="12pt"/>
    </style:style>
    <style:style style:name="P42" style:family="paragraph" style:parent-style-name="No_20_Spacing" style:list-style-name="WW8Num31">
      <style:paragraph-properties style:snap-to-layout-grid="false"/>
      <style:text-properties fo:font-size="12pt" fo:language="none" fo:country="none" style:font-size-asian="12pt" style:language-asian="none" style:country-asian="none" style:font-name-complex="Calibri" style:font-size-complex="12pt"/>
    </style:style>
    <style:style style:name="P43" style:family="paragraph" style:parent-style-name="No_20_Spacing" style:list-style-name="WW8Num20">
      <style:paragraph-properties style:snap-to-layout-grid="false"/>
      <style:text-properties fo:font-size="12pt" fo:language="none" fo:country="none" style:font-size-asian="12pt" style:language-asian="none" style:country-asian="none" style:font-name-complex="Calibri" style:font-size-complex="12pt"/>
    </style:style>
    <style:style style:name="P44" style:family="paragraph" style:parent-style-name="No_20_Spacing" style:list-style-name="WW8Num24">
      <style:paragraph-properties style:snap-to-layout-grid="false"/>
      <style:text-properties fo:font-size="12pt" fo:language="none" fo:country="none" style:font-size-asian="12pt" style:language-asian="none" style:country-asian="none" style:font-name-complex="Calibri" style:font-size-complex="12pt"/>
    </style:style>
    <style:style style:name="P45" style:family="paragraph" style:parent-style-name="No_20_Spacing" style:list-style-name="WW8Num17">
      <style:text-properties fo:font-size="12pt" fo:language="none" fo:country="none" style:font-size-asian="12pt" style:language-asian="none" style:country-asian="none" style:font-name-complex="Calibri" style:font-size-complex="12pt"/>
    </style:style>
    <style:style style:name="P46" style:family="paragraph" style:parent-style-name="No_20_Spacing">
      <style:text-properties style:font-name="Arial Unicode MS" fo:font-size="12pt" fo:language="none" fo:country="none" style:font-name-asian="Arial Unicode MS" style:font-size-asian="12pt" style:language-asian="none" style:country-asian="none" style:font-name-complex="Arial Unicode MS" style:font-size-complex="12pt"/>
    </style:style>
    <style:style style:name="P47" style:family="paragraph" style:parent-style-name="No_20_Spacing">
      <style:paragraph-properties fo:text-align="center" style:justify-single-word="false" style:snap-to-layout-grid="false"/>
      <style:text-properties fo:font-weight="bold" style:font-weight-asian="bold" style:font-name-complex="Calibri"/>
    </style:style>
    <style:style style:name="P48" style:family="paragraph" style:parent-style-name="No_20_Spacing">
      <style:text-properties fo:color="#0070c0" fo:font-size="12pt" fo:font-weight="bold" style:font-size-asian="12pt" style:font-weight-asian="bold" style:font-name-complex="Calibri"/>
    </style:style>
    <style:style style:name="P49" style:family="paragraph" style:parent-style-name="No_20_Spacing">
      <style:paragraph-properties fo:text-align="center" style:justify-single-word="false" style:snap-to-layout-grid="false"/>
      <style:text-properties fo:color="#0070c0" fo:font-size="12pt" fo:font-weight="bold" style:font-size-asian="12pt" style:font-weight-asian="bold" style:font-name-complex="Calibri" style:font-size-complex="12pt"/>
    </style:style>
    <style:style style:name="P50" style:family="paragraph" style:parent-style-name="No_20_Spacing">
      <style:text-properties fo:color="#0070c0" fo:font-weight="bold" style:font-weight-asian="bold" style:font-name-complex="Calibri"/>
    </style:style>
    <style:style style:name="P51" style:family="paragraph" style:parent-style-name="No_20_Spacing">
      <style:paragraph-properties fo:text-align="center" style:justify-single-word="false" style:snap-to-layout-grid="false"/>
    </style:style>
    <style:style style:name="P52" style:family="paragraph" style:parent-style-name="No_20_Spacing">
      <style:text-properties fo:color="#403152" fo:font-weight="bold" style:font-weight-asian="bold" style:font-name-complex="Calibri"/>
    </style:style>
    <style:style style:name="P53" style:family="paragraph" style:parent-style-name="No_20_Spacing">
      <style:paragraph-properties style:snap-to-layout-grid="false"/>
      <style:text-properties fo:color="#403152" fo:font-weight="bold" style:font-weight-asian="bold" style:font-name-complex="Calibri"/>
    </style:style>
    <style:style style:name="P54" style:family="paragraph" style:parent-style-name="No_20_Spacing">
      <style:paragraph-properties style:snap-to-layout-grid="false"/>
      <style:text-properties fo:color="#403152" fo:font-size="12pt" fo:font-weight="bold" style:font-size-asian="12pt" style:font-weight-asian="bold" style:font-name-complex="Calibri" style:font-size-complex="12pt"/>
    </style:style>
    <style:style style:name="P55" style:family="paragraph" style:parent-style-name="No_20_Spacing">
      <style:paragraph-properties fo:text-align="center" style:justify-single-word="false" style:snap-to-layout-grid="false"/>
      <style:text-properties fo:color="#403152" fo:font-size="12pt" fo:font-weight="bold" style:font-size-asian="12pt" style:font-weight-asian="bold" style:font-name-complex="Calibri" style:font-size-complex="12pt"/>
    </style:style>
    <style:style style:name="P56" style:family="paragraph" style:parent-style-name="No_20_Spacing">
      <style:text-properties fo:color="#403152" fo:font-size="8pt" fo:font-weight="bold" style:font-size-asian="8pt" style:font-weight-asian="bold" style:font-name-complex="Calibri"/>
    </style:style>
    <style:style style:name="P57" style:family="paragraph" style:parent-style-name="No_20_Spacing">
      <style:text-properties fo:font-size="14pt" style:font-size-asian="14pt" style:font-name-complex="Calibri"/>
    </style:style>
    <style:style style:name="P58" style:family="paragraph" style:parent-style-name="No_20_Spacing">
      <style:paragraph-properties style:snap-to-layout-grid="false"/>
      <style:text-properties fo:font-size="14pt" style:font-size-asian="14pt" style:font-name-complex="Calibri"/>
    </style:style>
    <style:style style:name="P59" style:family="paragraph" style:parent-style-name="No_20_Spacing">
      <style:text-properties fo:font-size="14pt" style:font-size-asian="14pt" style:font-name-complex="Calibri" style:font-size-complex="14pt"/>
    </style:style>
    <style:style style:name="P60" style:family="paragraph" style:parent-style-name="No_20_Spacing">
      <style:paragraph-properties style:snap-to-layout-grid="false"/>
      <style:text-properties fo:font-size="14pt" style:font-size-asian="14pt" style:font-name-complex="Calibri" style:font-size-complex="14pt"/>
    </style:style>
    <style:style style:name="P61" style:family="paragraph" style:parent-style-name="No_20_Spacing">
      <style:paragraph-properties fo:text-align="center" style:justify-single-word="false"/>
      <style:text-properties fo:font-size="14pt" fo:language="en" fo:country="US" style:font-size-asian="14pt" style:font-name-complex="Calibri" style:font-size-complex="14pt"/>
    </style:style>
    <style:style style:name="P62" style:family="paragraph" style:parent-style-name="No_20_Spacing" style:list-style-name="WW8Num12">
      <style:paragraph-properties style:snap-to-layout-grid="false"/>
      <style:text-properties fo:language="none" fo:country="none" style:language-asian="none" style:country-asian="none" style:font-name-complex="Calibri"/>
    </style:style>
    <style:style style:name="P63" style:family="paragraph" style:parent-style-name="No_20_Spacing" style:list-style-name="WW8Num34">
      <style:text-properties fo:language="none" fo:country="none" style:language-asian="none" style:country-asian="none" style:font-name-complex="Calibri"/>
    </style:style>
    <style:style style:name="P64" style:family="paragraph" style:parent-style-name="No_20_Spacing" style:list-style-name="WW8Num13">
      <style:paragraph-properties style:snap-to-layout-grid="false"/>
      <style:text-properties fo:language="none" fo:country="none" style:language-asian="none" style:country-asian="none" style:font-name-complex="Calibri"/>
    </style:style>
    <style:style style:name="P65" style:family="paragraph" style:parent-style-name="No_20_Spacing">
      <style:paragraph-properties style:snap-to-layout-grid="false"/>
      <style:text-properties fo:color="#000000" fo:font-size="14pt" fo:font-weight="bold" style:font-size-asian="14pt" style:font-weight-asian="bold" style:font-name-complex="Calibri" style:font-size-complex="18pt"/>
    </style:style>
    <style:style style:name="P66" style:family="paragraph" style:parent-style-name="No_20_Spacing">
      <style:text-properties fo:color="#7030a0" fo:font-size="6pt" fo:font-weight="bold" style:font-size-asian="6pt" style:font-weight-asian="bold" style:font-name-complex="Calibri" style:font-size-complex="18pt"/>
    </style:style>
    <style:style style:name="P67" style:family="paragraph" style:parent-style-name="No_20_Spacing">
      <style:paragraph-properties style:snap-to-layout-grid="false"/>
      <style:text-properties fo:color="#7030a0" fo:font-size="12pt" fo:font-weight="bold" style:font-size-asian="12pt" style:font-weight-asian="bold" style:font-name-complex="Calibri" style:font-size-complex="12pt"/>
    </style:style>
    <style:style style:name="P68" style:family="paragraph" style:parent-style-name="No_20_Spacing">
      <style:text-properties fo:color="#7030a0" fo:font-size="7pt" fo:font-weight="bold" style:font-size-asian="7pt" style:font-weight-asian="bold" style:font-name-complex="Calibri" style:font-size-complex="18pt"/>
    </style:style>
    <style:style style:name="P69" style:family="paragraph" style:parent-style-name="No_20_Spacing">
      <style:paragraph-properties style:snap-to-layout-grid="false"/>
      <style:text-properties fo:color="#7030a0" fo:font-size="18pt" fo:font-weight="bold" style:font-size-asian="18pt" style:font-weight-asian="bold" style:font-name-complex="Calibri" style:font-size-complex="18pt"/>
    </style:style>
    <style:style style:name="P70" style:family="paragraph" style:parent-style-name="No_20_Spacing">
      <style:text-properties fo:font-size="10pt" style:font-size-asian="10pt" style:font-name-complex="Calibri" style:font-size-complex="12pt"/>
    </style:style>
    <style:style style:name="P71" style:family="paragraph" style:parent-style-name="No_20_Spacing" style:list-style-name="WW8Num26">
      <style:paragraph-properties style:snap-to-layout-grid="false"/>
      <style:text-properties fo:font-size="10pt" fo:language="none" fo:country="none" style:font-size-asian="10pt" style:language-asian="none" style:country-asian="none" style:font-name-complex="Calibri" style:font-size-complex="12pt"/>
    </style:style>
    <style:style style:name="P72" style:family="paragraph" style:parent-style-name="No_20_Spacing" style:list-style-name="WW8Num32">
      <style:paragraph-properties style:snap-to-layout-grid="false"/>
      <style:text-properties fo:font-size="10pt" fo:language="none" fo:country="none" style:font-size-asian="10pt" style:language-asian="none" style:country-asian="none" style:font-name-complex="Calibri" style:font-size-complex="12pt"/>
    </style:style>
    <style:style style:name="P73" style:family="paragraph" style:parent-style-name="No_20_Spacing">
      <style:paragraph-properties fo:text-align="center" style:justify-single-word="false"/>
      <style:text-properties fo:color="#4f81bd" fo:language="en" fo:country="US" style:font-name-complex="Calibri"/>
    </style:style>
    <style:style style:name="P74" style:family="paragraph" style:parent-style-name="No_20_Spacing">
      <style:paragraph-properties fo:margin-left="1.27cm" fo:margin-right="0cm" fo:text-indent="0cm" style:auto-text-indent="false" style:snap-to-layout-grid="false"/>
      <style:text-properties fo:font-size="12pt" style:font-size-asian="12pt" style:font-name-complex="Calibri" style:font-size-complex="12pt"/>
    </style:style>
    <style:style style:name="P75" style:family="paragraph" style:parent-style-name="Heading_20_2">
      <style:paragraph-properties style:snap-to-layout-grid="false"/>
    </style:style>
    <style:style style:name="P76" style:family="paragraph" style:parent-style-name="Heading_20_2">
      <style:paragraph-properties style:snap-to-layout-grid="false"/>
      <style:text-properties fo:font-size="12pt" style:font-name-asian="Arial Unicode MS" style:font-size-asian="12pt" style:font-name-complex="Arial Unicode MS" style:font-size-complex="12pt"/>
    </style:style>
    <style:style style:name="P77" style:family="paragraph" style:parent-style-name="Heading_20_2">
      <style:paragraph-properties style:snap-to-layout-grid="false"/>
      <style:text-properties fo:language="en" fo:country="US"/>
    </style:style>
    <style:style style:name="P78" style:family="paragraph" style:parent-style-name="Heading_20_1">
      <style:paragraph-properties style:snap-to-layout-grid="false"/>
    </style:style>
    <style:style style:name="P79" style:family="paragraph" style:parent-style-name="Heading_20_1">
      <style:text-properties style:font-name="Arial Unicode MS" fo:font-size="12pt" fo:language="none" fo:country="none" style:font-name-asian="Arial Unicode MS" style:font-size-asian="12pt" style:language-asian="none" style:country-asian="none" style:font-name-complex="Arial Unicode MS" style:font-size-complex="12pt"/>
    </style:style>
    <style:style style:name="P80" style:family="paragraph" style:parent-style-name="Heading_20_1">
      <style:paragraph-properties style:snap-to-layout-grid="false"/>
      <style:text-properties style:font-name-complex="Calibri"/>
    </style:style>
    <style:style style:name="P81" style:family="paragraph" style:parent-style-name="Heading_20_1" style:master-page-name="Convert_20_2">
      <style:paragraph-properties style:page-number="auto"/>
    </style:style>
    <style:style style:name="P82" style:family="paragraph" style:parent-style-name="Heading_20_1" style:master-page-name="Convert_20_3">
      <style:paragraph-properties style:page-number="auto"/>
    </style:style>
    <style:style style:name="P83" style:family="paragraph" style:parent-style-name="Heading_20_1" style:master-page-name="Convert_20_4">
      <style:paragraph-properties style:page-number="auto"/>
    </style:style>
    <style:style style:name="P84" style:family="paragraph" style:parent-style-name="Heading_20_1" style:master-page-name="Convert_20_5">
      <style:paragraph-properties style:page-number="auto"/>
    </style:style>
    <style:style style:name="P85" style:family="paragraph" style:parent-style-name="Contents_20_1">
      <style:paragraph-properties>
        <style:tab-stops>
          <style:tab-stop style:position="18.443cm" style:type="right" style:leader-style="dotted" style:leader-text="."/>
          <style:tab-stop style:position="18.4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size="20pt" style:font-size-asian="20pt"/>
    </style:style>
    <style:style style:name="T3" style:family="text">
      <style:text-properties style:font-name-complex="Calibri"/>
    </style:style>
    <style:style style:name="T4" style:family="text">
      <style:text-properties fo:color="#002060" fo:font-size="20pt" fo:font-weight="bold" style:font-size-asian="20pt" style:font-weight-asian="bold" style:font-name-complex="Calibri" style:font-size-complex="20pt"/>
    </style:style>
    <style:style style:name="T5" style:family="text">
      <style:text-properties fo:color="#002060" fo:font-size="20pt" fo:language="none" fo:country="none" fo:font-weight="bold" style:font-size-asian="20pt" style:language-asian="none" style:country-asian="none" style:font-weight-asian="bold" style:font-name-complex="Calibri" style:font-size-complex="20pt"/>
    </style:style>
    <style:style style:name="T6" style:family="text">
      <style:text-properties fo:color="#002060" fo:font-size="22pt" fo:font-weight="bold" style:font-size-asian="22pt" style:font-weight-asian="bold" style:font-name-complex="Calibri" style:font-size-complex="20pt"/>
    </style:style>
    <style:style style:name="T7" style:family="text">
      <style:text-properties fo:color="#002060" fo:font-size="14pt" fo:font-weight="bold" style:font-size-asian="14pt" style:font-weight-asian="bold" style:font-name-complex="Calibri" style:font-size-complex="14pt"/>
    </style:style>
    <style:style style:name="T8" style:family="text">
      <style:text-properties fo:font-size="14pt" fo:font-weight="bold" style:font-size-asian="14pt" style:font-weight-asian="bold" style:font-name-complex="Calibri" style:font-size-complex="14pt"/>
    </style:style>
    <style:style style:name="T9" style:family="text">
      <style:text-properties fo:font-size="14pt" style:font-size-asian="14pt" style:font-name-complex="Calibri" style:font-size-complex="14pt"/>
    </style:style>
    <style:style style:name="T10" style:family="text">
      <style:text-properties fo:font-size="14pt" fo:language="en" fo:country="US" style:font-size-asian="14pt" style:font-name-complex="Calibri"/>
    </style:style>
    <style:style style:name="T11" style:family="text">
      <style:text-properties fo:font-size="11pt" style:font-size-asian="11pt" style:font-size-complex="11pt"/>
    </style:style>
    <style:style style:name="T12" style:family="text">
      <style:text-properties fo:font-size="12pt" style:font-size-asian="12pt" style:font-size-complex="12pt"/>
    </style:style>
    <style:style style:name="T13" style:family="text">
      <style:text-properties fo:font-size="12pt" style:font-size-asian="12pt" style:font-name-complex="Calibri" style:font-size-complex="12pt"/>
    </style:style>
    <style:style style:name="T14" style:family="text">
      <style:text-properties fo:font-size="12pt" fo:language="none" fo:country="none" style:font-size-asian="12pt" style:language-asian="none" style:country-asian="none" style:font-name-complex="Calibri" style:font-size-complex="12pt"/>
    </style:style>
    <style:style style:name="T15" style:family="text">
      <style:text-properties fo:font-size="12pt" style:font-name-asian="Arial Unicode MS" style:font-size-asian="12pt" style:font-name-complex="Arial Unicode MS" style:font-size-complex="12pt"/>
    </style:style>
    <style:style style:name="T16" style:family="text">
      <style:text-properties fo:color="#0070c0" fo:font-size="12pt" fo:font-weight="bold" style:font-size-asian="12pt" style:font-weight-asian="bold" style:font-name-complex="Calibri" style:font-size-complex="12pt"/>
    </style:style>
    <style:style style:name="T17" style:family="text">
      <style:text-properties fo:color="#403152" fo:font-size="12pt" fo:font-weight="bold" style:font-size-asian="12pt" style:font-weight-asian="bold" style:font-name-complex="Calibri" style:font-size-complex="12pt"/>
    </style:style>
    <style:style style:name="T18" style:family="text">
      <style:text-properties fo:color="#7030a0" fo:font-size="12pt" fo:font-weight="bold" style:font-size-asian="12pt" style:font-weight-asian="bold" style:font-name-complex="Calibri" style:font-size-complex="12pt"/>
    </style:style>
    <style:style style:name="T19" style:family="text">
      <style:text-properties fo:font-size="10pt" style:font-size-asian="10pt" style:font-name-complex="Calibri" style:font-size-complex="12pt"/>
    </style:style>
    <style:style style:name="T20" style:family="text">
      <style:text-properties fo:font-size="10pt" style:font-size-asian="10pt" style:font-size-complex="10pt"/>
    </style:style>
    <style:style style:name="T21" style:family="text">
      <style:text-properties fo:language="en" fo:country="US"/>
    </style:style>
    <style:style style:name="T22" style:family="text">
      <style:text-properties fo:language="en" fo:country="US" style:font-name-complex="Calibri"/>
    </style:style>
    <style:style style:name="T23" style:family="text">
      <style:text-properties style:font-name="Times New Roman" fo:font-size="10pt" style:font-name-asian="Times New Roman" style:font-size-asian="10pt" style:language-asian="en" style:country-asian="GB" style:font-size-complex="10pt"/>
    </style:style>
    <style:style style:name="T24" style:family="text">
      <style:text-properties style:font-name-asian="Times New Roman" style:language-asian="en" style:country-asian="GB" style:font-name-complex="Arial"/>
    </style:style>
    <style:style style:name="T25" style:family="text">
      <style:text-properties fo:color="#808080"/>
    </style:style>
    <style:style style:name="T26" style:family="text">
      <style:text-properties fo:color="#333333" style:font-name="Verdana" fo:font-size="8.5pt" style:font-size-asian="8.5pt" style:font-size-complex="8.5pt"/>
    </style:style>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
      <text:p text:style-name="P1"/>
      <text:p text:style-name="P1"/>
      <text:p text:style-name="P1"/>
      <text:p text:style-name="P1"/>
      <text:p text:style-name="P1"/>
      <text:p text:style-name="P1"/>
      <text:p text:style-name="Standard"><text:span text:style-name="T4">Name: </text:span><field:fieldmark-start text:name="__Fieldmark__0_1092573484" field:type="vnd.oasis.opendocument.field.FORMTEXT"><field:param field:name="Description" field:value="Name"/><field:param field:name="Name" field:value="Text135"/></field:fieldmark-start><text:span text:style-name="T4">     </text:span><field:fieldmark-end/></text:p>
      <text:p text:style-name="Standard"><text:span text:style-name="T4">Business Plan for:</text:span><text:span text:style-name="T6"> </text:span><field:fieldmark-start text:name="__Fieldmark__1_1092573484" field:type="vnd.oasis.opendocument.field.FORMTEXT"><field:param field:name="Description" field:value="Business Plan for"/><field:param field:name="Name" field:value="Text134"/></field:fieldmark-start><text:span text:style-name="T5">     </text:span><field:fieldmark-end/></text:p>
      <text:p text:style-name="P1"/>
      <text:p text:style-name="P1"/>
      <text:p text:style-name="P1"/>
      <text:p text:style-name="P1"/>
      <text:p text:style-name="P1"/>
      <text:p text:style-name="Standard"><text:span text:style-name="T7">(Please use this template in conjunction with the guide </text:span><text:a xlink:type="simple" xlink:href="http://www.businesslink.gov.uk/bdotg/action/layer?r.l1=1073858805&amp;r.l2=1073859137&amp;r.s=tl&amp;topicId=1073869162"><text:span text:style-name="Internet_20_link"><text:span text:style-name="T8">Prepare a business plan</text:span></text:span></text:a><text:span text:style-name="T7">)</text:span></text:p>
      <table:table table:name="Table1" table:style-name="Table1">
        <table:table-column table:style-name="Table1.A"/>
        <table:table-column table:style-name="Table1.B"/>
        <table:table-row table:style-name="Table1.1">
          <table:table-cell table:style-name="Table1.A1" office:value-type="string">
            <text:p text:style-name="P4">Document Version:</text:p>
          </table:table-cell>
          <table:table-cell table:style-name="Table1.B1" office:value-type="string">
            <text:p text:style-name="P5"><field:fieldmark-start text:name="__Fieldmark__2_1092573484" field:type="vnd.oasis.opendocument.field.FORMTEXT"><field:param field:name="Description" field:value="Document version"/><field:param field:name="Name" field:value="Text138"/></field:fieldmark-start>     <field:fieldmark-end/></text:p>
          </table:table-cell>
        </table:table-row>
        <table:table-row table:style-name="Table1.1">
          <table:table-cell table:style-name="Table1.A1" office:value-type="string">
            <text:p text:style-name="P4">Date:</text:p>
          </table:table-cell>
          <table:table-cell table:style-name="Table1.B1" office:value-type="string">
            <text:p text:style-name="P5"><field:fieldmark-start text:name="__Fieldmark__3_1092573484" field:type="vnd.oasis.opendocument.field.FORMTEXT"><field:param field:name="Description" field:value="Date"/><field:param field:name="Name" field:value="Text139"/></field:fieldmark-start>     <field:fieldmark-end/></text:p>
          </table:table-cell>
        </table:table-row>
        <table:table-row table:style-name="Table1.1">
          <table:table-cell table:style-name="Table1.A1" office:value-type="string">
            <text:p text:style-name="P4">Completed by:</text:p>
          </table:table-cell>
          <table:table-cell table:style-name="Table1.B1" office:value-type="string">
            <text:p text:style-name="P5"><field:fieldmark-start text:name="__Fieldmark__4_1092573484" field:type="vnd.oasis.opendocument.field.FORMTEXT"><field:param field:name="Description" field:value="Completed by"/><field:param field:name="Name" field:value="Text140"/></field:fieldmark-start>     <field:fieldmark-end/></text:p>
          </table:table-cell>
        </table:table-row>
      </table:table>
      <text:p text:style-name="P14">Business plan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8.443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8.443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5"><text:a xlink:type="simple" xlink:href="#__RefHeading__392_1092573484">1 Executive summary (We suggest you complete this section after you have completed the other sections of the Business Plan).<text:tab/>3</text:a></text:p>
          <text:p text:style-name="P85"><field:fieldmark-start/><text:a xlink:type="simple" xlink:href="#__RefHeading__394_1092573484">     </text:a><field:fieldmark-end/><text:a xlink:type="simple" xlink:href="#__RefHeading__394_1092573484"><text:tab/>3</text:a></text:p>
          <text:p text:style-name="P85"><text:a xlink:type="simple" xlink:href="#__RefHeading__396_1092573484">2 Business details<text:tab/>4</text:a></text:p>
          <text:p text:style-name="P85"><text:a xlink:type="simple" xlink:href="#__RefHeading__398_1092573484">3 Key personnel<text:tab/>5</text:a></text:p>
          <text:p text:style-name="P85"><text:a xlink:type="simple" xlink:href="#__RefHeading__400_1092573484">Vision<text:tab/>6</text:a></text:p>
          <text:p text:style-name="P85"><text:a xlink:type="simple" xlink:href="#__RefHeading__402_1092573484">4 The business idea<text:tab/>6</text:a></text:p>
          <text:p text:style-name="P85"><text:a xlink:type="simple" xlink:href="#__RefHeading__404_1092573484">5 Business goals<text:tab/>6</text:a></text:p>
          <text:p text:style-name="P85"><text:a xlink:type="simple" xlink:href="#__RefHeading__406_1092573484">6 What the business does<text:tab/>7</text:a></text:p>
          <text:p text:style-name="P85"><text:a xlink:type="simple" xlink:href="#__RefHeading__408_1092573484">7 What makes the business different<text:tab/>7</text:a></text:p>
          <text:p text:style-name="P85"><text:a xlink:type="simple" xlink:href="#__RefHeading__410_1092573484">8 Legal requirements (including regulations and licences particular to your business)<text:tab/>7</text:a></text:p>
          <text:p text:style-name="P85"><text:a xlink:type="simple" xlink:href="#__RefHeading__412_1092573484">Marketing<text:tab/>8</text:a></text:p>
          <text:p text:style-name="P85"><text:a xlink:type="simple" xlink:href="#__RefHeading__414_1092573484">9 Market research<text:tab/>8</text:a></text:p>
          <text:p text:style-name="P85"><text:a xlink:type="simple" xlink:href="#__RefHeading__416_1092573484">10 Profiling customers<text:tab/>8</text:a></text:p>
          <text:p text:style-name="P85"><text:a xlink:type="simple" xlink:href="#__RefHeading__418_1092573484">11 Profiling competitors<text:tab/>9</text:a></text:p>
          <text:p text:style-name="P85"><text:a xlink:type="simple" xlink:href="#__RefHeading__420_1092573484">12 Managing market risks<text:tab/>9</text:a></text:p>
          <text:p text:style-name="P85"><text:a xlink:type="simple" xlink:href="#__RefHeading__422_1092573484">13 Pricing<text:tab/>9</text:a></text:p>
          <text:p text:style-name="P85"><text:a xlink:type="simple" xlink:href="#__RefHeading__424_1092573484">14 Promotion and advertising<text:tab/>10</text:a></text:p>
          <text:p text:style-name="P85"><text:a xlink:type="simple" xlink:href="#__RefHeading__426_1092573484">Running the business<text:tab/>11</text:a></text:p>
          <text:p text:style-name="P85"><text:a xlink:type="simple" xlink:href="#__RefHeading__428_1092573484">15 Staff<text:tab/>11</text:a></text:p>
          <text:p text:style-name="P85"><text:a xlink:type="simple" xlink:href="#__RefHeading__430_1092573484">16 Premises<text:tab/>11</text:a></text:p>
          <text:p text:style-name="P85"><text:a xlink:type="simple" xlink:href="#__RefHeading__432_1092573484">17 Suppliers<text:tab/>11</text:a></text:p>
          <text:p text:style-name="P85"><text:a xlink:type="simple" xlink:href="#__RefHeading__434_1092573484">18 Equipment<text:tab/>12</text:a></text:p>
          <text:p text:style-name="P85"><text:a xlink:type="simple" xlink:href="#__RefHeading__436_1092573484">19 Managing operational risks<text:tab/>13</text:a></text:p>
          <text:p text:style-name="P85"><text:a xlink:type="simple" xlink:href="#__RefHeading__438_1092573484">Finance (The financial section of the template is intended for business planning purposes only. If financial tables are to be used for any other purpose other than cash flow management, then we strongly recommend you consult an accountant or tax advisor)<text:tab/>14</text:a></text:p>
          <text:p text:style-name="P85"><text:a xlink:type="simple" xlink:href="#__RefHeading__440_1092573484">20 Start-up costs<text:tab/>14</text:a></text:p>
          <text:p text:style-name="P85"><text:a xlink:type="simple" xlink:href="#__RefHeading__442_1092573484">21 Profit and loss forecast<text:tab/>16</text:a></text:p>
          <text:p text:style-name="P85"><text:a xlink:type="simple" xlink:href="#__RefHeading__444_1092573484">22 Sourcing finance<text:tab/>17</text:a></text:p>
          <text:p text:style-name="P85"><text:a xlink:type="simple" xlink:href="#__RefHeading__446_1092573484">23 Managing financial risks (such as, sales are less than forecasted or start-up finance takes three months longer to obtain)<text:tab/>17</text:a></text:p>
        </text:index-body>
      </text:table-of-content>
      <text:p text:style-name="P2"/>
      <table:table table:name="Table2" table:style-name="Table2">
        <table:table-column table:style-name="Table2.A"/>
        <table:table-column table:style-name="Table2.B"/>
        <table:table-column table:style-name="Table2.C"/>
        <table:table-row table:style-name="Table2.1">
          <table:table-cell table:style-name="Table2.A1" table:number-rows-spanned="6" office:value-type="string">
            <text:p text:style-name="P8"/>
          </table:table-cell>
          <table:table-cell table:style-name="Table2.B1" table:number-columns-spanned="2" office:value-type="string">
            <text:p text:style-name="P8"/>
          </table:table-cell>
          <table:covered-table-cell/>
        </table:table-row>
        <table:table-row table:style-name="Table2.2">
          <table:covered-table-cell/>
          <table:table-cell table:style-name="Table2.B2" table:number-rows-spanned="5" office:value-type="string">
            <text:h text:style-name="P78" text:outline-level="1"><text:bookmark text:name="__RefHeading__392_1092573484"/>1 Executive summary <text:span text:style-name="T11">(We suggest you complete this section after you have completed the other sections of the Business Plan).</text:span><text:bookmark-end text:name="__RefHeading__392_1092573484"/></text:h>
            <text:h text:style-name="P79" text:outline-level="1"><text:bookmark text:name="__RefHeading__394_1092573484"/><field:fieldmark-start text:name="__Fieldmark__5_1092573484" field:type="vnd.oasis.opendocument.field.FORMTEXT"><field:param field:name="Description" field:value="The business will"/><field:param field:name="Name" field:value="Text6"/></field:fieldmark-start>     <field:fieldmark-end/><text:bookmark-end text:name="__RefHeading__394_1092573484"/></text:h>
          </table:table-cell>
          <table:table-cell table:style-name="Table2.C2" table:number-rows-spanned="5" office:value-type="string">
            <text:p text:style-name="P8"/>
          </table:table-cell>
        </table:table-row>
        <table:table-row table:style-name="Table2.3">
          <table:covered-table-cell/>
          <table:covered-table-cell/>
          <table:covered-table-cell/>
        </table:table-row>
        <table:table-row table:style-name="Table2.3">
          <table:covered-table-cell/>
          <table:covered-table-cell/>
          <table:covered-table-cell/>
        </table:table-row>
        <table:table-row table:style-name="Table2.3">
          <table:covered-table-cell/>
          <table:covered-table-cell/>
          <table:covered-table-cell/>
        </table:table-row>
        <table:table-row table:style-name="Table2.6">
          <table:covered-table-cell/>
          <table:covered-table-cell/>
          <table:covered-table-cell/>
        </table:table-row>
        <table:table-row table:style-name="Table2.1">
          <table:table-cell table:style-name="Table2.A7" table:number-columns-spanned="3" office:value-type="string">
            <text:p text:style-name="P8"/>
          </table:table-cell>
          <table:covered-table-cell/>
          <table:covered-table-cell/>
        </table:table-row>
      </table:table>
      <text:p text:style-name="P9"><text:tab/></text:p>
      <table:table table:name="Table3" table:style-name="Table3">
        <table:table-column table:style-name="Table3.A"/>
        <table:table-column table:style-name="Table3.B"/>
        <table:table-column table:style-name="Table3.C" table:number-columns-repeated="3"/>
        <table:table-column table:style-name="Table3.F"/>
        <table:table-column table:style-name="Table3.G"/>
        <table:table-column table:style-name="Table3.H"/>
        <text:soft-page-break/>
        <table:table-row table:style-name="Table3.1">
          <table:table-cell table:style-name="Table3.A1" table:number-rows-spanned="6" office:value-type="string">
            <text:p text:style-name="P21"/>
          </table:table-cell>
          <table:table-cell table:style-name="Table3.B1" table:number-columns-spanned="7" office:value-type="string">
            <text:p text:style-name="P8"/>
          </table:table-cell>
          <table:covered-table-cell/>
          <table:covered-table-cell/>
          <table:covered-table-cell/>
          <table:covered-table-cell/>
          <table:covered-table-cell/>
          <table:covered-table-cell/>
        </table:table-row>
        <table:table-row table:style-name="Table3.2">
          <table:covered-table-cell/>
          <table:table-cell table:style-name="Table3.B2" table:number-columns-spanned="5" office:value-type="string">
            <text:h text:style-name="P78" text:outline-level="1"><text:bookmark text:name="__RefHeading__396_1092573484"/>2 Business details<text:bookmark-end text:name="__RefHeading__396_1092573484"/></text:h>
            <text:h text:style-name="Heading_20_2" text:outline-level="2">Company name:</text:h>
            <text:p text:style-name="P11"><field:fieldmark-start text:name="__Fieldmark__6_1092573484" field:type="vnd.oasis.opendocument.field.FORMTEXT"><field:param field:name="Description" field:value="Address"/><field:param field:name="Name" field:value="Text3"/></field:fieldmark-start>     <field:fieldmark-end/></text:p>
          </table:table-cell>
          <table:covered-table-cell/>
          <table:covered-table-cell/>
          <table:covered-table-cell/>
          <table:covered-table-cell/>
          <table:table-cell table:style-name="Table3.B1" table:number-rows-spanned="5" table:number-columns-spanned="2" office:value-type="string">
            <text:p text:style-name="P8"/>
          </table:table-cell>
          <table:covered-table-cell/>
        </table:table-row>
        <table:table-row table:style-name="Table3.3">
          <table:covered-table-cell/>
          <table:table-cell table:style-name="Table3.B3" table:number-columns-spanned="5" office:value-type="string">
            <text:h text:style-name="P75" text:outline-level="2">Address:</text:h>
            <text:p text:style-name="P11"><field:fieldmark-start text:name="__Fieldmark__7_1092573484" field:type="vnd.oasis.opendocument.field.FORMTEXT"><field:param field:name="Description" field:value="Address"/><field:param field:name="Name" field:value="Text3"/></field:fieldmark-start>     <field:fieldmark-end/></text:p>
          </table:table-cell>
          <table:covered-table-cell/>
          <table:covered-table-cell/>
          <table:covered-table-cell/>
          <table:covered-table-cell/>
          <table:covered-table-cell/>
          <table:covered-table-cell/>
        </table:table-row>
        <table:table-row table:style-name="Table3.4">
          <table:covered-table-cell/>
          <table:table-cell table:style-name="Table3.B3" table:number-columns-spanned="5" office:value-type="string">
            <text:h text:style-name="P75" text:outline-level="2">Telephone number:</text:h>
            <text:p text:style-name="P11"><field:fieldmark-start text:name="__Fieldmark__8_1092573484" field:type="vnd.oasis.opendocument.field.FORMTEXT"><field:param field:name="Description" field:value="Telephone number"/><field:param field:name="Name" field:value="Text4"/></field:fieldmark-start>     <field:fieldmark-end/></text:p>
          </table:table-cell>
          <table:covered-table-cell/>
          <table:covered-table-cell/>
          <table:covered-table-cell/>
          <table:covered-table-cell/>
          <table:covered-table-cell/>
          <table:covered-table-cell/>
        </table:table-row>
        <table:table-row table:style-name="Table3.5">
          <table:covered-table-cell/>
          <table:table-cell table:style-name="Table3.B3" table:number-columns-spanned="5" office:value-type="string">
            <text:h text:style-name="P75" text:outline-level="2">Legal status:</text:h>
            <text:p text:style-name="P12"><field:fieldmark-start text:name="__Fieldmark__9_1092573484" field:type="vnd.oasis.opendocument.field.FORMTEXT"><field:param field:name="Description" field:value="The business will"/><field:param field:name="Name" field:value="Text6"/></field:fieldmark-start>     <field:fieldmark-end/></text:p>
          </table:table-cell>
          <table:covered-table-cell/>
          <table:covered-table-cell/>
          <table:covered-table-cell/>
          <table:covered-table-cell/>
          <table:covered-table-cell/>
          <table:covered-table-cell/>
        </table:table-row>
        <table:table-row table:style-name="Table3.6">
          <table:covered-table-cell/>
          <table:table-cell table:style-name="Table3.B6" table:number-columns-spanned="5" office:value-type="string">
            <text:h text:style-name="P75" text:outline-level="2">The business will: <text:span text:style-name="T11">(Provide a brief description of what your business will do)</text:span></text:h>
            <text:p text:style-name="P11"><field:fieldmark-start text:name="__Fieldmark__10_1092573484" field:type="vnd.oasis.opendocument.field.FORMTEXT"><field:param field:name="Description" field:value="The business will"/><field:param field:name="Name" field:value="Text6"/></field:fieldmark-start>     <field:fieldmark-end/></text:p>
          </table:table-cell>
          <table:covered-table-cell/>
          <table:covered-table-cell/>
          <table:covered-table-cell/>
          <table:covered-table-cell/>
          <table:covered-table-cell/>
          <table:covered-table-cell/>
        </table:table-row>
        <table:table-row table:style-name="Table3.7">
          <table:table-cell table:style-name="Table3.B1" table:number-columns-spanned="8" office:value-type="string">
            <text:p text:style-name="P21"/>
          </table:table-cell>
          <table:covered-table-cell/>
          <table:covered-table-cell/>
          <table:covered-table-cell/>
          <table:covered-table-cell/>
          <table:covered-table-cell/>
          <table:covered-table-cell/>
          <table:covered-table-cell/>
        </table:table-row>
        <text:soft-page-break/>
        <table:table-row table:style-name="Table3.8">
          <table:table-cell table:style-name="Table3.A1" table:number-rows-spanned="20" office:value-type="string">
            <text:p text:style-name="P21"/>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21"/>
          </table:table-cell>
          <table:table-cell table:style-name="Table3.E8" office:value-type="string">
            <text:p text:style-name="P21"/>
          </table:table-cell>
          <table:table-cell table:style-name="Table3.B1" table:number-columns-spanned="3" office:value-type="string">
            <text:p text:style-name="P8"/>
          </table:table-cell>
          <table:covered-table-cell/>
          <table:covered-table-cell/>
        </table:table-row>
        <table:table-row table:style-name="Table3.9">
          <table:covered-table-cell/>
          <table:table-cell table:style-name="Table3.B9" table:number-columns-spanned="6" office:value-type="string">
            <text:h text:style-name="P78" text:outline-level="1"><text:bookmark text:name="__RefHeading__398_1092573484"/>3 Key personnel<text:bookmark-end text:name="__RefHeading__398_1092573484"/></text:h>
            <text:h text:style-name="Heading_20_2" text:outline-level="2">Details of owner(s):</text:h>
            <text:p text:style-name="No_20_Spacing"><text:span text:style-name="T13">Name: </text:span><field:fieldmark-start text:name="__Fieldmark__11_1092573484" field:type="vnd.oasis.opendocument.field.FORMTEXT"><field:param field:name="Description" field:value="Owners Name"/><field:param field:name="Name" field:value="Text7"/></field:fieldmark-start><text:span text:style-name="T14">     </text:span><field:fieldmark-end/></text:p>
          </table:table-cell>
          <table:covered-table-cell/>
          <table:covered-table-cell/>
          <table:covered-table-cell/>
          <table:covered-table-cell/>
          <table:covered-table-cell/>
          <table:table-cell table:style-name="Table3.B1" office:value-type="string">
            <text:p text:style-name="P8"/>
          </table:table-cell>
        </table:table-row>
        <table:table-row table:style-name="Table3.10">
          <table:covered-table-cell/>
          <table:table-cell table:style-name="Table3.B10" table:number-columns-spanned="6" office:value-type="string">
            <text:p text:style-name="P23"><text:span text:style-name="T13">Position/main responsibilities: </text:span><field:fieldmark-start text:name="__Fieldmark__12_1092573484" field:type="vnd.oasis.opendocument.field.FORMTEXT"><field:param field:name="Description" field:value="Position/main responsibilities"/><field:param field:name="Name" field:value="Text8"/></field:fieldmark-start><text:span text:style-name="T14">     </text:span><field:fieldmark-end/></text:p>
          </table:table-cell>
          <table:covered-table-cell/>
          <table:covered-table-cell/>
          <table:covered-table-cell/>
          <table:covered-table-cell/>
          <table:covered-table-cell/>
          <table:table-cell table:style-name="Table3.B1" office:value-type="string">
            <text:p text:style-name="P8"/>
          </table:table-cell>
        </table:table-row>
        <table:table-row table:style-name="Table3.11">
          <table:covered-table-cell/>
          <table:table-cell table:style-name="Table3.B11" table:number-rows-spanned="2" table:number-columns-spanned="6" office:value-type="string">
            <text:p text:style-name="P23"><text:span text:style-name="T13">Experience and knowledge of our industry: </text:span><field:fieldmark-start text:name="__Fieldmark__13_1092573484" field:type="vnd.oasis.opendocument.field.FORMTEXT"><field:param field:name="Description" field:value="Experience and knowledge of our industry"/><field:param field:name="Name" field:value="Text9"/></field:fieldmark-start><text:span text:style-name="T14">     </text:span><field:fieldmark-end/></text:p>
          </table:table-cell>
          <table:covered-table-cell/>
          <table:covered-table-cell/>
          <table:covered-table-cell/>
          <table:covered-table-cell/>
          <table:covered-table-cell/>
          <table:table-cell table:style-name="Table3.B1" table:number-rows-spanned="2" office:value-type="string">
            <text:p text:style-name="P8"/>
          </table:table-cell>
        </table:table-row>
        <table:table-row table:style-name="Table3.12">
          <table:covered-table-cell/>
          <table:covered-table-cell/>
          <table:covered-table-cell/>
          <table:covered-table-cell/>
          <table:covered-table-cell/>
          <table:covered-table-cell/>
          <table:covered-table-cell/>
          <table:covered-table-cell/>
        </table:table-row>
        <table:table-row table:style-name="Table3.13">
          <table:covered-table-cell/>
          <table:table-cell table:style-name="Table3.B10" table:number-columns-spanned="6" office:value-type="string">
            <text:p text:style-name="P23"><text:span text:style-name="T13">Previous employment: </text:span><field:fieldmark-start text:name="__Fieldmark__14_1092573484" field:type="vnd.oasis.opendocument.field.FORMTEXT"><field:param field:name="Description" field:value="Previous employment"/><field:param field:name="Name" field:value="Text10"/></field:fieldmark-start><text:span text:style-name="T14">     </text:span><field:fieldmark-end/></text:p>
          </table:table-cell>
          <table:covered-table-cell/>
          <table:covered-table-cell/>
          <table:covered-table-cell/>
          <table:covered-table-cell/>
          <table:covered-table-cell/>
          <table:table-cell table:style-name="Table3.H13" office:value-type="string">
            <text:p text:style-name="P8"/>
          </table:table-cell>
        </table:table-row>
        <table:table-row table:style-name="Table3.11">
          <table:covered-table-cell/>
          <table:table-cell table:style-name="Table3.B10" table:number-columns-spanned="6" office:value-type="string">
            <text:p text:style-name="P23"><text:span text:style-name="T13">Key skills brought to the business: </text:span><field:fieldmark-start text:name="__Fieldmark__15_1092573484" field:type="vnd.oasis.opendocument.field.FORMTEXT"><field:param field:name="Description" field:value="Key skills brought to the business"/><field:param field:name="Name" field:value="Text11"/></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11">
          <table:covered-table-cell/>
          <table:table-cell table:style-name="Table3.B10" table:number-columns-spanned="6" office:value-type="string">
            <text:p text:style-name="P23"><text:span text:style-name="T13">Business experience and any training undertaken: </text:span><field:fieldmark-start text:name="__Fieldmark__16_1092573484" field:type="vnd.oasis.opendocument.field.FORMTEXT"><field:param field:name="Description" field:value="Business experience and any training undertaken"/><field:param field:name="Name" field:value="Text12"/></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16">
          <table:covered-table-cell/>
          <table:table-cell table:style-name="Table3.B10" table:number-columns-spanned="6" office:value-type="string">
            <text:p text:style-name="P23"><text:span text:style-name="T13">Academic/professional qualifications: </text:span><field:fieldmark-start text:name="__Fieldmark__17_1092573484" field:type="vnd.oasis.opendocument.field.FORMTEXT"><field:param field:name="Description" field:value="Academic/professional qualifications"/><field:param field:name="Name" field:value="Text13"/></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16">
          <table:covered-table-cell/>
          <table:table-cell table:style-name="Table3.B17" table:number-columns-spanned="6" office:value-type="string">
            <text:p text:style-name="P23"><text:span text:style-name="T13">Most recent salary £ </text:span><field:fieldmark-start text:name="__Fieldmark__18_1092573484" field:type="vnd.oasis.opendocument.field.FORMTEXT"><field:param field:name="Description" field:value="Most recent salary £ "/><field:param field:name="Name" field:value="Text14"/></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18">
          <table:covered-table-cell/>
          <table:table-cell table:style-name="Table3.B18" table:number-columns-spanned="6" office:value-type="string">
            <text:h text:style-name="P75" text:outline-level="2">Other key personnel (including shareholders):</text:h>
          </table:table-cell>
          <table:covered-table-cell/>
          <table:covered-table-cell/>
          <table:covered-table-cell/>
          <table:covered-table-cell/>
          <table:covered-table-cell/>
          <table:table-cell table:style-name="Table3.H14" office:value-type="string">
            <text:p text:style-name="P8"/>
          </table:table-cell>
        </table:table-row>
        <table:table-row table:style-name="Table3.19">
          <table:covered-table-cell/>
          <table:table-cell table:style-name="Table3.B18" table:number-columns-spanned="6" office:value-type="string">
            <text:p text:style-name="P23"><text:span text:style-name="T13">Name: </text:span><field:fieldmark-start text:name="__Fieldmark__19_1092573484" field:type="vnd.oasis.opendocument.field.FORMTEXT"><field:param field:name="Description" field:value="Other key personnel name"/><field:param field:name="Name" field:value="Text15"/></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21"/>
          </table:table-cell>
        </table:table-row>
        <table:table-row table:style-name="Table3.16">
          <table:covered-table-cell/>
          <table:table-cell table:style-name="Table3.B9" table:number-columns-spanned="6" office:value-type="string">
            <text:p text:style-name="P23"><text:span text:style-name="T13">Position/main responsibilities: </text:span><field:fieldmark-start text:name="__Fieldmark__20_1092573484" field:type="vnd.oasis.opendocument.field.FORMTEXT"><field:param field:name="Description" field:value="Position/main responsibilities"/><field:param field:name="Name" field:value="Text16"/></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16">
          <table:covered-table-cell/>
          <table:table-cell table:style-name="Table3.B10" table:number-columns-spanned="6" office:value-type="string">
            <text:p text:style-name="P23"><text:span text:style-name="T13">Experience and knowledge of our industry: </text:span><field:fieldmark-start text:name="__Fieldmark__21_1092573484" field:type="vnd.oasis.opendocument.field.FORMTEXT"><field:param field:name="Description" field:value="Experience and knowledge of our industry"/><field:param field:name="Name" field:value="Text17"/></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22">
          <table:covered-table-cell/>
          <table:table-cell table:style-name="Table3.B10" table:number-columns-spanned="6" office:value-type="string">
            <text:p text:style-name="P23"><text:span text:style-name="T13">Previous employment: </text:span><field:fieldmark-start text:name="__Fieldmark__22_1092573484" field:type="vnd.oasis.opendocument.field.FORMTEXT"><field:param field:name="Description" field:value="Previous employment"/><field:param field:name="Name" field:value="Text18"/></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22">
          <table:covered-table-cell/>
          <table:table-cell table:style-name="Table3.B10" table:number-columns-spanned="6" office:value-type="string">
            <text:p text:style-name="P23"><text:span text:style-name="T13">Key skills brought to the business: </text:span><field:fieldmark-start text:name="__Fieldmark__23_1092573484" field:type="vnd.oasis.opendocument.field.FORMTEXT"><field:param field:name="Description" field:value="Key skills brought to the business"/><field:param field:name="Name" field:value="Text19"/></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22">
          <table:covered-table-cell/>
          <table:table-cell table:style-name="Table3.B10" table:number-columns-spanned="6" office:value-type="string">
            <text:p text:style-name="P23"><text:span text:style-name="T13">Business experience and any training undertaken: </text:span><field:fieldmark-start text:name="__Fieldmark__24_1092573484" field:type="vnd.oasis.opendocument.field.FORMTEXT"><field:param field:name="Description" field:value="Business experience and any training undertaken"/><field:param field:name="Name" field:value="Text20"/></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11">
          <table:covered-table-cell/>
          <table:table-cell table:style-name="Table3.B10" table:number-columns-spanned="6" office:value-type="string">
            <text:p text:style-name="P23"><text:span text:style-name="T13">Academic/professional qualifications: </text:span><field:fieldmark-start text:name="__Fieldmark__25_1092573484" field:type="vnd.oasis.opendocument.field.FORMTEXT"><field:param field:name="Description" field:value="Academic/professional qualifications"/><field:param field:name="Name" field:value="Text21"/></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16">
          <table:covered-table-cell/>
          <table:table-cell table:style-name="Table3.B26" table:number-columns-spanned="6" office:value-type="string">
            <text:p text:style-name="P23"><text:span text:style-name="T13">Most recent salary £ </text:span><field:fieldmark-start text:name="__Fieldmark__26_1092573484" field:type="vnd.oasis.opendocument.field.FORMTEXT"><field:param field:name="Description" field:value="Most recent salary £ "/><field:param field:name="Name" field:value="Text22"/></field:fieldmark-start><text:span text:style-name="T14">     </text:span><field:fieldmark-end/></text:p>
          </table:table-cell>
          <table:covered-table-cell/>
          <table:covered-table-cell/>
          <table:covered-table-cell/>
          <table:covered-table-cell/>
          <table:covered-table-cell/>
          <table:table-cell table:style-name="Table3.H14" office:value-type="string">
            <text:p text:style-name="P8"/>
          </table:table-cell>
        </table:table-row>
        <table:table-row table:style-name="Table3.27">
          <table:covered-table-cell/>
          <table:table-cell table:style-name="Table3.B27" table:number-columns-spanned="7" office:value-type="string">
            <text:p text:style-name="P8"/>
          </table:table-cell>
          <table:covered-table-cell/>
          <table:covered-table-cell/>
          <table:covered-table-cell/>
          <table:covered-table-cell/>
          <table:covered-table-cell/>
          <table:covered-table-cell/>
        </table:table-row>
      </table:table>
      <text:h text:style-name="P81" text:outline-level="1"><text:bookmark text:name="__RefHeading__400_1092573484"/>Vision<text:bookmark-end text:name="__RefHeading__400_1092573484"/></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3"/>
          </table:table-cell>
          <table:table-cell table:style-name="Table4.A1" table:number-columns-spanned="2" office:value-type="string">
            <text:p text:style-name="P23"/>
          </table:table-cell>
          <table:covered-table-cell/>
          <table:table-cell table:style-name="Table4.D1" office:value-type="string">
            <text:p text:style-name="P21"/>
          </table:table-cell>
        </table:table-row>
        <table:table-row table:style-name="Table4.2">
          <table:table-cell table:style-name="Table4.A1" office:value-type="string">
            <text:p text:style-name="P21"/>
          </table:table-cell>
          <table:table-cell table:style-name="Table4.B2" table:number-columns-spanned="2" office:value-type="string">
            <text:h text:style-name="P78" text:outline-level="1"><text:bookmark text:name="__RefHeading__402_1092573484"/>4 The business idea<text:bookmark-end text:name="__RefHeading__402_1092573484"/></text:h>
          </table:table-cell>
          <table:covered-table-cell/>
          <table:table-cell table:style-name="Table4.D1" office:value-type="string">
            <text:p text:style-name="P8"/>
          </table:table-cell>
        </table:table-row>
        <table:table-row table:style-name="Table4.3">
          <table:table-cell table:style-name="Table4.A1" office:value-type="string">
            <text:p text:style-name="P21"/>
          </table:table-cell>
          <table:table-cell table:style-name="Table4.B3" table:number-rows-spanned="5" table:number-columns-spanned="2" office:value-type="string">
            <text:h text:style-name="P75" text:outline-level="2">Sum up your business idea:</text:h>
            <text:p text:style-name="P46"><field:fieldmark-start text:name="__Fieldmark__27_1092573484" field:type="vnd.oasis.opendocument.field.FORMTEXT"><field:param field:name="Description" field:value="The business will"/><field:param field:name="Name" field:value="Text6"/></field:fieldmark-start>     <field:fieldmark-en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covered-table-cell/>
          <table:table-cell table:style-name="Table4.D1" office:value-type="string">
            <text:p text:style-name="P8"/>
          </table:table-cell>
        </table:table-row>
        <table:table-row table:style-name="Table4.3">
          <table:table-cell table:style-name="Table4.A1" office:value-type="string">
            <text:p text:style-name="P21"/>
          </table:table-cell>
          <table:covered-table-cell/>
          <table:covered-table-cell/>
          <table:table-cell table:style-name="Table4.D1" office:value-type="string">
            <text:p text:style-name="P8"/>
          </table:table-cell>
        </table:table-row>
        <table:table-row table:style-name="Table4.3">
          <table:table-cell table:style-name="Table4.A1" office:value-type="string">
            <text:p text:style-name="P21"/>
          </table:table-cell>
          <table:covered-table-cell/>
          <table:covered-table-cell/>
          <table:table-cell table:style-name="Table4.D1" office:value-type="string">
            <text:p text:style-name="P8"/>
          </table:table-cell>
        </table:table-row>
        <table:table-row table:style-name="Table4.3">
          <table:table-cell table:style-name="Table4.A1" office:value-type="string">
            <text:p text:style-name="P8"/>
          </table:table-cell>
          <table:covered-table-cell/>
          <table:covered-table-cell/>
          <table:table-cell table:style-name="Table4.D1" office:value-type="string">
            <text:p text:style-name="P8"/>
          </table:table-cell>
        </table:table-row>
        <table:table-row table:style-name="Table4.3">
          <table:table-cell table:style-name="Table4.A1" office:value-type="string">
            <text:p text:style-name="P8"/>
          </table:table-cell>
          <table:covered-table-cell/>
          <table:covered-table-cell/>
          <table:table-cell table:style-name="Table4.D1" office:value-type="string">
            <text:p text:style-name="P8"/>
          </table:table-cell>
        </table:table-row>
        <table:table-row table:style-name="Table4.3">
          <table:table-cell table:style-name="Table4.A1" office:value-type="string">
            <text:p text:style-name="P21"/>
          </table:table-cell>
          <table:table-cell table:style-name="Table4.A1" table:number-columns-spanned="2" office:value-type="string">
            <text:p text:style-name="P21"/>
          </table:table-cell>
          <table:covered-table-cell/>
          <table:table-cell table:style-name="Table4.D1" office:value-type="string">
            <text:p text:style-name="P21"/>
          </table:table-cell>
        </table:table-row>
        <table:table-row table:style-name="Table4.2">
          <table:table-cell table:style-name="Table4.A1" office:value-type="string">
            <text:p text:style-name="P21"/>
          </table:table-cell>
          <table:table-cell table:style-name="Table4.B2" table:number-columns-spanned="2" office:value-type="string">
            <text:h text:style-name="P78" text:outline-level="1"><text:bookmark text:name="__RefHeading__404_1092573484"/>5 Business goals<text:bookmark-end text:name="__RefHeading__404_1092573484"/></text:h>
          </table:table-cell>
          <table:covered-table-cell/>
          <table:table-cell table:style-name="Table4.D1" office:value-type="string">
            <text:p text:style-name="P8"/>
          </table:table-cell>
        </table:table-row>
        <table:table-row table:style-name="Table4.2">
          <table:table-cell table:style-name="Table4.A1" office:value-type="string">
            <text:p text:style-name="P21"/>
          </table:table-cell>
          <table:table-cell table:style-name="Table4.B10" table:number-columns-spanned="2" office:value-type="string">
            <text:list xml:id="list34248886" text:style-name="WW8Num15">
              <text:list-item>
                <text:p text:style-name="P13"><text:span text:style-name="T9">What do you want to achieve in your first year of business? </text:span><text:span text:style-name="T3">(for example, <text:s/>turnover of £100,000 or trading at breakeven)</text:span></text:p>
              </text:list-item>
            </text:list>
          </table:table-cell>
          <table:covered-table-cell/>
          <table:table-cell table:style-name="Table4.D1" office:value-type="string">
            <text:p text:style-name="P8"/>
          </table:table-cell>
        </table:table-row>
        <table:table-row table:style-name="Table4.2">
          <table:table-cell table:style-name="Table4.A1" office:value-type="string">
            <text:p text:style-name="P21"/>
          </table:table-cell>
          <table:table-cell table:style-name="Table4.B11" table:number-rows-spanned="2" table:number-columns-spanned="2" office:value-type="string">
            <text:list xml:id="list34252278" text:style-name="WW8Num27">
              <text:list-item>
                <text:p text:style-name="P15"><field:fieldmark-start text:name="__Fieldmark__28_1092573484" field:type="vnd.oasis.opendocument.field.FORMTEXT"><field:param field:name="Description" field:value="1.What do you want to achieve in your first year of business?"/><field:param field:name="Name" field:value=""/></field:fieldmark-start>     <field:fieldmark-end/></text:p>
              </text:list-item>
            </text:list>
            <text:p text:style-name="P17"/>
            <text:p text:style-name="P17"/>
            <text:p text:style-name="P17"/>
            <text:p text:style-name="P17"/>
            <text:p text:style-name="P17"/>
            <text:p text:style-name="P17"/>
            <text:p text:style-name="P17"/>
            <text:p text:style-name="P17"/>
            <text:p text:style-name="P17"/>
            <text:p text:style-name="P17"/>
          </table:table-cell>
          <table:covered-table-cell/>
          <table:table-cell table:style-name="Table4.D1" office:value-type="string">
            <text:p text:style-name="P8"/>
          </table:table-cell>
        </table:table-row>
        <table:table-row table:style-name="Table4.2">
          <table:table-cell table:style-name="Table4.A1" office:value-type="string">
            <text:p text:style-name="P21"/>
          </table:table-cell>
          <table:covered-table-cell/>
          <table:covered-table-cell/>
          <table:table-cell table:style-name="Table4.D1" office:value-type="string">
            <text:p text:style-name="P8"/>
          </table:table-cell>
        </table:table-row>
        <table:table-row table:style-name="Table4.2">
          <table:table-cell table:style-name="Table4.A1" office:value-type="string">
            <text:p text:style-name="P21"/>
          </table:table-cell>
          <table:table-cell table:style-name="Table4.B12" table:number-rows-spanned="3" table:number-columns-spanned="2" office:value-type="string">
            <text:list xml:id="list34281786" text:continue-list="list34248886" text:style-name="WW8Num15">
              <text:list-item>
                <text:p text:style-name="P13"><text:span text:style-name="T9">Where do you see your business in 3-5 years’ time?</text:span></text:p>
              </text:list-item>
            </text:list>
            <text:list xml:id="list34257665" text:style-name="WW8Num18">
              <text:list-item>
                <text:p text:style-name="P16"><field:fieldmark-start text:name="__Fieldmark__29_1092573484" field:type="vnd.oasis.opendocument.field.FORMTEXT"><field:param field:name="Description" field:value="2.Where do you see your business in 3-5 years’ time?"/><field:param field:name="Name" field:value="Text23"/></field:fieldmark-start>     <field:fieldmark-end/></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able:table-cell>
          <table:covered-table-cell/>
          <table:table-cell table:style-name="Table4.D1" office:value-type="string">
            <text:p text:style-name="P8"/>
          </table:table-cell>
        </table:table-row>
        <table:table-row table:style-name="Table4.2">
          <table:table-cell table:style-name="Table4.A1" office:value-type="string">
            <text:p text:style-name="P21"/>
          </table:table-cell>
          <table:covered-table-cell/>
          <table:covered-table-cell/>
          <table:table-cell table:style-name="Table4.D1" office:value-type="string">
            <text:p text:style-name="P8"/>
          </table:table-cell>
        </table:table-row>
        <table:table-row table:style-name="Table4.2">
          <table:table-cell table:style-name="Table4.A1" office:value-type="string">
            <text:p text:style-name="P21"/>
          </table:table-cell>
          <table:covered-table-cell/>
          <table:covered-table-cell/>
          <table:table-cell table:style-name="Table4.D1" office:value-type="string">
            <text:p text:style-name="P8"/>
          </table:table-cell>
        </table:table-row>
        <table:table-row table:style-name="Table4.2">
          <table:table-cell table:style-name="Table4.A1" office:value-type="string">
            <text:p text:style-name="P21"/>
          </table:table-cell>
          <table:table-cell table:style-name="Table4.D1" table:number-columns-spanned="3" office:value-type="string">
            <text:p text:style-name="P23"/>
          </table:table-cell>
          <table:covered-table-cell/>
          <table:covered-table-cell/>
        </table:table-row>
        <table:table-row table:style-name="Table4.17">
          <table:table-cell table:style-name="Table4.A17" office:value-type="string">
            <text:p text:style-name="P21"/>
          </table:table-cell>
          <table:table-cell table:style-name="Table4.A1" office:value-type="string">
            <text:p text:style-name="P21"/>
          </table:table-cell>
          <table:table-cell table:style-name="Table4.D1" table:number-columns-spanned="2" office:value-type="string">
            <text:h text:style-name="P78" text:outline-level="1"/>
          </table:table-cell>
          <table:covered-table-cell/>
        </table:table-row>
        <text:soft-page-break/>
        <table:table-row table:style-name="Table4.18">
          <table:table-cell table:style-name="Table4.A1" office:value-type="string">
            <text:p text:style-name="P21"/>
          </table:table-cell>
          <table:table-cell table:style-name="Table4.B2" office:value-type="string">
            <text:h text:style-name="P78" text:outline-level="1"><text:bookmark text:name="__RefHeading__406_1092573484"/>6 What the business does<text:bookmark-end text:name="__RefHeading__406_1092573484"/></text:h>
            <text:p text:style-name="P48"/>
          </table:table-cell>
          <table:table-cell table:style-name="Table4.D1" table:number-columns-spanned="2" office:value-type="string">
            <text:h text:style-name="P78" text:outline-level="1"/>
          </table:table-cell>
          <table:covered-table-cell/>
        </table:table-row>
        <table:table-row table:style-name="Table4.19">
          <table:table-cell table:style-name="Table4.A1" table:number-rows-spanned="2" office:value-type="string">
            <text:p text:style-name="P21"/>
          </table:table-cell>
          <table:table-cell table:style-name="Table4.B10" table:number-rows-spanned="2"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text:span text:style-name="T16">Product/service</text:span></text:p>
                </table:table-cell>
                <table:table-cell table:style-name="Table5.A1" office:value-type="string">
                  <text:p text:style-name="P51"><text:span text:style-name="T16">Features</text:span></text:p>
                </table:table-cell>
                <table:table-cell table:style-name="Table5.C1" office:value-type="string">
                  <text:p text:style-name="P49">Benefits</text:p>
                </table:table-cell>
              </table:table-row>
              <table:table-row table:style-name="Table5.2">
                <table:table-cell table:style-name="Table5.A1" office:value-type="string">
                  <text:list xml:id="list34263731" text:continue-numbering="true" text:style-name="WW8Num18">
                    <text:list-item>
                      <text:p text:style-name="P26"><field:fieldmark-start text:name="__Fieldmark__30_1092573484" field:type="vnd.oasis.opendocument.field.FORMTEXT"><field:param field:name="Description" field:value="Product/service"/><field:param field:name="Name" field:value="Text26"/></field:fieldmark-start>     <field:fieldmark-end/></text:p>
                    </text:list-item>
                  </text:list>
                </table:table-cell>
                <table:table-cell table:style-name="Table5.A1" office:value-type="string">
                  <text:list xml:id="list34236950" text:style-name="WW8Num30">
                    <text:list-item>
                      <text:p text:style-name="P27"><field:fieldmark-start text:name="__Fieldmark__31_1092573484" field:type="vnd.oasis.opendocument.field.FORMTEXT"><field:param field:name="Description" field:value="Features"/><field:param field:name="Name" field:value="Text27"/></field:fieldmark-start>     <field:fieldmark-end/></text:p>
                    </text:list-item>
                  </text:list>
                </table:table-cell>
                <table:table-cell table:style-name="Table5.C1" office:value-type="string">
                  <text:list xml:id="list34273554" text:continue-numbering="true" text:style-name="WW8Num30">
                    <text:list-item>
                      <text:p text:style-name="P27"><field:fieldmark-start text:name="__Fieldmark__32_1092573484" field:type="vnd.oasis.opendocument.field.FORMTEXT"><field:param field:name="Description" field:value="Benefits"/><field:param field:name="Name" field:value="Text28"/></field:fieldmark-start>     <field:fieldmark-end/></text:p>
                    </text:list-item>
                  </text:list>
                </table:table-cell>
              </table:table-row>
              <table:table-row table:style-name="Table5.2">
                <table:table-cell table:style-name="Table5.A1" office:value-type="string">
                  <text:list xml:id="list34259598" text:continue-numbering="true" text:style-name="WW8Num30">
                    <text:list-item>
                      <text:p text:style-name="P27"><field:fieldmark-start text:name="__Fieldmark__33_1092573484" field:type="vnd.oasis.opendocument.field.FORMTEXT"><field:param field:name="Description" field:value="Product/service"/><field:param field:name="Name" field:value="Text29"/></field:fieldmark-start>     <field:fieldmark-end/></text:p>
                    </text:list-item>
                  </text:list>
                </table:table-cell>
                <table:table-cell table:style-name="Table5.A1" office:value-type="string">
                  <text:list xml:id="list34262211" text:style-name="WW8Num16">
                    <text:list-item>
                      <text:p text:style-name="P28"><field:fieldmark-start text:name="__Fieldmark__34_1092573484" field:type="vnd.oasis.opendocument.field.FORMTEXT"><field:param field:name="Description" field:value="Features"/><field:param field:name="Name" field:value="Text30"/></field:fieldmark-start>     <field:fieldmark-end/></text:p>
                    </text:list-item>
                  </text:list>
                </table:table-cell>
                <table:table-cell table:style-name="Table5.C1" office:value-type="string">
                  <text:list xml:id="list34242863" text:style-name="WW8Num22">
                    <text:list-item>
                      <text:p text:style-name="P29"><field:fieldmark-start text:name="__Fieldmark__35_1092573484" field:type="vnd.oasis.opendocument.field.FORMTEXT"><field:param field:name="Description" field:value="Benefits"/><field:param field:name="Name" field:value="Text31"/></field:fieldmark-start>     <field:fieldmark-end/></text:p>
                    </text:list-item>
                  </text:list>
                </table:table-cell>
              </table:table-row>
              <table:table-row table:style-name="Table5.2">
                <table:table-cell table:style-name="Table5.A1" office:value-type="string">
                  <text:list xml:id="list34263430" text:continue-numbering="true" text:style-name="WW8Num22">
                    <text:list-item>
                      <text:p text:style-name="P29"><field:fieldmark-start text:name="__Fieldmark__36_1092573484" field:type="vnd.oasis.opendocument.field.FORMTEXT"><field:param field:name="Description" field:value="Product/service"/><field:param field:name="Name" field:value="Text32"/></field:fieldmark-start>     <field:fieldmark-end/></text:p>
                    </text:list-item>
                  </text:list>
                </table:table-cell>
                <table:table-cell table:style-name="Table5.A1" office:value-type="string">
                  <text:list xml:id="list34258631" text:continue-numbering="true" text:style-name="WW8Num22">
                    <text:list-item>
                      <text:p text:style-name="P29"><field:fieldmark-start text:name="__Fieldmark__37_1092573484" field:type="vnd.oasis.opendocument.field.FORMTEXT"><field:param field:name="Description" field:value="Features"/><field:param field:name="Name" field:value="Text33"/></field:fieldmark-start>     <field:fieldmark-end/></text:p>
                    </text:list-item>
                  </text:list>
                </table:table-cell>
                <table:table-cell table:style-name="Table5.C1" office:value-type="string">
                  <text:list xml:id="list34263861" text:continue-numbering="true" text:style-name="WW8Num22">
                    <text:list-item>
                      <text:p text:style-name="P29"><field:fieldmark-start text:name="__Fieldmark__38_1092573484" field:type="vnd.oasis.opendocument.field.FORMTEXT"><field:param field:name="Description" field:value="Benefits"/><field:param field:name="Name" field:value="Text34"/></field:fieldmark-start>     <field:fieldmark-end/></text:p>
                    </text:list-item>
                  </text:list>
                </table:table-cell>
              </table:table-row>
              <table:table-row table:style-name="Table5.2">
                <table:table-cell table:style-name="Table5.A1" office:value-type="string">
                  <text:list xml:id="list34259277" text:continue-numbering="true" text:style-name="WW8Num22">
                    <text:list-item>
                      <text:p text:style-name="P29"><field:fieldmark-start text:name="__Fieldmark__39_1092573484" field:type="vnd.oasis.opendocument.field.FORMTEXT"><field:param field:name="Description" field:value="Product/service"/><field:param field:name="Name" field:value="Text35"/></field:fieldmark-start>     <field:fieldmark-end/></text:p>
                    </text:list-item>
                  </text:list>
                </table:table-cell>
                <table:table-cell table:style-name="Table5.A1" office:value-type="string">
                  <text:list xml:id="list34272525" text:continue-numbering="true" text:style-name="WW8Num22">
                    <text:list-item>
                      <text:p text:style-name="P29"><field:fieldmark-start text:name="__Fieldmark__40_1092573484" field:type="vnd.oasis.opendocument.field.FORMTEXT"><field:param field:name="Description" field:value="Features"/><field:param field:name="Name" field:value="Text36"/></field:fieldmark-start>     <field:fieldmark-end/></text:p>
                    </text:list-item>
                  </text:list>
                </table:table-cell>
                <table:table-cell table:style-name="Table5.C1" office:value-type="string">
                  <text:list xml:id="list34283298" text:continue-numbering="true" text:style-name="WW8Num22">
                    <text:list-item>
                      <text:p text:style-name="P29"><field:fieldmark-start text:name="__Fieldmark__41_1092573484" field:type="vnd.oasis.opendocument.field.FORMTEXT"><field:param field:name="Description" field:value="Benefits"/><field:param field:name="Name" field:value="Text37"/></field:fieldmark-start>     <field:fieldmark-end/></text:p>
                    </text:list-item>
                  </text:list>
                </table:table-cell>
              </table:table-row>
              <table:table-row table:style-name="Table5.2">
                <table:table-cell table:style-name="Table5.A1" office:value-type="string">
                  <text:list xml:id="list34263702" text:continue-numbering="true" text:style-name="WW8Num22">
                    <text:list-item>
                      <text:p text:style-name="P29"><field:fieldmark-start text:name="__Fieldmark__42_1092573484" field:type="vnd.oasis.opendocument.field.FORMTEXT"><field:param field:name="Description" field:value="Product/service"/><field:param field:name="Name" field:value="Text38"/></field:fieldmark-start>     <field:fieldmark-end/></text:p>
                    </text:list-item>
                  </text:list>
                </table:table-cell>
                <table:table-cell table:style-name="Table5.A1" office:value-type="string">
                  <text:list xml:id="list34266643" text:continue-numbering="true" text:style-name="WW8Num22">
                    <text:list-item>
                      <text:p text:style-name="P29"><field:fieldmark-start text:name="__Fieldmark__43_1092573484" field:type="vnd.oasis.opendocument.field.FORMTEXT"><field:param field:name="Description" field:value="Features"/><field:param field:name="Name" field:value="Text39"/></field:fieldmark-start>     <field:fieldmark-end/></text:p>
                    </text:list-item>
                  </text:list>
                </table:table-cell>
                <table:table-cell table:style-name="Table5.C1" office:value-type="string">
                  <text:list xml:id="list34265409" text:continue-numbering="true" text:style-name="WW8Num22">
                    <text:list-item>
                      <text:p text:style-name="P29"><field:fieldmark-start text:name="__Fieldmark__44_1092573484" field:type="vnd.oasis.opendocument.field.FORMTEXT"><field:param field:name="Description" field:value="Benefits"/><field:param field:name="Name" field:value="Text40"/></field:fieldmark-start>     <field:fieldmark-end/></text:p>
                    </text:list-item>
                  </text:list>
                </table:table-cell>
              </table:table-row>
              <table:table-row table:style-name="Table5.2">
                <table:table-cell table:style-name="Table5.A1" office:value-type="string">
                  <text:list xml:id="list34283841" text:continue-numbering="true" text:style-name="WW8Num22">
                    <text:list-item>
                      <text:p text:style-name="P29"><field:fieldmark-start text:name="__Fieldmark__45_1092573484" field:type="vnd.oasis.opendocument.field.FORMTEXT"><field:param field:name="Description" field:value="Product/service"/><field:param field:name="Name" field:value="Text41"/></field:fieldmark-start>     <field:fieldmark-end/></text:p>
                    </text:list-item>
                  </text:list>
                </table:table-cell>
                <table:table-cell table:style-name="Table5.A1" office:value-type="string">
                  <text:list xml:id="list34284882" text:continue-numbering="true" text:style-name="WW8Num22">
                    <text:list-item>
                      <text:p text:style-name="P29"><field:fieldmark-start text:name="__Fieldmark__46_1092573484" field:type="vnd.oasis.opendocument.field.FORMTEXT"><field:param field:name="Description" field:value="Features"/><field:param field:name="Name" field:value="Text42"/></field:fieldmark-start>     <field:fieldmark-end/></text:p>
                    </text:list-item>
                  </text:list>
                </table:table-cell>
                <table:table-cell table:style-name="Table5.C1" office:value-type="string">
                  <text:list xml:id="list34286301" text:continue-numbering="true" text:style-name="WW8Num22">
                    <text:list-item>
                      <text:p text:style-name="P29"><field:fieldmark-start text:name="__Fieldmark__47_1092573484" field:type="vnd.oasis.opendocument.field.FORMTEXT"><field:param field:name="Description" field:value="Benefits"/><field:param field:name="Name" field:value="Text43"/></field:fieldmark-start>     <field:fieldmark-end/></text:p>
                    </text:list-item>
                  </text:list>
                </table:table-cell>
              </table:table-row>
              <table:table-row table:style-name="Table5.2">
                <table:table-cell table:style-name="Table5.A1" office:value-type="string">
                  <text:list xml:id="list34255666" text:continue-numbering="true" text:style-name="WW8Num22">
                    <text:list-item>
                      <text:p text:style-name="P29"><field:fieldmark-start text:name="__Fieldmark__48_1092573484" field:type="vnd.oasis.opendocument.field.FORMTEXT"><field:param field:name="Description" field:value="Product/service"/><field:param field:name="Name" field:value="Text44"/></field:fieldmark-start>     <field:fieldmark-end/></text:p>
                    </text:list-item>
                  </text:list>
                </table:table-cell>
                <table:table-cell table:style-name="Table5.A1" office:value-type="string">
                  <text:list xml:id="list34284736" text:continue-numbering="true" text:style-name="WW8Num22">
                    <text:list-item>
                      <text:p text:style-name="P29"><field:fieldmark-start text:name="__Fieldmark__49_1092573484" field:type="vnd.oasis.opendocument.field.FORMTEXT"><field:param field:name="Description" field:value="Features"/><field:param field:name="Name" field:value="Text45"/></field:fieldmark-start>     <field:fieldmark-end/></text:p>
                    </text:list-item>
                  </text:list>
                </table:table-cell>
                <table:table-cell table:style-name="Table5.C1" office:value-type="string">
                  <text:list xml:id="list34271269" text:continue-numbering="true" text:style-name="WW8Num22">
                    <text:list-item>
                      <text:p text:style-name="P29"><field:fieldmark-start text:name="__Fieldmark__50_1092573484" field:type="vnd.oasis.opendocument.field.FORMTEXT"><field:param field:name="Description" field:value="Benefits"/><field:param field:name="Name" field:value="Text46"/></field:fieldmark-start>     <field:fieldmark-end/></text:p>
                    </text:list-item>
                  </text:list>
                </table:table-cell>
              </table:table-row>
            </table:table>
            <text:p text:style-name="P20"/>
          </table:table-cell>
          <table:table-cell table:style-name="Table4.D1" table:number-rows-spanned="2" table:number-columns-spanned="2" office:value-type="string">
            <text:h text:style-name="P78" text:outline-level="1"/>
          </table:table-cell>
          <table:covered-table-cell/>
        </table:table-row>
        <table:table-row table:style-name="Table4.20">
          <table:covered-table-cell/>
          <table:covered-table-cell/>
          <table:covered-table-cell/>
          <table:covered-table-cell/>
        </table:table-row>
        <table:table-row table:style-name="Table4.21">
          <table:table-cell table:style-name="Table4.A1" office:value-type="string">
            <text:p text:style-name="P21"/>
          </table:table-cell>
          <table:table-cell table:style-name="Table4.B10" office:value-type="string">
            <text:h text:style-name="P78" text:outline-level="1"><text:bookmark text:name="__RefHeading__408_1092573484"/>7 What makes the business different<text:bookmark-end text:name="__RefHeading__408_1092573484"/></text:h>
            <text:p text:style-name="P57">Your product/service is unique or different compared with the competition because:</text:p>
          </table:table-cell>
          <table:table-cell table:style-name="Table4.D1" table:number-columns-spanned="2" office:value-type="string">
            <text:h text:style-name="P78" text:outline-level="1"/>
          </table:table-cell>
          <table:covered-table-cell/>
        </table:table-row>
        <table:table-row table:style-name="Table4.22">
          <table:table-cell table:style-name="Table4.A1" table:number-rows-spanned="2" office:value-type="string">
            <text:p text:style-name="P21"/>
          </table:table-cell>
          <table:table-cell table:style-name="Table4.B22" office:value-type="string">
            <text:list xml:id="list34254534" text:continue-list="list34263731" text:style-name="WW8Num18">
              <text:list-item>
                <text:p text:style-name="P26"><field:fieldmark-start text:name="__Fieldmark__51_1092573484" field:type="vnd.oasis.opendocument.field.FORMTEXT"><field:param field:name="Description" field:value="Your product/service is unique or different compared with the competition because"/><field:param field:name="Name" field:value="Text68"/></field:fieldmark-start>     <field:fieldmark-end/></text:p>
              </text:list-item>
            </text:list>
          </table:table-cell>
          <table:table-cell table:style-name="Table4.D1" table:number-rows-spanned="2" table:number-columns-spanned="2" office:value-type="string">
            <text:p text:style-name="P21"/>
          </table:table-cell>
          <table:covered-table-cell/>
        </table:table-row>
        <table:table-row table:style-name="Table4.23">
          <table:covered-table-cell/>
          <table:table-cell table:style-name="Table4.A23" office:value-type="string">
            <text:p text:style-name="P21"/>
          </table:table-cell>
          <table:covered-table-cell/>
          <table:covered-table-cell/>
        </table:table-row>
      </table:table>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78" text:outline-level="1"/>
          </table:table-cell>
          <table:table-cell table:style-name="Table6.A1" office:value-type="string">
            <text:p text:style-name="P21"/>
          </table:table-cell>
          <table:table-cell table:style-name="Table6.C1" office:value-type="string">
            <text:h text:style-name="P78" text:outline-level="1"/>
          </table:table-cell>
        </table:table-row>
        <table:table-row table:style-name="Table6.2">
          <table:table-cell table:style-name="Table6.A2" office:value-type="string">
            <text:h text:style-name="P80" text:outline-level="1"/>
          </table:table-cell>
          <table:table-cell table:style-name="Table6.B2" office:value-type="string">
            <text:h text:style-name="P78" text:outline-level="1"><text:bookmark text:name="__RefHeading__410_1092573484"/>8 Legal requirements <text:span text:style-name="T12">(including regulations and licences particular to your business)</text:span><text:bookmark-end text:name="__RefHeading__410_1092573484"/></text:h>
            <text:p text:style-name="P57">The legal and insurance requirements that apply in your business are:</text:p>
            <text:list xml:id="list34252197" text:style-name="WW8Num36">
              <text:list-item>
                <text:p text:style-name="P30"><field:fieldmark-start text:name="__Fieldmark__52_1092573484" field:type="vnd.oasis.opendocument.field.FORMTEXT"><field:param field:name="Description" field:value="The legal and insurance requirements that apply in your business are"/><field:param field:name="Name" field:value="Text69"/></field:fieldmark-start>     <field:fieldmark-end/></text:p>
              </text:list-item>
            </text:list>
          </table:table-cell>
          <table:table-cell table:style-name="Table6.C2" office:value-type="string">
            <text:h text:style-name="P78" text:outline-level="1"/>
          </table:table-cell>
        </table:table-row>
        <table:table-row table:style-name="Table6.2">
          <table:table-cell table:style-name="Table6.A2" office:value-type="string">
            <text:h text:style-name="P80" text:outline-level="1"/>
          </table:table-cell>
          <table:table-cell table:style-name="Table6.B3" office:value-type="string">
            <text:p text:style-name="P58">You will meet your legal and insurance requirements by:</text:p>
            <text:list xml:id="list34238347" text:style-name="WW8Num14">
              <text:list-item>
                <text:p text:style-name="P31"><field:fieldmark-start text:name="__Fieldmark__53_1092573484" field:type="vnd.oasis.opendocument.field.FORMTEXT"><field:param field:name="Description" field:value="You will meet your legal and insurance requirements by"/><field:param field:name="Name" field:value="Text70"/></field:fieldmark-start>     <field:fieldmark-end/></text:p>
              </text:list-item>
            </text:list>
          </table:table-cell>
          <table:table-cell table:style-name="Table6.C2" office:value-type="string">
            <text:h text:style-name="P78" text:outline-level="1"/>
          </table:table-cell>
        </table:table-row>
        <table:table-row table:style-name="Table6.4">
          <table:table-cell table:style-name="Table6.A2" office:value-type="string">
            <text:h text:style-name="P80" text:outline-level="1"/>
          </table:table-cell>
          <table:table-cell table:style-name="Table6.A2" office:value-type="string">
            <text:h text:style-name="P78" text:outline-level="1"/>
          </table:table-cell>
          <table:table-cell table:style-name="Table6.C2" office:value-type="string">
            <text:h text:style-name="P78" text:outline-level="1"/>
          </table:table-cell>
        </table:table-row>
      </table:table>
      <text:h text:style-name="P82" text:outline-level="1"><text:bookmark text:name="__RefHeading__412_1092573484"/>Marketing<text:bookmark-end text:name="__RefHeading__412_1092573484"/></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
          </table:table-cell>
          <table:table-cell table:style-name="Table7.A1" office:value-type="string">
            <text:p text:style-name="P21"/>
          </table:table-cell>
          <table:table-cell table:style-name="Table7.C1" office:value-type="string">
            <text:p text:style-name="P21"/>
          </table:table-cell>
        </table:table-row>
        <table:table-row table:style-name="Table7.2">
          <table:table-cell table:style-name="Table7.A1" office:value-type="string">
            <text:p text:style-name="P21"/>
          </table:table-cell>
          <table:table-cell table:style-name="Table7.B2" office:value-type="string">
            <text:h text:style-name="P78" text:outline-level="1"><text:bookmark text:name="__RefHeading__414_1092573484"/>9 Market research<text:bookmark-end text:name="__RefHeading__414_1092573484"/></text:h>
          </table:table-cell>
          <table:table-cell table:style-name="Table7.C1" office:value-type="string">
            <text:p text:style-name="P21"/>
          </table:table-cell>
        </table:table-row>
        <table:table-row table:style-name="Table7.3">
          <table:table-cell table:style-name="Table7.A1" table:number-rows-spanned="2" office:value-type="string">
            <text:p text:style-name="P21"/>
          </table:table-cell>
          <table:table-cell table:style-name="Table7.B3" office:value-type="string">
            <text:h text:style-name="P75" text:outline-level="2">Trends in your chosen market are:</text:h>
            <text:list xml:id="list34263151" text:style-name="WW8Num23">
              <text:list-item>
                <text:p text:style-name="P32"><field:fieldmark-start text:name="__Fieldmark__54_1092573484" field:type="vnd.oasis.opendocument.field.FORMTEXT"><field:param field:name="Description" field:value="Trends in your chosen market are"/><field:param field:name="Name" field:value="Text71"/></field:fieldmark-start>     <field:fieldmark-end/></text:p>
              </text:list-item>
            </text:list>
          </table:table-cell>
          <table:table-cell table:style-name="Table7.C1" table:number-rows-spanned="2" office:value-type="string">
            <text:p text:style-name="P21"/>
          </table:table-cell>
        </table:table-row>
        <table:table-row table:style-name="Table7.4">
          <table:covered-table-cell/>
          <table:table-cell table:style-name="Table7.B3" office:value-type="string">
            <text:h text:style-name="P75" text:outline-level="2">How you know this:</text:h>
            <text:list xml:id="list34262441" text:continue-numbering="true" text:style-name="WW8Num23">
              <text:list-item>
                <text:p text:style-name="P32"><field:fieldmark-start text:name="__Fieldmark__55_1092573484" field:type="vnd.oasis.opendocument.field.FORMTEXT"><field:param field:name="Description" field:value="How you know this"/><field:param field:name="Name" field:value="Text72"/></field:fieldmark-start>     <field:fieldmark-end/></text:p>
              </text:list-item>
            </text:list>
          </table:table-cell>
          <table:covered-table-cell/>
        </table:table-row>
        <table:table-row table:style-name="Table7.5">
          <table:table-cell table:style-name="Table7.A1" office:value-type="string">
            <text:p text:style-name="P21"/>
          </table:table-cell>
          <table:table-cell table:style-name="Table7.B3" office:value-type="string">
            <text:h text:style-name="P78" text:outline-level="1"><text:bookmark text:name="__RefHeading__416_1092573484"/>10 Profiling customers<text:bookmark-end text:name="__RefHeading__416_1092573484"/></text:h>
            <text:h text:style-name="Heading_20_2" text:outline-level="2">The customer groups you will be selling to are:</text:h>
            <text:list xml:id="list34255379" text:style-name="WW8Num21">
              <text:list-item>
                <text:p text:style-name="P33"><field:fieldmark-start text:name="__Fieldmark__56_1092573484" field:type="vnd.oasis.opendocument.field.FORMTEXT"><field:param field:name="Description" field:value="The customer groups you will be selling to are"/><field:param field:name="Name" field:value="Text73"/></field:fieldmark-start>     <field:fieldmark-end/></text:p>
              </text:list-item>
            </text:list>
          </table:table-cell>
          <table:table-cell table:style-name="Table7.C1" office:value-type="string">
            <text:p text:style-name="P21"/>
          </table:table-cell>
        </table:table-row>
        <table:table-row table:style-name="Table7.6">
          <table:table-cell table:style-name="Table7.A1" office:value-type="string">
            <text:p text:style-name="P21"/>
          </table:table-cell>
          <table:table-cell table:style-name="Table7.B3" office:value-type="string">
            <text:h text:style-name="P75" text:outline-level="2">Your customer research has shown what your customers want is:</text:h>
          </table:table-cell>
          <table:table-cell table:style-name="Table7.C1" office:value-type="string">
            <text:p text:style-name="P21"/>
          </table:table-cell>
        </table:table-row>
        <table:table-row table:style-name="Table7.7">
          <table:table-cell table:style-name="Table7.A1" office:value-type="string">
            <text:p text:style-name="P21"/>
          </table:table-cell>
          <table:table-cell table:style-name="Table7.B3" office:value-type="string">
            <text:list xml:id="list34255003" text:style-name="WW8Num38">
              <text:list-item>
                <text:p text:style-name="P34"><field:fieldmark-start text:name="__Fieldmark__57_1092573484" field:type="vnd.oasis.opendocument.field.FORMTEXT"><field:param field:name="Description" field:value="Your customer research has shown what your customers want is"/><field:param field:name="Name" field:value="Text74"/></field:fieldmark-start>     <field:fieldmark-end/></text:p>
              </text:list-item>
            </text:list>
          </table:table-cell>
          <table:table-cell table:style-name="Table7.C1" office:value-type="string">
            <text:p text:style-name="P21"/>
          </table:table-cell>
        </table:table-row>
        <table:table-row table:style-name="Table7.8">
          <table:table-cell table:style-name="Table7.A1" office:value-type="string">
            <text:p text:style-name="P21"/>
          </table:table-cell>
          <table:table-cell table:style-name="Table7.B3" office:value-type="string">
            <text:p text:style-name="P21"/>
          </table:table-cell>
          <table:table-cell table:style-name="Table7.C1" office:value-type="string">
            <text:p text:style-name="P21"/>
          </table:table-cell>
        </table:table-row>
        <table:table-row table:style-name="Table7.7">
          <table:table-cell table:style-name="Table7.A1" office:value-type="string">
            <text:p text:style-name="P21"/>
          </table:table-cell>
          <table:table-cell table:style-name="Table7.B3" office:value-type="string">
            <text:h text:style-name="P75" text:outline-level="2">How you know this:</text:h>
            <text:list xml:id="list34249028" text:style-name="WW8Num12">
              <text:list-item>
                <text:p text:style-name="P35"><field:fieldmark-start text:name="__Fieldmark__58_1092573484" field:type="vnd.oasis.opendocument.field.FORMTEXT"><field:param field:name="Description" field:value="How you know this"/><field:param field:name="Name" field:value="Text75"/></field:fieldmark-start>     <field:fieldmark-end/></text:p>
              </text:list-item>
            </text:list>
          </table:table-cell>
          <table:table-cell table:style-name="Table7.C1" office:value-type="string">
            <text:p text:style-name="P21"/>
          </table:table-cell>
        </table:table-row>
        <table:table-row table:style-name="Table7.10">
          <table:table-cell table:style-name="Table7.A1" office:value-type="string">
            <text:p text:style-name="P21"/>
          </table:table-cell>
          <table:table-cell table:style-name="Table7.B10" office:value-type="string">
            <text:h text:style-name="P75" text:outline-level="2">Number of customers you expect to win in each group and what they might pay:</text:h>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75" text:outline-level="2">Group</text:h>
                </table:table-cell>
                <table:table-cell table:style-name="Table8.A1" office:value-type="string">
                  <text:h text:style-name="P75" text:outline-level="2">Number of customers</text:h>
                </table:table-cell>
                <table:table-cell table:style-name="Table8.C1" office:value-type="string">
                  <text:h text:style-name="P75" text:outline-level="2">Price they might pay per unit</text:h>
                </table:table-cell>
              </table:table-row>
              <table:table-row table:style-name="Table8.2">
                <table:table-cell table:style-name="Table8.A1" office:value-type="string">
                  <text:h text:style-name="P76" text:outline-level="2"><text:bookmark-start text:name="Text47"/><field:fieldmark-start text:name="__Fieldmark__59_1092573484" field:type="vnd.oasis.opendocument.field.FORMTEXT"><field:param field:name="Description" field:value="Group"/><field:param field:name="Name" field:value="Text47"/></field:fieldmark-start>     <field:fieldmark-end/><text:bookmark-end text:name="Text47"/></text:h>
                </table:table-cell>
                <table:table-cell table:style-name="Table8.A1" office:value-type="string">
                  <text:h text:style-name="P76" text:outline-level="2"><text:bookmark-start text:name="Text60"/><field:fieldmark-start text:name="__Fieldmark__60_1092573484" field:type="vnd.oasis.opendocument.field.FORMTEXT"><field:param field:name="Description" field:value="Number of customers"/><field:param field:name="Name" field:value="Text60"/></field:fieldmark-start>     <field:fieldmark-end/><text:bookmark-end text:name="Text60"/></text:h>
                </table:table-cell>
                <table:table-cell table:style-name="Table8.C1" office:value-type="string">
                  <text:h text:style-name="P75" text:outline-level="2"><text:span text:style-name="T12">£</text:span><field:fieldmark-start text:name="__Fieldmark__61_1092573484" field:type="vnd.oasis.opendocument.field.FORMTEXT"><field:param field:name="Description" field:value="Price they might pay per unit"/><field:param field:name="Name" field:value="Text61"/></field:fieldmark-start><text:span text:style-name="T15">     </text:span><field:fieldmark-end/></text:h>
                </table:table-cell>
              </table:table-row>
              <table:table-row table:style-name="Table8.3">
                <table:table-cell table:style-name="Table8.A1" office:value-type="string">
                  <text:h text:style-name="P76" text:outline-level="2"><text:bookmark-start text:name="Text48"/><field:fieldmark-start text:name="__Fieldmark__62_1092573484" field:type="vnd.oasis.opendocument.field.FORMTEXT"><field:param field:name="Description" field:value="Group"/><field:param field:name="Name" field:value="Text48"/></field:fieldmark-start>     <field:fieldmark-end/><text:bookmark-end text:name="Text48"/></text:h>
                </table:table-cell>
                <table:table-cell table:style-name="Table8.A1" office:value-type="string">
                  <text:h text:style-name="P76" text:outline-level="2"><text:bookmark-start text:name="Text59"/><field:fieldmark-start text:name="__Fieldmark__63_1092573484" field:type="vnd.oasis.opendocument.field.FORMTEXT"><field:param field:name="Description" field:value="Number of customers"/><field:param field:name="Name" field:value="Text59"/></field:fieldmark-start>     <field:fieldmark-end/><text:bookmark-end text:name="Text59"/></text:h>
                </table:table-cell>
                <table:table-cell table:style-name="Table8.C1" office:value-type="string">
                  <text:h text:style-name="P75" text:outline-level="2"><text:span text:style-name="T12">£</text:span><field:fieldmark-start text:name="__Fieldmark__64_1092573484" field:type="vnd.oasis.opendocument.field.FORMTEXT"><field:param field:name="Description" field:value="Price they might pay per unit"/><field:param field:name="Name" field:value="Text62"/></field:fieldmark-start><text:span text:style-name="T15">     </text:span><field:fieldmark-end/></text:h>
                </table:table-cell>
              </table:table-row>
              <table:table-row table:style-name="Table8.4">
                <table:table-cell table:style-name="Table8.A1" office:value-type="string">
                  <text:h text:style-name="P76" text:outline-level="2"><text:bookmark-start text:name="Text49"/><field:fieldmark-start text:name="__Fieldmark__65_1092573484" field:type="vnd.oasis.opendocument.field.FORMTEXT"><field:param field:name="Description" field:value="Group"/><field:param field:name="Name" field:value="Text49"/></field:fieldmark-start>     <field:fieldmark-end/><text:bookmark-end text:name="Text49"/></text:h>
                </table:table-cell>
                <table:table-cell table:style-name="Table8.A1" office:value-type="string">
                  <text:h text:style-name="P76" text:outline-level="2"><text:bookmark-start text:name="Text58"/><field:fieldmark-start text:name="__Fieldmark__66_1092573484" field:type="vnd.oasis.opendocument.field.FORMTEXT"><field:param field:name="Description" field:value="Number of customers"/><field:param field:name="Name" field:value="Text58"/></field:fieldmark-start>     <field:fieldmark-end/><text:bookmark-end text:name="Text58"/></text:h>
                </table:table-cell>
                <table:table-cell table:style-name="Table8.C1" office:value-type="string">
                  <text:h text:style-name="P75" text:outline-level="2"><text:span text:style-name="T12">£</text:span><field:fieldmark-start text:name="__Fieldmark__67_1092573484" field:type="vnd.oasis.opendocument.field.FORMTEXT"><field:param field:name="Description" field:value="Price they might pay per unit"/><field:param field:name="Name" field:value="Text63"/></field:fieldmark-start><text:span text:style-name="T15">     </text:span><field:fieldmark-end/></text:h>
                </table:table-cell>
              </table:table-row>
              <table:table-row table:style-name="Table8.5">
                <table:table-cell table:style-name="Table8.A1" office:value-type="string">
                  <text:h text:style-name="P76" text:outline-level="2"><text:bookmark-start text:name="Text50"/><field:fieldmark-start text:name="__Fieldmark__68_1092573484" field:type="vnd.oasis.opendocument.field.FORMTEXT"><field:param field:name="Description" field:value="Group"/><field:param field:name="Name" field:value="Text50"/></field:fieldmark-start>     <field:fieldmark-end/><text:bookmark-end text:name="Text50"/></text:h>
                </table:table-cell>
                <table:table-cell table:style-name="Table8.A1" office:value-type="string">
                  <text:h text:style-name="P76" text:outline-level="2"><text:bookmark-start text:name="Text57"/><field:fieldmark-start text:name="__Fieldmark__69_1092573484" field:type="vnd.oasis.opendocument.field.FORMTEXT"><field:param field:name="Description" field:value="Number of customers"/><field:param field:name="Name" field:value="Text57"/></field:fieldmark-start>     <field:fieldmark-end/><text:bookmark-end text:name="Text57"/></text:h>
                </table:table-cell>
                <table:table-cell table:style-name="Table8.C1" office:value-type="string">
                  <text:h text:style-name="P75" text:outline-level="2"><text:span text:style-name="T12">£</text:span><field:fieldmark-start text:name="__Fieldmark__70_1092573484" field:type="vnd.oasis.opendocument.field.FORMTEXT"><field:param field:name="Description" field:value="Price they might pay per unit"/><field:param field:name="Name" field:value="Text64"/></field:fieldmark-start><text:span text:style-name="T15">     </text:span><field:fieldmark-end/></text:h>
                </table:table-cell>
              </table:table-row>
              <table:table-row table:style-name="Table8.6">
                <table:table-cell table:style-name="Table8.A1" office:value-type="string">
                  <text:h text:style-name="P76" text:outline-level="2"><text:bookmark-start text:name="Text51"/><field:fieldmark-start text:name="__Fieldmark__71_1092573484" field:type="vnd.oasis.opendocument.field.FORMTEXT"><field:param field:name="Description" field:value="Group"/><field:param field:name="Name" field:value="Text51"/></field:fieldmark-start>     <field:fieldmark-end/><text:bookmark-end text:name="Text51"/></text:h>
                </table:table-cell>
                <table:table-cell table:style-name="Table8.A1" office:value-type="string">
                  <text:h text:style-name="P76" text:outline-level="2"><text:bookmark-start text:name="Text56"/><field:fieldmark-start text:name="__Fieldmark__72_1092573484" field:type="vnd.oasis.opendocument.field.FORMTEXT"><field:param field:name="Description" field:value="Number of customers"/><field:param field:name="Name" field:value="Text56"/></field:fieldmark-start>     <field:fieldmark-end/><text:bookmark-end text:name="Text56"/></text:h>
                </table:table-cell>
                <table:table-cell table:style-name="Table8.C1" office:value-type="string">
                  <text:h text:style-name="P75" text:outline-level="2"><text:span text:style-name="T12">£</text:span><field:fieldmark-start text:name="__Fieldmark__73_1092573484" field:type="vnd.oasis.opendocument.field.FORMTEXT"><field:param field:name="Description" field:value="Price they might pay per unit"/><field:param field:name="Name" field:value="Text65"/></field:fieldmark-start><text:span text:style-name="T15">     </text:span><field:fieldmark-end/></text:h>
                </table:table-cell>
              </table:table-row>
              <table:table-row table:style-name="Table8.7">
                <table:table-cell table:style-name="Table8.A1" office:value-type="string">
                  <text:h text:style-name="P76" text:outline-level="2"><text:bookmark-start text:name="Text52"/><field:fieldmark-start text:name="__Fieldmark__74_1092573484" field:type="vnd.oasis.opendocument.field.FORMTEXT"><field:param field:name="Description" field:value="Group"/><field:param field:name="Name" field:value="Text52"/></field:fieldmark-start>     <field:fieldmark-end/><text:bookmark-end text:name="Text52"/></text:h>
                </table:table-cell>
                <table:table-cell table:style-name="Table8.A1" office:value-type="string">
                  <text:h text:style-name="P76" text:outline-level="2"><text:bookmark-start text:name="Text55"/><field:fieldmark-start text:name="__Fieldmark__75_1092573484" field:type="vnd.oasis.opendocument.field.FORMTEXT"><field:param field:name="Description" field:value="Number of customers"/><field:param field:name="Name" field:value="Text55"/></field:fieldmark-start>     <field:fieldmark-end/><text:bookmark-end text:name="Text55"/></text:h>
                </table:table-cell>
                <table:table-cell table:style-name="Table8.C1" office:value-type="string">
                  <text:h text:style-name="P75" text:outline-level="2"><text:span text:style-name="T12">£</text:span><field:fieldmark-start text:name="__Fieldmark__76_1092573484" field:type="vnd.oasis.opendocument.field.FORMTEXT"><field:param field:name="Description" field:value="Price they might pay per unit"/><field:param field:name="Name" field:value="Text66"/></field:fieldmark-start><text:span text:style-name="T15">     </text:span><field:fieldmark-end/></text:h>
                </table:table-cell>
              </table:table-row>
              <table:table-row table:style-name="Table8.8">
                <table:table-cell table:style-name="Table8.A1" office:value-type="string">
                  <text:h text:style-name="P76" text:outline-level="2"><text:bookmark-start text:name="Text53"/><field:fieldmark-start text:name="__Fieldmark__77_1092573484" field:type="vnd.oasis.opendocument.field.FORMTEXT"><field:param field:name="Description" field:value="Group"/><field:param field:name="Name" field:value="Text53"/></field:fieldmark-start>     <field:fieldmark-end/><text:bookmark-end text:name="Text53"/></text:h>
                </table:table-cell>
                <table:table-cell table:style-name="Table8.A1" office:value-type="string">
                  <text:h text:style-name="P76" text:outline-level="2"><text:bookmark-start text:name="Text54"/><field:fieldmark-start text:name="__Fieldmark__78_1092573484" field:type="vnd.oasis.opendocument.field.FORMTEXT"><field:param field:name="Description" field:value="Number of customers"/><field:param field:name="Name" field:value="Text54"/></field:fieldmark-start>     <field:fieldmark-end/><text:bookmark-end text:name="Text54"/></text:h>
                </table:table-cell>
                <table:table-cell table:style-name="Table8.C1" office:value-type="string">
                  <text:h text:style-name="P75" text:outline-level="2"><text:span text:style-name="T12">£</text:span><field:fieldmark-start text:name="__Fieldmark__79_1092573484" field:type="vnd.oasis.opendocument.field.FORMTEXT"><field:param field:name="Description" field:value="Price they might pay per unit"/><field:param field:name="Name" field:value="Text67"/></field:fieldmark-start><text:span text:style-name="T15">     </text:span><field:fieldmark-end/></text:h>
                </table:table-cell>
              </table:table-row>
            </table:table>
            <text:h text:style-name="Heading_20_2" text:outline-level="2"/>
          </table:table-cell>
          <table:table-cell table:style-name="Table7.C1" office:value-type="string">
            <text:p text:style-name="P23"/>
          </table:table-cell>
        </table:table-row>
        <table:table-row table:style-name="Table7.11">
          <table:table-cell table:style-name="Table7.A1" office:value-type="string">
            <text:p text:style-name="P21"/>
          </table:table-cell>
          <table:table-cell table:style-name="Table7.A1" office:value-type="string">
            <text:p text:style-name="P21"/>
          </table:table-cell>
          <table:table-cell table:style-name="Table7.C1" office:value-type="string">
            <text:p text:style-name="P23"/>
          </table:table-cell>
        </table:table-row>
      </table:table>
      <text:p text:style-name="P7"><text:soft-page-break/></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1"/>
          </table:table-cell>
          <table:table-cell table:style-name="Table9.A1" office:value-type="string">
            <text:p text:style-name="P21"/>
          </table:table-cell>
          <table:table-cell table:style-name="Table9.C1" table:number-columns-spanned="2" office:value-type="string">
            <text:p text:style-name="P21"/>
          </table:table-cell>
          <table:covered-table-cell/>
        </table:table-row>
        <table:table-row table:style-name="Table9.2">
          <table:table-cell table:style-name="Table9.A2" office:value-type="string">
            <text:p text:style-name="P21"/>
          </table:table-cell>
          <table:table-cell table:style-name="Table9.B2" table:number-columns-spanned="2" office:value-type="string">
            <text:h text:style-name="P78" text:outline-level="1"><text:bookmark text:name="__RefHeading__418_1092573484"/>11 Profiling competitors<text:bookmark-end text:name="__RefHeading__418_1092573484"/></text:h>
            <text:p text:style-name="P48"/>
          </table:table-cell>
          <table:covered-table-cell/>
          <table:table-cell table:style-name="Table9.C1" office:value-type="string">
            <text:p text:style-name="P21"/>
          </table:table-cell>
        </table:table-row>
        <table:table-row table:style-name="Table9.3">
          <table:table-cell table:style-name="Table9.A1" table:number-rows-spanned="2" office:value-type="string">
            <text:p text:style-name="P21"/>
          </table:table-cell>
          <table:table-cell table:style-name="Table9.B3" table:number-columns-spanned="2"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3"><text:span text:style-name="T16">Competitor name</text:span></text:p>
                </table:table-cell>
                <table:table-cell table:style-name="Table10.A1" office:value-type="string">
                  <text:p text:style-name="P23"><text:span text:style-name="T16">Strengths</text:span></text:p>
                </table:table-cell>
                <table:table-cell table:style-name="Table10.C1" office:value-type="string">
                  <text:p text:style-name="P23"><text:span text:style-name="T16">Weaknesses</text:span></text:p>
                </table:table-cell>
              </table:table-row>
              <table:table-row table:style-name="Table10.2">
                <table:table-cell table:style-name="Table10.A1" office:value-type="string">
                  <text:list xml:id="list34269472" text:continue-numbering="true" text:style-name="WW8Num12">
                    <text:list-item>
                      <text:p text:style-name="P36"><field:fieldmark-start text:name="__Fieldmark__80_1092573484" field:type="vnd.oasis.opendocument.field.FORMTEXT"><field:param field:name="Description" field:value="Competitor name"/><field:param field:name="Name" field:value=""/></field:fieldmark-start>     <field:fieldmark-end/></text:p>
                    </text:list-item>
                  </text:list>
                </table:table-cell>
                <table:table-cell table:style-name="Table10.A1" office:value-type="string">
                  <text:list xml:id="list34264354" text:continue-numbering="true" text:style-name="WW8Num12">
                    <text:list-item>
                      <text:p text:style-name="P36"><field:fieldmark-start text:name="__Fieldmark__81_1092573484" field:type="vnd.oasis.opendocument.field.FORMTEXT"><field:param field:name="Description" field:value="Strengths"/><field:param field:name="Name" field:value=""/></field:fieldmark-start>     <field:fieldmark-end/></text:p>
                    </text:list-item>
                  </text:list>
                </table:table-cell>
                <table:table-cell table:style-name="Table10.C1" office:value-type="string">
                  <text:list xml:id="list34284005" text:continue-numbering="true" text:style-name="WW8Num12">
                    <text:list-item>
                      <text:p text:style-name="P36"><field:fieldmark-start text:name="__Fieldmark__82_1092573484" field:type="vnd.oasis.opendocument.field.FORMTEXT"><field:param field:name="Description" field:value="Weaknesses"/><field:param field:name="Name" field:value=""/></field:fieldmark-start>     <field:fieldmark-end/></text:p>
                    </text:list-item>
                  </text:list>
                </table:table-cell>
              </table:table-row>
              <table:table-row table:style-name="Table10.2">
                <table:table-cell table:style-name="Table10.A1" office:value-type="string">
                  <text:list xml:id="list34268529" text:continue-numbering="true" text:style-name="WW8Num12">
                    <text:list-item>
                      <text:p text:style-name="P36"><field:fieldmark-start text:name="__Fieldmark__83_1092573484" field:type="vnd.oasis.opendocument.field.FORMTEXT"><field:param field:name="Description" field:value="Competitor name"/><field:param field:name="Name" field:value=""/></field:fieldmark-start>     <field:fieldmark-end/></text:p>
                    </text:list-item>
                  </text:list>
                </table:table-cell>
                <table:table-cell table:style-name="Table10.A1" office:value-type="string">
                  <text:list xml:id="list34261186" text:continue-numbering="true" text:style-name="WW8Num12">
                    <text:list-item>
                      <text:p text:style-name="P36"><field:fieldmark-start text:name="__Fieldmark__84_1092573484" field:type="vnd.oasis.opendocument.field.FORMTEXT"><field:param field:name="Description" field:value="Strengths"/><field:param field:name="Name" field:value=""/></field:fieldmark-start>     <field:fieldmark-end/></text:p>
                    </text:list-item>
                  </text:list>
                </table:table-cell>
                <table:table-cell table:style-name="Table10.C1" office:value-type="string">
                  <text:list xml:id="list34263718" text:continue-numbering="true" text:style-name="WW8Num12">
                    <text:list-item>
                      <text:p text:style-name="P36"><field:fieldmark-start text:name="__Fieldmark__85_1092573484" field:type="vnd.oasis.opendocument.field.FORMTEXT"><field:param field:name="Description" field:value="Weaknesses"/><field:param field:name="Name" field:value=""/></field:fieldmark-start>     <field:fieldmark-end/></text:p>
                    </text:list-item>
                  </text:list>
                </table:table-cell>
              </table:table-row>
              <table:table-row table:style-name="Table10.2">
                <table:table-cell table:style-name="Table10.A1" office:value-type="string">
                  <text:list xml:id="list34283629" text:continue-numbering="true" text:style-name="WW8Num12">
                    <text:list-item>
                      <text:p text:style-name="P36"><field:fieldmark-start text:name="__Fieldmark__86_1092573484" field:type="vnd.oasis.opendocument.field.FORMTEXT"><field:param field:name="Description" field:value="Competitor name"/><field:param field:name="Name" field:value=""/></field:fieldmark-start>     <field:fieldmark-end/></text:p>
                    </text:list-item>
                  </text:list>
                </table:table-cell>
                <table:table-cell table:style-name="Table10.A1" office:value-type="string">
                  <text:list xml:id="list34283508" text:continue-numbering="true" text:style-name="WW8Num12">
                    <text:list-item>
                      <text:p text:style-name="P36"><field:fieldmark-start text:name="__Fieldmark__87_1092573484" field:type="vnd.oasis.opendocument.field.FORMTEXT"><field:param field:name="Description" field:value="Strengths"/><field:param field:name="Name" field:value=""/></field:fieldmark-start>     <field:fieldmark-end/></text:p>
                    </text:list-item>
                  </text:list>
                </table:table-cell>
                <table:table-cell table:style-name="Table10.C1" office:value-type="string">
                  <text:list xml:id="list34284858" text:continue-numbering="true" text:style-name="WW8Num12">
                    <text:list-item>
                      <text:p text:style-name="P36"><field:fieldmark-start text:name="__Fieldmark__88_1092573484" field:type="vnd.oasis.opendocument.field.FORMTEXT"><field:param field:name="Description" field:value="Weaknesses"/><field:param field:name="Name" field:value=""/></field:fieldmark-start>     <field:fieldmark-end/></text:p>
                    </text:list-item>
                  </text:list>
                </table:table-cell>
              </table:table-row>
              <table:table-row table:style-name="Table10.2">
                <table:table-cell table:style-name="Table10.A1" office:value-type="string">
                  <text:list xml:id="list34279051" text:continue-numbering="true" text:style-name="WW8Num12">
                    <text:list-item>
                      <text:p text:style-name="P36"><field:fieldmark-start text:name="__Fieldmark__89_1092573484" field:type="vnd.oasis.opendocument.field.FORMTEXT"><field:param field:name="Description" field:value="Competitor name"/><field:param field:name="Name" field:value="Text78"/></field:fieldmark-start>     <field:fieldmark-end/></text:p>
                    </text:list-item>
                  </text:list>
                </table:table-cell>
                <table:table-cell table:style-name="Table10.A1" office:value-type="string">
                  <text:list xml:id="list34281756" text:continue-numbering="true" text:style-name="WW8Num12">
                    <text:list-item>
                      <text:p text:style-name="P36"><field:fieldmark-start text:name="__Fieldmark__90_1092573484" field:type="vnd.oasis.opendocument.field.FORMTEXT"><field:param field:name="Description" field:value="Strengths"/><field:param field:name="Name" field:value="Text79"/></field:fieldmark-start>     <field:fieldmark-end/></text:p>
                    </text:list-item>
                  </text:list>
                </table:table-cell>
                <table:table-cell table:style-name="Table10.C1" office:value-type="string">
                  <text:list xml:id="list34263052" text:continue-numbering="true" text:style-name="WW8Num12">
                    <text:list-item>
                      <text:p text:style-name="P36"><field:fieldmark-start text:name="__Fieldmark__91_1092573484" field:type="vnd.oasis.opendocument.field.FORMTEXT"><field:param field:name="Description" field:value="Weaknesses"/><field:param field:name="Name" field:value="Text80"/></field:fieldmark-start>     <field:fieldmark-end/></text:p>
                    </text:list-item>
                  </text:list>
                </table:table-cell>
              </table:table-row>
              <table:table-row table:style-name="Table10.2">
                <table:table-cell table:style-name="Table10.A1" office:value-type="string">
                  <text:list xml:id="list34269384" text:continue-numbering="true" text:style-name="WW8Num12">
                    <text:list-item>
                      <text:p text:style-name="P36"><field:fieldmark-start text:name="__Fieldmark__92_1092573484" field:type="vnd.oasis.opendocument.field.FORMTEXT"><field:param field:name="Description" field:value="Competitor name"/><field:param field:name="Name" field:value="Text83"/></field:fieldmark-start>     <field:fieldmark-end/></text:p>
                    </text:list-item>
                  </text:list>
                </table:table-cell>
                <table:table-cell table:style-name="Table10.A1" office:value-type="string">
                  <text:list xml:id="list34267554" text:continue-numbering="true" text:style-name="WW8Num12">
                    <text:list-item>
                      <text:p text:style-name="P36"><field:fieldmark-start text:name="__Fieldmark__93_1092573484" field:type="vnd.oasis.opendocument.field.FORMTEXT"><field:param field:name="Description" field:value="Strengths"/><field:param field:name="Name" field:value="Text82"/></field:fieldmark-start>     <field:fieldmark-end/></text:p>
                    </text:list-item>
                  </text:list>
                </table:table-cell>
                <table:table-cell table:style-name="Table10.C1" office:value-type="string">
                  <text:list xml:id="list34274008" text:continue-numbering="true" text:style-name="WW8Num12">
                    <text:list-item>
                      <text:p text:style-name="P36"><field:fieldmark-start text:name="__Fieldmark__94_1092573484" field:type="vnd.oasis.opendocument.field.FORMTEXT"><field:param field:name="Description" field:value="Weaknesses"/><field:param field:name="Name" field:value="Text81"/></field:fieldmark-start>     <field:fieldmark-end/></text:p>
                    </text:list-item>
                  </text:list>
                </table:table-cell>
              </table:table-row>
            </table:table>
            <text:p text:style-name="P20"/>
            <text:h text:style-name="Heading_20_2" text:outline-level="2">How you can improve on their offer and/or price(s):</text:h>
          </table:table-cell>
          <table:covered-table-cell/>
          <table:table-cell table:style-name="Table9.C1" table:number-rows-spanned="2" office:value-type="string">
            <text:p text:style-name="P21"/>
          </table:table-cell>
        </table:table-row>
        <table:table-row table:style-name="Table9.4">
          <table:covered-table-cell/>
          <table:table-cell table:style-name="Table9.B4" table:number-columns-spanned="2" office:value-type="string">
            <text:list xml:id="list34274584" text:continue-numbering="true" text:style-name="WW8Num12">
              <text:list-item>
                <text:p text:style-name="P62"><field:fieldmark-start text:name="__Fieldmark__95_1092573484" field:type="vnd.oasis.opendocument.field.FORMTEXT"><field:param field:name="Description" field:value="How will you manage these risks so that they become less of a threat"/><field:param field:name="Name" field:value="Text85"/></field:fieldmark-start>     <field:fieldmark-end/></text:p>
              </text:list-item>
            </text:list>
          </table:table-cell>
          <table:covered-table-cell/>
          <table:covered-table-cell/>
        </table:table-row>
        <table:table-row table:style-name="Table9.5">
          <table:table-cell table:style-name="Table9.A5" office:value-type="string">
            <text:p text:style-name="P21"/>
          </table:table-cell>
          <table:table-cell table:style-name="Table9.A5" table:number-columns-spanned="2" office:value-type="string">
            <text:p text:style-name="P53"/>
          </table:table-cell>
          <table:covered-table-cell/>
          <table:table-cell table:style-name="Table9.D5" office:value-type="string">
            <text:p text:style-name="P21"/>
          </table:table-cell>
        </table:table-row>
        <table:table-row table:style-name="Table9.5">
          <table:table-cell table:style-name="Table9.A6" office:value-type="string">
            <text:p text:style-name="P21"/>
          </table:table-cell>
          <table:table-cell table:style-name="Table9.B6" table:number-columns-spanned="2" office:value-type="string">
            <text:p text:style-name="P53"/>
          </table:table-cell>
          <table:covered-table-cell/>
          <table:table-cell table:style-name="Table9.D6" office:value-type="string">
            <text:p text:style-name="P21"/>
          </table:table-cell>
        </table:table-row>
        <table:table-row table:style-name="Table9.7">
          <table:table-cell table:style-name="Table9.A1" office:value-type="string">
            <text:p text:style-name="P21"/>
          </table:table-cell>
          <table:table-cell table:style-name="Table9.B7" table:number-columns-spanned="2" office:value-type="string">
            <text:h text:style-name="P78" text:outline-level="1"><text:bookmark text:name="__RefHeading__420_1092573484"/>12 Managing market risks<text:bookmark-end text:name="__RefHeading__420_1092573484"/></text:h>
            <text:h text:style-name="Heading_20_2" text:outline-level="2">Write down the risks you have identified:</text:h>
            <text:list xml:id="list34259899" text:style-name="WW8Num34">
              <text:list-item>
                <text:p text:style-name="P63"><field:fieldmark-start text:name="__Fieldmark__96_1092573484" field:type="vnd.oasis.opendocument.field.FORMTEXT"><field:param field:name="Description" field:value="How will you manage these risks so that they become less of a threat"/><field:param field:name="Name" field:value="Text85"/></field:fieldmark-start>     <field:fieldmark-end/></text:p>
              </text:list-item>
            </text:list>
            <text:p text:style-name="P20"/>
          </table:table-cell>
          <table:covered-table-cell/>
          <table:table-cell table:style-name="Table9.C1" office:value-type="string">
            <text:p text:style-name="P21"/>
          </table:table-cell>
        </table:table-row>
        <table:table-row table:style-name="Table9.8">
          <table:table-cell table:style-name="Table9.A1" office:value-type="string">
            <text:p text:style-name="P21"/>
          </table:table-cell>
          <table:table-cell table:style-name="Table9.B3" table:number-columns-spanned="2" office:value-type="string">
            <text:h text:style-name="P75" text:outline-level="2">How will you manage these risks so that they become less of a threat:</text:h>
          </table:table-cell>
          <table:covered-table-cell/>
          <table:table-cell table:style-name="Table9.C1" office:value-type="string">
            <text:p text:style-name="P21"/>
          </table:table-cell>
        </table:table-row>
        <table:table-row table:style-name="Table9.9">
          <table:table-cell table:style-name="Table9.A1" office:value-type="string">
            <text:p text:style-name="P21"/>
          </table:table-cell>
          <table:table-cell table:style-name="Table9.B3" table:number-columns-spanned="2" office:value-type="string">
            <text:list xml:id="list34238457" text:style-name="WW8Num13">
              <text:list-item>
                <text:p text:style-name="P64"><field:fieldmark-start text:name="__Fieldmark__97_1092573484" field:type="vnd.oasis.opendocument.field.FORMTEXT"><field:param field:name="Description" field:value="How will you manage these risks so that they become less of a threat"/><field:param field:name="Name" field:value="Text85"/></field:fieldmark-start>     <field:fieldmark-end/></text:p>
              </text:list-item>
            </text:list>
          </table:table-cell>
          <table:covered-table-cell/>
          <table:table-cell table:style-name="Table9.C1" office:value-type="string">
            <text:p text:style-name="P21"/>
          </table:table-cell>
        </table:table-row>
        <table:table-row table:style-name="Table9.10">
          <table:table-cell table:style-name="Table9.A2" office:value-type="string">
            <text:p text:style-name="P21"/>
          </table:table-cell>
          <table:table-cell table:style-name="Table9.B10" table:number-columns-spanned="2" office:value-type="string">
            <text:h text:style-name="P78" text:outline-level="1"><text:bookmark text:name="__RefHeading__422_1092573484"/>13 Pricing<text:bookmark-end text:name="__RefHeading__422_1092573484"/></text:h>
          </table:table-cell>
          <table:covered-table-cell/>
          <table:table-cell table:style-name="Table9.C1" office:value-type="string">
            <text:p text:style-name="P21"/>
          </table:table-cell>
        </table:table-row>
        <table:table-row table:style-name="Table9.11">
          <table:table-cell table:style-name="Table9.A1" office:value-type="string">
            <text:p text:style-name="P21"/>
          </table:table-cell>
          <table:table-cell table:style-name="Table9.B3" table:number-columns-spanned="2" office:value-type="string">
            <text:h text:style-name="P75" text:outline-level="2">How you can calculate your prices:</text:h>
          </table:table-cell>
          <table:covered-table-cell/>
          <table:table-cell table:style-name="Table9.C1" office:value-type="string">
            <text:p text:style-name="P60"/>
          </table:table-cell>
        </table:table-row>
        <table:table-row table:style-name="Table9.12">
          <table:table-cell table:style-name="Table9.A1" office:value-type="string">
            <text:p text:style-name="P21"/>
          </table:table-cell>
          <table:table-cell table:style-name="Table9.B4" table:number-columns-spanned="2" office:value-type="string">
            <text:list xml:id="list34259233" text:continue-list="list34274584" text:style-name="WW8Num12">
              <text:list-item>
                <text:p text:style-name="P62"><field:fieldmark-start text:name="__Fieldmark__98_1092573484" field:type="vnd.oasis.opendocument.field.FORMTEXT"><field:param field:name="Description" field:value="How you can calculate your prices"/><field:param field:name="Name" field:value="Text136"/></field:fieldmark-start>     <field:fieldmark-end/></text:p>
              </text:list-item>
            </text:list>
          </table:table-cell>
          <table:covered-table-cell/>
          <table:table-cell table:style-name="Table9.C1" office:value-type="string">
            <text:p text:style-name="P21"/>
          </table:table-cell>
        </table:table-row>
        <table:table-row table:style-name="Table9.13">
          <table:table-cell table:style-name="Table9.A1" office:value-type="string">
            <text:p text:style-name="P21"/>
          </table:table-cell>
          <table:table-cell table:style-name="Table9.A1" table:number-columns-spanned="2" office:value-type="string">
            <text:p text:style-name="P21"/>
          </table:table-cell>
          <table:covered-table-cell/>
          <table:table-cell table:style-name="Table9.C1" office:value-type="string">
            <text:p text:style-name="P21"/>
          </table:table-cell>
        </table:table-row>
      </table:table>
      <text:p text:style-name="P7"/>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1"/>
          </table:table-cell>
          <table:table-cell table:style-name="Table11.A1" office:value-type="string">
            <text:p text:style-name="P21"/>
          </table:table-cell>
          <table:table-cell table:style-name="Table11.C1" office:value-type="string">
            <text:p text:style-name="P21"/>
          </table:table-cell>
        </table:table-row>
        <text:soft-page-break/>
        <table:table-row table:style-name="Table11.2">
          <table:table-cell table:style-name="Table11.A1" office:value-type="string">
            <text:p text:style-name="P21"/>
          </table:table-cell>
          <table:table-cell table:style-name="Table11.B2" office:value-type="string">
            <text:h text:style-name="P75" text:outline-level="2">How your prices compare with the competition:</text:h>
          </table:table-cell>
          <table:table-cell table:style-name="Table11.C1" office:value-type="string">
            <text:p text:style-name="P21"/>
          </table:table-cell>
        </table:table-row>
        <table:table-row table:style-name="Table11.3">
          <table:table-cell table:style-name="Table11.A1" table:number-rows-spanned="2" office:value-type="string">
            <text:p text:style-name="P21"/>
          </table:table-cell>
          <table:table-cell table:style-name="Table11.B3" office:value-type="string">
            <text:p text:style-name="P21"/>
            <table:table table:name="Table12" table:style-name="Table12">
              <table:table-column table:style-name="Table12.A" table:number-columns-repeated="2"/>
              <table:table-column table:style-name="Table12.C"/>
              <table:table-row table:style-name="Table12.1">
                <table:table-cell table:style-name="Table12.A1" office:value-type="string">
                  <text:p text:style-name="P54">Product/service</text:p>
                </table:table-cell>
                <table:table-cell table:style-name="Table12.A1" office:value-type="string">
                  <text:p text:style-name="P23"><text:span text:style-name="T17">Your price(s)</text:span></text:p>
                </table:table-cell>
                <table:table-cell table:style-name="Table12.C1" office:value-type="string">
                  <text:p text:style-name="P23"><text:span text:style-name="T17">Range of competitor prices (per unit)</text:span></text:p>
                </table:table-cell>
              </table:table-row>
              <table:table-row table:style-name="Table12.2">
                <table:table-cell table:style-name="Table12.A1" office:value-type="string">
                  <text:p text:style-name="P37"><field:fieldmark-start text:name="__Fieldmark__99_1092573484" field:type="vnd.oasis.opendocument.field.FORMTEXT"><field:param field:name="Description" field:value="Product/service"/><field:param field:name="Name" field:value=""/></field:fieldmark-start>     <field:fieldmark-end/></text:p>
                </table:table-cell>
                <table:table-cell table:style-name="Table12.A1" office:value-type="string">
                  <text:p text:style-name="P23"><text:span text:style-name="T13">£</text:span><field:fieldmark-start text:name="__Fieldmark__100_1092573484" field:type="vnd.oasis.opendocument.field.FORMTEXT"><field:param field:name="Description" field:value="Your price(s)"/><field:param field:name="Name" field:value=""/></field:fieldmark-start><text:span text:style-name="T14">     </text:span><field:fieldmark-end/></text:p>
                </table:table-cell>
                <table:table-cell table:style-name="Table12.C1" office:value-type="string">
                  <text:p text:style-name="P23"><text:span text:style-name="T13">£</text:span><field:fieldmark-start text:name="__Fieldmark__101_1092573484" field:type="vnd.oasis.opendocument.field.FORMTEXT"><field:param field:name="Description" field:value="Range of competitor prices (per unit)"/><field:param field:name="Name" field:value=""/></field:fieldmark-start><text:span text:style-name="T14">     </text:span><field:fieldmark-end/></text:p>
                </table:table-cell>
              </table:table-row>
              <table:table-row table:style-name="Table12.2">
                <table:table-cell table:style-name="Table12.A1" office:value-type="string">
                  <text:p text:style-name="P37"><field:fieldmark-start text:name="__Fieldmark__102_1092573484" field:type="vnd.oasis.opendocument.field.FORMTEXT"><field:param field:name="Description" field:value="Product/service"/><field:param field:name="Name" field:value=""/></field:fieldmark-start>     <field:fieldmark-end/></text:p>
                </table:table-cell>
                <table:table-cell table:style-name="Table12.A1" office:value-type="string">
                  <text:p text:style-name="P23"><text:span text:style-name="T13">£</text:span><field:fieldmark-start text:name="__Fieldmark__103_1092573484" field:type="vnd.oasis.opendocument.field.FORMTEXT"><field:param field:name="Description" field:value="Your price(s)"/><field:param field:name="Name" field:value=""/></field:fieldmark-start><text:span text:style-name="T14">     </text:span><field:fieldmark-end/></text:p>
                </table:table-cell>
                <table:table-cell table:style-name="Table12.C1" office:value-type="string">
                  <text:p text:style-name="P23"><text:span text:style-name="T13">£</text:span><field:fieldmark-start text:name="__Fieldmark__104_1092573484" field:type="vnd.oasis.opendocument.field.FORMTEXT"><field:param field:name="Description" field:value="Range of competitor prices (per unit)"/><field:param field:name="Name" field:value=""/></field:fieldmark-start><text:span text:style-name="T14">     </text:span><field:fieldmark-end/></text:p>
                </table:table-cell>
              </table:table-row>
              <table:table-row table:style-name="Table12.2">
                <table:table-cell table:style-name="Table12.A1" office:value-type="string">
                  <text:p text:style-name="P37"><field:fieldmark-start text:name="__Fieldmark__105_1092573484" field:type="vnd.oasis.opendocument.field.FORMTEXT"><field:param field:name="Description" field:value="Product/service"/><field:param field:name="Name" field:value=""/></field:fieldmark-start>     <field:fieldmark-end/></text:p>
                </table:table-cell>
                <table:table-cell table:style-name="Table12.A1" office:value-type="string">
                  <text:p text:style-name="P23"><text:span text:style-name="T13">£</text:span><field:fieldmark-start text:name="__Fieldmark__106_1092573484" field:type="vnd.oasis.opendocument.field.FORMTEXT"><field:param field:name="Description" field:value="Your price(s)"/><field:param field:name="Name" field:value=""/></field:fieldmark-start><text:span text:style-name="T14">     </text:span><field:fieldmark-end/></text:p>
                </table:table-cell>
                <table:table-cell table:style-name="Table12.C1" office:value-type="string">
                  <text:p text:style-name="P23"><text:span text:style-name="T13">£</text:span><field:fieldmark-start text:name="__Fieldmark__107_1092573484" field:type="vnd.oasis.opendocument.field.FORMTEXT"><field:param field:name="Description" field:value="Range of competitor prices (per unit)"/><field:param field:name="Name" field:value=""/></field:fieldmark-start><text:span text:style-name="T14">     </text:span><field:fieldmark-end/></text:p>
                </table:table-cell>
              </table:table-row>
              <table:table-row table:style-name="Table12.2">
                <table:table-cell table:style-name="Table12.A1" office:value-type="string">
                  <text:p text:style-name="P37"><field:fieldmark-start text:name="__Fieldmark__108_1092573484" field:type="vnd.oasis.opendocument.field.FORMTEXT"><field:param field:name="Description" field:value="Product/service"/><field:param field:name="Name" field:value=""/></field:fieldmark-start>     <field:fieldmark-end/></text:p>
                </table:table-cell>
                <table:table-cell table:style-name="Table12.A1" office:value-type="string">
                  <text:p text:style-name="P23"><text:span text:style-name="T13">£</text:span><field:fieldmark-start text:name="__Fieldmark__109_1092573484" field:type="vnd.oasis.opendocument.field.FORMTEXT"><field:param field:name="Description" field:value="Your price(s)"/><field:param field:name="Name" field:value=""/></field:fieldmark-start><text:span text:style-name="T14">     </text:span><field:fieldmark-end/></text:p>
                </table:table-cell>
                <table:table-cell table:style-name="Table12.C1" office:value-type="string">
                  <text:p text:style-name="P23"><text:span text:style-name="T13">£</text:span><field:fieldmark-start text:name="__Fieldmark__110_1092573484" field:type="vnd.oasis.opendocument.field.FORMTEXT"><field:param field:name="Description" field:value="Range of competitor prices (per unit)"/><field:param field:name="Name" field:value=""/></field:fieldmark-start><text:span text:style-name="T14">     </text:span><field:fieldmark-end/></text:p>
                </table:table-cell>
              </table:table-row>
              <table:table-row table:style-name="Table12.2">
                <table:table-cell table:style-name="Table12.A1" office:value-type="string">
                  <text:p text:style-name="P37"><field:fieldmark-start text:name="__Fieldmark__111_1092573484" field:type="vnd.oasis.opendocument.field.FORMTEXT"><field:param field:name="Description" field:value="Product/service"/><field:param field:name="Name" field:value=""/></field:fieldmark-start>     <field:fieldmark-end/></text:p>
                </table:table-cell>
                <table:table-cell table:style-name="Table12.A1" office:value-type="string">
                  <text:p text:style-name="P23"><text:span text:style-name="T13">£</text:span><field:fieldmark-start text:name="__Fieldmark__112_1092573484" field:type="vnd.oasis.opendocument.field.FORMTEXT"><field:param field:name="Description" field:value="Your price(s)"/><field:param field:name="Name" field:value=""/></field:fieldmark-start><text:span text:style-name="T14">     </text:span><field:fieldmark-end/></text:p>
                </table:table-cell>
                <table:table-cell table:style-name="Table12.C1" office:value-type="string">
                  <text:p text:style-name="P23"><text:span text:style-name="T13">£</text:span><field:fieldmark-start text:name="__Fieldmark__113_1092573484" field:type="vnd.oasis.opendocument.field.FORMTEXT"><field:param field:name="Description" field:value="Range of competitor prices (per unit)"/><field:param field:name="Name" field:value=""/></field:fieldmark-start><text:span text:style-name="T14">     </text:span><field:fieldmark-end/></text:p>
                </table:table-cell>
              </table:table-row>
              <table:table-row table:style-name="Table12.2">
                <table:table-cell table:style-name="Table12.A1" office:value-type="string">
                  <text:p text:style-name="P37"><field:fieldmark-start text:name="__Fieldmark__114_1092573484" field:type="vnd.oasis.opendocument.field.FORMTEXT"><field:param field:name="Description" field:value="Product/service"/><field:param field:name="Name" field:value=""/></field:fieldmark-start>     <field:fieldmark-end/></text:p>
                </table:table-cell>
                <table:table-cell table:style-name="Table12.A1" office:value-type="string">
                  <text:p text:style-name="P23"><text:span text:style-name="T13">£</text:span><field:fieldmark-start text:name="__Fieldmark__115_1092573484" field:type="vnd.oasis.opendocument.field.FORMTEXT"><field:param field:name="Description" field:value="Your price(s)"/><field:param field:name="Name" field:value=""/></field:fieldmark-start><text:span text:style-name="T14">     </text:span><field:fieldmark-end/></text:p>
                </table:table-cell>
                <table:table-cell table:style-name="Table12.C1" office:value-type="string">
                  <text:p text:style-name="P23"><text:span text:style-name="T13">£</text:span><field:fieldmark-start text:name="__Fieldmark__116_1092573484" field:type="vnd.oasis.opendocument.field.FORMTEXT"><field:param field:name="Description" field:value="Range of competitor prices (per unit)"/><field:param field:name="Name" field:value=""/></field:fieldmark-start><text:span text:style-name="T14">     </text:span><field:fieldmark-end/></text:p>
                </table:table-cell>
              </table:table-row>
              <table:table-row table:style-name="Table12.2">
                <table:table-cell table:style-name="Table12.A1" office:value-type="string">
                  <text:p text:style-name="P37"><field:fieldmark-start text:name="__Fieldmark__117_1092573484" field:type="vnd.oasis.opendocument.field.FORMTEXT"><field:param field:name="Description" field:value="Product/service"/><field:param field:name="Name" field:value=""/></field:fieldmark-start>     <field:fieldmark-end/></text:p>
                </table:table-cell>
                <table:table-cell table:style-name="Table12.A1" office:value-type="string">
                  <text:p text:style-name="P23"><text:span text:style-name="T13">£</text:span><field:fieldmark-start text:name="__Fieldmark__118_1092573484" field:type="vnd.oasis.opendocument.field.FORMTEXT"><field:param field:name="Description" field:value="Your price(s)"/><field:param field:name="Name" field:value=""/></field:fieldmark-start><text:span text:style-name="T14">     </text:span><field:fieldmark-end/></text:p>
                </table:table-cell>
                <table:table-cell table:style-name="Table12.C1" office:value-type="string">
                  <text:p text:style-name="P23"><text:span text:style-name="T13">£</text:span><field:fieldmark-start text:name="__Fieldmark__119_1092573484" field:type="vnd.oasis.opendocument.field.FORMTEXT"><field:param field:name="Description" field:value="Range of competitor prices (per unit)"/><field:param field:name="Name" field:value=""/></field:fieldmark-start><text:span text:style-name="T14">     </text:span><field:fieldmark-end/></text:p>
                </table:table-cell>
              </table:table-row>
            </table:table>
            <text:p text:style-name="P20"/>
            <text:p text:style-name="P20"/>
          </table:table-cell>
          <table:table-cell table:style-name="Table11.C1" table:number-rows-spanned="2" office:value-type="string">
            <text:p text:style-name="P21"/>
          </table:table-cell>
        </table:table-row>
        <table:table-row table:style-name="Table11.4">
          <table:covered-table-cell/>
          <table:table-cell table:style-name="Table11.B4" office:value-type="string">
            <text:h text:style-name="P75" text:outline-level="2">Reasons for the difference between your price(s) and your competitors’ price(s):</text:h>
            <text:list xml:id="list34238016" text:style-name="WW8Num32">
              <text:list-item>
                <text:p text:style-name="P38"><field:fieldmark-start text:name="__Fieldmark__120_1092573484" field:type="vnd.oasis.opendocument.field.FORMTEXT"><field:param field:name="Description" field:value="Reasons for the difference between your price(s) and your competitors’ price(s)"/><field:param field:name="Name" field:value="Text76"/></field:fieldmark-start>     <field:fieldmark-end/></text:p>
              </text:list-item>
            </text:list>
          </table:table-cell>
          <table:covered-table-cell/>
        </table:table-row>
        <table:table-row table:style-name="Table11.5">
          <table:table-cell table:style-name="Table11.A5" office:value-type="string">
            <text:p text:style-name="P21"/>
          </table:table-cell>
          <table:table-cell table:style-name="Table11.A5" office:value-type="string">
            <text:p text:style-name="P21"/>
          </table:table-cell>
          <table:table-cell table:style-name="Table11.C5" office:value-type="string">
            <text:p text:style-name="P21"/>
          </table:table-cell>
        </table:table-row>
      </table:table>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1"/>
          </table:table-cell>
          <table:table-cell table:style-name="Table13.B1" office:value-type="string">
            <text:p text:style-name="P21"/>
          </table:table-cell>
          <table:table-cell table:style-name="Table13.C1" office:value-type="string">
            <text:p text:style-name="P21"/>
          </table:table-cell>
        </table:table-row>
        <table:table-row table:style-name="Table13.2">
          <table:table-cell table:style-name="Table13.A2" table:number-rows-spanned="2" office:value-type="string">
            <text:p text:style-name="P21"/>
          </table:table-cell>
          <table:table-cell table:style-name="Table13.B2" office:value-type="string">
            <text:h text:style-name="P78" text:outline-level="1"><text:bookmark text:name="__RefHeading__424_1092573484"/>14 Promotion and advertising<text:bookmark-end text:name="__RefHeading__424_1092573484"/></text:h>
            <text:h text:style-name="Heading_20_2" text:outline-level="2">How and where will you promote your product/service?</text:h>
          </table:table-cell>
          <table:table-cell table:style-name="Table13.C2" table:number-rows-spanned="2" office:value-type="string">
            <text:p text:style-name="P21"/>
          </table:table-cell>
        </table:table-row>
        <table:table-row table:style-name="Table13.3">
          <table:covered-table-cell/>
          <table:table-cell table:style-name="Table13.B3" office:value-type="string">
            <text:p text:style-name="P65"/>
          </table:table-cell>
          <table:covered-table-cell/>
        </table:table-row>
        <table:table-row table:style-name="Table13.4">
          <table:table-cell table:style-name="Table13.A2" table:number-rows-spanned="2" office:value-type="string">
            <text:p text:style-name="P21"/>
          </table:table-cell>
          <table:table-cell table:style-name="Table13.B3" office:value-type="string">
            <text:list xml:id="list34256738" text:continue-numbering="true" text:style-name="WW8Num32">
              <text:list-item>
                <text:p text:style-name="P39"><field:fieldmark-start text:name="__Fieldmark__121_1092573484" field:type="vnd.oasis.opendocument.field.FORMTEXT"><field:param field:name="Description" field:value="How and where will you promote your product/service"/><field:param field:name="Name" field:value="Text137"/></field:fieldmark-start>     <field:fieldmark-end/></text:p>
              </text:list-item>
            </text:list>
            <text:p text:style-name="P24"/>
            <text:p text:style-name="P24"/>
            <text:p text:style-name="P24"/>
            <text:p text:style-name="P24"/>
            <text:p text:style-name="P24"/>
            <text:p text:style-name="P24"/>
            <text:p text:style-name="P24"/>
            <text:p text:style-name="P24"/>
          </table:table-cell>
          <table:table-cell table:style-name="Table13.C2" table:number-rows-spanned="2" office:value-type="string">
            <text:p text:style-name="P21"/>
          </table:table-cell>
        </table:table-row>
        <table:table-row table:style-name="Table13.5">
          <table:covered-table-cell/>
          <table:table-cell table:style-name="Table13.B5" office:value-type="string">
            <text:p text:style-name="P21"/>
          </table:table-cell>
          <table:covered-table-cell/>
        </table:table-row>
        <table:table-row table:style-name="Table13.6">
          <table:table-cell table:style-name="Table13.A2" office:value-type="string">
            <text:p text:style-name="P21"/>
          </table:table-cell>
          <table:table-cell table:style-name="Table13.A2" office:value-type="string">
            <text:p text:style-name="P21"/>
          </table:table-cell>
          <table:table-cell table:style-name="Table13.C2" office:value-type="string">
            <text:p text:style-name="P21"/>
          </table:table-cell>
        </table:table-row>
      </table:table>
      <text:h text:style-name="P83" text:outline-level="1"><text:bookmark text:name="__RefHeading__426_1092573484"/>Running the business<text:bookmark-end text:name="__RefHeading__426_1092573484"/></text:h>
      <table:table table:name="Table14" table:style-name="Table14">
        <table:table-column table:style-name="Table14.A"/>
        <table:table-column table:style-name="Table14.B"/>
        <table:table-column table:style-name="Table14.C"/>
        <table:table-row table:style-name="Table14.1">
          <table:table-cell table:style-name="Table14.A1" table:number-rows-spanned="6" office:value-type="string">
            <text:p text:style-name="P21"/>
            <text:p text:style-name="P20"/>
          </table:table-cell>
          <table:table-cell table:style-name="Table14.B1" office:value-type="string">
            <text:p text:style-name="P21"/>
          </table:table-cell>
          <table:table-cell table:style-name="Table14.C1" office:value-type="string">
            <text:p text:style-name="P21"/>
          </table:table-cell>
        </table:table-row>
        <table:table-row table:style-name="Table14.2">
          <table:covered-table-cell/>
          <table:table-cell table:style-name="Table14.B2" office:value-type="string">
            <text:h text:style-name="P78" text:outline-level="1"><text:bookmark text:name="__RefHeading__428_1092573484"/>15 Staff<text:bookmark-end text:name="__RefHeading__428_1092573484"/></text:h>
            <text:p text:style-name="P66"/>
            <text:p text:style-name="P66"/>
          </table:table-cell>
          <table:table-cell table:style-name="Table14.C1" office:value-type="string">
            <text:p text:style-name="P21"/>
          </table:table-cell>
        </table:table-row>
        <table:table-row table:style-name="Table14.3">
          <table:covered-table-cell/>
          <table:table-cell table:style-name="Table14.B3"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67">Role</text:p>
                </table:table-cell>
                <table:table-cell table:style-name="Table15.A1" office:value-type="string">
                  <text:p text:style-name="P67">Total cost</text:p>
                </table:table-cell>
                <table:table-cell table:style-name="Table15.A1" office:value-type="string">
                  <text:p text:style-name="P23"><text:span text:style-name="T18">Necessary experience</text:span></text:p>
                </table:table-cell>
                <table:table-cell table:style-name="Table15.D1" office:value-type="string">
                  <text:p text:style-name="P67">Specialist skills and/or qualifications</text:p>
                </table:table-cell>
              </table:table-row>
              <table:table-row table:style-name="Table15.2">
                <table:table-cell table:style-name="Table15.A2" office:value-type="string">
                  <text:list xml:id="list34268568" text:continue-numbering="true" text:style-name="WW8Num32">
                    <text:list-item>
                      <text:p text:style-name="P39"><field:fieldmark-start text:name="__Fieldmark__122_1092573484" field:type="vnd.oasis.opendocument.field.FORMTEXT"><field:param field:name="Description" field:value="Staff Member Role"/><field:param field:name="Name" field:value=""/></field:fieldmark-start>     <field:fieldmark-end/></text:p>
                    </text:list-item>
                  </text:list>
                </table:table-cell>
                <table:table-cell table:style-name="Table15.A2" office:value-type="string">
                  <text:p text:style-name="P23"><text:span text:style-name="T13">£</text:span><field:fieldmark-start text:name="__Fieldmark__123_1092573484" field:type="vnd.oasis.opendocument.field.FORMTEXT"><field:param field:name="Description" field:value="Total cost"/><field:param field:name="Name" field:value="Text89"/></field:fieldmark-start><text:span text:style-name="T14">     </text:span><field:fieldmark-end/></text:p>
                </table:table-cell>
                <table:table-cell table:style-name="Table15.A2" office:value-type="string">
                  <text:list xml:id="list34267221" text:continue-numbering="true" text:style-name="WW8Num32">
                    <text:list-item>
                      <text:p text:style-name="P39"><field:fieldmark-start text:name="__Fieldmark__124_1092573484" field:type="vnd.oasis.opendocument.field.FORMTEXT"><field:param field:name="Description" field:value="Necessary experience"/><field:param field:name="Name" field:value=""/></field:fieldmark-start>     <field:fieldmark-end/></text:p>
                    </text:list-item>
                  </text:list>
                </table:table-cell>
                <table:table-cell table:style-name="Table15.D2" office:value-type="string">
                  <text:list xml:id="list34273138" text:continue-numbering="true" text:style-name="WW8Num32">
                    <text:list-item>
                      <text:p text:style-name="P39"><field:fieldmark-start text:name="__Fieldmark__125_1092573484" field:type="vnd.oasis.opendocument.field.FORMTEXT"><field:param field:name="Description" field:value="Specialist skills and/or qualifications"/><field:param field:name="Name" field:value=""/></field:fieldmark-start>     <field:fieldmark-end/></text:p>
                    </text:list-item>
                  </text:list>
                </table:table-cell>
              </table:table-row>
              <table:table-row table:style-name="Table15.2">
                <table:table-cell table:style-name="Table15.A2" office:value-type="string">
                  <text:list xml:id="list34280915" text:continue-numbering="true" text:style-name="WW8Num32">
                    <text:list-item>
                      <text:p text:style-name="P39"><field:fieldmark-start text:name="__Fieldmark__126_1092573484" field:type="vnd.oasis.opendocument.field.FORMTEXT"><field:param field:name="Description" field:value="Staff Member Role"/><field:param field:name="Name" field:value=""/></field:fieldmark-start>     <field:fieldmark-end/></text:p>
                    </text:list-item>
                  </text:list>
                </table:table-cell>
                <table:table-cell table:style-name="Table15.A2" office:value-type="string">
                  <text:p text:style-name="P23"><text:span text:style-name="T13">£</text:span><field:fieldmark-start text:name="__Fieldmark__127_1092573484" field:type="vnd.oasis.opendocument.field.FORMTEXT"><field:param field:name="Description" field:value="Total cost"/><field:param field:name="Name" field:value="Text90"/></field:fieldmark-start><text:span text:style-name="T14">     </text:span><field:fieldmark-end/></text:p>
                </table:table-cell>
                <table:table-cell table:style-name="Table15.A2" office:value-type="string">
                  <text:list xml:id="list34246601" text:style-name="WW8Num29">
                    <text:list-item>
                      <text:p text:style-name="P40"><field:fieldmark-start text:name="__Fieldmark__128_1092573484" field:type="vnd.oasis.opendocument.field.FORMTEXT"><field:param field:name="Description" field:value="Necessary experience"/><field:param field:name="Name" field:value=""/></field:fieldmark-start>     <field:fieldmark-end/></text:p>
                    </text:list-item>
                  </text:list>
                </table:table-cell>
                <table:table-cell table:style-name="Table15.D2" office:value-type="string">
                  <text:list xml:id="list34267770" text:continue-numbering="true" text:style-name="WW8Num29">
                    <text:list-item>
                      <text:p text:style-name="P40"><field:fieldmark-start text:name="__Fieldmark__129_1092573484" field:type="vnd.oasis.opendocument.field.FORMTEXT"><field:param field:name="Description" field:value="Specialist skills and/or qualifications"/><field:param field:name="Name" field:value=""/></field:fieldmark-start>     <field:fieldmark-end/></text:p>
                    </text:list-item>
                  </text:list>
                </table:table-cell>
              </table:table-row>
              <table:table-row table:style-name="Table15.2">
                <table:table-cell table:style-name="Table15.A2" office:value-type="string">
                  <text:list xml:id="list34262109" text:continue-numbering="true" text:style-name="WW8Num29">
                    <text:list-item>
                      <text:p text:style-name="P40"><field:fieldmark-start text:name="__Fieldmark__130_1092573484" field:type="vnd.oasis.opendocument.field.FORMTEXT"><field:param field:name="Description" field:value="Staff Member Role"/><field:param field:name="Name" field:value=""/></field:fieldmark-start>     <field:fieldmark-end/></text:p>
                    </text:list-item>
                  </text:list>
                </table:table-cell>
                <table:table-cell table:style-name="Table15.A2" office:value-type="string">
                  <text:p text:style-name="P23"><text:span text:style-name="T13">£</text:span><field:fieldmark-start text:name="__Fieldmark__131_1092573484" field:type="vnd.oasis.opendocument.field.FORMTEXT"><field:param field:name="Description" field:value="Total cost"/><field:param field:name="Name" field:value="Text91"/></field:fieldmark-start><text:span text:style-name="T14">     </text:span><field:fieldmark-end/></text:p>
                </table:table-cell>
                <table:table-cell table:style-name="Table15.A2" office:value-type="string">
                  <text:list xml:id="list34246019" text:style-name="WW8Num33">
                    <text:list-item>
                      <text:p text:style-name="P41"><field:fieldmark-start text:name="__Fieldmark__132_1092573484" field:type="vnd.oasis.opendocument.field.FORMTEXT"><field:param field:name="Description" field:value="Necessary experience"/><field:param field:name="Name" field:value=""/></field:fieldmark-start>     <field:fieldmark-end/></text:p>
                    </text:list-item>
                  </text:list>
                </table:table-cell>
                <table:table-cell table:style-name="Table15.D2" office:value-type="string">
                  <text:list xml:id="list34264102" text:style-name="WW8Num31">
                    <text:list-item>
                      <text:p text:style-name="P42"><field:fieldmark-start text:name="__Fieldmark__133_1092573484" field:type="vnd.oasis.opendocument.field.FORMTEXT"><field:param field:name="Description" field:value="Specialist skills and/or qualifications"/><field:param field:name="Name" field:value=""/></field:fieldmark-start>     <field:fieldmark-end/></text:p>
                    </text:list-item>
                  </text:list>
                </table:table-cell>
              </table:table-row>
              <table:table-row table:style-name="Table15.2">
                <table:table-cell table:style-name="Table15.A2" office:value-type="string">
                  <text:list xml:id="list34277789" text:continue-numbering="true" text:style-name="WW8Num31">
                    <text:list-item>
                      <text:p text:style-name="P42"><field:fieldmark-start text:name="__Fieldmark__134_1092573484" field:type="vnd.oasis.opendocument.field.FORMTEXT"><field:param field:name="Description" field:value="Staff Member Role"/><field:param field:name="Name" field:value="Text88"/></field:fieldmark-start>     <field:fieldmark-end/></text:p>
                    </text:list-item>
                  </text:list>
                </table:table-cell>
                <table:table-cell table:style-name="Table15.A2" office:value-type="string">
                  <text:p text:style-name="P23"><text:span text:style-name="T13">£</text:span><field:fieldmark-start text:name="__Fieldmark__135_1092573484" field:type="vnd.oasis.opendocument.field.FORMTEXT"><field:param field:name="Description" field:value="Total cost"/><field:param field:name="Name" field:value="Text92"/></field:fieldmark-start><text:span text:style-name="T14">     </text:span><field:fieldmark-end/></text:p>
                </table:table-cell>
                <table:table-cell table:style-name="Table15.A2" office:value-type="string">
                  <text:list xml:id="list34267604" text:continue-numbering="true" text:style-name="WW8Num31">
                    <text:list-item>
                      <text:p text:style-name="P42"><field:fieldmark-start text:name="__Fieldmark__136_1092573484" field:type="vnd.oasis.opendocument.field.FORMTEXT"><field:param field:name="Description" field:value="Necessary experience"/><field:param field:name="Name" field:value="Text93"/></field:fieldmark-start>     <field:fieldmark-end/></text:p>
                    </text:list-item>
                  </text:list>
                </table:table-cell>
                <table:table-cell table:style-name="Table15.D2" office:value-type="string">
                  <text:list xml:id="list34268985" text:continue-numbering="true" text:style-name="WW8Num31">
                    <text:list-item>
                      <text:p text:style-name="P42"><field:fieldmark-start text:name="__Fieldmark__137_1092573484" field:type="vnd.oasis.opendocument.field.FORMTEXT"><field:param field:name="Description" field:value="Specialist skills and/or qualifications"/><field:param field:name="Name" field:value="Text94"/></field:fieldmark-start>     <field:fieldmark-end/></text:p>
                    </text:list-item>
                  </text:list>
                </table:table-cell>
              </table:table-row>
              <table:table-row table:style-name="Table15.2">
                <table:table-cell table:style-name="Table15.A2" office:value-type="string">
                  <text:list xml:id="list34255639" text:continue-numbering="true" text:style-name="WW8Num31">
                    <text:list-item>
                      <text:p text:style-name="P42"><field:fieldmark-start text:name="__Fieldmark__138_1092573484" field:type="vnd.oasis.opendocument.field.FORMTEXT"><field:param field:name="Description" field:value="Staff Member Role"/><field:param field:name="Name" field:value="Text115"/></field:fieldmark-start>     <field:fieldmark-end/></text:p>
                    </text:list-item>
                  </text:list>
                </table:table-cell>
                <table:table-cell table:style-name="Table15.A2" office:value-type="string">
                  <text:p text:style-name="P23"><text:span text:style-name="T13">£</text:span><field:fieldmark-start text:name="__Fieldmark__139_1092573484" field:type="vnd.oasis.opendocument.field.FORMTEXT"><field:param field:name="Description" field:value="Total cost"/><field:param field:name="Name" field:value="Text118"/></field:fieldmark-start><text:span text:style-name="T14">     </text:span><field:fieldmark-end/></text:p>
                </table:table-cell>
                <table:table-cell table:style-name="Table15.A2" office:value-type="string">
                  <text:list xml:id="list342693841" text:continue-numbering="true" text:style-name="WW8Num31">
                    <text:list-item>
                      <text:p text:style-name="P42"><field:fieldmark-start text:name="__Fieldmark__140_1092573484" field:type="vnd.oasis.opendocument.field.FORMTEXT"><field:param field:name="Description" field:value="Necessary experience"/><field:param field:name="Name" field:value="Text119"/></field:fieldmark-start>     <field:fieldmark-end/></text:p>
                    </text:list-item>
                  </text:list>
                </table:table-cell>
                <table:table-cell table:style-name="Table15.D2" office:value-type="string">
                  <text:list xml:id="list34255751" text:continue-numbering="true" text:style-name="WW8Num31">
                    <text:list-item>
                      <text:p text:style-name="P42"><field:fieldmark-start text:name="__Fieldmark__141_1092573484" field:type="vnd.oasis.opendocument.field.FORMTEXT"><field:param field:name="Description" field:value="Specialist skills and/or qualifications"/><field:param field:name="Name" field:value="Text122"/></field:fieldmark-start>     <field:fieldmark-end/></text:p>
                    </text:list-item>
                  </text:list>
                </table:table-cell>
              </table:table-row>
            </table:table>
            <text:p text:style-name="P20"/>
          </table:table-cell>
          <table:table-cell table:style-name="Table14.C1" office:value-type="string">
            <text:p text:style-name="P21"/>
          </table:table-cell>
        </table:table-row>
        <table:table-row table:style-name="Table14.4">
          <table:covered-table-cell/>
          <table:table-cell table:style-name="Table14.B3" office:value-type="string">
            <text:h text:style-name="P78" text:outline-level="1"><text:bookmark text:name="__RefHeading__430_1092573484"/>16 Premises<text:bookmark-end text:name="__RefHeading__430_1092573484"/></text:h>
            <text:p text:style-name="P68"/>
            <table:table table:name="Table16" table:style-name="Table16">
              <table:table-column table:style-name="Table16.A"/>
              <table:table-column table:style-name="Table16.B"/>
              <table:table-row table:style-name="Table16.1">
                <table:table-cell table:style-name="Table16.A1" office:value-type="string">
                  <text:p text:style-name="P54"/>
                </table:table-cell>
                <table:table-cell table:style-name="Table16.B1" office:value-type="string">
                  <text:p text:style-name="P55">Cost £</text:p>
                </table:table-cell>
              </table:table-row>
              <table:table-row table:style-name="Table16.2">
                <table:table-cell table:style-name="Table16.A1" office:value-type="string">
                  <text:p text:style-name="P23"><text:span text:style-name="T13">Premises required at start-up: </text:span><field:fieldmark-start text:name="__Fieldmark__142_1092573484" field:type="vnd.oasis.opendocument.field.FORMTEXT"><field:param field:name="Description" field:value="Premises required at start-up"/><field:param field:name="Name" field:value="Text141"/></field:fieldmark-start><text:span text:style-name="T14">     </text:span><field:fieldmark-end/></text:p>
                </table:table-cell>
                <table:table-cell table:style-name="Table16.B1" office:value-type="string">
                  <text:p text:style-name="P23"><text:span text:style-name="T13">£</text:span><field:fieldmark-start text:name="__Fieldmark__143_1092573484" field:type="vnd.oasis.opendocument.field.FORMTEXT"><field:param field:name="Description" field:value="Cost £"/><field:param field:name="Name" field:value="Text95"/></field:fieldmark-start><text:span text:style-name="T14">     </text:span><field:fieldmark-end/></text:p>
                </table:table-cell>
              </table:table-row>
              <table:table-row table:style-name="Table16.3">
                <table:table-cell table:style-name="Table16.A1" office:value-type="string">
                  <text:p text:style-name="P23"><text:span text:style-name="T13">Premises required in the future (if different): </text:span><field:fieldmark-start text:name="__Fieldmark__144_1092573484" field:type="vnd.oasis.opendocument.field.FORMTEXT"><field:param field:name="Description" field:value="Premises required in the future (if different)"/><field:param field:name="Name" field:value=""/></field:fieldmark-start><text:span text:style-name="T14">     </text:span><field:fieldmark-end/></text:p>
                </table:table-cell>
                <table:table-cell table:style-name="Table16.B1" office:value-type="string">
                  <text:p text:style-name="P23"><text:span text:style-name="T13">£</text:span><field:fieldmark-start text:name="__Fieldmark__145_1092573484" field:type="vnd.oasis.opendocument.field.FORMTEXT"><field:param field:name="Description" field:value="Cost £"/><field:param field:name="Name" field:value="Text96"/></field:fieldmark-start><text:span text:style-name="T14">     </text:span><field:fieldmark-end/></text:p>
                </table:table-cell>
              </table:table-row>
            </table:table>
            <text:p text:style-name="P56"/>
          </table:table-cell>
          <table:table-cell table:style-name="Table14.C4" table:number-rows-spanned="2" office:value-type="string">
            <text:p text:style-name="P21"/>
          </table:table-cell>
        </table:table-row>
        <table:table-row table:style-name="Table14.5">
          <table:covered-table-cell/>
          <table:table-cell table:style-name="Table14.B5" table:number-rows-spanned="2" office:value-type="string">
            <text:h text:style-name="P78" text:outline-level="1"><text:bookmark text:name="__RefHeading__432_1092573484"/>17 Suppliers<text:bookmark-end text:name="__RefHeading__432_1092573484"/></text:h>
            <text:h text:style-name="Heading_20_2" text:outline-level="2">Your key suppliers and their credit terms</text:h>
            <text:p text:style-name="P52"><draw:frame draw:style-name="fr1" draw:name="Frame1" text:anchor-type="char" svg:y="0.275cm" svg:width="16.014cm" draw:z-index="6"><draw:text-box fo:min-height="0.041cm"><table:table table:name="Table17" table:style-name="Table17"><table:table-column table:style-name="Table17.A"/><table:table-column table:style-name="Table17.B"/><table:table-column table:style-name="Table17.C"/><table:table-row table:style-name="Table17.1"><table:table-cell table:style-name="Table17.A1" office:value-type="string"><text:p text:style-name="P54">Supplier</text:p></table:table-cell><table:table-cell table:style-name="Table17.A1" office:value-type="string"><text:p text:style-name="P54">What you’ll buy from them</text:p></table:table-cell><table:table-cell table:style-name="Table17.C1" office:value-type="string"><text:p text:style-name="P54">Number of days’ credit</text:p></table:table-cell></table:table-row><table:table-row table:style-name="Table17.2"><table:table-cell table:style-name="Table17.A1" office:value-type="string"><text:list xml:id="list34259156" text:style-name="WW8Num26"><text:list-item><text:p text:style-name="P71"><field:fieldmark-start text:name="__Fieldmark__146_1092573484" field:type="vnd.oasis.opendocument.field.FORMTEXT"><field:param field:name="Description" field:value="Supplier"/><field:param field:name="Name" field:value=""/></field:fieldmark-start>     <field:fieldmark-end/></text:p></text:list-item></text:list></table:table-cell><table:table-cell table:style-name="Table17.A1" office:value-type="string"><text:list xml:id="list34285771" text:continue-list="list34280915" text:style-name="WW8Num32"><text:list-item><text:p text:style-name="P72"><field:fieldmark-start text:name="__Fieldmark__147_1092573484" field:type="vnd.oasis.opendocument.field.FORMTEXT"><field:param field:name="Description" field:value="What you’ll buy from them"/><field:param field:name="Name" field:value="Text107"/></field:fieldmark-start>     <field:fieldmark-end/></text:p></text:list-item></text:list><text:p text:style-name="P70"/></table:table-cell><table:table-cell table:style-name="Table17.C1" office:value-type="string"><text:list xml:id="list34258365" text:continue-numbering="true" text:style-name="WW8Num32"><text:list-item><text:p text:style-name="P72"><field:fieldmark-start text:name="__Fieldmark__148_1092573484" field:type="vnd.oasis.opendocument.field.FORMTEXT"><field:param field:name="Description" field:value="Number of days’ credit"/><field:param field:name="Name" field:value=""/></field:fieldmark-start>     <field:fieldmark-end/></text:p></text:list-item></text:list></table:table-cell></table:table-row><table:table-row table:style-name="Table17.2"><table:table-cell table:style-name="Table17.A1" office:value-type="string"><text:list xml:id="list34275617" text:continue-numbering="true" text:style-name="WW8Num32"><text:list-item><text:p text:style-name="P72"><field:fieldmark-start text:name="__Fieldmark__149_1092573484" field:type="vnd.oasis.opendocument.field.FORMTEXT"><field:param field:name="Description" field:value="Supplier"/><field:param field:name="Name" field:value=""/></field:fieldmark-start>     <field:fieldmark-end/></text:p></text:list-item></text:list></table:table-cell><table:table-cell table:style-name="Table17.A1" office:value-type="string"><text:list xml:id="list34262782" text:continue-numbering="true" text:style-name="WW8Num32"><text:list-item><text:p text:style-name="P72"><field:fieldmark-start text:name="__Fieldmark__150_1092573484" field:type="vnd.oasis.opendocument.field.FORMTEXT"><field:param field:name="Description" field:value="What you’ll buy from them"/><field:param field:name="Name" field:value="Text106"/></field:fieldmark-start>     <field:fieldmark-end/></text:p></text:list-item></text:list></table:table-cell><table:table-cell table:style-name="Table17.C1" office:value-type="string"><text:list xml:id="list34275645" text:continue-numbering="true" text:style-name="WW8Num32"><text:list-item><text:p text:style-name="P72"><field:fieldmark-start text:name="__Fieldmark__151_1092573484" field:type="vnd.oasis.opendocument.field.FORMTEXT"><field:param field:name="Description" field:value="Number of days’ credit"/><field:param field:name="Name" field:value=""/></field:fieldmark-start>     <field:fieldmark-end/></text:p></text:list-item></text:list></table:table-cell></table:table-row><table:table-row table:style-name="Table17.2"><table:table-cell table:style-name="Table17.A1" office:value-type="string"><text:list xml:id="list34253611" text:continue-numbering="true" text:style-name="WW8Num32"><text:list-item><text:p text:style-name="P72"><field:fieldmark-start text:name="__Fieldmark__152_1092573484" field:type="vnd.oasis.opendocument.field.FORMTEXT"><field:param field:name="Description" field:value="Supplier"/><field:param field:name="Name" field:value="Text97"/></field:fieldmark-start>     <field:fieldmark-end/></text:p></text:list-item></text:list></table:table-cell><table:table-cell table:style-name="Table17.A1" office:value-type="string"><text:list xml:id="list34270929" text:continue-numbering="true" text:style-name="WW8Num32"><text:list-item><text:p text:style-name="P72"><field:fieldmark-start text:name="__Fieldmark__153_1092573484" field:type="vnd.oasis.opendocument.field.FORMTEXT"><field:param field:name="Description" field:value="What you’ll buy from them"/><field:param field:name="Name" field:value="Text105"/></field:fieldmark-start>     <field:fieldmark-end/></text:p></text:list-item></text:list></table:table-cell><table:table-cell table:style-name="Table17.C1" office:value-type="string"><text:list xml:id="list34280762" text:continue-numbering="true" text:style-name="WW8Num32"><text:list-item><text:p text:style-name="P72"><field:fieldmark-start text:name="__Fieldmark__154_1092573484" field:type="vnd.oasis.opendocument.field.FORMTEXT"><field:param field:name="Description" field:value="Number of days’ credit"/><field:param field:name="Name" field:value="Text108"/></field:fieldmark-start>     <field:fieldmark-end/></text:p></text:list-item></text:list></table:table-cell></table:table-row><table:table-row table:style-name="Table17.2"><table:table-cell table:style-name="Table17.A1" office:value-type="string"><text:list xml:id="list34270432" text:continue-numbering="true" text:style-name="WW8Num32"><text:list-item><text:p text:style-name="P72"><field:fieldmark-start text:name="__Fieldmark__155_1092573484" field:type="vnd.oasis.opendocument.field.FORMTEXT"><field:param field:name="Description" field:value="Supplier"/><field:param field:name="Name" field:value="Text98"/></field:fieldmark-start>     <field:fieldmark-end/></text:p></text:list-item></text:list></table:table-cell><table:table-cell table:style-name="Table17.A1" office:value-type="string"><text:list xml:id="list34269312" text:continue-numbering="true" text:style-name="WW8Num32"><text:list-item><text:p text:style-name="P72"><field:fieldmark-start text:name="__Fieldmark__156_1092573484" field:type="vnd.oasis.opendocument.field.FORMTEXT"><field:param field:name="Description" field:value="What you’ll buy from them"/><field:param field:name="Name" field:value="Text104"/></field:fieldmark-start>     <field:fieldmark-end/></text:p></text:list-item></text:list></table:table-cell><table:table-cell table:style-name="Table17.C1" office:value-type="string"><text:list xml:id="list34276440" text:continue-numbering="true" text:style-name="WW8Num32"><text:list-item><text:p text:style-name="P72"><field:fieldmark-start text:name="__Fieldmark__157_1092573484" field:type="vnd.oasis.opendocument.field.FORMTEXT"><field:param field:name="Description" field:value="Number of days’ credit"/><field:param field:name="Name" field:value="Text109"/></field:fieldmark-start>     <field:fieldmark-end/></text:p></text:list-item></text:list></table:table-cell></table:table-row><table:table-row table:style-name="Table17.2"><table:table-cell table:style-name="Table17.A1" office:value-type="string"><text:list xml:id="list34275672" text:continue-numbering="true" text:style-name="WW8Num32"><text:list-item><text:p text:style-name="P72"><field:fieldmark-start text:name="__Fieldmark__158_1092573484" field:type="vnd.oasis.opendocument.field.FORMTEXT"><field:param field:name="Description" field:value="Supplier"/><field:param field:name="Name" field:value="Text99"/></field:fieldmark-start>     <field:fieldmark-end/></text:p></text:list-item></text:list></table:table-cell><table:table-cell table:style-name="Table17.A1" office:value-type="string"><text:list xml:id="list34267820" text:continue-numbering="true" text:style-name="WW8Num32"><text:list-item><text:p text:style-name="P72"><field:fieldmark-start text:name="__Fieldmark__159_1092573484" field:type="vnd.oasis.opendocument.field.FORMTEXT"><field:param field:name="Description" field:value="What you’ll buy from them"/><field:param field:name="Name" field:value="Text103"/></field:fieldmark-start>     <field:fieldmark-end/></text:p></text:list-item></text:list></table:table-cell><table:table-cell table:style-name="Table17.C1" office:value-type="string"><text:list xml:id="list34281447" text:continue-numbering="true" text:style-name="WW8Num32"><text:list-item><text:p text:style-name="P72"><field:fieldmark-start text:name="__Fieldmark__160_1092573484" field:type="vnd.oasis.opendocument.field.FORMTEXT"><field:param field:name="Description" field:value="Number of days’ credit"/><field:param field:name="Name" field:value="Text110"/></field:fieldmark-start>     <field:fieldmark-end/></text:p></text:list-item></text:list></table:table-cell></table:table-row><table:table-row table:style-name="Table17.2"><table:table-cell table:style-name="Table17.A1" office:value-type="string"><text:list xml:id="list34276864" text:continue-numbering="true" text:style-name="WW8Num32"><text:list-item><text:p text:style-name="P72"><field:fieldmark-start text:name="__Fieldmark__161_1092573484" field:type="vnd.oasis.opendocument.field.FORMTEXT"><field:param field:name="Description" field:value="Supplier"/><field:param field:name="Name" field:value=""/></field:fieldmark-start>     <field:fieldmark-end/></text:p></text:list-item></text:list></table:table-cell><table:table-cell table:style-name="Table17.A1" office:value-type="string"><text:list xml:id="list34276873" text:continue-numbering="true" text:style-name="WW8Num32"><text:list-item><text:p text:style-name="P72"><field:fieldmark-start text:name="__Fieldmark__162_1092573484" field:type="vnd.oasis.opendocument.field.FORMTEXT"><field:param field:name="Description" field:value="What you’ll buy from them"/><field:param field:name="Name" field:value="Text102"/></field:fieldmark-start>     <field:fieldmark-end/></text:p></text:list-item></text:list></table:table-cell><table:table-cell table:style-name="Table17.C1" office:value-type="string"><text:list xml:id="list34278369" text:continue-numbering="true" text:style-name="WW8Num32"><text:list-item><text:p text:style-name="P72"><field:fieldmark-start text:name="__Fieldmark__163_1092573484" field:type="vnd.oasis.opendocument.field.FORMTEXT"><field:param field:name="Description" field:value="Number of days’ credit"/><field:param field:name="Name" field:value=""/></field:fieldmark-start>     <field:fieldmark-end/></text:p></text:list-item></text:list></table:table-cell></table:table-row><table:table-row table:style-name="Table17.2"><table:table-cell table:style-name="Table17.A1" office:value-type="string"><text:list xml:id="list34273714" text:continue-numbering="true" text:style-name="WW8Num32"><text:list-item><text:p text:style-name="P72"><field:fieldmark-start text:name="__Fieldmark__164_1092573484" field:type="vnd.oasis.opendocument.field.FORMTEXT"><field:param field:name="Description" field:value="Supplier"/><field:param field:name="Name" field:value="Text100"/></field:fieldmark-start>     <field:fieldmark-end/></text:p></text:list-item></text:list></table:table-cell><table:table-cell table:style-name="Table17.A1" office:value-type="string"><text:list xml:id="list34258598" text:continue-numbering="true" text:style-name="WW8Num32"><text:list-item><text:p text:style-name="P72"><field:fieldmark-start text:name="__Fieldmark__165_1092573484" field:type="vnd.oasis.opendocument.field.FORMTEXT"><field:param field:name="Description" field:value="What you’ll buy from them"/><field:param field:name="Name" field:value="Text101"/></field:fieldmark-start>     <field:fieldmark-end/></text:p></text:list-item></text:list></table:table-cell><table:table-cell table:style-name="Table17.C1" office:value-type="string"><text:list xml:id="list34266947" text:continue-numbering="true" text:style-name="WW8Num32"><text:list-item><text:p text:style-name="P72"><field:fieldmark-start text:name="__Fieldmark__166_1092573484" field:type="vnd.oasis.opendocument.field.FORMTEXT"><field:param field:name="Description" field:value="Number of days’ credit"/><field:param field:name="Name" field:value="Text111"/></field:fieldmark-start>     <field:fieldmark-end/></text:p></text:list-item></text:list></table:table-cell></table:table-row><table:table-row table:style-name="Table17.2"><table:table-cell table:style-name="Table17.A1" office:value-type="string"><text:list xml:id="list34283244" text:continue-numbering="true" text:style-name="WW8Num32"><text:list-item><text:p text:style-name="P72"><field:fieldmark-start text:name="__Fieldmark__167_1092573484" field:type="vnd.oasis.opendocument.field.FORMTEXT"><field:param field:name="Description" field:value="Supplier"/><field:param field:name="Name" field:value="Text112"/></field:fieldmark-start>     <field:fieldmark-end/></text:p></text:list-item></text:list></table:table-cell><table:table-cell table:style-name="Table17.A1" office:value-type="string"><text:list xml:id="list34270122" text:continue-numbering="true" text:style-name="WW8Num32"><text:list-item><text:p text:style-name="P72"><field:fieldmark-start text:name="__Fieldmark__168_1092573484" field:type="vnd.oasis.opendocument.field.FORMTEXT"><field:param field:name="Description" field:value="What you’ll buy from them"/><field:param field:name="Name" field:value="Text113"/></field:fieldmark-start>     <field:fieldmark-end/></text:p></text:list-item></text:list></table:table-cell><table:table-cell table:style-name="Table17.C1" office:value-type="string"><text:list xml:id="list34263489" text:continue-numbering="true" text:style-name="WW8Num32"><text:list-item><text:p text:style-name="P72"><field:fieldmark-start text:name="__Fieldmark__169_1092573484" field:type="vnd.oasis.opendocument.field.FORMTEXT"><field:param field:name="Description" field:value="Number of days’ credit"/><field:param field:name="Name" field:value="Text114"/></field:fieldmark-start>     <field:fieldmark-end/></text:p></text:list-item></text:list></table:table-cell></table:table-row></table:table></draw:text-box></draw:frame></text:p>
          </table:table-cell>
          <table:covered-table-cell/>
        </table:table-row>
        <table:table-row table:style-name="Table14.6">
          <table:covered-table-cell/>
          <table:covered-table-cell/>
          <table:table-cell table:style-name="Table14.C1" office:value-type="string">
            <text:p text:style-name="P21"/>
          </table:table-cell>
        </table:table-row>
        <text:soft-page-break/>
        <table:table-row table:style-name="Table14.2">
          <table:table-cell table:style-name="Table14.B1" office:value-type="string">
            <text:p text:style-name="P21"/>
          </table:table-cell>
          <table:table-cell table:style-name="Table14.B1" office:value-type="string">
            <text:p text:style-name="P21"/>
          </table:table-cell>
          <table:table-cell table:style-name="Table14.C1" office:value-type="string">
            <text:p text:style-name="P21"/>
          </table:table-cell>
        </table:table-row>
      </table:table>
      <text:p text:style-name="P3"/>
      <text:p text:style-name="P3"/>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1"/>
          </table:table-cell>
          <table:table-cell table:style-name="Table18.A1" office:value-type="string">
            <text:p text:style-name="P21"/>
          </table:table-cell>
          <table:table-cell table:style-name="Table18.C1" office:value-type="string">
            <text:p text:style-name="P21"/>
          </table:table-cell>
        </table:table-row>
        <table:table-row table:style-name="Table18.2">
          <table:table-cell table:style-name="Table18.A1" office:value-type="string">
            <text:p text:style-name="P21"/>
          </table:table-cell>
          <table:table-cell table:style-name="Table18.B2" office:value-type="string">
            <text:h text:style-name="P78" text:outline-level="1"><text:bookmark text:name="__RefHeading__434_1092573484"/>18 Equipment<text:bookmark-end text:name="__RefHeading__434_1092573484"/></text:h>
          </table:table-cell>
          <table:table-cell table:style-name="Table18.C1" office:value-type="string">
            <text:p text:style-name="P21"/>
          </table:table-cell>
        </table:table-row>
        <table:table-row table:style-name="Table18.3">
          <table:table-cell table:style-name="Table18.A1" table:number-rows-spanned="3" office:value-type="string">
            <text:p text:style-name="P21"/>
          </table:table-cell>
          <table:table-cell table:style-name="Table18.B3" table:number-rows-spanned="3" office:value-type="string">
            <text:p text:style-name="P60"/>
            <text:p text:style-name="P59"/>
            <text:p text:style-name="P20"><draw:frame draw:style-name="fr1" draw:name="Frame2" text:anchor-type="char" svg:y="0.115cm" svg:width="12.619cm" draw:z-index="7"><draw:text-box fo:min-height="0.041cm"><table:table table:name="Table19" table:style-name="Table19"><table:table-column table:style-name="Table19.A"/><table:table-column table:style-name="Table19.B" table:number-columns-repeated="2"/><table:table-column table:style-name="Table19.D"/><table:table-row table:style-name="Table19.1"><table:table-cell table:style-name="Table19.A1" office:value-type="string"><text:p text:style-name="P23"><text:span text:style-name="T18">Resource </text:span></text:p></table:table-cell><table:table-cell table:style-name="Table19.A1" office:value-type="string"><text:p text:style-name="P67">When</text:p></table:table-cell><table:table-cell table:style-name="Table19.A1" office:value-type="string"><text:p text:style-name="P67">How funded</text:p></table:table-cell><table:table-cell table:style-name="Table19.D1" office:value-type="string"><text:p text:style-name="P23"><text:span text:style-name="T18">Cost £ per unit</text:span></text:p></table:table-cell></table:table-row><table:table-row table:style-name="Table19.2"><table:table-cell table:style-name="Table19.A1" office:value-type="string"><text:list xml:id="list34245849" text:style-name="WW8Num20"><text:list-item><text:p text:style-name="P43"><field:fieldmark-start text:name="__Fieldmark__170_1092573484" field:type="vnd.oasis.opendocument.field.FORMTEXT"><field:param field:name="Description" field:value="Resource   "/><field:param field:name="Name" field:value=""/></field:fieldmark-start>     <field:fieldmark-end/></text:p></text:list-item></text:list></table:table-cell><table:table-cell table:style-name="Table19.A1" office:value-type="string"><text:list xml:id="list34253881" text:continue-numbering="true" text:style-name="WW8Num20"><text:list-item><text:p text:style-name="P43"><field:fieldmark-start text:name="__Fieldmark__171_1092573484" field:type="vnd.oasis.opendocument.field.FORMTEXT"><field:param field:name="Description" field:value="When"/><field:param field:name="Name" field:value=""/></field:fieldmark-start>     <field:fieldmark-end/></text:p></text:list-item></text:list></table:table-cell><table:table-cell table:style-name="Table19.A1" office:value-type="string"><text:list xml:id="list34267532" text:continue-numbering="true" text:style-name="WW8Num20"><text:list-item><text:p text:style-name="P43"><field:fieldmark-start text:name="__Fieldmark__172_1092573484" field:type="vnd.oasis.opendocument.field.FORMTEXT"><field:param field:name="Description" field:value="How funded"/><field:param field:name="Name" field:value=""/></field:fieldmark-start>     <field:fieldmark-end/></text:p></text:list-item></text:list></table:table-cell><table:table-cell table:style-name="Table19.D1" office:value-type="string"><text:p text:style-name="P23"><text:span text:style-name="T13">£</text:span><field:fieldmark-start text:name="__Fieldmark__173_1092573484" field:type="vnd.oasis.opendocument.field.FORMTEXT"><field:param field:name="Description" field:value="Cost £ per unit"/><field:param field:name="Name" field:value="Text127"/></field:fieldmark-start><text:span text:style-name="T14">     </text:span><field:fieldmark-end/></text:p></table:table-cell></table:table-row><table:table-row table:style-name="Table19.2"><table:table-cell table:style-name="Table19.A1" office:value-type="string"><text:list xml:id="list34271908" text:continue-numbering="true" text:style-name="WW8Num20"><text:list-item><text:p text:style-name="P43"><field:fieldmark-start text:name="__Fieldmark__174_1092573484" field:type="vnd.oasis.opendocument.field.FORMTEXT"><field:param field:name="Description" field:value="Resource "/><field:param field:name="Name" field:value=""/></field:fieldmark-start>     <field:fieldmark-end/></text:p></text:list-item></text:list></table:table-cell><table:table-cell table:style-name="Table19.A1" office:value-type="string"><text:list xml:id="list34270882" text:continue-numbering="true" text:style-name="WW8Num20"><text:list-item><text:p text:style-name="P43"><field:fieldmark-start text:name="__Fieldmark__175_1092573484" field:type="vnd.oasis.opendocument.field.FORMTEXT"><field:param field:name="Description" field:value="When"/><field:param field:name="Name" field:value=""/></field:fieldmark-start>     <field:fieldmark-end/></text:p></text:list-item></text:list></table:table-cell><table:table-cell table:style-name="Table19.A1" office:value-type="string"><text:list xml:id="list34268551" text:continue-numbering="true" text:style-name="WW8Num20"><text:list-item><text:p text:style-name="P43"><field:fieldmark-start text:name="__Fieldmark__176_1092573484" field:type="vnd.oasis.opendocument.field.FORMTEXT"><field:param field:name="Description" field:value="How funded"/><field:param field:name="Name" field:value=""/></field:fieldmark-start>     <field:fieldmark-end/></text:p></text:list-item></text:list></table:table-cell><table:table-cell table:style-name="Table19.D1" office:value-type="string"><text:p text:style-name="P23"><text:span text:style-name="T13">£</text:span><field:fieldmark-start text:name="__Fieldmark__177_1092573484" field:type="vnd.oasis.opendocument.field.FORMTEXT"><field:param field:name="Description" field:value="Cost £ per unit"/><field:param field:name="Name" field:value=""/></field:fieldmark-start><text:span text:style-name="T14">     </text:span><field:fieldmark-end/></text:p></table:table-cell></table:table-row><table:table-row table:style-name="Table19.2"><table:table-cell table:style-name="Table19.A1" office:value-type="string"><text:list xml:id="list34281009" text:continue-numbering="true" text:style-name="WW8Num20"><text:list-item><text:p text:style-name="P43"><field:fieldmark-start text:name="__Fieldmark__178_1092573484" field:type="vnd.oasis.opendocument.field.FORMTEXT"><field:param field:name="Description" field:value="Resource"/><field:param field:name="Name" field:value=""/></field:fieldmark-start>     <field:fieldmark-end/></text:p></text:list-item></text:list></table:table-cell><table:table-cell table:style-name="Table19.A1" office:value-type="string"><text:list xml:id="list34275924" text:continue-numbering="true" text:style-name="WW8Num20"><text:list-item><text:p text:style-name="P43"><field:fieldmark-start text:name="__Fieldmark__179_1092573484" field:type="vnd.oasis.opendocument.field.FORMTEXT"><field:param field:name="Description" field:value="When"/><field:param field:name="Name" field:value=""/></field:fieldmark-start>     <field:fieldmark-end/></text:p></text:list-item></text:list></table:table-cell><table:table-cell table:style-name="Table19.A1" office:value-type="string"><text:list xml:id="list34261236" text:continue-numbering="true" text:style-name="WW8Num20"><text:list-item><text:p text:style-name="P43"><field:fieldmark-start text:name="__Fieldmark__180_1092573484" field:type="vnd.oasis.opendocument.field.FORMTEXT"><field:param field:name="Description" field:value="How funded"/><field:param field:name="Name" field:value=""/></field:fieldmark-start>     <field:fieldmark-end/></text:p></text:list-item></text:list></table:table-cell><table:table-cell table:style-name="Table19.D1" office:value-type="string"><text:p text:style-name="P23"><text:span text:style-name="T13">£</text:span><field:fieldmark-start text:name="__Fieldmark__181_1092573484" field:type="vnd.oasis.opendocument.field.FORMTEXT"><field:param field:name="Description" field:value="Cost £ per unit"/><field:param field:name="Name" field:value=""/></field:fieldmark-start><text:span text:style-name="T14">     </text:span><field:fieldmark-end/></text:p></table:table-cell></table:table-row><table:table-row table:style-name="Table19.2"><table:table-cell table:style-name="Table19.A1" office:value-type="string"><text:list xml:id="list34276270" text:continue-numbering="true" text:style-name="WW8Num20"><text:list-item><text:p text:style-name="P43"><field:fieldmark-start text:name="__Fieldmark__182_1092573484" field:type="vnd.oasis.opendocument.field.FORMTEXT"><field:param field:name="Description" field:value="Resource"/><field:param field:name="Name" field:value=""/></field:fieldmark-start>     <field:fieldmark-end/></text:p></text:list-item></text:list></table:table-cell><table:table-cell table:style-name="Table19.A1" office:value-type="string"><text:list xml:id="list34265260" text:continue-numbering="true" text:style-name="WW8Num20"><text:list-item><text:p text:style-name="P43"><field:fieldmark-start text:name="__Fieldmark__183_1092573484" field:type="vnd.oasis.opendocument.field.FORMTEXT"><field:param field:name="Description" field:value="When"/><field:param field:name="Name" field:value=""/></field:fieldmark-start>     <field:fieldmark-end/></text:p></text:list-item></text:list></table:table-cell><table:table-cell table:style-name="Table19.A1" office:value-type="string"><text:list xml:id="list34273126" text:continue-numbering="true" text:style-name="WW8Num20"><text:list-item><text:p text:style-name="P43"><field:fieldmark-start text:name="__Fieldmark__184_1092573484" field:type="vnd.oasis.opendocument.field.FORMTEXT"><field:param field:name="Description" field:value="How funded"/><field:param field:name="Name" field:value=""/></field:fieldmark-start>     <field:fieldmark-end/></text:p></text:list-item></text:list></table:table-cell><table:table-cell table:style-name="Table19.D1" office:value-type="string"><text:p text:style-name="P23"><text:span text:style-name="T13">£</text:span><field:fieldmark-start text:name="__Fieldmark__185_1092573484" field:type="vnd.oasis.opendocument.field.FORMTEXT"><field:param field:name="Description" field:value="Cost £ per unit"/><field:param field:name="Name" field:value=""/></field:fieldmark-start><text:span text:style-name="T14">     </text:span><field:fieldmark-end/></text:p></table:table-cell></table:table-row><table:table-row table:style-name="Table19.2"><table:table-cell table:style-name="Table19.A1" office:value-type="string"><text:list xml:id="list34273933" text:continue-numbering="true" text:style-name="WW8Num20"><text:list-item><text:p text:style-name="P43"><field:fieldmark-start text:name="__Fieldmark__186_1092573484" field:type="vnd.oasis.opendocument.field.FORMTEXT"><field:param field:name="Description" field:value="Resource"/><field:param field:name="Name" field:value=""/></field:fieldmark-start>     <field:fieldmark-end/></text:p></text:list-item></text:list></table:table-cell><table:table-cell table:style-name="Table19.A1" office:value-type="string"><text:list xml:id="list34269637" text:continue-numbering="true" text:style-name="WW8Num20"><text:list-item><text:p text:style-name="P43"><field:fieldmark-start text:name="__Fieldmark__187_1092573484" field:type="vnd.oasis.opendocument.field.FORMTEXT"><field:param field:name="Description" field:value="When"/><field:param field:name="Name" field:value="Text116"/></field:fieldmark-start>     <field:fieldmark-end/></text:p></text:list-item></text:list></table:table-cell><table:table-cell table:style-name="Table19.A1" office:value-type="string"><text:list xml:id="list34254339" text:continue-numbering="true" text:style-name="WW8Num20"><text:list-item><text:p text:style-name="P43"><field:fieldmark-start text:name="__Fieldmark__188_1092573484" field:type="vnd.oasis.opendocument.field.FORMTEXT"><field:param field:name="Description" field:value="How funded"/><field:param field:name="Name" field:value=""/></field:fieldmark-start>     <field:fieldmark-end/></text:p></text:list-item></text:list></table:table-cell><table:table-cell table:style-name="Table19.D1" office:value-type="string"><text:p text:style-name="P23"><text:span text:style-name="T13">£</text:span><field:fieldmark-start text:name="__Fieldmark__189_1092573484" field:type="vnd.oasis.opendocument.field.FORMTEXT"><field:param field:name="Description" field:value="Cost £ per unit"/><field:param field:name="Name" field:value=""/></field:fieldmark-start><text:span text:style-name="T14">     </text:span><field:fieldmark-end/></text:p></table:table-cell></table:table-row><table:table-row table:style-name="Table19.2"><table:table-cell table:style-name="Table19.A1" office:value-type="string"><text:list xml:id="list34273225" text:continue-numbering="true" text:style-name="WW8Num20"><text:list-item><text:p text:style-name="P43"><field:fieldmark-start text:name="__Fieldmark__190_1092573484" field:type="vnd.oasis.opendocument.field.FORMTEXT"><field:param field:name="Description" field:value="Resource"/><field:param field:name="Name" field:value=""/></field:fieldmark-start>     <field:fieldmark-end/></text:p></text:list-item></text:list></table:table-cell><table:table-cell table:style-name="Table19.A1" office:value-type="string"><text:list xml:id="list34255463" text:continue-numbering="true" text:style-name="WW8Num20"><text:list-item><text:p text:style-name="P43"><field:fieldmark-start text:name="__Fieldmark__191_1092573484" field:type="vnd.oasis.opendocument.field.FORMTEXT"><field:param field:name="Description" field:value="When"/><field:param field:name="Name" field:value="Text117"/></field:fieldmark-start>     <field:fieldmark-end/></text:p></text:list-item></text:list></table:table-cell><table:table-cell table:style-name="Table19.A1" office:value-type="string"><text:list xml:id="list34269295" text:continue-numbering="true" text:style-name="WW8Num20"><text:list-item><text:p text:style-name="P43"><field:fieldmark-start text:name="__Fieldmark__192_1092573484" field:type="vnd.oasis.opendocument.field.FORMTEXT"><field:param field:name="Description" field:value="How funded"/><field:param field:name="Name" field:value=""/></field:fieldmark-start>     <field:fieldmark-end/></text:p></text:list-item></text:list></table:table-cell><table:table-cell table:style-name="Table19.D1" office:value-type="string"><text:p text:style-name="P23"><text:span text:style-name="T13">£</text:span><field:fieldmark-start text:name="__Fieldmark__193_1092573484" field:type="vnd.oasis.opendocument.field.FORMTEXT"><field:param field:name="Description" field:value="Cost £ per unit"/><field:param field:name="Name" field:value=""/></field:fieldmark-start><text:span text:style-name="T14">     </text:span><field:fieldmark-end/></text:p></table:table-cell></table:table-row><table:table-row table:style-name="Table19.2"><table:table-cell table:style-name="Table19.A1" office:value-type="string"><text:list xml:id="list34261924" text:continue-numbering="true" text:style-name="WW8Num20"><text:list-item><text:p text:style-name="P43"><field:fieldmark-start text:name="__Fieldmark__194_1092573484" field:type="vnd.oasis.opendocument.field.FORMTEXT"><field:param field:name="Description" field:value="Resource"/><field:param field:name="Name" field:value=""/></field:fieldmark-start>     <field:fieldmark-end/></text:p></text:list-item></text:list></table:table-cell><table:table-cell table:style-name="Table19.A1" office:value-type="string"><text:list xml:id="list34254158" text:continue-numbering="true" text:style-name="WW8Num20"><text:list-item><text:p text:style-name="P43"><field:fieldmark-start text:name="__Fieldmark__195_1092573484" field:type="vnd.oasis.opendocument.field.FORMTEXT"><field:param field:name="Description" field:value="When"/><field:param field:name="Name" field:value=""/></field:fieldmark-start>     <field:fieldmark-end/></text:p></text:list-item></text:list></table:table-cell><table:table-cell table:style-name="Table19.A1" office:value-type="string"><text:list xml:id="list34264295" text:continue-numbering="true" text:style-name="WW8Num20"><text:list-item><text:p text:style-name="P43"><field:fieldmark-start text:name="__Fieldmark__196_1092573484" field:type="vnd.oasis.opendocument.field.FORMTEXT"><field:param field:name="Description" field:value="How funded"/><field:param field:name="Name" field:value=""/></field:fieldmark-start>     <field:fieldmark-end/></text:p></text:list-item></text:list></table:table-cell><table:table-cell table:style-name="Table19.D1" office:value-type="string"><text:p text:style-name="P23"><text:span text:style-name="T13">£</text:span><field:fieldmark-start text:name="__Fieldmark__197_1092573484" field:type="vnd.oasis.opendocument.field.FORMTEXT"><field:param field:name="Description" field:value="Cost £ per unit"/><field:param field:name="Name" field:value=""/></field:fieldmark-start><text:span text:style-name="T14">     </text:span><field:fieldmark-end/></text:p></table:table-cell></table:table-row><table:table-row table:style-name="Table19.2"><table:table-cell table:style-name="Table19.A1" office:value-type="string"><text:list xml:id="list34270476" text:continue-numbering="true" text:style-name="WW8Num20"><text:list-item><text:p text:style-name="P43"><field:fieldmark-start text:name="__Fieldmark__198_1092573484" field:type="vnd.oasis.opendocument.field.FORMTEXT"><field:param field:name="Description" field:value="Resource"/><field:param field:name="Name" field:value=""/></field:fieldmark-start>     <field:fieldmark-end/></text:p></text:list-item></text:list></table:table-cell><table:table-cell table:style-name="Table19.A1" office:value-type="string"><text:list xml:id="list34265535" text:continue-numbering="true" text:style-name="WW8Num20"><text:list-item><text:p text:style-name="P43"><field:fieldmark-start text:name="__Fieldmark__199_1092573484" field:type="vnd.oasis.opendocument.field.FORMTEXT"><field:param field:name="Description" field:value="When"/><field:param field:name="Name" field:value=""/></field:fieldmark-start>     <field:fieldmark-end/></text:p></text:list-item></text:list></table:table-cell><table:table-cell table:style-name="Table19.A1" office:value-type="string"><text:list xml:id="list34279026" text:continue-numbering="true" text:style-name="WW8Num20"><text:list-item><text:p text:style-name="P43"><field:fieldmark-start text:name="__Fieldmark__200_1092573484" field:type="vnd.oasis.opendocument.field.FORMTEXT"><field:param field:name="Description" field:value="How funded"/><field:param field:name="Name" field:value="Text124"/></field:fieldmark-start>     <field:fieldmark-end/></text:p></text:list-item></text:list></table:table-cell><table:table-cell table:style-name="Table19.D1" office:value-type="string"><text:p text:style-name="P23"><text:span text:style-name="T13">£</text:span><field:fieldmark-start text:name="__Fieldmark__201_1092573484" field:type="vnd.oasis.opendocument.field.FORMTEXT"><field:param field:name="Description" field:value="Cost £ per unit"/><field:param field:name="Name" field:value="Text125"/></field:fieldmark-start><text:span text:style-name="T14">     </text:span><field:fieldmark-end/></text:p></table:table-cell></table:table-row><table:table-row table:style-name="Table19.2"><table:table-cell table:style-name="Table19.A1" office:value-type="string"><text:list xml:id="list34271586" text:continue-numbering="true" text:style-name="WW8Num20"><text:list-item><text:p text:style-name="P43"><field:fieldmark-start text:name="__Fieldmark__202_1092573484" field:type="vnd.oasis.opendocument.field.FORMTEXT"><field:param field:name="Description" field:value="Resource"/><field:param field:name="Name" field:value="Text121"/></field:fieldmark-start>     <field:fieldmark-end/></text:p></text:list-item></text:list></table:table-cell><table:table-cell table:style-name="Table19.A1" office:value-type="string"><text:list xml:id="list34255148" text:continue-numbering="true" text:style-name="WW8Num20"><text:list-item><text:p text:style-name="P43"><field:fieldmark-start text:name="__Fieldmark__203_1092573484" field:type="vnd.oasis.opendocument.field.FORMTEXT"><field:param field:name="Description" field:value="When"/><field:param field:name="Name" field:value="Text120"/></field:fieldmark-start>     <field:fieldmark-end/></text:p></text:list-item></text:list></table:table-cell><table:table-cell table:style-name="Table19.A1" office:value-type="string"><text:list xml:id="list34256110" text:continue-numbering="true" text:style-name="WW8Num20"><text:list-item><text:p text:style-name="P43"><field:fieldmark-start text:name="__Fieldmark__204_1092573484" field:type="vnd.oasis.opendocument.field.FORMTEXT"><field:param field:name="Description" field:value="How funded"/><field:param field:name="Name" field:value="Text123"/></field:fieldmark-start>     <field:fieldmark-end/></text:p></text:list-item></text:list></table:table-cell><table:table-cell table:style-name="Table19.D1" office:value-type="string"><text:p text:style-name="P23"><text:span text:style-name="T13">£</text:span><field:fieldmark-start text:name="__Fieldmark__205_1092573484" field:type="vnd.oasis.opendocument.field.FORMTEXT"><field:param field:name="Description" field:value="Cost £ per unit"/><field:param field:name="Name" field:value="Text126"/></field:fieldmark-start><text:span text:style-name="T14">     </text:span><field:fieldmark-end/></text:p></table:table-cell></table:table-row></table:table></draw:text-box></draw:frame></text:p>
          </table:table-cell>
          <table:table-cell table:style-name="Table18.C1" table:number-rows-spanned="3" office:value-type="string">
            <text:p text:style-name="P21"/>
          </table:table-cell>
        </table:table-row>
        <table:table-row table:style-name="Table18.4">
          <table:covered-table-cell/>
          <table:covered-table-cell/>
          <table:covered-table-cell/>
        </table:table-row>
        <table:table-row table:style-name="Table18.5">
          <table:covered-table-cell/>
          <table:covered-table-cell/>
          <table:covered-table-cell/>
        </table:table-row>
        <text:soft-page-break/>
        <table:table-row table:style-name="Table18.6">
          <table:table-cell table:style-name="Table18.A1" table:number-rows-spanned="2" office:value-type="string">
            <text:p text:style-name="P21"/>
          </table:table-cell>
          <table:table-cell table:style-name="Table18.B6" office:value-type="string">
            <text:p text:style-name="P69"/>
            <text:h text:style-name="Heading_20_1" text:outline-level="1"><text:bookmark text:name="__RefHeading__436_1092573484"/>19 Managing operational risks<text:bookmark-end text:name="__RefHeading__436_1092573484"/></text:h>
            <text:p text:style-name="P59"/>
            <table:table table:name="Table20" table:style-name="Table20">
              <table:table-column table:style-name="Table20.A"/>
              <table:table-column table:style-name="Table20.B"/>
              <table:table-row table:style-name="Table20.1">
                <table:table-cell table:style-name="Table20.A1" office:value-type="string">
                  <text:p text:style-name="P67">Risk</text:p>
                </table:table-cell>
                <table:table-cell table:style-name="Table20.B1" office:value-type="string">
                  <text:p text:style-name="P67">Solution</text:p>
                </table:table-cell>
              </table:table-row>
              <table:table-row table:style-name="Table20.2">
                <table:table-cell table:style-name="Table20.A1" office:value-type="string">
                  <text:p text:style-name="P25">Staff</text:p>
                  <text:list xml:id="list34285943" text:continue-list="list34263489" text:style-name="WW8Num32">
                    <text:list-item>
                      <text:p text:style-name="P38"><field:fieldmark-start text:name="__Fieldmark__206_1092573484" field:type="vnd.oasis.opendocument.field.FORMTEXT"><field:param field:name="Description" field:value="Staff (Risk)"/><field:param field:name="Name" field:value="Text128"/></field:fieldmark-start>     <field:fieldmark-end/></text:p>
                    </text:list-item>
                  </text:list>
                </table:table-cell>
                <table:table-cell table:style-name="Table20.B1" office:value-type="string">
                  <text:p text:style-name="P25"/>
                  <text:list xml:id="list34255071" text:continue-numbering="true" text:style-name="WW8Num32">
                    <text:list-item>
                      <text:p text:style-name="P38"><field:fieldmark-start text:name="__Fieldmark__207_1092573484" field:type="vnd.oasis.opendocument.field.FORMTEXT"><field:param field:name="Description" field:value="Staff Solution"/><field:param field:name="Name" field:value="Text131"/></field:fieldmark-start>     <field:fieldmark-end/></text:p>
                    </text:list-item>
                  </text:list>
                </table:table-cell>
              </table:table-row>
              <table:table-row table:style-name="Table20.2">
                <table:table-cell table:style-name="Table20.A1" office:value-type="string">
                  <text:p text:style-name="P25">Suppliers</text:p>
                  <text:list xml:id="list34274890" text:continue-numbering="true" text:style-name="WW8Num32">
                    <text:list-item>
                      <text:p text:style-name="P38"><field:fieldmark-start text:name="__Fieldmark__208_1092573484" field:type="vnd.oasis.opendocument.field.FORMTEXT"><field:param field:name="Description" field:value="Supplier (Risk)"/><field:param field:name="Name" field:value="Text129"/></field:fieldmark-start>     <field:fieldmark-end/></text:p>
                    </text:list-item>
                  </text:list>
                </table:table-cell>
                <table:table-cell table:style-name="Table20.B1" office:value-type="string">
                  <text:p text:style-name="P74"/>
                  <text:list xml:id="list34272024" text:continue-numbering="true" text:style-name="WW8Num32">
                    <text:list-item>
                      <text:p text:style-name="P38"><field:fieldmark-start text:name="__Fieldmark__209_1092573484" field:type="vnd.oasis.opendocument.field.FORMTEXT"><field:param field:name="Description" field:value="Supplier Solution "/><field:param field:name="Name" field:value="Text130"/></field:fieldmark-start>     <field:fieldmark-end/></text:p>
                    </text:list-item>
                  </text:list>
                </table:table-cell>
              </table:table-row>
            </table:table>
            <text:p text:style-name="P20"/>
            <text:p text:style-name="P20"/>
            <text:p text:style-name="P20"/>
          </table:table-cell>
          <table:table-cell table:style-name="Table18.C1" office:value-type="string">
            <text:p text:style-name="P21"/>
          </table:table-cell>
        </table:table-row>
        <table:table-row table:style-name="Table18.2">
          <table:covered-table-cell/>
          <table:table-cell table:style-name="Table18.A1" office:value-type="string">
            <text:p text:style-name="P21"/>
          </table:table-cell>
          <table:table-cell table:style-name="Table18.C1" office:value-type="string">
            <text:p text:style-name="P21"/>
          </table:table-cell>
        </table:table-row>
      </table:table>
      <text:h text:style-name="P84" text:outline-level="1"><text:bookmark text:name="__RefHeading__438_1092573484"/>Finance <text:span text:style-name="T20">(The financial section of the template is intended for business planning purposes only. If financial tables are to be used for any other purpose other than cash flow management, then we strongly recommend you consult an accountant or tax advisor)</text:span><text:bookmark-end text:name="__RefHeading__438_1092573484"/></text:h>
      <text:p text:style-name="Standard"><text:span text:style-name="T1">Please double click in the table below to access the embedded Microsoft Excel sheets to input your figures, Microsoft Excel will automatically update the total for you.</text:span> If you do not have access to Microsoft Excel you can use the link below this table and save the file onto your PC. You can then use Open Source Software such as <text:a xlink:type="simple" xlink:href="https://www.google.com/accounts/ServiceLogin?service=writely&amp;passive=1209600&amp;continue=http://docs.google.com/?hl%3Den%26tab%3Dwo&amp;followup=http://docs.google.com/?hl%3Den%26tab%3Dwo&amp;ltmpl=homepage&amp;hl=en"><text:span text:style-name="Internet_20_link">Google Docs</text:span></text:a> or <text:a xlink:type="simple" xlink:href="http://www.openoffice.org/"><text:span text:style-name="Internet_20_link">OpenOffice</text:span></text:a> to access the information by uploading the file into this software. Please note that all tables can be customised and additional rows and categories can be added.<text:tab/><text:tab/><text:tab/></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1"/>
          </table:table-cell>
          <table:table-cell table:style-name="Table21.A1" office:value-type="string">
            <text:p text:style-name="P21"/>
          </table:table-cell>
          <table:table-cell table:style-name="Table21.C1" office:value-type="string">
            <text:p text:style-name="P21"/>
          </table:table-cell>
        </table:table-row>
        <table:table-row table:style-name="Table21.2">
          <table:table-cell table:style-name="Table21.A1" office:value-type="string">
            <text:p text:style-name="P21"/>
          </table:table-cell>
          <table:table-cell table:style-name="Table21.B2" office:value-type="string">
            <text:h text:style-name="P78" text:outline-level="1"><text:bookmark text:name="__RefHeading__440_1092573484"/>20 Start-up costs<text:bookmark-end text:name="__RefHeading__440_1092573484"/></text:h>
          </table:table-cell>
          <table:table-cell table:style-name="Table21.C1" office:value-type="string">
            <text:p text:style-name="P21"/>
          </table:table-cell>
        </table:table-row>
        <table:table-row table:style-name="Table21.3">
          <table:table-cell table:style-name="Table21.A1" office:value-type="string">
            <text:p text:style-name="P21"/>
          </table:table-cell>
          <table:table-cell table:style-name="Table21.B3" table:number-rows-spanned="4" office:value-type="string">
            <text:h text:style-name="P77" text:outline-level="2">Calculate how much money you need before you start trading</text:h>
            <text:p text:style-name="P61"/>
            <text:p text:style-name="P73"><text:bookmark-start text:name="_1363598083"/><text:bookmark-end text:name="_1363598083"/><text:bookmark-start text:name="_1363597309"/><text:bookmark-end text:name="_1363597309"/><text:bookmark-start text:name="_1361101438"/><text:bookmark-end text:name="_1361101438"/><text:bookmark-start text:name="_1361091782"/><text:bookmark-end text:name="_1361091782"/><text:bookmark-start text:name="_1361091761"/><text:bookmark-end text:name="_1361091761"/><text:bookmark-start text:name="_1361091394"/><text:bookmark-end text:name="_1361091394"/><text:bookmark-start text:name="_1361091296"/><text:bookmark-end text:name="_1361091296"/><text:bookmark-start text:name="_1361091279"/><text:bookmark-end text:name="_1361091279"/><text:bookmark-start text:name="_1361091241"/><text:bookmark-end text:name="_1361091241"/><text:bookmark-start text:name="_1360672054"/><text:bookmark-end text:name="_1360672054"/><text:bookmark-start text:name="_1360671861"/><text:bookmark-end text:name="_1360671861"/><text:bookmark-start text:name="_1360671253"/><text:bookmark-end text:name="_1360671253"/><text:bookmark-start text:name="_1360671239"/><text:bookmark-end text:name="_1360671239"/><text:bookmark-start text:name="_1360671223"/><text:bookmark-end text:name="_1360671223"/><text:bookmark-start text:name="_1360671129"/><text:bookmark-end text:name="_1360671129"/><text:bookmark-start text:name="_1360671100"/><text:bookmark-end text:name="_1360671100"/><text:bookmark-start text:name="_1360670985"/><text:bookmark-end text:name="_1360670985"/><text:bookmark-start text:name="_1360670974"/><text:bookmark-end text:name="_1360670974"/><text:bookmark-start text:name="_1360670962"/><text:bookmark-end text:name="_1360670962"/><text:bookmark-start text:name="_1360669437"/><text:bookmark-end text:name="_1360669437"/><text:bookmark-start text:name="_1360669426"/><text:bookmark-end text:name="_1360669426"/><text:bookmark-start text:name="_1359957430"/><text:bookmark-end text:name="_1359957430"/><text:bookmark-start text:name="_1359883007"/><text:bookmark-end text:name="_1359883007"/><text:bookmark-start text:name="_1359207317"/><text:bookmark-end text:name="_1359207317"/><text:bookmark-start text:name="_1359207276"/><text:bookmark-end text:name="_1359207276"/><text:bookmark-start text:name="_1359207222"/><text:bookmark-end text:name="_1359207222"/><text:bookmark-start text:name="_1358089688"/><text:bookmark-end text:name="_1358089688"/><text:bookmark-start text:name="_1356442239"/><text:bookmark-end text:name="_1356442239"/><text:bookmark-start text:name="_1356442165"/><text:bookmark-end text:name="_1356442165"/><text:bookmark-start text:name="_1356440720"/><text:bookmark-end text:name="_1356440720"/><text:bookmark-start text:name="_1354450158"/><text:bookmark-end text:name="_1354450158"/><text:bookmark-start text:name="_1354450125"/><text:bookmark-end text:name="_1354450125"/><text:bookmark-start text:name="_1354450031"/><text:bookmark-end text:name="_1354450031"/><text:bookmark-start text:name="_1354449455"/><text:bookmark-end text:name="_1354449455"/><text:bookmark-start text:name="_1318077183"/><text:bookmark-end text:name="_1318077183"/><text:bookmark-start text:name="_1318014947"/><text:bookmark-end text:name="_1318014947"/><draw:frame draw:style-name="fr3" draw:name="Object1" text:anchor-type="as-char" svg:width="13.526cm" svg:height="17.238cm" draw:z-index="0"><draw:object xlink:href="./Object 1" xlink:type="simple" xlink:show="embed" xlink:actuate="onLoad"/><draw:image xlink:href="./ObjectReplacements/Object 1" xlink:type="simple" xlink:show="embed" xlink:actuate="onLoad"/></draw:frame></text:p>
            <text:p text:style-name="Standard"><text:s text:c="18"/>* Total from here should be used in 22 Sourcing finance below</text:p>
          </table:table-cell>
          <table:table-cell table:style-name="Table21.C1" office:value-type="string">
            <text:p text:style-name="P21"/>
          </table:table-cell>
        </table:table-row>
        <table:table-row table:style-name="Table21.4">
          <table:table-cell table:style-name="Table21.A4" office:value-type="string">
            <text:p text:style-name="P21"/>
          </table:table-cell>
          <table:covered-table-cell/>
          <table:table-cell table:style-name="Table21.C1" office:value-type="string">
            <text:p text:style-name="P21"/>
          </table:table-cell>
        </table:table-row>
        <table:table-row table:style-name="Table21.5">
          <table:table-cell table:style-name="Table21.A5" table:number-rows-spanned="2" office:value-type="string">
            <text:p text:style-name="P21"/>
            <text:p text:style-name="P7"/>
          </table:table-cell>
          <table:covered-table-cell/>
          <table:table-cell table:style-name="Table21.C1" office:value-type="string">
            <text:p text:style-name="P21"/>
          </table:table-cell>
        </table:table-row>
        <table:table-row table:style-name="Table21.6">
          <table:covered-table-cell/>
          <table:covered-table-cell/>
          <table:table-cell table:style-name="Table21.C1" office:value-type="string">
            <text:p text:style-name="P21"/>
          </table:table-cell>
        </table:table-row>
        <table:table-row table:style-name="Table21.7">
          <table:table-cell table:style-name="Table21.A7" office:value-type="string">
            <text:p text:style-name="P21"/>
          </table:table-cell>
          <table:table-cell table:style-name="Table21.A1" office:value-type="string">
            <text:p text:style-name="P21"/>
          </table:table-cell>
          <table:table-cell table:style-name="Table21.C1" office:value-type="string">
            <text:p text:style-name="P21"/>
          </table:table-cell>
        </table:table-row>
      </table:table>
      <text:p text:style-name="Standard"><text:span text:style-name="T3">You can also </text:span><text:a xlink:type="simple" xlink:href="http://www.businesslink.gov.uk/Starting_a_Business_files/Startupcosts.xls"><text:span text:style-name="Internet_20_link"><text:span text:style-name="T3">download the start up costs table shown above in Microsoft Excel format (XLS, 47K)</text:span></text:span></text:a><text:span text:style-name="T3">. </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1"/>
          </table:table-cell>
          <table:table-cell table:style-name="Table22.A1" office:value-type="string">
            <text:p text:style-name="P21"/>
          </table:table-cell>
          <table:table-cell table:style-name="Table22.C1" office:value-type="string">
            <text:p text:style-name="P21"/>
          </table:table-cell>
        </table:table-row>
        <table:table-row table:style-name="Table22.2">
          <table:table-cell table:style-name="Table22.A1" office:value-type="string">
            <text:p text:style-name="P21"/>
          </table:table-cell>
          <table:table-cell table:style-name="Table22.B2" office:value-type="string">
            <text:h text:style-name="P75" text:outline-level="2">Personal survival budget</text:h>
          </table:table-cell>
          <table:table-cell table:style-name="Table22.C1" office:value-type="string">
            <text:p text:style-name="P21"/>
          </table:table-cell>
        </table:table-row>
        <table:table-row table:style-name="Table22.3">
          <table:table-cell table:style-name="Table22.A1" table:number-rows-spanned="3" office:value-type="string">
            <text:p text:style-name="P21"/>
          </table:table-cell>
          <table:table-cell table:style-name="Table22.B3" table:number-rows-spanned="4" office:value-type="string">
            <text:p text:style-name="P23"><text:span text:style-name="T10">Estimated annual personal expenditure</text:span><text:span text:style-name="T10"> </text:span><text:span text:style-name="T22">(this helps you work out the minimum amount you need to earn from your business in the first year and how much money you might need to borrow to start the business)</text:span></text:p>
            <text:p text:style-name="P73"><text:bookmark-start text:name="_1365515354"/><text:bookmark-end text:name="_1365515354"/><text:bookmark-start text:name="_1365515308"/><text:bookmark-end text:name="_1365515308"/><text:bookmark-start text:name="_1365515268"/><text:bookmark-end text:name="_1365515268"/><text:bookmark-start text:name="_1365515166"/><text:bookmark-end text:name="_1365515166"/><text:bookmark-start text:name="_1365508968"/><text:bookmark-end text:name="_1365508968"/><text:bookmark-start text:name="_1365508939"/><text:bookmark-end text:name="_1365508939"/><text:bookmark-start text:name="_1365508875"/><text:bookmark-end text:name="_1365508875"/><text:bookmark-start text:name="_1363598157"/><text:bookmark-end text:name="_1363598157"/><text:bookmark-start text:name="_1363598148"/><text:bookmark-end text:name="_1363598148"/><text:bookmark-start text:name="_1361092306"/><text:bookmark-end text:name="_1361092306"/><text:bookmark-start text:name="_1361092268"/><text:bookmark-end text:name="_1361092268"/><text:bookmark-start text:name="_1361092224"/><text:bookmark-end text:name="_1361092224"/><text:bookmark-start text:name="_1361092169"/><text:bookmark-end text:name="_1361092169"/><text:bookmark-start text:name="_1361092098"/><text:bookmark-end text:name="_1361092098"/><text:bookmark-start text:name="_1361091962"/><text:bookmark-end text:name="_1361091962"/><text:bookmark-start text:name="_1360672084"/><text:bookmark-end text:name="_1360672084"/><text:bookmark-start text:name="_1360672070"/><text:bookmark-end text:name="_1360672070"/><text:bookmark-start text:name="_1360672031"/><text:bookmark-end text:name="_1360672031"/><text:bookmark-start text:name="_1360671960"/><text:bookmark-end text:name="_1360671960"/><text:bookmark-start text:name="_1360670723"/><text:bookmark-end text:name="_1360670723"/><text:bookmark-start text:name="_1359882997"/><text:bookmark-end text:name="_1359882997"/><text:bookmark-start text:name="_1359207382"/><text:bookmark-end text:name="_1359207382"/><text:bookmark-start text:name="_1358089495"/><text:bookmark-end text:name="_1358089495"/><text:bookmark-start text:name="_1358089378"/><text:bookmark-end text:name="_1358089378"/><text:bookmark-start text:name="_1357675533"/><text:bookmark-end text:name="_1357675533"/><text:bookmark-start text:name="_1356442704"/><text:bookmark-end text:name="_1356442704"/><text:bookmark-start text:name="_1356442700"/><text:bookmark-end text:name="_1356442700"/><text:bookmark-start text:name="_1356442606"/><text:bookmark-end text:name="_1356442606"/><text:bookmark-start text:name="_1356442512"/><text:bookmark-end text:name="_1356442512"/><text:bookmark-start text:name="_1356442249"/><text:bookmark-end text:name="_1356442249"/><text:bookmark-start text:name="_1354450197"/><text:bookmark-end text:name="_1354450197"/><text:bookmark-start text:name="_1354449983"/><text:bookmark-end text:name="_1354449983"/><text:bookmark-start text:name="_1354449906"/><text:bookmark-end text:name="_1354449906"/><text:bookmark-start text:name="_1318077163"/><text:bookmark-end text:name="_1318077163"/><text:bookmark-start text:name="_1318014731"/><text:bookmark-end text:name="_1318014731"/><draw:frame draw:style-name="fr3" draw:name="Object2" text:anchor-type="as-char" svg:width="15.991cm" svg:height="20.114cm" draw:z-index="1"><draw:object xlink:href="./Object 2" xlink:type="simple" xlink:show="embed" xlink:actuate="onLoad"/><draw:image xlink:href="./ObjectReplacements/Object 2" xlink:type="simple" xlink:show="embed" xlink:actuate="onLoad"/></draw:frame></text:p>
            <text:p text:style-name="P10"/>
            <text:p text:style-name="P10"/>
            <text:p text:style-name="P10"/>
          </table:table-cell>
          <table:table-cell table:style-name="Table22.C1" table:number-rows-spanned="3" office:value-type="string">
            <text:p text:style-name="P21"/>
          </table:table-cell>
        </table:table-row>
        <table:table-row table:style-name="Table22.4">
          <table:covered-table-cell/>
          <table:covered-table-cell/>
          <table:covered-table-cell/>
        </table:table-row>
        <table:table-row table:style-name="Table22.5">
          <table:covered-table-cell/>
          <table:covered-table-cell/>
          <table:covered-table-cell/>
        </table:table-row>
        <table:table-row table:style-name="Table22.6">
          <table:table-cell table:style-name="Table22.A1" table:number-rows-spanned="2" office:value-type="string">
            <text:p text:style-name="P21"/>
          </table:table-cell>
          <table:covered-table-cell/>
          <table:table-cell table:style-name="Table22.C1" office:value-type="string">
            <text:p text:style-name="P21"/>
          </table:table-cell>
        </table:table-row>
        <table:table-row table:style-name="Table22.7">
          <table:covered-table-cell/>
          <table:table-cell table:style-name="Table22.A1" office:value-type="string">
            <text:p text:style-name="P21"/>
          </table:table-cell>
          <table:table-cell table:style-name="Table22.C1" office:value-type="string">
            <text:p text:style-name="P21"/>
          </table:table-cell>
        </table:table-row>
      </table:table>
      <text:p text:style-name="Standard"><text:span text:style-name="T3">You can also </text:span><text:a xlink:type="simple" xlink:href="http://www.businesslink.gov.uk/Starting_a_Business_files/Personalsurvivalbudget1.xls"><text:span text:style-name="Internet_20_link"><text:span text:style-name="T3">download the personal survival budget table shown above in Microsoft Excel format (XLS, 47K)</text:span></text:span></text:a><text:span text:style-name="T3">.</text:span></text:p>
      <text:p text:style-name="P19"><draw:frame draw:style-name="fr2" draw:name="Frame3" text:anchor-type="paragraph" svg:x="-0.199cm" svg:y="0.002cm" svg:width="17.383cm" draw:z-index="2"><draw:text-box fo:min-height="0.37cm"><table:table table:name="Table23" table:style-name="Table23"><table:table-column table:style-name="Table23.A"/><table:table-column table:style-name="Table23.B"/><table:table-column table:style-name="Table23.C"/><table:table-row table:style-name="Table23.1"><table:table-cell table:style-name="Table23.A1" office:value-type="string"><text:p text:style-name="P21"/></table:table-cell><table:table-cell table:style-name="Table23.A1" office:value-type="string"><text:p text:style-name="P21"/></table:table-cell><table:table-cell table:style-name="Table23.C1" office:value-type="string"><text:p text:style-name="P21"/></table:table-cell></table:table-row><table:table-row table:style-name="Table23.2"><table:table-cell table:style-name="Table23.A1" office:value-type="string"><text:p text:style-name="P21"/></table:table-cell><table:table-cell table:style-name="Table23.B2" office:value-type="string"><text:h text:style-name="P78" text:outline-level="1"><text:bookmark text:name="__RefHeading__442_1092573484"/>21 Profit and loss forecast<text:bookmark-end text:name="__RefHeading__442_1092573484"/></text:h><text:p text:style-name="P50"/></table:table-cell><table:table-cell table:style-name="Table23.C1" office:value-type="string"><text:p text:style-name="P21"/></table:table-cell></table:table-row><table:table-row table:style-name="Table23.3"><table:table-cell table:style-name="Table23.A1" office:value-type="string"><text:p text:style-name="P21"/></table:table-cell><table:table-cell table:style-name="Table23.B3" table:number-rows-spanned="4" office:value-type="string"><text:p text:style-name="P51"><text:bookmark-start text:name="_1363684568"/><text:bookmark-end text:name="_1363684568"/><text:bookmark-start text:name="_1363684547"/><text:bookmark-end text:name="_1363684547"/><text:bookmark-start text:name="_1363684482"/><text:bookmark-end text:name="_1363684482"/><text:bookmark-start text:name="_1363598256"/><text:bookmark-end text:name="_1363598256"/><text:bookmark-start text:name="_1363598240"/><text:bookmark-end text:name="_1363598240"/><text:bookmark-start text:name="_1361092433"/><text:bookmark-end text:name="_1361092433"/><text:bookmark-start text:name="_1361017768"/><text:bookmark-end text:name="_1361017768"/><text:bookmark-start text:name="_1361017749"/><text:bookmark-end text:name="_1361017749"/><text:bookmark-start text:name="_1360672134"/><text:bookmark-end text:name="_1360672134"/><text:bookmark-start text:name="_1360670736"/><text:bookmark-end text:name="_1360670736"/><text:bookmark-start text:name="_1360669826"/><text:bookmark-end text:name="_1360669826"/><text:bookmark-start text:name="_1360669807"/><text:bookmark-end text:name="_1360669807"/><text:bookmark-start text:name="_1360669703"/><text:bookmark-end text:name="_1360669703"/><text:bookmark-start text:name="_1360669645"/><text:bookmark-end text:name="_1360669645"/><text:bookmark-start text:name="_1360654951"/><text:bookmark-end text:name="_1360654951"/><text:bookmark-start text:name="_1360654302"/><text:bookmark-end text:name="_1360654302"/><text:bookmark-start text:name="_1360654278"/><text:bookmark-end text:name="_1360654278"/><text:bookmark-start text:name="_1359883019"/><text:bookmark-end text:name="_1359883019"/><text:bookmark-start text:name="_1359882992"/><text:bookmark-end text:name="_1359882992"/><text:bookmark-start text:name="_1359882935"/><text:bookmark-end text:name="_1359882935"/><text:bookmark-start text:name="_1359882771"/><text:bookmark-end text:name="_1359882771"/><text:bookmark-start text:name="_1359809472"/><text:bookmark-end text:name="_1359809472"/><text:bookmark-start text:name="_1359211412"/><text:bookmark-end text:name="_1359211412"/><text:bookmark-start text:name="_1359211285"/><text:bookmark-end text:name="_1359211285"/><text:bookmark-start text:name="_1359210759"/><text:bookmark-end text:name="_1359210759"/><text:bookmark-start text:name="_1359210388"/><text:bookmark-end text:name="_1359210388"/><text:bookmark-start text:name="_1357676147"/><text:bookmark-end text:name="_1357676147"/><text:bookmark-start text:name="_1357675765"/><text:bookmark-end text:name="_1357675765"/><text:bookmark-start text:name="_1356445601"/><text:bookmark-end text:name="_1356445601"/><text:bookmark-start text:name="_1356445438"/><text:bookmark-end text:name="_1356445438"/><text:bookmark-start text:name="_1356444412"/><text:bookmark-end text:name="_1356444412"/><text:bookmark-start text:name="_1356444324"/><text:bookmark-end text:name="_1356444324"/><text:bookmark-start text:name="_1356444258"/><text:bookmark-end text:name="_1356444258"/><text:bookmark-start text:name="_1356444218"/><text:bookmark-end text:name="_1356444218"/><draw:frame draw:style-name="fr3" draw:name="Object3" text:anchor-type="as-char" svg:width="14.582cm" svg:height="20.179cm" draw:z-index="3"><draw:object xlink:href="./Object 3" xlink:type="simple" xlink:show="embed" xlink:actuate="onLoad"/><draw:image xlink:href="./ObjectReplacements/Object 3" xlink:type="simple" xlink:show="embed" xlink:actuate="onLoad"/></draw:frame></text:p></table:table-cell><table:table-cell table:style-name="Table23.C1" office:value-type="string"><text:p text:style-name="P21"/></table:table-cell></table:table-row><table:table-row table:style-name="Table23.4"><table:table-cell table:style-name="Table23.A4" office:value-type="string"><text:p text:style-name="P21"/></table:table-cell><table:covered-table-cell/><table:table-cell table:style-name="Table23.C1" office:value-type="string"><text:p text:style-name="P21"/></table:table-cell></table:table-row><table:table-row table:style-name="Table23.5"><table:table-cell table:style-name="Table23.A5" table:number-rows-spanned="2" office:value-type="string"><text:p text:style-name="P21"/><text:p text:style-name="P7"/></table:table-cell><table:covered-table-cell/><table:table-cell table:style-name="Table23.C1" office:value-type="string"><text:p text:style-name="P21"/></table:table-cell></table:table-row><table:table-row table:style-name="Table23.6"><table:covered-table-cell/><table:covered-table-cell/><table:table-cell table:style-name="Table23.C1" office:value-type="string"><text:p text:style-name="P21"/></table:table-cell></table:table-row><table:table-row table:style-name="Table23.2"><table:table-cell table:style-name="Table23.A7" office:value-type="string"><text:p text:style-name="P21"/></table:table-cell><table:table-cell table:style-name="Table23.A1" office:value-type="string"><text:p text:style-name="P21"/></table:table-cell><table:table-cell table:style-name="Table23.C1" office:value-type="string"><text:p text:style-name="P21"/></table:table-cell></table:table-row></table:table></draw:text-box></draw:frame><text:span text:style-name="T3"><text:line-break/>You can also </text:span><text:a xlink:type="simple" xlink:href="http://www.businesslink.gov.uk/Starting_a_Business_files/Profitandlossforecast.xls"><text:span text:style-name="Internet_20_link"><text:span text:style-name="T3">download the profit and loss forecast table shown above in Microsoft Excel format (XLS, 52K)</text:span></text:span></text:a><text:span text:style-name="T3">.</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1"/>
          </table:table-cell>
          <table:table-cell table:style-name="Table24.A1" office:value-type="string">
            <text:p text:style-name="P21"/>
          </table:table-cell>
          <table:table-cell table:style-name="Table24.C1" office:value-type="string">
            <text:p text:style-name="P21"/>
          </table:table-cell>
        </table:table-row>
        <table:table-row table:style-name="Table24.2">
          <table:table-cell table:style-name="Table24.A1" office:value-type="string">
            <text:p text:style-name="P21"/>
          </table:table-cell>
          <table:table-cell table:style-name="Table24.B2" office:value-type="string">
            <text:h text:style-name="P78" text:outline-level="1"><text:bookmark text:name="__RefHeading__444_1092573484"/>22 Sourcing finance<text:bookmark-end text:name="__RefHeading__444_1092573484"/></text:h>
          </table:table-cell>
          <table:table-cell table:style-name="Table24.C1" office:value-type="string">
            <text:p text:style-name="P21"/>
          </table:table-cell>
        </table:table-row>
      </table:table>
      <text:section text:style-name="Sect2" text:name="Section1">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1"/>
            </table:table-cell>
            <table:table-cell table:style-name="Table25.B1" office:value-type="string">
              <text:h text:style-name="P75" text:outline-level="2">Total borrowing requirement for the business</text:h>
              <text:p text:style-name="P22"><text:bookmark-start text:name="_1361092637"/><text:bookmark-end text:name="_1361092637"/><text:bookmark-start text:name="_1360672178"/><text:bookmark-end text:name="_1360672178"/><text:bookmark-start text:name="_1360670765"/><text:bookmark-end text:name="_1360670765"/><text:bookmark-start text:name="_1360670750"/><text:bookmark-end text:name="_1360670750"/><text:bookmark-start text:name="_1359809739"/><text:bookmark-end text:name="_1359809739"/><text:bookmark-start text:name="_1359207625"/><text:bookmark-end text:name="_1359207625"/><text:bookmark-start text:name="_1358089526"/><text:bookmark-end text:name="_1358089526"/><text:bookmark-start text:name="_1356445556"/><text:bookmark-end text:name="_1356445556"/><text:bookmark-start text:name="_1356445551"/><text:bookmark-end text:name="_1356445551"/><text:bookmark-start text:name="_1356445544"/><text:bookmark-end text:name="_1356445544"/><text:bookmark-start text:name="_1356441964"/><text:bookmark-end text:name="_1356441964"/><text:bookmark-start text:name="_1356441957"/><text:bookmark-end text:name="_1356441957"/><text:bookmark-start text:name="_1356441946"/><text:bookmark-end text:name="_1356441946"/><text:bookmark-start text:name="_1356441902"/><text:bookmark-end text:name="_1356441902"/><text:bookmark-start text:name="_1356441857"/><text:bookmark-end text:name="_1356441857"/><draw:frame draw:style-name="fr3" draw:name="Object4" text:anchor-type="as-char" svg:width="13.912cm" svg:height="5.315cm" draw:z-index="4"><draw:object xlink:href="./Object 4" xlink:type="simple" xlink:show="embed" xlink:actuate="onLoad"/><draw:image xlink:href="./ObjectReplacements/Object 4" xlink:type="simple" xlink:show="embed" xlink:actuate="onLoad"/></draw:frame></text:p>
              <text:p text:style-name="P20"/>
            </table:table-cell>
            <table:table-cell table:style-name="Table25.C1" office:value-type="string">
              <text:p text:style-name="P21"/>
            </table:table-cell>
          </table:table-row>
        </table:table>
      </text:section>
      <text:section text:style-name="Sect2" text:name="Section2">
        <table:table table:name="Table26" table:style-name="Table26">
          <table:table-column table:style-name="Table26.A"/>
          <table:table-column table:style-name="Table26.B"/>
          <table:table-column table:style-name="Table26.C"/>
          <table:table-row table:style-name="Table26.1">
            <table:table-cell table:style-name="Table26.A1" table:number-rows-spanned="2" office:value-type="string">
              <text:p text:style-name="P21"/>
            </table:table-cell>
            <table:table-cell table:style-name="Table26.B1" office:value-type="string">
              <text:h text:style-name="P78" text:outline-level="1"><text:bookmark text:name="__RefHeading__446_1092573484"/>23 Managing financial risks <text:span text:style-name="T11">(such as, sales are less than forecasted or start-up finance takes three months longer to obtain)</text:span><text:bookmark-end text:name="__RefHeading__446_1092573484"/></text:h>
              <text:h text:style-name="Heading_20_2" text:outline-level="2">The risks that you have identified for your financial forecast are:</text:h>
            </table:table-cell>
            <table:table-cell table:style-name="Table26.C1" table:number-rows-spanned="2" office:value-type="string">
              <text:p text:style-name="P21"/>
            </table:table-cell>
          </table:table-row>
          <table:table-row table:style-name="Table26.2">
            <table:covered-table-cell/>
            <table:table-cell table:style-name="Table26.B1" office:value-type="string">
              <text:list xml:id="list34243110" text:style-name="WW8Num24">
                <text:list-item>
                  <text:p text:style-name="P44"><field:fieldmark-start text:name="__Fieldmark__210_1092573484" field:type="vnd.oasis.opendocument.field.FORMTEXT"><field:param field:name="Description" field:value="The risks that you have identified for your financial forecast are:"/><field:param field:name="Name" field:value="Text133"/></field:fieldmark-start>     <field:fieldmark-end/></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able:table-cell>
            <table:covered-table-cell/>
          </table:table-row>
          <table:table-row table:style-name="Table26.2">
            <table:table-cell table:style-name="Table26.A1" table:number-rows-spanned="2" office:value-type="string">
              <text:p text:style-name="P21"/>
            </table:table-cell>
            <table:table-cell table:style-name="Table26.B3" office:value-type="string">
              <text:h text:style-name="P75" text:outline-level="2">How you will minimise their impact:</text:h>
              <text:list xml:id="list34237532" text:style-name="WW8Num17">
                <text:list-item>
                  <text:p text:style-name="P45"><field:fieldmark-start text:name="__Fieldmark__211_1092573484" field:type="vnd.oasis.opendocument.field.FORMTEXT"><field:param field:name="Description" field:value="How you will minimise their impact"/><field:param field:name="Name" field:value="Text132"/></field:fieldmark-start>     <field:fieldmark-end/></text:p>
                </text:list-item>
              </text:list>
              <text:p text:style-name="P24"/>
              <text:p text:style-name="P24"/>
              <text:p text:style-name="P24"/>
              <text:p text:style-name="P24"/>
              <text:p text:style-name="P24"/>
              <text:p text:style-name="P24"/>
              <text:p text:style-name="P24"/>
              <text:p text:style-name="P24"/>
              <text:p text:style-name="P24"/>
              <text:p text:style-name="P24"/>
            </table:table-cell>
            <table:table-cell table:style-name="Table26.C1" office:value-type="string">
              <text:p text:style-name="P21"/>
            </table:table-cell>
          </table:table-row>
          <table:table-row table:style-name="Table26.4">
            <table:covered-table-cell/>
            <table:table-cell table:style-name="Table26.A1" office:value-type="string">
              <text:p text:style-name="P21"/>
            </table:table-cell>
            <table:table-cell table:style-name="Table26.C1" office:value-type="string">
              <text:p text:style-name="P21"/>
            </table:table-cell>
          </table:table-row>
        </table:table>
        <text:p text:style-name="Standard"><text:span text:style-name="T3">You can also </text:span><text:a xlink:type="simple" xlink:href="http://www.businesslink.gov.uk/Starting_a_Business_files/Sourcingfinance.xls"><text:span text:style-name="Internet_20_link"><text:span text:style-name="T3">download the sourcing finance table shown above in Microsoft Excel format (XLS, 49K)</text:span></text:span></text:a><text:span text:style-name="T3">.</text:span></text:p>
      </text:section>
      <text:section text:style-name="Sect3" text:name="Section3">
        <text:p text:style-name="P6"/>
      </text:section>
      <table:table table:name="Table27" table:style-name="Table27">
        <table:table-column table:style-name="Table27.A"/>
        <table:table-column table:style-name="Table27.B"/>
        <table:table-column table:style-name="Table27.A"/>
        <table:table-column table:style-name="Table27.D"/>
        <table:table-column table:style-name="Table27.E"/>
        <table:table-column table:style-name="Table27.F"/>
        <table:table-column table:style-name="Table27.G"/>
        <table:table-column table:style-name="Table27.H"/>
        <table:table-row table:style-name="Table27.1">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
          </table:table-cell>
          <table:table-cell table:style-name="Table27.A1" table:number-columns-spanned="3" office:value-type="string">
            <text:p text:style-name="P21"/>
          </table:table-cell>
          <table:covered-table-cell/>
          <table:covered-table-cell/>
          <table:table-cell table:style-name="Table27.H1" office:value-type="string">
            <text:p text:style-name="P21"/>
          </table:table-cell>
        </table:table-row>
        <table:table-row table:style-name="Table27.2">
          <table:table-cell table:style-name="Table27.A1" office:value-type="string">
            <text:p text:style-name="P21"/>
          </table:table-cell>
          <table:table-cell table:style-name="Table27.B2" table:number-columns-spanned="5" office:value-type="string">
            <text:h text:style-name="P75" text:outline-level="2"><text:span text:style-name="Heading_20_1_20_Char">24 Cash flow forecast </text:span>(Click on the tabs within the Microsoft Excel sheet to view the second 6 months and summary) </text:h>
            <text:p text:style-name="P52"/>
          </table:table-cell>
          <table:covered-table-cell/>
          <table:covered-table-cell/>
          <table:covered-table-cell/>
          <table:covered-table-cell/>
          <table:table-cell table:style-name="Table27.H1" table:number-columns-spanned="2" office:value-type="string">
            <text:p text:style-name="P21"/>
          </table:table-cell>
          <table:covered-table-cell/>
        </table:table-row>
        <table:table-row table:style-name="Table27.3">
          <table:table-cell table:style-name="Table27.A3" office:value-type="string">
            <text:p text:style-name="P21"/>
          </table:table-cell>
          <table:table-cell table:style-name="Table27.B3" table:number-rows-spanned="3" table:number-columns-spanned="5" office:value-type="string">
            <text:p text:style-name="P47"><text:bookmark-start text:name="_1364047378"/><text:bookmark-end text:name="_1364047378"/><text:bookmark-start text:name="_1363598874"/><text:bookmark-end text:name="_1363598874"/><text:bookmark-start text:name="_1363597548"/><text:bookmark-end text:name="_1363597548"/><text:bookmark-start text:name="_1363596980"/><text:bookmark-end text:name="_1363596980"/><text:bookmark-start text:name="_1363596949"/><text:bookmark-end text:name="_1363596949"/><text:bookmark-start text:name="_1363596931"/><text:bookmark-end text:name="_1363596931"/><text:bookmark-start text:name="_1363596918"/><text:bookmark-end text:name="_1363596918"/><text:bookmark-start text:name="_1363596877"/><text:bookmark-end text:name="_1363596877"/><text:bookmark-start text:name="_1363596608"/><text:bookmark-end text:name="_1363596608"/><text:bookmark-start text:name="_1361092800"/><text:bookmark-end text:name="_1361092800"/><text:bookmark-start text:name="_1361017821"/><text:bookmark-end text:name="_1361017821"/><text:bookmark-start text:name="_1360672454"/><text:bookmark-end text:name="_1360672454"/><text:bookmark-start text:name="_1360672200"/><text:bookmark-end text:name="_1360672200"/><text:bookmark-start text:name="_1360671336"/><text:bookmark-end text:name="_1360671336"/><text:bookmark-start text:name="_1360670662"/><text:bookmark-end text:name="_1360670662"/><text:bookmark-start text:name="_1360670623"/><text:bookmark-end text:name="_1360670623"/><text:bookmark-start text:name="_1360669868"/><text:bookmark-end text:name="_1360669868"/><text:bookmark-start text:name="_1360663260"/><text:bookmark-end text:name="_1360663260"/><text:bookmark-start text:name="_1360663227"/><text:bookmark-end text:name="_1360663227"/><text:bookmark-start text:name="_1360663156"/><text:bookmark-end text:name="_1360663156"/><text:bookmark-start text:name="_1360663130"/><text:bookmark-end text:name="_1360663130"/><text:bookmark-start text:name="_1360663105"/><text:bookmark-end text:name="_1360663105"/><text:bookmark-start text:name="_1360663044"/><text:bookmark-end text:name="_1360663044"/><text:bookmark-start text:name="_1360662773"/><text:bookmark-end text:name="_1360662773"/><text:bookmark-start text:name="_1360662743"/><text:bookmark-end text:name="_1360662743"/><text:bookmark-start text:name="_1360661873"/><text:bookmark-end text:name="_1360661873"/><text:bookmark-start text:name="_1360661467"/><text:bookmark-end text:name="_1360661467"/><text:bookmark-start text:name="_1360661380"/><text:bookmark-end text:name="_1360661380"/><text:bookmark-start text:name="_1360657871"/><text:bookmark-end text:name="_1360657871"/><text:bookmark-start text:name="_1360657838"/><text:bookmark-end text:name="_1360657838"/><text:bookmark-start text:name="_1360654920"/><text:bookmark-end text:name="_1360654920"/><text:bookmark-start text:name="_1360654889"/><text:bookmark-end text:name="_1360654889"/><text:bookmark-start text:name="_1360654832"/><text:bookmark-end text:name="_1360654832"/><text:bookmark-start text:name="_1360654807"/><text:bookmark-end text:name="_1360654807"/><text:bookmark-start text:name="_1360654694"/><text:bookmark-end text:name="_1360654694"/><text:bookmark-start text:name="_1360654421"/><text:bookmark-end text:name="_1360654421"/><text:bookmark-start text:name="_1360654336"/><text:bookmark-end text:name="_1360654336"/><text:bookmark-start text:name="_1359883300"/><text:bookmark-end text:name="_1359883300"/><text:bookmark-start text:name="_1359211449"/><text:bookmark-end text:name="_1359211449"/><text:bookmark-start text:name="_1359210628"/><text:bookmark-end text:name="_1359210628"/><text:bookmark-start text:name="_1359210541"/><text:bookmark-end text:name="_1359210541"/><text:bookmark-start text:name="_1359208978"/><text:bookmark-end text:name="_1359208978"/><text:bookmark-start text:name="_1359208776"/><text:bookmark-end text:name="_1359208776"/><text:bookmark-start text:name="_1359208752"/><text:bookmark-end text:name="_1359208752"/><text:bookmark-start text:name="_1359207878"/><text:bookmark-end text:name="_1359207878"/><draw:frame draw:style-name="fr3" draw:name="Object5" text:anchor-type="as-char" svg:width="25.107cm" svg:height="12.709cm" draw:z-index="5"><draw:object xlink:href="./Object 5" xlink:type="simple" xlink:show="embed" xlink:actuate="onLoad"/><draw:image xlink:href="./ObjectReplacements/Object 5" xlink:type="simple" xlink:show="embed" xlink:actuate="onLoad"/></draw:frame></text:p>
          </table:table-cell>
          <table:covered-table-cell/>
          <table:covered-table-cell/>
          <table:covered-table-cell/>
          <table:covered-table-cell/>
          <table:table-cell table:style-name="Table27.G3" table:number-rows-spanned="2" table:number-columns-spanned="2" office:value-type="string">
            <text:p text:style-name="P21"/>
            <text:p text:style-name="P20"/>
            <text:p text:style-name="P20"/>
          </table:table-cell>
          <table:covered-table-cell/>
        </table:table-row>
        <table:table-row table:style-name="Table27.4">
          <table:table-cell table:style-name="Table27.A4" table:number-rows-spanned="2" office:value-type="string">
            <text:p text:style-name="P21"/>
            <text:p text:style-name="P7"/>
            <text:p text:style-name="P7"/>
          </table:table-cell>
          <table:covered-table-cell/>
          <table:covered-table-cell/>
          <table:covered-table-cell/>
          <table:covered-table-cell/>
          <table:covered-table-cell/>
          <table:covered-table-cell/>
          <table:covered-table-cell/>
        </table:table-row>
        <table:table-row table:style-name="Table27.5">
          <table:covered-table-cell/>
          <table:covered-table-cell/>
          <table:covered-table-cell/>
          <table:covered-table-cell/>
          <table:covered-table-cell/>
          <table:covered-table-cell/>
          <table:table-cell table:style-name="Table27.G3" table:number-columns-spanned="2" office:value-type="string">
            <text:p text:style-name="P21"/>
          </table:table-cell>
          <table:covered-table-cell/>
        </table:table-row>
        <table:table-row table:style-name="Table27.6">
          <table:table-cell table:style-name="Table27.A4" office:value-type="string">
            <text:p text:style-name="P21"/>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
          </table:table-cell>
          <table:table-cell table:style-name="Table27.F6" table:number-columns-spanned="3" office:value-type="string">
            <text:p text:style-name="P21"/>
          </table:table-cell>
          <table:covered-table-cell/>
          <table:covered-table-cell/>
        </table:table-row>
      </table:table>
      <text:p text:style-name="Standard"><text:span text:style-name="T3">You can also </text:span><text:a xlink:type="simple" xlink:href="http://www.businesslink.gov.uk/Starting_a_Business_files/Cashflowforecast.xls"><text:span text:style-name="Internet_20_link"><text:span text:style-name="T3">download the cash flow forecast table shown above in Microsoft Excel format (XLS, 64K)</text:span></text:span></text:a><text:span text:style-name="T3">.</text:span></text:p>
      <text:p text:style-name="Standard"><text:span text:style-name="T24">For information around accessibility please click </text:span><text:a xlink:type="simple" xlink:href="http://office.microsoft.com/en-gb/excel-help/accessibility-features-in-excel-HP005198434.aspx"><text:span text:style-name="Internet_20_link"><text:span text:style-name="T24">here</text:span></text:span></text:a><text:span text:style-name="T24">. </text:span></text:p>
      <text:p text:style-name="Standard"><text:span text:style-name="T25">You are reminded that Businesslink.gov.uk’s </text:span><text:a xlink:type="simple" xlink:href="http://www.businesslink.gov.uk/bdotg/action/staticpage?page=Disclaimer&amp;r.s=f"><text:span text:style-name="Internet_20_link">Terms and Conditions</text:span></text:a><text:span text:style-name="T25"> apply to your use of this business plan template.<text:tab/><text:tab/><text:tab/><text:tab/></text:span><text:span text:style-name="apple-style-span"><text:span text:style-name="T26">© Crown copyright 201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alibri" svg:font-family="Calibri" style:font-pitch="variable"/>
    <style:font-face style:name="Courier New" svg:font-family="'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GB"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paragraph-properties fo:orphans="2" fo:widows="2"/>
      <style:text-properties style:use-window-font-color="true" style:font-name="Calibri" fo:font-size="11pt" fo:language="en" fo:country="GB" style:font-name-asian="Calibri" style:font-size-asian="11pt" style:font-name-complex="Calibri" style:font-size-complex="11pt" style:language-complex="ar" style:country-complex="SA"/>
    </style:style>
    <style:style style:name="Heading_20_2" style:display-name="Heading 2" style:family="paragraph" style:parent-style-name="No_20_Spacing" style:next-style-name="Standard" style:default-outline-level="2" style:class="text">
      <style:text-properties fo:font-size="14pt" style:font-size-asian="14pt" style:font-name-complex="Calibri" style:font-size-complex="14pt"/>
    </style:style>
    <style:style style:name="Heading_20_1" style:display-name="Heading 1" style:family="paragraph" style:parent-style-name="Heading_20_2" style:next-style-name="Standard" style:default-outline-level="1" style:class="text"/>
    <style:style style:name="Header" style:family="paragraph" style:parent-style-name="Standard" style:class="extra">
      <style:paragraph-properties fo:margin-top="0cm" fo:margin-bottom="0cm" fo:line-height="100%">
        <style:tab-stops>
          <style:tab-stop style:position="7.96cm" style:type="center"/>
          <style:tab-stop style:position="15.921cm" style:type="right"/>
        </style:tab-stops>
      </style:paragraph-properties>
      <style:text-properties fo:font-size="10pt" fo:language="none" fo:country="none" style:font-size-asian="10pt" style:font-size-complex="10pt"/>
    </style:style>
    <style:style style:name="Footer" style:family="paragraph" style:parent-style-name="Standard" style:class="extra">
      <style:paragraph-properties fo:margin-top="0cm" fo:margin-bottom="0cm" fo:line-height="100%">
        <style:tab-stops>
          <style:tab-stop style:position="7.96cm" style:type="center"/>
          <style:tab-stop style:position="15.921cm" style:type="right"/>
        </style:tab-stops>
      </style:paragraph-properties>
      <style:text-properties fo:font-size="10pt" fo:language="none" fo:country="none" style:font-size-asian="10pt" style:font-size-complex="10pt"/>
    </style:style>
    <style:style style:name="Balloon_20_Text" style:display-name="Balloon Text" style:family="paragraph" style:parent-style-name="Standard">
      <style:paragraph-properties fo:margin-top="0cm" fo:margin-bottom="0cm" fo:line-height="100%"/>
      <style:text-properties style:font-name="Tahoma" fo:font-size="8pt" fo:language="none" fo:country="none" style:font-size-asian="8pt" style:font-size-complex="8pt"/>
    </style:style>
    <style:style style:name="Contents_20_1" style:display-name="Contents 1" style:family="paragraph" style:parent-style-name="Standard" style:next-style-name="Standard" style:class="index">
      <style:paragraph-properties fo:margin-top="0cm" fo:margin-bottom="0.212cm">
        <style:tab-stops>
          <style:tab-stop style:position="18.443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style:tab-stops>
          <style:tab-stop style:position="18.443cm"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0.388cm" fo:margin-right="0cm" fo:margin-top="0cm" fo:margin-bottom="0cm" fo:text-indent="-0.388cm" style:auto-text-indent="false"/>
      <style:text-properties style:font-name="Times New Roman" fo:font-size="9pt" style:font-size-asian="9pt" style:font-size-complex="9pt"/>
    </style:style>
    <style:style style:name="Index_20_2" style:display-name="Index 2" style:family="paragraph" style:parent-style-name="Standard" style:next-style-name="Standard" style:class="index">
      <style:paragraph-properties fo:margin-left="0.776cm" fo:margin-right="0cm" fo:margin-top="0cm" fo:margin-bottom="0cm" fo:text-indent="-0.388cm" style:auto-text-indent="false"/>
      <style:text-properties style:font-name="Times New Roman" fo:font-size="9pt" style:font-size-asian="9pt" style:font-size-complex="9pt"/>
    </style:style>
    <style:style style:name="Index_20_3" style:display-name="Index 3" style:family="paragraph" style:parent-style-name="Standard" style:next-style-name="Standard" style:class="index">
      <style:paragraph-properties fo:margin-left="1.164cm" fo:margin-right="0cm" fo:margin-top="0cm" fo:margin-bottom="0cm" fo:text-indent="-0.388cm" style:auto-text-indent="false"/>
      <style:text-properties style:font-name="Times New Roman" fo:font-size="9pt" style:font-size-asian="9pt" style:font-size-complex="9pt"/>
    </style:style>
    <style:style style:name="Index_20_4" style:display-name="Index 4" style:family="paragraph" style:parent-style-name="Standard" style:next-style-name="Standard">
      <style:paragraph-properties fo:margin-left="1.552cm" fo:margin-right="0cm" fo:margin-top="0cm" fo:margin-bottom="0cm" fo:text-indent="-0.388cm" style:auto-text-indent="false"/>
      <style:text-properties style:font-name="Times New Roman" fo:font-size="9pt" style:font-size-asian="9pt" style:font-size-complex="9pt"/>
    </style:style>
    <style:style style:name="Index_20_5" style:display-name="Index 5" style:family="paragraph" style:parent-style-name="Standard" style:next-style-name="Standard">
      <style:paragraph-properties fo:margin-left="1.94cm" fo:margin-right="0cm" fo:margin-top="0cm" fo:margin-bottom="0cm" fo:text-indent="-0.388cm" style:auto-text-indent="false"/>
      <style:text-properties style:font-name="Times New Roman" fo:font-size="9pt" style:font-size-asian="9pt" style:font-size-complex="9pt"/>
    </style:style>
    <style:style style:name="Index_20_6" style:display-name="Index 6" style:family="paragraph" style:parent-style-name="Standard" style:next-style-name="Standard">
      <style:paragraph-properties fo:margin-left="2.328cm" fo:margin-right="0cm" fo:margin-top="0cm" fo:margin-bottom="0cm" fo:text-indent="-0.388cm" style:auto-text-indent="false"/>
      <style:text-properties style:font-name="Times New Roman" fo:font-size="9pt" style:font-size-asian="9pt" style:font-size-complex="9pt"/>
    </style:style>
    <style:style style:name="Index_20_7" style:display-name="Index 7" style:family="paragraph" style:parent-style-name="Standard" style:next-style-name="Standard">
      <style:paragraph-properties fo:margin-left="2.716cm" fo:margin-right="0cm" fo:margin-top="0cm" fo:margin-bottom="0cm" fo:text-indent="-0.388cm" style:auto-text-indent="false"/>
      <style:text-properties style:font-name="Times New Roman" fo:font-size="9pt" style:font-size-asian="9pt" style:font-size-complex="9pt"/>
    </style:style>
    <style:style style:name="Index_20_8" style:display-name="Index 8" style:family="paragraph" style:parent-style-name="Standard" style:next-style-name="Standard">
      <style:paragraph-properties fo:margin-left="3.104cm" fo:margin-right="0cm" fo:margin-top="0cm" fo:margin-bottom="0cm" fo:text-indent="-0.388cm" style:auto-text-indent="false"/>
      <style:text-properties style:font-name="Times New Roman" fo:font-size="9pt" style:font-size-asian="9pt" style:font-size-complex="9pt"/>
    </style:style>
    <style:style style:name="Index_20_9" style:display-name="Index 9" style:family="paragraph" style:parent-style-name="Standard" style:next-style-name="Standard">
      <style:paragraph-properties fo:margin-left="3.493cm" fo:margin-right="0cm" fo:margin-top="0cm" fo:margin-bottom="0cm" fo:text-indent="-0.388cm" style:auto-text-indent="false"/>
      <style:text-properties style:font-name="Times New Roman" fo:font-size="9pt" style:font-size-asian="9pt" style:font-size-complex="9pt"/>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text-properties style:font-name="Times New Roman" fo:font-size="13pt" fo:font-weight="bold" style:font-size-asian="13pt" style:font-weight-asian="bold"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Symbol"/>
    </style:style>
    <style:style style:name="WW8Num1z2" style:family="text">
      <style:text-properties style:font-name="Courier New" style:font-name-complex="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Header_20_Char" style:display-name="Header Char" style:family="text">
      <style:text-properties style:font-name="Calibri" style:font-name-asian="Calibri" style:font-name-complex="Times New Roman"/>
    </style:style>
    <style:style style:name="Footer_20_Char" style:display-name="Footer Char" style:family="text">
      <style:text-properties style:font-name="Calibri" style:font-name-asian="Calibri" style:font-name-complex="Times New Roman"/>
    </style:style>
    <style:style style:name="Heading_20_1_20_Char" style:display-name="Heading 1 Char" style:family="text">
      <style:text-properties style:font-name="Calibri" fo:font-size="14pt" fo:language="en" fo:country="GB" style:font-name-asian="Calibri" style:font-size-asian="14pt" style:font-name-complex="Calibri" style:font-size-complex="14pt" style:language-complex="ar" style:country-complex="SA"/>
    </style:style>
    <style:style style:name="Balloon_20_Text_20_Char" style:display-name="Balloon Text Char" style:family="text">
      <style:text-properties style:font-name="Tahoma" fo:font-size="8pt" style:font-size-asian="8pt" style:font-name-complex="Tahoma" style:font-size-complex="8pt"/>
    </style:style>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86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0.951cm" fo:margin-left="1.27cm" fo:margin-right="1.27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0.635cm" fo:margin-left="1.27cm" fo:margin-right="1.27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27cm" fo:margin-bottom="0.318cm" fo:margin-left="1.27cm" fo:margin-right="1.27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1"/>
    <style:master-page style:name="Convert_20_3" style:display-name="Convert 3" style:page-layout-name="Mpm3"/>
    <style:master-page style:name="Convert_20_4" style:display-name="Convert 4" style:page-layout-name="Mpm1"/>
    <style:master-page style:name="Convert_20_5" style:display-name="Convert 5" style:page-layout-name="Mpm4"/>
    <style:master-page style:name="Convert_20_6" style:display-name="Convert 6" style:page-layout-name="Mpm1"/>
    <style:master-page style:name="Convert_20_7" style:display-name="Convert 7" style:page-layout-name="Mpm1"/>
    <style:master-page style:name="Convert_20_8" style:display-name="Convert 8" style:page-layout-name="Mpm1"/>
    <style:master-page style:name="Convert_20_9" style:display-name="Convert 9"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me:      </dc:title>
    <meta:creation-date>2011-10-19T10:25:00</meta:creation-date>
    <dc:date>2011-10-19T10:25:00</dc:date>
    <meta:editing-cycles>1</meta:editing-cycles>
    <meta:editing-duration>P15824DT17H31M44S</meta:editing-duration>
    <meta:document-statistic meta:table-count="27" meta:image-count="0" meta:object-count="5" meta:page-count="18" meta:paragraph-count="349" meta:word-count="1617" meta:character-count="7981"/>
    <meta:generator>LibreOffice/3.3$Win32 LibreOffice_project/330m19$Build-6</meta:gener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Verdana" svg:font-family="Verdana"/>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97cm"/>
    </style:style>
    <style:style style:name="co2" style:family="table-column">
      <style:table-column-properties fo:break-before="auto" style:column-width="4.733cm"/>
    </style:style>
    <style:style style:name="co3" style:family="table-column">
      <style:table-column-properties fo:break-before="auto" style:column-width="2.801cm"/>
    </style:style>
    <style:style style:name="co4" style:family="table-column">
      <style:table-column-properties fo:break-before="auto" style:column-width="2.408cm"/>
    </style:style>
    <style:style style:name="ro1" style:family="table-row">
      <style:table-row-properties style:row-height="0.529cm" fo:break-before="auto" style:use-optimal-row-height="true"/>
    </style:style>
    <style:style style:name="ro2" style:family="table-row">
      <style:table-row-properties style:row-height="0.635cm" fo:break-before="auto" style:use-optimal-row-height="false"/>
    </style:style>
    <style:style style:name="ta1" style:family="table" style:master-page-name="PageStyle_5f_START_20_UP_20_COSTS">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style:style style:name="ce1" style:family="table-cell" style:parent-style-name="Default">
      <style:table-cell-properties fo:background-color="#ffffff"/>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middle" style:vertical-justify="auto"/>
      <style:paragraph-properties fo:text-align="start" css3t:text-justify="auto"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0.035cm solid #969696" style:direction="ltr" style:rotation-angle="0" style:rotation-align="none" style:shrink-to-fit="false" style:vertical-align="middle" style:vertical-justify="auto"/>
      <style:paragraph-properties fo:text-align="start" css3t:text-justify="auto"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0.035cm solid #969696"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35cm solid #969696" style:direction="ltr" fo:border-right="none" style:rotation-angle="0" style:rotation-align="none" style:shrink-to-fit="false" fo:border-top="0.035cm solid #969696" style:vertical-align="middle" style:vertical-justify="auto"/>
      <style:paragraph-properties fo:text-align="end"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none" style:direction="ltr" fo:border-right="0.035cm solid #969696" style:rotation-angle="0" style:rotation-align="none" style:shrink-to-fit="false" fo:border-top="0.035cm solid #969696" style:vertical-align="middle"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969696" style:vertical-align="middle" style:vertical-justify="auto"/>
      <style:paragraph-properties fo:text-align="end"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1">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3">
      <style:table-cell-properties style:glyph-orientation-vertical="0" fo:border-bottom="none" fo:background-color="#ffffff" style:cell-protect="none" style:print-content="true" style:diagonal-bl-tr="none" style:diagonal-tl-br="none" style:text-align-source="value-type" style:repeat-content="false" fo:wrap-option="no-wrap" fo:border-left="0.035cm solid #969696" style:direction="ltr" fo:border-right="0.035cm solid #969696" style:rotation-angle="0" style:rotation-align="none" style:shrink-to-fit="false" fo:border-top="0.035cm solid #969696"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3">
      <style:table-cell-properties style:glyph-orientation-vertical="0" fo:background-color="#ffffff" style:cell-protect="none" style:print-content="true" style:diagonal-bl-tr="none" style:diagonal-tl-br="none" style:text-align-source="value-type" style:repeat-content="false" fo:wrap-option="no-wrap" fo:border="0.035cm solid #969696"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3">
      <style:table-cell-properties style:glyph-orientation-vertical="0" fo:border-bottom="0.141cm solid #969696" fo:background-color="#ffffff" style:diagonal-bl-tr="none" style:diagonal-tl-br="none" style:text-align-source="value-type" style:repeat-content="false" fo:wrap-option="no-wrap" fo:border-left="0.141cm solid #969696" style:direction="ltr" fo:border-right="none" style:rotation-angle="0" style:rotation-align="none" style:shrink-to-fit="false" fo:border-top="0.141cm solid #969696"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
      <style:table-cell-properties fo:background-color="#ffffff"/>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ffffff" style:diagonal-bl-tr="none" style:diagonal-tl-br="none" fo:border-left="0.141cm solid #969696"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START UP COSTS" table:style-name="ta1" table:print="false">
        <table:table-column table:style-name="co1" table:default-cell-style-name="ce1"/>
        <table:table-column table:style-name="co2" table:default-cell-style-name="ce1"/>
        <table:table-column table:style-name="co3" table:default-cell-style-name="ce13"/>
        <table:table-column table:style-name="co4" table:number-columns-repeated="254" table:default-cell-style-name="ce1"/>
        <table:table-column table:style-name="co4" table:number-columns-repeated="767" table:default-cell-style-name="Default"/>
        <table:table-row table:style-name="ro1">
          <table:table-cell/>
          <table:table-cell table:style-name="ce6"/>
          <table:table-cell table:style-name="ce9" office:value-type="string">
            <text:p>£</text:p>
          </table:table-cell>
          <table:table-cell table:number-columns-repeated="1021"/>
        </table:table-row>
        <table:table-row table:style-name="ro2">
          <table:table-cell table:style-name="ce2" office:value-type="string" table:number-columns-spanned="2" table:number-rows-spanned="1">
            <text:p>IT and computers</text:p>
          </table:table-cell>
          <table:covered-table-cell table:style-name="ce2"/>
          <table:table-cell table:style-name="ce10" office:value-type="float" office:value="0">
            <text:p>0</text:p>
          </table:table-cell>
          <table:table-cell table:number-columns-repeated="1021"/>
        </table:table-row>
        <table:table-row table:style-name="ro2">
          <table:table-cell table:style-name="ce2" office:value-type="string" table:number-columns-spanned="2" table:number-rows-spanned="1">
            <text:p>Telephones and broadband</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Equipment</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Stock</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Tool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Vehicl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Professional fe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Insurance</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Rent/rent deposit</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Stationery</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Marketing</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Consumabl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Licenc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Training</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Association fe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Wages/recruitment</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Security/health and safety equipment</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Market research cost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3" office:value-type="string" table:number-columns-spanned="2" table:number-rows-spanned="1">
            <text:p>Other (please specify)</text:p>
          </table:table-cell>
          <table:covered-table-cell table:style-name="ce3"/>
          <table:table-cell table:style-name="ce11" office:value-type="float" office:value="0">
            <text:p>0</text:p>
          </table:table-cell>
          <table:table-cell table:number-columns-repeated="1021"/>
        </table:table-row>
        <table:table-row table:style-name="ro2">
          <table:table-cell table:style-name="ce3" table:number-columns-spanned="2" table:number-rows-spanned="1"/>
          <table:covered-table-cell table:style-name="ce3"/>
          <table:table-cell table:style-name="ce11" office:value-type="float" office:value="0">
            <text:p>0</text:p>
          </table:table-cell>
          <table:table-cell table:number-columns-repeated="1021"/>
        </table:table-row>
        <table:table-row table:style-name="ro2">
          <table:table-cell table:style-name="ce4" table:number-columns-spanned="2" table:number-rows-spanned="1"/>
          <table:covered-table-cell table:style-name="ce7"/>
          <table:table-cell table:style-name="ce11" office:value-type="float" office:value="0">
            <text:p>0</text:p>
          </table:table-cell>
          <table:table-cell table:number-columns-repeated="1021"/>
        </table:table-row>
        <table:table-row table:style-name="ro2">
          <table:table-cell table:style-name="ce4" table:number-columns-spanned="2" table:number-rows-spanned="1"/>
          <table:covered-table-cell table:style-name="ce7"/>
          <table:table-cell table:style-name="ce11" office:value-type="float" office:value="0">
            <text:p>0</text:p>
          </table:table-cell>
          <table:table-cell table:number-columns-repeated="1021"/>
        </table:table-row>
        <table:table-row table:style-name="ro2">
          <table:table-cell table:style-name="ce4" table:number-columns-spanned="2" table:number-rows-spanned="1"/>
          <table:covered-table-cell table:style-name="ce7"/>
          <table:table-cell table:style-name="ce11" office:value-type="float" office:value="0">
            <text:p>0</text:p>
          </table:table-cell>
          <table:table-cell table:number-columns-repeated="1021"/>
        </table:table-row>
        <table:table-row table:style-name="ro2">
          <table:table-cell table:style-name="ce4" table:number-columns-spanned="2" table:number-rows-spanned="1"/>
          <table:covered-table-cell table:style-name="ce7"/>
          <table:table-cell table:style-name="ce10" office:value-type="float" office:value="0">
            <text:p>0</text:p>
          </table:table-cell>
          <table:table-cell table:number-columns-repeated="1021"/>
        </table:table-row>
        <table:table-row table:style-name="ro2">
          <table:table-cell table:style-name="ce5" office:value-type="string" table:number-columns-spanned="2" table:number-rows-spanned="1">
            <text:p>TOTAL <text:s/>£</text:p>
          </table:table-cell>
          <table:covered-table-cell table:style-name="ce8"/>
          <table:table-cell table:style-name="ce12" table:formula="of:=SUM([.C2:.C25])" office:value-type="float" office:value="0">
            <text:p>0</text:p>
          </table:table-cell>
          <table:table-cell table:style-name="ce14"/>
          <table:table-cell table:number-columns-repeated="1020"/>
        </table:table-row>
        <table:table-row table:style-name="ro2">
          <table:table-cell table:number-columns-repeated="1024"/>
        </table:table-row>
        <table:table-row table:style-name="ro1" table:number-rows-repeated="1048548">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Verdana" svg:font-family="Verdana"/>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 </number:text>
      <number:number number:decimal-places="0" number:min-integer-digits="1" number:grouping="true"/>
    </number:number-style>
    <number:number-style style:name="N122">
      <number:text>-£ </number:text>
      <number:number number:decimal-places="0" number:min-integer-digits="1" number:grouping="true"/>
      <style:map style:condition="value()&gt;=0" style:apply-style-name="N122P0"/>
    </number:number-style>
    <number:number-style style:name="N123P0" style:volatile="true">
      <number:text>£ </number:text>
      <number:number number:decimal-places="0" number:min-integer-digits="1" number:grouping="true"/>
    </number:number-style>
    <number:number-style style:name="N123">
      <style:text-properties fo:color="#ff0000"/>
      <number:text>-£ </number:text>
      <number:number number:decimal-places="0"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number:text>-£ </number:text>
      <number:number number:decimal-places="2" number:min-integer-digits="1" number:grouping="true"/>
      <style:map style:condition="value()&gt;=0" style:apply-style-name="N124P0"/>
    </number:number-style>
    <number:number-style style:name="N125P0" style:volatile="true">
      <number:text>£ </number:text>
      <number:number number:decimal-places="2" number:min-integer-digits="1" number:grouping="true"/>
    </number:number-style>
    <number:number-style style:name="N125">
      <style:text-properties fo:color="#ff0000"/>
      <number:text>-£ </number:text>
      <number:number number:decimal-places="2" number:min-integer-digits="1" number:grouping="true"/>
      <style:map style:condition="value()&gt;=0" style:apply-style-name="N125P0"/>
    </number:number-style>
    <number:number-style style:name="N126P0" style:volatile="true">
      <number:text> £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 </number:text>
    </number:number-style>
    <number:number-style style:name="N126P2" style:volatile="true">
      <number:text> £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 </number:text>
    </number:number-style>
    <number:number-style style:name="N127P2" style:volatile="true">
      <number:text> £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number number:decimal-places="2" number:min-integer-digits="1" number:grouping="true"/>
      <number:text> </number:text>
    </number:number-style>
    <number:number-style style:name="N128">
      <number:text>-</number:text>
      <number:number number:decimal-places="2" number:min-integer-digits="1" number:grouping="true"/>
      <number:text> </number:text>
      <style:map style:condition="value()&gt;=0" style:apply-style-name="N128P0"/>
    </number:number-style>
    <number:number-style style:name="N129P0" style:volatile="true">
      <number:text>Yes</number:text>
    </number:number-style>
    <number:number-style style:name="N129P1" style:volatile="true">
      <number:text>Yes</number:text>
    </number:number-style>
    <number:number-style style:name="N129">
      <number:text>No</number:text>
      <style:map style:condition="value()&gt;0" style:apply-style-name="N129P0"/>
      <style:map style:condition="value()&lt;0" style:apply-style-name="N129P1"/>
    </number:number-style>
    <number:number-style style:name="N130P0" style:volatile="true">
      <number:text>True</number:text>
    </number:number-style>
    <number:number-style style:name="N130P1" style:volatile="true">
      <number:text>True</number:text>
    </number:number-style>
    <number:number-style style:name="N130">
      <number:text>False</number:text>
      <style:map style:condition="value()&gt;0" style:apply-style-name="N130P0"/>
      <style:map style:condition="value()&lt;0" style:apply-style-name="N130P1"/>
    </number:number-style>
    <number:number-style style:name="N131P0" style:volatile="true">
      <number:text>On</number:text>
    </number:number-style>
    <number:number-style style:name="N131P1" style:volatile="true">
      <number:text>On</number:text>
    </number:number-style>
    <number:number-style style:name="N131">
      <number:text>Off</number:text>
      <style:map style:condition="value()&gt;0" style:apply-style-name="N131P0"/>
      <style:map style:condition="value()&lt;0" style:apply-style-name="N131P1"/>
    </number:number-style>
    <number:currency-style style:name="N132P0" style:volatile="true">
      <number:currency-symbol>€</number:currency-symbol>
      <number:text> </number:text>
      <number:number number:decimal-places="2" number:min-integer-digits="1" number:grouping="true"/>
      <number:text> </number:text>
    </number:currency-style>
    <number:currency-style style:name="N132">
      <style:text-properties fo:color="#ff0000"/>
      <number:text>(</number:text>
      <number:currency-symbol>€</number:currency-symbol>
      <number:text> </number:text>
      <number:number number:decimal-places="2" number:min-integer-digits="1" number:grouping="true"/>
      <number:text>)</number:text>
      <style:map style:condition="value()&gt;=0" style:apply-style-name="N132P0"/>
    </number:currency-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Verdana"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ffff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cc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90713a"/>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90713a"/>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6666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ffffff"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ffffff"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cccc" style:border-line-width-bottom="0.035cm 0.035cm 0.035cm" style:diagonal-bl-tr="none" style:diagonal-tl-br="none" fo:border-left="none" fo:border-right="none" style:rotation-align="none" fo:border-top="0.035cm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0">20/03/2013</text:date>, <text:time>14:12:30</text:time></text:p>
        </style:region-right>
      </style:header>
      <style:header-left style:display="false"/>
      <style:footer>
        <text:p>Page <text:page-number>1</text:page-number> / <text:page-count>99</text:page-count></text:p>
      </style:footer>
      <style:footer-left style:display="false"/>
    </style:master-page>
    <style:master-page style:name="PageStyle_5f_START_20_UP_20_COSTS" style:display-name="PageStyle_START UP COSTS" style:page-layout-name="Mpm3">
      <style:header style:display="false"/>
      <style:header-left style:display="false"/>
      <style:footer style:display="false"/>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6.74cm"/>
    </style:style>
    <style:style style:name="co3" style:family="table-column">
      <style:table-column-properties fo:break-before="auto" style:column-width="2.545cm"/>
    </style:style>
    <style:style style:name="co4" style:family="table-column">
      <style:table-column-properties fo:break-before="auto" style:column-width="2.993cm"/>
    </style:style>
    <style:style style:name="co5" style:family="table-column">
      <style:table-column-properties fo:break-before="auto" style:column-width="1.757cm"/>
    </style:style>
    <style:style style:name="ro1" style:family="table-row">
      <style:table-row-properties style:row-height="0.45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03cm" fo:break-before="auto" style:use-optimal-row-height="true"/>
    </style:style>
    <style:style style:name="ro4"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style:style style:name="ce1" style:family="table-cell" style:parent-style-name="Default">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ffffff" style:cell-protect="none" style:print-content="true"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0.035cm solid #969696" style:direction="ltr" style:rotation-angle="0" style:rotation-align="none" style:shrink-to-fit="false" style:vertical-align="middle" style:vertical-justify="auto"/>
      <style:paragraph-properties fo:text-align="start" css3t:text-justify="auto"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fffff"/>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none" fo:background-color="#ffffff" style:cell-protect="none" style:print-content="true" style:diagonal-bl-tr="none" style:diagonal-tl-br="none" style:text-align-source="fix" style:repeat-content="false" fo:wrap-option="no-wrap" fo:border-left="0.035cm solid #969696" style:direction="ltr" fo:border-right="none" style:rotation-angle="0" style:rotation-align="none" style:shrink-to-fit="false" fo:border-top="0.035cm solid #969696" style:vertical-align="middle" style:vertical-justify="auto"/>
      <style:paragraph-properties fo:text-align="start" css3t:text-justify="auto"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35cm solid #969696" style:direction="ltr" fo:border-right="0.088cm solid #969696" style:rotation-angle="0" style:rotation-align="none" style:shrink-to-fit="false" fo:border-top="none" style:vertical-align="middle" style:vertical-justify="auto"/>
      <style:paragraph-properties fo:text-align="start" css3t:text-justify="auto"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0.035cm solid #969696" fo:background-color="#ffffff" style:cell-protect="protected" style:print-content="true" style:diagonal-bl-tr="none" style:diagonal-tl-br="none" style:text-align-source="fix" style:repeat-content="false" fo:wrap-option="no-wrap" fo:border-left="0.035cm solid #969696" style:direction="ltr" fo:border-right="0.141cm solid #969696" style:rotation-angle="0" style:rotation-align="none" style:shrink-to-fit="false" fo:border-top="0.035cm solid #969696" style:vertical-align="middle" style:vertical-justify="auto"/>
      <style:paragraph-properties fo:text-align="start" css3t:text-justify="auto" fo:margin-left="0.353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Default">
      <style:table-cell-properties fo:background-color="#ffffff"/>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ff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35cm solid #969696" style:direction="ltr" fo:border-right="none" style:rotation-angle="0" style:rotation-align="none" style:shrink-to-fit="false" fo:border-top="0.035cm solid #969696" style:vertical-align="middle" style:vertical-justify="auto"/>
      <style:paragraph-properties fo:text-align="end"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35cm solid #969696" style:direction="ltr" fo:border-right="none" style:rotation-angle="0" style:rotation-align="none" style:shrink-to-fit="false" fo:border-top="0.035cm solid #969696" style:vertical-align="middle" style:vertical-justify="auto"/>
      <style:paragraph-properties fo:text-align="start" css3t:text-justify="auto"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88cm solid #969696" style:direction="ltr" fo:border-right="0.035cm solid #969696" style:rotation-angle="0" style:rotation-align="none" style:shrink-to-fit="false" fo:border-top="0.035cm solid #969696" style:vertical-align="middle" style:vertical-justify="auto"/>
      <style:paragraph-properties fo:text-align="start" css3t:text-justify="auto"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88cm solid #969696" style:direction="ltr" fo:border-right="0.088cm solid #969696"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order-bottom="0.035cm solid #969696" style:cell-protect="protected" style:print-content="true" style:diagonal-bl-tr="none" style:diagonal-tl-br="none" style:text-align-source="fix" style:repeat-content="false" fo:wrap-option="no-wrap" fo:border-left="none" style:direction="ltr" fo:border-right="0.141cm solid #969696" style:rotation-angle="0" style:rotation-align="none" style:shrink-to-fit="false" fo:border-top="0.035cm solid #969696" style:vertical-align="middle" style:vertical-justify="auto"/>
      <style:paragraph-properties fo:text-align="start" css3t:text-justify="auto" fo:margin-left="0.353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
      <style:table-cell-properties style:glyph-orientation-vertical="0" fo:background-color="#ffffff" style:cell-protect="none" style:print-content="true"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3">
      <style:table-cell-properties style:glyph-orientation-vertical="0" fo:background-color="#ffffff" style:cell-protect="none" style:print-content="true" style:diagonal-bl-tr="none" style:diagonal-tl-br="none" style:text-align-source="value-type" style:repeat-content="false" fo:wrap-option="no-wrap" fo:border="0.035cm solid #969696"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3">
      <style:table-cell-properties style:glyph-orientation-vertical="0" fo:border-bottom="none" fo:background-color="#ffffff" style:cell-protect="none" style:print-content="true" style:diagonal-bl-tr="none" style:diagonal-tl-br="none" style:text-align-source="value-type" style:repeat-content="false" fo:wrap-option="no-wrap" fo:border-left="0.035cm solid #969696" style:direction="ltr" fo:border-right="0.035cm solid #969696" style:rotation-angle="0" style:rotation-align="none" style:shrink-to-fit="false" fo:border-top="0.035cm solid #969696"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3">
      <style:table-cell-properties style:glyph-orientation-vertical="0" fo:background-color="#ffffff" style:diagonal-bl-tr="none" style:diagonal-tl-br="none" style:text-align-source="value-type" style:repeat-content="false" fo:wrap-option="no-wrap" fo:border="0.141cm solid #969696"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
      <style:table-cell-properties fo:background-color="#ffffff"/>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
      <style:table-cell-properties style:glyph-orientation-vertical="0" fo:background-color="#ffffff"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3">
      <style:table-cell-properties style:glyph-orientation-vertical="0" fo:border-bottom="0.088cm solid #969696" fo:background-color="#ffffff" style:cell-protect="none" style:print-content="true" style:diagonal-bl-tr="none" style:diagonal-tl-br="none" style:text-align-source="value-type" style:repeat-content="false" fo:wrap-option="no-wrap" fo:border-left="none" style:direction="ltr" fo:border-right="0.035cm solid #969696"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3">
      <style:table-cell-properties style:glyph-orientation-vertical="0" fo:border-bottom="0.035cm solid #969696" fo:background-color="#ffffff" style:diagonal-bl-tr="none" style:diagonal-tl-br="none" style:text-align-source="value-type" style:repeat-content="false" fo:wrap-option="no-wrap" fo:border-left="0.088cm solid #969696" style:direction="ltr" fo:border-right="0.035cm solid #969696" style:rotation-angle="0" style:rotation-align="none" style:shrink-to-fit="false" fo:border-top="0.088cm solid #969696"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3">
      <style:table-cell-properties style:glyph-orientation-vertical="0" fo:background-color="#ffffff" style:cell-protect="protected" style:print-content="true" style:diagonal-bl-tr="none" style:diagonal-tl-br="none" style:text-align-source="value-type" style:repeat-content="false" fo:wrap-option="no-wrap" fo:border="0.141cm solid #969696"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data-style-name="N1">
      <style:table-cell-properties style:glyph-orientation-vertical="0" fo:background-color="#ffffff" style:cell-protect="none" style:print-content="true" style:diagonal-bl-tr="none" style:diagonal-tl-br="none" style:text-align-source="value-type" style:repeat-content="false" fo:wrap-option="no-wrap" fo:border="0.035cm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1">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969696" style:text-outline="false" style:text-line-through-style="none" style:text-position="0% 100%"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office:automatic-styles>
  <office:body>
    <office:spreadsheet>
      <table:calculation-settings table:case-sensitive="false" table:automatic-find-labels="false" table:use-regular-expressions="false"/>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28"/>
        <table:table-column table:style-name="co1" table:number-columns-repeated="253" table:default-cell-style-name="ce1"/>
        <table:table-column table:style-name="co1" table:number-columns-repeated="767" table:default-cell-style-name="Default"/>
        <table:table-row table:style-name="ro1" table:visibility="collapse">
          <table:table-cell/>
          <table:table-cell table:style-name="ce2" table:number-columns-spanned="3" table:number-rows-spanned="1"/>
          <table:covered-table-cell table:number-columns-repeated="2" table:style-name="ce11"/>
          <table:table-cell table:number-columns-repeated="1020"/>
        </table:table-row>
        <table:table-row table:style-name="ro1">
          <table:table-cell/>
          <table:table-cell table:style-name="ce3" office:value-type="string" table:number-columns-spanned="2" table:number-rows-spanned="1">
            <text:p>Estimated expenditure</text:p>
          </table:table-cell>
          <table:covered-table-cell table:style-name="ce3"/>
          <table:table-cell table:style-name="ce18" office:value-type="string">
            <text:p>£</text:p>
          </table:table-cell>
          <table:table-cell table:number-columns-repeated="1020"/>
        </table:table-row>
        <table:table-row table:style-name="ro1">
          <table:table-cell/>
          <table:table-cell table:style-name="ce4" office:value-type="string" table:number-columns-spanned="2" table:number-rows-spanned="1">
            <text:p>Mortgage and/or rent</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Council tax</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Utilities (gas, electricity, water etc)</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Personal and property insurance</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General housekeeping expenses (food etc)</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Phone and internet</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Car tax and insurance</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Car running expenses</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HP repayments</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Hire charges</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Subscriptions to journals, professional bodies, etc</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Savings plans &amp; pension contributions</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Contingencies</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Tax</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National Insurance</text:p>
          </table:table-cell>
          <table:covered-table-cell table:style-name="ce4"/>
          <table:table-cell table:style-name="ce19"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Other: please specify</text:p>
          </table:table-cell>
          <table:covered-table-cell table:style-name="ce4"/>
          <table:table-cell table:style-name="ce19" office:value-type="float" office:value="0">
            <text:p>0</text:p>
          </table:table-cell>
          <table:table-cell table:number-columns-repeated="1020"/>
        </table:table-row>
        <table:table-row table:style-name="ro2">
          <table:table-cell/>
          <table:table-cell table:style-name="ce4" table:number-columns-spanned="2" table:number-rows-spanned="1"/>
          <table:covered-table-cell table:style-name="ce4"/>
          <table:table-cell table:style-name="ce20" office:value-type="float" office:value="0">
            <text:p>0</text:p>
          </table:table-cell>
          <table:table-cell table:number-columns-repeated="1020"/>
        </table:table-row>
        <table:table-row table:style-name="ro3">
          <table:table-cell/>
          <table:table-cell table:style-name="ce4"/>
          <table:table-cell table:style-name="ce12" office:value-type="string">
            <text:p>Total personal expenditure</text:p>
          </table:table-cell>
          <table:table-cell table:style-name="ce21" table:formula="of:=SUM([.D3:.D19])" office:value-type="float" office:value="0">
            <text:p>0</text:p>
          </table:table-cell>
          <table:table-cell table:number-columns-repeated="1020"/>
        </table:table-row>
        <table:table-row table:style-name="ro2">
          <table:table-cell/>
          <table:table-cell table:style-name="ce5" table:number-columns-repeated="2"/>
          <table:table-cell table:style-name="ce22"/>
          <table:table-cell table:number-columns-repeated="1020"/>
        </table:table-row>
        <table:table-row table:style-name="ro1">
          <table:table-cell/>
          <table:table-cell table:style-name="ce3" office:value-type="string" table:number-columns-spanned="2" table:number-rows-spanned="1">
            <text:p>Estimated personal income (after tax)</text:p>
          </table:table-cell>
          <table:covered-table-cell table:style-name="ce3"/>
          <table:table-cell table:style-name="ce23"/>
          <table:table-cell table:number-columns-repeated="1020"/>
        </table:table-row>
        <table:table-row table:style-name="ro1">
          <table:table-cell/>
          <table:table-cell table:style-name="ce6" office:value-type="string">
            <text:p>Income from family, partner (total)</text:p>
          </table:table-cell>
          <table:table-cell table:style-name="ce13"/>
          <table:table-cell table:style-name="ce19" office:value-type="float" office:value="0">
            <text:p>0</text:p>
          </table:table-cell>
          <table:table-cell table:number-columns-repeated="1020"/>
        </table:table-row>
        <table:table-row table:style-name="ro2">
          <table:table-cell/>
          <table:table-cell table:style-name="ce4" office:value-type="string" table:number-columns-spanned="2" table:number-rows-spanned="1">
            <text:p>Other income <text:span text:style-name="T1">(specify the source)</text:span></text:p>
          </table:table-cell>
          <table:covered-table-cell table:style-name="ce14"/>
          <table:table-cell table:style-name="ce24" office:value-type="float" office:value="0">
            <text:p>0</text:p>
          </table:table-cell>
          <table:table-cell table:number-columns-repeated="1020"/>
        </table:table-row>
        <table:table-row table:style-name="ro1">
          <table:table-cell/>
          <table:table-cell table:style-name="ce7"/>
          <table:table-cell table:style-name="ce15" office:value-type="string">
            <text:p>Total personal income</text:p>
          </table:table-cell>
          <table:table-cell table:style-name="ce25" table:formula="of:=SUM([.D23:.D24])" office:value-type="float" office:value="0">
            <text:p>0</text:p>
          </table:table-cell>
          <table:table-cell table:number-columns-repeated="1020"/>
        </table:table-row>
        <table:table-row table:style-name="ro2">
          <table:table-cell/>
          <table:table-cell table:style-name="ce5" table:number-columns-repeated="2"/>
          <table:table-cell table:style-name="ce22"/>
          <table:table-cell table:number-columns-repeated="1020"/>
        </table:table-row>
        <table:table-row table:style-name="ro3">
          <table:table-cell/>
          <table:table-cell table:style-name="ce8" office:value-type="string" table:number-columns-spanned="2" table:number-rows-spanned="1">
            <text:p>Total survival income required from the business (after tax)</text:p>
          </table:table-cell>
          <table:covered-table-cell table:style-name="ce16"/>
          <table:table-cell table:style-name="ce26" table:formula="of:=SUM([.D25])-([.D20])" office:value-type="float" office:value="0">
            <text:p>0</text:p>
          </table:table-cell>
          <table:table-cell table:number-columns-repeated="1020"/>
        </table:table-row>
        <table:table-row table:style-name="ro2">
          <table:table-cell/>
          <table:table-cell table:style-name="ce5" table:number-columns-repeated="2"/>
          <table:table-cell table:style-name="ce22"/>
          <table:table-cell table:number-columns-repeated="1020"/>
        </table:table-row>
        <table:table-row table:style-name="ro1">
          <table:table-cell/>
          <table:table-cell table:style-name="ce9" office:value-type="string">
            <text:p>Current income</text:p>
          </table:table-cell>
          <table:table-cell table:style-name="ce17" office:value-type="string">
            <text:p>£</text:p>
          </table:table-cell>
          <table:table-cell table:style-name="ce27" office:value-type="float" office:value="0">
            <text:p>0</text:p>
          </table:table-cell>
          <table:table-cell table:number-columns-repeated="1020"/>
        </table:table-row>
        <table:table-row table:style-name="ro1" table:number-rows-repeated="2">
          <table:table-cell/>
          <table:table-cell table:style-name="ce5" table:number-columns-repeated="2"/>
          <table:table-cell table:style-name="ce22"/>
          <table:table-cell table:number-columns-repeated="1020"/>
        </table:table-row>
        <table:table-row table:style-name="ro1" table:number-rows-repeated="5">
          <table:table-cell/>
          <table:table-cell table:style-name="ce10"/>
          <table:table-cell table:number-columns-repeated="1022"/>
        </table:table-row>
        <table:table-row table:style-name="ro1" table:number-rows-repeated="1048539">
          <table:table-cell table:number-columns-repeated="1024"/>
        </table:table-row>
        <table:table-row table:style-name="ro1">
          <table:table-cell table:number-columns-repeated="1024"/>
        </table:table-row>
      </table:table>
      <table:table table:name="Sheet2" table:style-name="ta2" table:print="false">
        <table:table-column table:style-name="co5"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Sheet3" table:style-name="ta3" table:print="false">
        <table:table-column table:style-name="co5"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text>Yes</number:text>
    </number:number-style>
    <number:number-style style:name="N123P1" style:volatile="true">
      <number:text>Yes</number:text>
    </number:number-style>
    <number:number-style style:name="N123">
      <number:text>No</number:text>
      <style:map style:condition="value()&gt;0" style:apply-style-name="N123P0"/>
      <style:map style:condition="value()&lt;0" style:apply-style-name="N123P1"/>
    </number:number-style>
    <number:number-style style:name="N124P0" style:volatile="true">
      <number:text>True</number:text>
    </number:number-style>
    <number:number-style style:name="N124P1" style:volatile="true">
      <number:text>True</number:text>
    </number:number-style>
    <number:number-style style:name="N124">
      <number:text>False</number:text>
      <style:map style:condition="value()&gt;0" style:apply-style-name="N124P0"/>
      <style:map style:condition="value()&lt;0" style:apply-style-name="N124P1"/>
    </number:number-style>
    <number:number-style style:name="N125P0" style:volatile="true">
      <number:text>On</number:text>
    </number:number-style>
    <number:number-style style:name="N125P1" style:volatile="true">
      <number:text>On</number:text>
    </number:number-style>
    <number:number-style style:name="N125">
      <number:text>Off</number:text>
      <style:map style:condition="value()&gt;0" style:apply-style-name="N125P0"/>
      <style:map style:condition="value()&lt;0" style:apply-style-name="N125P1"/>
    </number:number-style>
    <number:currency-style style:name="N126P0" style:volatile="true">
      <number:currency-symbol>€</number:currency-symbol>
      <number:text> </number:text>
      <number:number number:decimal-places="2" number:min-integer-digits="1" number:grouping="true"/>
      <number:text> </number:text>
    </number:currency-style>
    <number:currency-style style:name="N126">
      <style:text-properties fo:color="#ff0000"/>
      <number:text>(</number:text>
      <number:currency-symbol>€</number:currency-symbol>
      <number:text> </number:text>
      <number:number number:decimal-places="2" number:min-integer-digits="1" number:grouping="true"/>
      <number:text>)</number:text>
      <style:map style:condition="value()&gt;=0" style:apply-style-name="N126P0"/>
    </number:currency-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25__20_-_20_Accent1" style:display-name="Excel_BuiltIn_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ad" style:display-name="Excel_BuiltIn_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xplanatory_20_Text" style:display-name="Excel_BuiltIn_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Good" style:display-name="Excel_BuiltIn_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eading_20_1" style:display-name="Excel_BuiltIn_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Heading_20_2" style:display-name="Excel_BuiltIn_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Heading_20_3" style:display-name="Excel_BuiltIn_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Heading_20_4" style:display-name="Excel_BuiltIn_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Linked_20_Cell" style:display-name="Excel_BuiltIn_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035cm solid #c0c0c0" style:rotation-align="none"/>
    </style:style>
    <style:style style:name="Excel_5f_BuiltIn_5f_Output" style:display-name="Excel_BuiltIn_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le" style:display-name="Excel_BuiltIn_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Warning_20_Text" style:display-name="Excel_BuiltIn_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0">20/03/2013</text:date>, <text:time>14:12:3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16cm"/>
    </style:style>
    <style:style style:name="co2" style:family="table-column">
      <style:table-column-properties fo:break-before="auto" style:column-width="6.237cm"/>
    </style:style>
    <style:style style:name="co3" style:family="table-column">
      <style:table-column-properties fo:break-before="auto" style:column-width="2.741cm"/>
    </style:style>
    <style:style style:name="co4" style:family="table-column">
      <style:table-column-properties fo:break-before="auto" style:column-width="2.685cm"/>
    </style:style>
    <style:style style:name="co5" style:family="table-column">
      <style:table-column-properties fo:break-before="auto" style:column-width="0.727cm"/>
    </style:style>
    <style:style style:name="co6" style:family="table-column">
      <style:table-column-properties fo:break-before="auto" style:column-width="1.79cm"/>
    </style:style>
    <style:style style:name="co7" style:family="table-column">
      <style:table-column-properties fo:break-before="auto" style:column-width="1.757cm"/>
    </style:style>
    <style:style style:name="ro1" style:family="table-row">
      <style:table-row-properties style:row-height="0.026cm" fo:break-before="auto" style:use-optimal-row-height="false"/>
    </style:style>
    <style:style style:name="ro2" style:family="table-row">
      <style:table-row-properties style:row-height="0.556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1.058cm" fo:break-before="auto" style:use-optimal-row-height="true"/>
    </style:style>
    <style:style style:name="ro5" style:family="table-row">
      <style:table-row-properties style:row-height="1.72cm" fo:break-before="auto" style:use-optimal-row-height="false"/>
    </style:style>
    <style:style style:name="ro6" style:family="table-row">
      <style:table-row-properties style:row-height="1.191cm" fo:break-before="auto" style:use-optimal-row-height="false"/>
    </style:style>
    <style:style style:name="ro7" style:family="table-row">
      <style:table-row-properties style:row-height="1.588cm" fo:break-before="auto" style:use-optimal-row-height="false"/>
    </style:style>
    <style:style style:name="ro8" style:family="table-row">
      <style:table-row-properties style:row-height="0.873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style:style style:name="ce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80008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fo:border-bottom="0.088cm solid #800080"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fo:border-bottom="0.035cm solid #800080" style:diagonal-bl-tr="none" style:diagonal-tl-br="none" style:text-align-source="value-type" style:repeat-content="false" fo:wrap-option="wrap" fo:border-left="0.035cm solid #800080" style:direction="ltr" fo:border-right="0.035cm solid #80008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glyph-orientation-vertical="0" fo:border-bottom="0.088cm solid #800080" style:diagonal-bl-tr="none" style:diagonal-tl-br="none" style:text-align-source="value-type" style:repeat-content="false" fo:wrap-option="wrap" fo:border-left="0.035cm solid #800080" style:direction="ltr" fo:border-right="0.035cm solid #800080" style:rotation-angle="0" style:rotation-align="none" style:shrink-to-fit="false" fo:border-top="0.035cm solid #800080"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fo:border-bottom="0.088cm solid #80008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order-bottom="0.088cm solid #800080" style:diagonal-bl-tr="none" style:diagonal-tl-br="none" style:text-align-source="value-type" style:repeat-content="false" fo:wrap-option="wrap" fo:border-left="none" style:direction="ltr" fo:border-right="none" style:rotation-angle="0" style:rotation-align="none" style:shrink-to-fit="false" fo:border-top="0.088cm solid #800080" style:vertical-align="middle"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glyph-orientation-vertical="0" fo:border-bottom="0.088cm solid #80008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cm" style:writing-mode="page"/>
      <style:text-properties fo:color="#80008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page"/>
      <style:text-properties fo:color="#80008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glyph-orientation-vertical="0" fo:border-bottom="0.088cm solid #800080"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start" css3t:text-justify="auto" fo:margin-left="0cm" style:writing-mode="page"/>
      <style:text-properties fo:color="#80008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none" style:rotation-angle="0" style:rotation-align="none" style:shrink-to-fit="false" fo:border-top="0.088cm solid #800080" style:vertical-align="middle" style:vertical-justify="auto"/>
      <style:paragraph-properties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ff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order-bottom="0.088cm solid #800080" style:diagonal-bl-tr="none" style:diagonal-tl-br="none" style:text-align-source="fix" style:repeat-content="false" fo:wrap-option="no-wrap" fo:border-left="none" style:direction="ltr" fo:border-right="none" style:rotation-angle="0" style:rotation-align="none" style:shrink-to-fit="false" fo:border-top="none" style:vertical-align="middle" style:vertical-justify="auto"/>
      <style:paragraph-properties fo:text-align="center"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3">
      <style:table-cell-properties style:glyph-orientation-vertical="0" fo:border-bottom="0.035cm solid #800080" fo:background-color="#cc99ff" style:cell-protect="none" style:print-content="true" style:diagonal-bl-tr="none" style:diagonal-tl-br="none" style:text-align-source="value-type" style:repeat-content="false" fo:wrap-option="no-wrap" fo:border-left="0.035cm solid #800080" style:direction="ltr" fo:border-right="0.035cm solid #80008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3">
      <style:table-cell-properties style:glyph-orientation-vertical="0" fo:border-bottom="0.035cm solid #800080" style:cell-protect="none" style:print-content="true" style:diagonal-bl-tr="none" style:diagonal-tl-br="none" style:text-align-source="value-type" style:repeat-content="false" fo:wrap-option="no-wrap" fo:border-left="0.035cm solid #800080" style:direction="ltr" fo:border-right="0.035cm solid #80008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
      <style:table-cell-properties style:glyph-orientation-vertical="0" fo:border-bottom="0.035cm solid #800080" fo:background-color="#cc99ff" style:diagonal-bl-tr="none" style:diagonal-tl-br="none" style:text-align-source="value-type" style:repeat-content="false" fo:wrap-option="no-wrap" fo:border-left="0.035cm solid #800080" style:direction="ltr" fo:border-right="0.035cm solid #80008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5f_BuiltIn_5f_Percent" style:data-style-name="N3">
      <style:table-cell-properties style:glyph-orientation-vertical="0" fo:border-bottom="0.088cm solid #800080" style:cell-protect="protected" style:print-content="true" style:diagonal-bl-tr="none" style:diagonal-tl-br="none" style:text-align-source="value-type" style:repeat-content="false" fo:background-color="transparent" fo:wrap-option="no-wrap" fo:border-left="0.035cm solid #800080" style:direction="ltr" fo:border-right="0.035cm solid #800080" style:rotation-angle="0" style:rotation-align="none" style:shrink-to-fit="false" fo:border-top="0.035cm solid #800080"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3">
      <style:table-cell-properties style:glyph-orientation-vertical="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3">
      <style:table-cell-properties style:glyph-orientation-vertical="0" style:cell-protect="none" style:print-content="true"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
      <style:table-cell-properties style:glyph-orientation-vertical="0" fo:border-bottom="0.088cm solid #80008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
      <style:table-cell-properties style:glyph-orientation-vertical="0" fo:border-bottom="0.088cm solid #800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3">
      <style:table-cell-properties style:glyph-orientation-vertical="0" fo:border-bottom="0.088cm solid #800080" style:diagonal-bl-tr="none" style:diagonal-tl-br="none" style:text-align-source="value-type" style:repeat-content="false" fo:wrap-option="no-wrap" fo:border-left="none" style:direction="ltr" fo:border-right="none" style:rotation-angle="0" style:rotation-align="none" style:shrink-to-fit="false" fo:border-top="0.088cm solid #800080" style:vertical-align="middle" style:vertical-justify="auto"/>
      <style:paragraph-properties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3">
      <style:table-cell-properties style:glyph-orientation-vertical="0" fo:border-bottom="0.088cm solid #800080" fo:background-color="#cc99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vertical-justify="auto"/>
      <style:paragraph-properties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5f_BuiltIn_5f_Percent" style:data-style-name="N3">
      <style:table-cell-properties style:glyph-orientation-vertical="0"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1">
      <style:table-cell-properties style:glyph-orientation-vertical="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data-style-name="N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vertical-justify="auto"/>
      <style:paragraph-properties fo:text-align="center"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3">
      <style:table-cell-properties style:glyph-orientation-vertical="0" fo:border-bottom="0.088cm solid #800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vertical-justify="auto"/>
      <style:paragraph-properties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3">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0.088cm solid #800080" style:vertical-align="middle" style:vertical-justify="auto"/>
      <style:paragraph-properties css3t:text-justify="auto"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3">
      <style:table-cell-properties style:glyph-orientation-vertical="0" fo:border-bottom="0.035cm solid #800080" fo:background-color="#cc99ff" style:cell-protect="none" style:print-content="true" style:diagonal-bl-tr="none" style:diagonal-tl-br="none" style:text-align-source="value-type" style:repeat-content="false" fo:wrap-option="no-wrap" fo:border-left="none" style:direction="ltr" fo:border-right="0.035cm solid #80008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3">
      <style:table-cell-properties style:glyph-orientation-vertical="0" fo:border-bottom="0.035cm solid #800080" style:cell-protect="none" style:print-content="true" style:diagonal-bl-tr="none" style:diagonal-tl-br="none" style:text-align-source="value-type" style:repeat-content="false" fo:wrap-option="no-wrap" fo:border-left="none" style:direction="ltr" fo:border-right="0.035cm solid #80008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3">
      <style:table-cell-properties style:glyph-orientation-vertical="0" fo:border-bottom="0.035cm solid #800080" fo:background-color="#cc99ff" style:diagonal-bl-tr="none" style:diagonal-tl-br="none" style:text-align-source="value-type" style:repeat-content="false" fo:wrap-option="no-wrap" fo:border-left="none" style:direction="ltr" fo:border-right="0.035cm solid #80008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5f_BuiltIn_5f_Percent" style:data-style-name="N3">
      <style:table-cell-properties style:glyph-orientation-vertical="0" fo:border-bottom="0.088cm solid #800080" style:cell-protect="protected" style:print-content="true" style:diagonal-bl-tr="none" style:diagonal-tl-br="none" style:text-align-source="value-type" style:repeat-content="false" fo:background-color="transparent" fo:wrap-option="no-wrap" fo:border-left="none" style:direction="ltr" fo:border-right="0.035cm solid #800080" style:rotation-angle="0" style:rotation-align="none" style:shrink-to-fit="false" fo:border-top="0.035cm solid #800080"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table table:name="Sheet1" table:style-name="ta1" table:print="false">
        <table:table-column table:style-name="co1" table:default-cell-style-name="ce1"/>
        <table:table-column table:style-name="co2" table:default-cell-style-name="ce4"/>
        <table:table-column table:style-name="co3" table:default-cell-style-name="ce1"/>
        <table:table-column table:style-name="co4" table:number-columns-repeated="2" table:default-cell-style-name="ce1"/>
        <table:table-column table:style-name="co5" table:default-cell-style-name="ce1"/>
        <table:table-column table:style-name="co6" table:number-columns-repeated="251" table:default-cell-style-name="ce1"/>
        <table:table-column table:style-name="co6" table:number-columns-repeated="767" table:default-cell-style-name="Default"/>
        <table:table-row table:style-name="ro1">
          <table:table-cell table:number-columns-repeated="257"/>
          <table:table-cell table:style-name="ce2" table:number-columns-repeated="767"/>
        </table:table-row>
        <table:table-row table:style-name="ro2">
          <table:table-cell table:style-name="ce2"/>
          <table:table-cell table:style-name="ce5"/>
          <table:table-cell table:style-name="ce18" office:value-type="string">
            <text:p>Year 1 (£)</text:p>
          </table:table-cell>
          <table:table-cell table:style-name="ce18" office:value-type="string">
            <text:p>Year 2 (£)</text:p>
          </table:table-cell>
          <table:table-cell table:style-name="ce18" office:value-type="string">
            <text:p>Year 3 (£)</text:p>
          </table:table-cell>
          <table:table-cell table:style-name="ce2" table:number-columns-repeated="1019"/>
        </table:table-row>
        <table:table-row table:style-name="ro3">
          <table:table-cell table:style-name="ce3"/>
          <table:table-cell table:style-name="ce6" office:value-type="string">
            <text:p>Total expected sales</text:p>
          </table:table-cell>
          <table:table-cell table:number-columns-repeated="2" table:style-name="ce19" office:value-type="float" office:value="0">
            <text:p>0</text:p>
          </table:table-cell>
          <table:table-cell table:style-name="ce34" office:value-type="float" office:value="0">
            <text:p>0</text:p>
          </table:table-cell>
          <table:table-cell table:number-columns-repeated="252"/>
          <table:table-cell table:style-name="ce1" table:number-columns-repeated="767"/>
        </table:table-row>
        <table:table-row table:style-name="ro3">
          <table:table-cell table:style-name="ce3"/>
          <table:table-cell table:style-name="ce6" office:value-type="string">
            <text:p>Less variable costs</text:p>
          </table:table-cell>
          <table:table-cell table:number-columns-repeated="2" table:style-name="ce20" office:value-type="float" office:value="0">
            <text:p>0</text:p>
          </table:table-cell>
          <table:table-cell table:style-name="ce35" office:value-type="float" office:value="0">
            <text:p>0</text:p>
          </table:table-cell>
          <table:table-cell table:number-columns-repeated="252"/>
          <table:table-cell table:style-name="ce1" table:number-columns-repeated="767"/>
        </table:table-row>
        <table:table-row table:style-name="ro4">
          <table:table-cell table:style-name="ce3"/>
          <table:table-cell table:style-name="ce6" office:value-type="string">
            <text:p>Gross profit (sales less variable costs) = </text:p>
          </table:table-cell>
          <table:table-cell table:style-name="ce21" table:formula="of:=[.C3]-[.C4]" office:value-type="float" office:value="0">
            <text:p>0</text:p>
          </table:table-cell>
          <table:table-cell table:style-name="ce21" table:formula="of:=[.D3]-[.D4]" office:value-type="float" office:value="0">
            <text:p>0</text:p>
          </table:table-cell>
          <table:table-cell table:style-name="ce36" table:formula="of:=[.E3]-[.E4]" office:value-type="float" office:value="0">
            <text:p>0</text:p>
          </table:table-cell>
          <table:table-cell table:number-columns-repeated="252"/>
          <table:table-cell table:style-name="ce1" table:number-columns-repeated="767"/>
        </table:table-row>
        <table:table-row table:style-name="ro5">
          <table:table-cell table:style-name="ce3"/>
          <table:table-cell table:style-name="ce7" office:value-type="string">
            <text:p>Calculate your gross profit margin <text:span text:style-name="T1">%</text:span><text:span text:style-name="T2"> (gross profit divided by total sales x <text:s/>100) (A)</text:span></text:p>
          </table:table-cell>
          <table:table-cell table:style-name="ce22" table:formula="of:=IF(ISERROR([.C5]/[.C3])=TRUE();0;([.C5]/[.C3]))" office:value-type="float" office:value="0">
            <text:p>0</text:p>
          </table:table-cell>
          <table:table-cell table:style-name="ce22" table:formula="of:=IF(ISERROR([.D5]/[.D3])=TRUE();0;([.D5]/[.D3]))" office:value-type="float" office:value="0">
            <text:p>0</text:p>
          </table:table-cell>
          <table:table-cell table:style-name="ce37" office:value-type="float" office:value="0">
            <text:p>0</text:p>
          </table:table-cell>
          <table:table-cell table:number-columns-repeated="252"/>
          <table:table-cell table:style-name="ce1" table:number-columns-repeated="767"/>
        </table:table-row>
        <table:table-row table:style-name="ro3">
          <table:table-cell/>
          <table:table-cell table:style-name="ce8"/>
          <table:table-cell table:style-name="ce23" table:number-columns-repeated="3"/>
          <table:table-cell table:number-columns-repeated="252"/>
          <table:table-cell table:style-name="ce1" table:number-columns-repeated="767"/>
        </table:table-row>
        <table:table-row table:style-name="ro4">
          <table:table-cell/>
          <table:table-cell office:value-type="string">
            <text:p>Salaries/wages (survival income + any staff</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4">
          <table:table-cell/>
          <table:table-cell office:value-type="string">
            <text:p>Premises (including rent, rates, utiliti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Telephone and broadband</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Printing, post and stationery</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Advertising and promotion</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Bank charg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Professional fe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Insuranc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4">
          <table:table-cell/>
          <table:table-cell office:value-type="string">
            <text:p>Bank/HP/Interest (payable to your bank)</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Stock</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Consumabl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Equipment and vehicle leasing</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Depreciation</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table:style-name="ce9" office:value-type="string">
            <text:p>Other (please specify)</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table:style-name="ce9" office:value-type="string">
            <text:p>Other</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2">
          <table:table-cell/>
          <table:table-cell table:style-name="ce10" office:value-type="string">
            <text:p>Other</text:p>
          </table:table-cell>
          <table:table-cell table:number-columns-repeated="3" table:style-name="ce25" office:value-type="float" office:value="0">
            <text:p>0</text:p>
          </table:table-cell>
          <table:table-cell table:number-columns-repeated="252"/>
          <table:table-cell table:style-name="ce1" table:number-columns-repeated="767"/>
        </table:table-row>
        <table:table-row table:style-name="ro2">
          <table:table-cell/>
          <table:table-cell table:style-name="ce10"/>
          <table:table-cell table:style-name="ce26" table:number-columns-repeated="3"/>
          <table:table-cell table:number-columns-repeated="252"/>
          <table:table-cell table:style-name="ce1" table:number-columns-repeated="767"/>
        </table:table-row>
        <table:table-row table:style-name="ro2">
          <table:table-cell/>
          <table:table-cell table:style-name="ce11" office:value-type="string">
            <text:p>Total fixed costs</text:p>
          </table:table-cell>
          <table:table-cell table:style-name="ce27" table:formula="of:=SUM([.C8:.C24])" office:value-type="float" office:value="0">
            <text:p>0</text:p>
          </table:table-cell>
          <table:table-cell table:style-name="ce27" table:formula="of:=SUM([.D8:.D24])" office:value-type="float" office:value="0">
            <text:p>0</text:p>
          </table:table-cell>
          <table:table-cell table:style-name="ce27" table:formula="of:=SUM([.E8:.E24])" office:value-type="float" office:value="0">
            <text:p>0</text:p>
          </table:table-cell>
          <table:table-cell table:number-columns-repeated="252"/>
          <table:table-cell table:style-name="ce1" table:number-columns-repeated="767"/>
        </table:table-row>
        <table:table-row table:style-name="ro6">
          <table:table-cell/>
          <table:table-cell table:style-name="ce12" office:value-type="string">
            <text:p>Net profit (gross profit less fixed cost)</text:p>
          </table:table-cell>
          <table:table-cell table:style-name="ce28" table:formula="of:=[.C5]-[.C25]" office:value-type="float" office:value="0">
            <text:p>0</text:p>
          </table:table-cell>
          <table:table-cell table:style-name="ce28" table:formula="of:=[.D5]-[.D25]" office:value-type="float" office:value="0">
            <text:p>0</text:p>
          </table:table-cell>
          <table:table-cell table:style-name="ce28" table:formula="of:=[.E5]-[.E25]" office:value-type="float" office:value="0">
            <text:p>0</text:p>
          </table:table-cell>
          <table:table-cell table:number-columns-repeated="252"/>
          <table:table-cell table:style-name="ce1" table:number-columns-repeated="767"/>
        </table:table-row>
        <table:table-row table:style-name="ro7">
          <table:table-cell/>
          <table:table-cell table:style-name="ce13" office:value-type="string">
            <text:p>Calculate your net profit margin (net profit divided by total sales x 100)</text:p>
          </table:table-cell>
          <table:table-cell table:style-name="ce29" table:formula="of:=IF(ISERROR([.C26]/[.C3]);0;[.C26]/[.C3])" office:value-type="float" office:value="0">
            <text:p>0</text:p>
          </table:table-cell>
          <table:table-cell table:style-name="ce29" table:formula="of:=IF(ISERROR([.D26]/[.D3]*100);0;[.D26]/[.D3]*100)" office:value-type="float" office:value="0">
            <text:p>0</text:p>
          </table:table-cell>
          <table:table-cell table:style-name="ce29" table:formula="of:=IF(ISERROR([.E26]/[.E3]*100);0;[.E26]/[.E3]*100)" office:value-type="float" office:value="0">
            <text:p>0</text:p>
          </table:table-cell>
          <table:table-cell table:number-columns-repeated="252"/>
          <table:table-cell table:style-name="ce1" table:number-columns-repeated="767"/>
        </table:table-row>
        <table:table-row table:style-name="ro3">
          <table:table-cell/>
          <table:table-cell table:style-name="ce14"/>
          <table:table-cell table:style-name="ce30" table:number-columns-repeated="3"/>
          <table:table-cell table:number-columns-repeated="252"/>
          <table:table-cell table:style-name="ce1" table:number-columns-repeated="767"/>
        </table:table-row>
        <table:table-row table:style-name="ro3">
          <table:table-cell/>
          <table:table-cell table:style-name="ce8" office:value-type="string">
            <text:p>Calculate your break even</text:p>
          </table:table-cell>
          <table:table-cell table:style-name="ce31" office:value-type="string">
            <text:p>Year 1 (£)</text:p>
          </table:table-cell>
          <table:table-cell table:style-name="ce31" office:value-type="string">
            <text:p>Year 2 (£)</text:p>
          </table:table-cell>
          <table:table-cell table:style-name="ce31" office:value-type="string">
            <text:p>Year 3 (£)</text:p>
          </table:table-cell>
          <table:table-cell table:number-columns-repeated="252"/>
          <table:table-cell table:style-name="ce1" table:number-columns-repeated="767"/>
        </table:table-row>
        <table:table-row table:style-name="ro8">
          <table:table-cell/>
          <table:table-cell table:style-name="ce15" office:value-type="string">
            <text:p>Total variable costs + total fixed costs (B)</text:p>
          </table:table-cell>
          <table:table-cell table:style-name="ce32" table:formula="of:=[.C4]+[.C25]" office:value-type="float" office:value="0">
            <text:p>0</text:p>
          </table:table-cell>
          <table:table-cell table:style-name="ce32" table:formula="of:=[.D4]+[.D25]" office:value-type="float" office:value="0">
            <text:p>0</text:p>
          </table:table-cell>
          <table:table-cell table:style-name="ce32" table:formula="of:=[.E4]+[.E25]" office:value-type="float" office:value="0">
            <text:p>0</text:p>
          </table:table-cell>
          <table:table-cell table:number-columns-repeated="252"/>
          <table:table-cell table:style-name="ce1" table:number-columns-repeated="767"/>
        </table:table-row>
        <table:table-row table:style-name="ro3">
          <table:table-cell/>
          <table:table-cell table:style-name="ce16" office:value-type="string">
            <text:p>Break even (B) divided by (A)</text:p>
          </table:table-cell>
          <table:table-cell table:style-name="ce33" table:formula="of:=(IF([.C6]&gt;0;[.C30]/[.C6];0))" office:value-type="float" office:value="0">
            <text:p>0</text:p>
          </table:table-cell>
          <table:table-cell table:style-name="ce33" table:formula="of:=(IF([.D6]&gt;0;[.D30]/[.D6];0))" office:value-type="float" office:value="0">
            <text:p>0</text:p>
          </table:table-cell>
          <table:table-cell table:style-name="ce33" table:formula="of:=(IF([.E6]&gt;0;[.E30]/[.E6];0))" office:value-type="float" office:value="0">
            <text:p>0</text:p>
          </table:table-cell>
          <table:table-cell table:number-columns-repeated="252"/>
          <table:table-cell table:style-name="ce1" table:number-columns-repeated="767"/>
        </table:table-row>
        <table:table-row table:style-name="ro3" table:number-rows-repeated="2">
          <table:table-cell table:number-columns-repeated="1024"/>
        </table:table-row>
        <table:table-row table:style-name="ro3" table:number-rows-repeated="5">
          <table:table-cell/>
          <table:table-cell table:style-name="ce17"/>
          <table:table-cell table:number-columns-repeated="1022"/>
        </table:table-row>
        <table:table-row table:style-name="ro3" table:number-rows-repeated="1048537">
          <table:table-cell table:number-columns-repeated="1024"/>
        </table:table-row>
        <table:table-row table:style-name="ro3">
          <table:table-cell table:number-columns-repeated="1024"/>
        </table:table-row>
      </table:table>
      <table:table table:name="Sheet2" table:style-name="ta2" table:print="false">
        <table:table-column table:style-name="co7" table:number-columns-repeated="1024" table:default-cell-style-name="Default"/>
        <table:table-row table:style-name="ro3" table:number-rows-repeated="1048575">
          <table:table-cell table:number-columns-repeated="1024"/>
        </table:table-row>
        <table:table-row table:style-name="ro3">
          <table:table-cell table:number-columns-repeated="1024"/>
        </table:table-row>
      </table:table>
      <table:table table:name="Sheet3" table:style-name="ta3" table:print="false">
        <table:table-column table:style-name="co7" table:number-columns-repeated="1024" table:default-cell-style-name="Default"/>
        <table:table-row table:style-name="ro3" table:number-rows-repeated="1048575">
          <table:table-cell table:number-columns-repeated="1024"/>
        </table:table-row>
        <table:table-row table:style-name="ro3">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date-style style:name="N122">
      <number:day number:style="long"/>
      <number:text> </number:text>
      <number:month number:style="long" number:textual="true"/>
      <number:text> </number:text>
      <number:year number:style="long"/>
    </number:date-style>
    <number:number-style style:name="N123">
      <number:text>£</number:text>
      <number:number number:decimal-places="2" number:min-integer-digits="1" number:grouping="true"/>
    </number:number-style>
    <number:number-style style:name="N124P0" style:volatile="true">
      <number:text>Yes</number:text>
    </number:number-style>
    <number:number-style style:name="N124P1" style:volatile="true">
      <number:text>Yes</number:text>
    </number:number-style>
    <number:number-style style:name="N124">
      <number:text>No</number:text>
      <style:map style:condition="value()&gt;0" style:apply-style-name="N124P0"/>
      <style:map style:condition="value()&lt;0" style:apply-style-name="N124P1"/>
    </number:number-style>
    <number:number-style style:name="N125P0" style:volatile="true">
      <number:text>True</number:text>
    </number:number-style>
    <number:number-style style:name="N125P1" style:volatile="true">
      <number:text>True</number:text>
    </number:number-style>
    <number:number-style style:name="N125">
      <number:text>False</number:text>
      <style:map style:condition="value()&gt;0" style:apply-style-name="N125P0"/>
      <style:map style:condition="value()&lt;0" style:apply-style-name="N125P1"/>
    </number:number-style>
    <number:number-style style:name="N126P0" style:volatile="true">
      <number:text>On</number:text>
    </number:number-style>
    <number:number-style style:name="N126P1" style:volatile="true">
      <number:text>On</number:text>
    </number:number-style>
    <number:number-style style:name="N126">
      <number:text>Off</number:text>
      <style:map style:condition="value()&gt;0" style:apply-style-name="N126P0"/>
      <style:map style:condition="value()&lt;0" style:apply-style-name="N126P1"/>
    </number:number-style>
    <number:currency-style style:name="N127P0" style:volatile="true">
      <number:currency-symbol>€</number:currency-symbol>
      <number:text> </number:text>
      <number:number number:decimal-places="2" number:min-integer-digits="1" number:grouping="true"/>
      <number:text> </number:text>
    </number:currency-style>
    <number:currency-style style:name="N127">
      <style:text-properties fo:color="#ff0000"/>
      <number:text>(</number:text>
      <number:currency-symbol>€</number:currency-symbol>
      <number:text> </number:text>
      <number:number number:decimal-places="2" number:min-integer-digits="1" number:grouping="true"/>
      <number:text>)</number:text>
      <style:map style:condition="value()&gt;=0" style:apply-style-name="N127P0"/>
    </number:currency-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0">20/03/2013</text:date>, <text:time>14:12:3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5cm"/>
    </style:style>
    <style:style style:name="co2" style:family="table-column">
      <style:table-column-properties fo:break-before="auto" style:column-width="8.139cm"/>
    </style:style>
    <style:style style:name="co3" style:family="table-column">
      <style:table-column-properties fo:break-before="auto" style:column-width="1.757cm"/>
    </style:style>
    <style:style style:name="co4" style:family="table-column">
      <style:table-column-properties fo:break-before="auto" style:column-width="1.79cm"/>
    </style:style>
    <style:style style:name="co5" style:family="table-column">
      <style:table-column-properties fo:break-before="auto" style:column-width="0.866cm"/>
    </style:style>
    <style:style style:name="ro1" style:family="table-row">
      <style:table-row-properties style:row-height="0.556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661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glyph-orientation-vertical="0" style:diagonal-bl-tr="none" style:diagonal-tl-br="none" style:text-align-source="value-type" style:repeat-content="false" fo:wrap-option="wrap" fo:border="0.088cm solid #969696" style:direction="ltr" style:rotation-angle="0" style:rotation-align="none" style:shrink-to-fit="false" style:vertical-align="middle" style:vertical-justify="auto"/>
      <style:paragraph-properties css3t:text-justify="auto" fo:margin-left="0cm" style:writing-mode="pag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order-bottom="none" style:diagonal-bl-tr="none" style:diagonal-tl-br="none" style:text-align-source="value-type" style:repeat-content="false" fo:wrap-option="wrap" fo:border-left="0.088cm solid #969696" style:direction="ltr" fo:border-right="0.088cm solid #969696" style:rotation-angle="0" style:rotation-align="none" style:shrink-to-fit="false" fo:border-top="0.088cm solid #969696"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order-bottom="none" style:diagonal-bl-tr="none" style:diagonal-tl-br="none" style:text-align-source="value-type" style:repeat-content="false" fo:wrap-option="wrap" fo:border-left="0.088cm solid #969696" style:direction="ltr"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088cm solid #969696" style:diagonal-bl-tr="none" style:diagonal-tl-br="none" style:text-align-source="value-type" style:repeat-content="false" fo:wrap-option="wrap" fo:border-left="0.088cm solid #969696" style:direction="ltr"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order-bottom="0.088cm solid #969696" style:diagonal-bl-tr="none" style:diagonal-tl-br="none" style:text-align-source="value-type" style:repeat-content="false" fo:wrap-option="wrap" fo:border-left="0.088cm solid #969696" style:direction="ltr" fo:border-right="0.088cm solid #969696"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wrap" fo:border="0.088cm solid #969696"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fo:border-bottom="0.088cm solid #969696" style:diagonal-bl-tr="none" style:diagonal-tl-br="none" style:text-align-source="value-type" style:repeat-content="false" fo:wrap-option="wrap" fo:border-left="none" style:direction="ltr" fo:border-right="0.088cm solid #969696" style:rotation-angle="0" style:rotation-align="none" style:shrink-to-fit="false" fo:border-top="0.088cm solid #969696" style:vertical-align="middle" style:vertical-justify="auto"/>
      <style:paragraph-properties css3t:text-justify="auto" fo:margin-left="0cm" style:writing-mode="pag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969696" style:rotation-angle="0" style:rotation-align="none" style:shrink-to-fit="false" fo:border-top="0.088cm solid #969696"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glyph-orientation-vertical="0" fo:border-bottom="0.088cm solid #969696"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fo:border-bottom="0.088cm solid #969696" style:diagonal-bl-tr="none" style:diagonal-tl-br="none" style:text-align-source="value-type" style:repeat-content="false" fo:wrap-option="wrap" fo:border-left="none" style:direction="ltr" fo:border-right="none" style:rotation-angle="0" style:rotation-align="none" style:shrink-to-fit="false" fo:border-top="0.088cm solid #969696"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data-style-name="N3"/>
    <style:style style:name="ce13" style:family="table-cell" style:parent-style-name="Default" style:data-style-name="N3">
      <style:table-cell-properties style:glyph-orientation-vertical="0" fo:border-bottom="0.088cm solid #969696" style:diagonal-bl-tr="none" style:diagonal-tl-br="none" style:text-align-source="fix" style:repeat-content="false" fo:wrap-option="wrap" fo:border-left="none" style:direction="ltr" fo:border-right="0.088cm solid #969696" style:rotation-angle="0" style:rotation-align="none" style:shrink-to-fit="false" fo:border-top="0.088cm solid #969696" style:vertical-align="middle" style:vertical-justify="auto"/>
      <style:paragraph-properties fo:text-align="center" css3t:text-justify="auto" fo:margin-left="0cm" style:writing-mode="pag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data-style-name="N3">
      <style:table-cell-properties style:glyph-orientation-vertical="0" fo:border-bottom="none" fo:background-color="#c0c0c0" style:cell-protect="none" style:print-content="true" style:diagonal-bl-tr="none" style:diagonal-tl-br="none" style:text-align-source="value-type" style:repeat-content="false" fo:wrap-option="wrap" fo:border-left="0.088cm solid #969696" style:direction="ltr" fo:border-right="0.088cm solid #969696" style:rotation-angle="0" style:rotation-align="none" style:shrink-to-fit="false" fo:border-top="0.088cm solid #969696"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3">
      <style:table-cell-properties style:glyph-orientation-vertical="0" fo:border-bottom="none" fo:background-color="#c0c0c0" style:cell-protect="none" style:print-content="true"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glyph-orientation-vertical="0" fo:border-bottom="0.088cm solid #969696" fo:background-color="#c0c0c0" style:cell-protect="none" style:print-content="true"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glyph-orientation-vertical="0" fo:border-bottom="0.088cm solid #969696"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088cm solid #969696" style:diagonal-bl-tr="none" style:diagonal-tl-br="none" style:text-align-source="value-type" style:repeat-content="false" fo:wrap-option="wrap" fo:border-left="none" style:direction="ltr" fo:border-right="0.088cm solid #969696" style:rotation-angle="0" style:rotation-align="none" style:shrink-to-fit="false" fo:border-top="0.088cm solid #969696" style:vertical-align="middle"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ce12"/>
        <table:table-column table:style-name="co5" table:default-cell-style-name="Default"/>
        <table:table-column table:style-name="co3" table:number-columns-repeated="1019" table:default-cell-style-name="Default"/>
        <table:table-row table:style-name="ro1">
          <table:table-cell table:number-columns-repeated="1024"/>
        </table:table-row>
        <table:table-row table:style-name="ro2">
          <table:table-cell/>
          <table:table-cell table:style-name="ce1" table:number-columns-spanned="2" table:number-rows-spanned="1"/>
          <table:covered-table-cell table:style-name="ce7"/>
          <table:table-cell table:style-name="ce13" office:value-type="string">
            <text:p>£</text:p>
          </table:table-cell>
          <table:table-cell table:number-columns-repeated="1020"/>
        </table:table-row>
        <table:table-row table:style-name="ro3">
          <table:table-cell/>
          <table:table-cell table:style-name="ce2" office:value-type="string" table:number-columns-spanned="2" table:number-rows-spanned="1">
            <text:p>Start-up costs</text:p>
          </table:table-cell>
          <table:covered-table-cell table:style-name="ce8"/>
          <table:table-cell table:style-name="ce14" office:value-type="float" office:value="0">
            <text:p>0</text:p>
          </table:table-cell>
          <table:table-cell table:number-columns-repeated="1020"/>
        </table:table-row>
        <table:table-row table:style-name="ro3">
          <table:table-cell/>
          <table:table-cell table:style-name="ce3"/>
          <table:table-cell table:style-name="ce9"/>
          <table:table-cell table:style-name="ce15"/>
          <table:table-cell table:number-columns-repeated="1020"/>
        </table:table-row>
        <table:table-row table:style-name="ro4">
          <table:table-cell/>
          <table:table-cell table:style-name="ce4" office:value-type="string">
            <text:p>Personal start-up contributions <text:s text:c="9"/></text:p>
          </table:table-cell>
          <table:table-cell table:style-name="ce10" office:value-type="string">
            <text:p>-</text:p>
          </table:table-cell>
          <table:table-cell table:style-name="ce16" office:value-type="float" office:value="0">
            <text:p>0</text:p>
          </table:table-cell>
          <table:table-cell table:number-columns-repeated="1020"/>
        </table:table-row>
        <table:table-row table:style-name="ro4">
          <table:table-cell/>
          <table:table-cell table:style-name="ce5" office:value-type="string">
            <text:p>Other start-up contributions <text:s text:c="10"/></text:p>
          </table:table-cell>
          <table:table-cell table:style-name="ce10" office:value-type="string">
            <text:p>-</text:p>
          </table:table-cell>
          <table:table-cell table:style-name="ce16" office:value-type="float" office:value="0">
            <text:p>0</text:p>
          </table:table-cell>
          <table:table-cell table:number-columns-repeated="1020"/>
        </table:table-row>
        <table:table-row table:style-name="ro5">
          <table:table-cell/>
          <table:table-cell table:style-name="ce5" office:value-type="string">
            <text:p>Total required</text:p>
          </table:table-cell>
          <table:table-cell table:style-name="ce10" office:value-type="string">
            <text:p>=</text:p>
          </table:table-cell>
          <table:table-cell table:style-name="ce17" table:formula="of:=[.D3]-[.D5]-[.D6]" office:value-type="float" office:value="0">
            <text:p>0</text:p>
          </table:table-cell>
          <table:table-cell table:number-columns-repeated="1020"/>
        </table:table-row>
        <table:table-row table:style-name="ro4">
          <table:table-cell/>
          <table:table-cell table:style-name="ce6" office:value-type="string" table:number-columns-spanned="3" table:number-rows-spanned="1">
            <text:p>The assets you have available as security</text:p>
          </table:table-cell>
          <table:covered-table-cell table:style-name="ce11"/>
          <table:covered-table-cell table:style-name="ce18"/>
          <table:table-cell table:number-columns-repeated="1020"/>
        </table:table-row>
        <table:table-row table:style-name="ro4">
          <table:table-cell/>
          <table:table-cell table:style-name="ce5"/>
          <table:table-cell table:style-name="ce10" office:value-type="string">
            <text:p>=</text:p>
          </table:table-cell>
          <table:table-cell table:style-name="ce16" office:value-type="float" office:value="0">
            <text:p>0</text:p>
          </table:table-cell>
          <table:table-cell table:number-columns-repeated="1020"/>
        </table:table-row>
        <table:table-row table:style-name="ro6" table:number-rows-repeated="1048566">
          <table:table-cell table:number-columns-repeated="1024"/>
        </table:table-row>
        <table:table-row table:style-name="ro6">
          <table:table-cell table:number-columns-repeated="1024"/>
        </table:table-row>
      </table:table>
      <table:table table:name="Sheet2" table:style-name="ta2" table:print="false">
        <table:table-column table:style-name="co3" table:number-columns-repeated="1024" table:default-cell-style-name="Default"/>
        <table:table-row table:style-name="ro6" table:number-rows-repeated="1048575">
          <table:table-cell table:number-columns-repeated="1024"/>
        </table:table-row>
        <table:table-row table:style-name="ro6">
          <table:table-cell table:number-columns-repeated="1024"/>
        </table:table-row>
      </table:table>
      <table:table table:name="Sheet3" table:style-name="ta3" table:print="false">
        <table:table-column table:style-name="co3" table:number-columns-repeated="1024" table:default-cell-style-name="Default"/>
        <table:table-row table:style-name="ro6" table:number-rows-repeated="1048575">
          <table:table-cell table:number-columns-repeated="1024"/>
        </table:table-row>
        <table:table-row table:style-name="ro6">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Yes</number:text>
    </number:number-style>
    <number:number-style style:name="N122P1" style:volatile="true">
      <number:text>Yes</number:text>
    </number:number-style>
    <number:number-style style:name="N122">
      <number:text>No</number:text>
      <style:map style:condition="value()&gt;0" style:apply-style-name="N122P0"/>
      <style:map style:condition="value()&lt;0" style:apply-style-name="N122P1"/>
    </number:number-style>
    <number:number-style style:name="N123P0" style:volatile="true">
      <number:text>True</number:text>
    </number:number-style>
    <number:number-style style:name="N123P1" style:volatile="true">
      <number:text>True</number:text>
    </number:number-style>
    <number:number-style style:name="N123">
      <number:text>False</number:text>
      <style:map style:condition="value()&gt;0" style:apply-style-name="N123P0"/>
      <style:map style:condition="value()&lt;0" style:apply-style-name="N123P1"/>
    </number:number-style>
    <number:number-style style:name="N124P0" style:volatile="true">
      <number:text>On</number:text>
    </number:number-style>
    <number:number-style style:name="N124P1" style:volatile="true">
      <number:text>On</number:text>
    </number:number-style>
    <number:number-style style:name="N124">
      <number:text>Off</number:text>
      <style:map style:condition="value()&gt;0" style:apply-style-name="N124P0"/>
      <style:map style:condition="value()&lt;0" style:apply-style-name="N124P1"/>
    </number:number-style>
    <number:currency-style style:name="N125P0" style:volatile="true">
      <number:currency-symbol>€</number:currency-symbol>
      <number:text> </number:text>
      <number:number number:decimal-places="2" number:min-integer-digits="1" number:grouping="true"/>
      <number:text> </number:text>
    </number:currency-style>
    <number:currency-style style:name="N125">
      <style:text-properties fo:color="#ff0000"/>
      <number:text>(</number:text>
      <number:currency-symbol>€</number:currency-symbol>
      <number:text> </number:text>
      <number:number number:decimal-places="2" number:min-integer-digits="1" number:grouping="true"/>
      <number:text>)</number:text>
      <style:map style:condition="value()&gt;=0" style:apply-style-name="N125P0"/>
    </number:currency-style>
    <number:date-style style:name="N126">
      <number:day number:style="long"/>
      <number:text> </number:text>
      <number:month number:style="long" number:textual="true"/>
      <number:text> </number:text>
      <number:year number:style="long"/>
    </number:date-style>
    <number:number-style style:name="N127">
      <number:text>£</number:text>
      <number:number number:decimal-places="2" number:min-integer-digits="1" number:grouping="true"/>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0">20/03/2013</text:date>, <text:time>14:12:3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99cm"/>
    </style:style>
    <style:style style:name="co2" style:family="table-column">
      <style:table-column-properties fo:break-before="auto" style:column-width="1.819cm"/>
    </style:style>
    <style:style style:name="co3" style:family="table-column">
      <style:table-column-properties fo:break-before="auto" style:column-width="1.734cm"/>
    </style:style>
    <style:style style:name="co4" style:family="table-column">
      <style:table-column-properties fo:break-before="auto" style:column-width="8.11cm"/>
    </style:style>
    <style:style style:name="co5" style:family="table-column">
      <style:table-column-properties fo:break-before="auto" style:column-width="7.16cm"/>
    </style:style>
    <style:style style:name="co6" style:family="table-column">
      <style:table-column-properties fo:break-before="auto" style:column-width="1.79cm"/>
    </style:style>
    <style:style style:name="ro1" style:family="table-row">
      <style:table-row-properties style:row-height="0.47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556cm" fo:break-before="auto" style:use-optimal-row-height="true"/>
    </style:style>
    <style:style style:name="ro4" style:family="table-row">
      <style:table-row-properties style:row-height="0.529cm" fo:break-before="auto" style:use-optimal-row-height="true"/>
    </style:style>
    <style:style style:name="ta1" style:family="table" style:master-page-name="PageStyle_5f_First_20_6_20_months">
      <style:table-properties table:display="true" style:writing-mode="lr-tb"/>
    </style:style>
    <style:style style:name="ta2" style:family="table" style:master-page-name="PageStyle_5f_Second_20_6_20_months">
      <style:table-properties table:display="true" style:writing-mode="lr-tb"/>
    </style:style>
    <style:style style:name="ta3" style:family="table" style:master-page-name="PageStyle_5f_Summary">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ackground-color="#ffffff" style:cell-protect="protected" style:print-content="tru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ff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ffffff"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fo:border-bottom="none" fo:background-color="#ffffff" style:cell-protect="protected" style:print-content="true" style:diagonal-bl-tr="none" style:diagonal-tl-br="none" fo:border-left="0.035cm solid #000000" fo:border-right="none" style:rotation-align="none" fo:border-top="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order-bottom="0.035cm solid #969696" fo:background-color="#ffffff" style:cell-protect="protected" style:print-content="true" style:diagonal-bl-tr="none" style:diagonal-tl-br="none" fo:border-left="0.035cm solid #000000" fo:border-right="none"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data-style-name="N2">
      <style:table-cell-properties fo:background-color="#ff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cell-protect="protected" style:print-content="tru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cell-protect="protected" style:print-content="tru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1">
      <style:table-cell-properties style:glyph-orientation-vertical="0" fo:background-color="#333399"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center" css3t:text-justify="auto"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data-style-name="N1">
      <style:table-cell-properties style:glyph-orientation-vertical="0" fo:background-color="#cc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fo:background-color="#c0c0c0"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3">
      <style:table-cell-properties fo:background-color="#ccffff"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3">
      <style:table-cell-properties fo:background-color="#cc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order-bottom="0.035cm solid #969696" fo:background-color="#ffffff" style:diagonal-bl-tr="none" style:diagonal-tl-br="none" fo:border-left="none" fo:border-right="none"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glyph-orientation-vertical="0" fo:background-color="#333399" style:diagonal-bl-tr="none" style:diagonal-tl-br="none" style:text-align-source="value-type" style:repeat-content="false" fo:wrap-option="no-wrap" fo:border="0.035cm solid #969696" style:direction="ltr" style:rotation-angle="0" style:rotation-align="none" style:shrink-to-fit="false" style:vertical-align="automatic" style:vertical-justify="auto"/>
      <style:paragraph-properties css3t:text-justify="auto"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data-style-name="N1">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data-style-name="N3">
      <style:table-cell-properties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data-style-name="N3">
      <style:table-cell-properties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data-style-name="N1">
      <style:table-cell-properties fo:background-color="#ffffff" style:cell-protect="none" style:print-content="true"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data-style-name="N1">
      <style:table-cell-properties fo:border-bottom="0.035cm solid #969696" fo:background-color="#ffffff" style:cell-protect="none" style:print-content="true" style:diagonal-bl-tr="none" style:diagonal-tl-br="none" fo:border-left="none" fo:border-right="none"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data-style-name="N1">
      <style:table-cell-properties fo:background-color="#ffffff"/>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data-style-name="N1">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data-style-name="N1">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data-style-name="N3">
      <style:table-cell-properties style:glyph-orientation-vertical="0" fo:background-color="#cc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data-style-name="N3">
      <style:table-cell-properties style:glyph-orientation-vertical="0"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data-style-name="N3">
      <style:table-cell-properties style:cell-protect="none" style:print-content="true" style:diagonal-bl-tr="none" style:diagonal-tl-br="none" fo:background-color="transparent"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data-style-name="N1">
      <style:table-cell-properties fo:background-color="#ffffff" style:cell-protect="protected" style:print-content="tru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data-style-name="N3">
      <style:table-cell-properties style:glyph-orientation-vertical="0" fo:background-color="#cc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data-style-name="N3">
      <style:table-cell-properties style:glyph-orientation-vertical="0"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data-style-name="N1">
      <style:table-cell-properties fo:border-bottom="0.035cm solid #969696" fo:background-color="#ffffff" style:cell-protect="protected" style:print-content="true" style:diagonal-bl-tr="none" style:diagonal-tl-br="none" fo:border-left="none" fo:border-right="none"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data-style-name="N3">
      <style:table-cell-properties fo:background-color="#cc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data-style-name="N1">
      <style:table-cell-properties fo:border-bottom="0.035cm solid #969696" fo:background-color="#ffffff" style:cell-protect="protected" style:print-content="true" style:diagonal-bl-tr="none" style:diagonal-tl-br="none" fo:border-left="none" fo:border-right="0.035cm solid #000000"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data-style-name="N3">
      <style:table-cell-properties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background-color="#ffffff" style:diagonal-bl-tr="none" style:diagonal-tl-br="none" fo:borde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ff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ff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data-style-name="N2">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ff"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fffff"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 style:family="table-cell" style:parent-style-name="Default">
      <style:table-cell-properties fo:border-bottom="none" fo:background-color="#ffffff" style:cell-protect="none" style:print-content="true" style:diagonal-bl-tr="none" style:diagonal-tl-br="none" fo:border-left="0.035cm solid #000000" fo:border-right="none" style:rotation-align="none" fo:border-top="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fo:background-color="#ffffff"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data-style-name="N1">
      <style:table-cell-properties fo:background-color="#ffffff"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data-style-name="N1">
      <style:table-cell-properties fo:background-color="#ff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data-style-name="N1">
      <style:table-cell-properties fo:border-bottom="none" fo:background-color="#ffffff" style:cell-protect="protected" style:print-content="true" style:diagonal-bl-tr="none" style:diagonal-tl-br="none" fo:border-left="none" fo:border-right="0.035cm solid #000000" style:rotation-align="none" fo:border-top="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ff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table-cell-properties fo:border-bottom="none" fo:background-color="#ffffff" style:cell-protect="none" style:print-content="true" style:diagonal-bl-tr="none" style:diagonal-tl-br="none" fo:border-left="0.035cm solid #000000" fo:border-right="none" style:rotation-align="none" fo:border-top="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order-bottom="none" style:cell-protect="none" style:print-content="true" style:diagonal-bl-tr="none" style:diagonal-tl-br="none" fo:background-color="transparent" fo:border-left="0.035cm solid #000000" fo:border-right="none" style:rotation-align="none" fo:border-top="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
      <style:table-cell-properties style:glyph-orientation-vertical="0" fo:background-color="#cc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Default" style:data-style-name="N3">
      <style:table-cell-properties fo:background-color="#ccffff" style:diagonal-bl-tr="none" style:diagonal-tl-br="none" fo:border="0.035cm solid #96969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3">
      <style:table-cell-properties fo:background-color="#ccffff" style:diagonal-bl-tr="none" style:diagonal-tl-br="none" fo:border="0.035cm solid #969696"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data-style-name="N3">
      <style:table-cell-properties style:diagonal-bl-tr="none" style:diagonal-tl-br="none" fo:border="0.035cm solid #96969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3">
      <style:table-cell-properties style:diagonal-bl-tr="none" style:diagonal-tl-br="none" fo:border="0.035cm solid #969696"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table table:name="First 6 months" table:style-name="ta1" table:print-ranges="'First 6 months'.A1:'First 6 months'.Q37">
        <table:table-column table:style-name="co1" table:default-cell-style-name="ce12"/>
        <table:table-column table:style-name="co2" table:default-cell-style-name="ce22"/>
        <table:table-column table:style-name="co2" table:number-columns-repeated="15" table:default-cell-style-name="ce34"/>
        <table:table-column table:style-name="co3" table:number-columns-repeated="227" table:default-cell-style-name="ce52"/>
        <table:table-column table:style-name="co4" table:default-cell-style-name="ce52"/>
        <table:table-column table:style-name="co2" table:number-columns-repeated="12" table:default-cell-style-name="ce52"/>
        <table:table-column table:style-name="co2" table:number-columns-repeated="767" table:default-cell-style-name="Default"/>
        <table:table-row table:style-name="ro1">
          <table:table-cell table:style-name="ce1"/>
          <table:table-cell table:style-name="ce13"/>
          <table:table-cell table:style-name="ce23" table:number-columns-spanned="11" table:number-rows-spanned="1"/>
          <table:covered-table-cell table:number-columns-repeated="10" table:style-name="ce23"/>
          <table:table-cell table:style-name="ce39" table:number-columns-repeated="2"/>
          <table:table-cell table:style-name="ce26" table:number-columns-repeated="2"/>
          <table:table-cell table:style-name="ce46"/>
          <table:table-cell table:style-name="ce47" table:number-columns-repeated="13"/>
          <table:table-cell table:number-columns-repeated="226"/>
          <table:table-cell table:style-name="ce54" table:number-columns-repeated="767"/>
        </table:table-row>
        <table:table-row table:style-name="ro1">
          <table:table-cell table:style-name="ce2"/>
          <table:table-cell table:style-name="ce14" office:value-type="string" table:number-columns-spanned="2" table:number-rows-spanned="1">
            <text:p>Start-up 0</text:p>
          </table:table-cell>
          <table:covered-table-cell table:style-name="ce24"/>
          <table:table-cell table:style-name="ce35" office:value-type="float" office:value="1" table:number-columns-spanned="2" table:number-rows-spanned="1">
            <text:p>1</text:p>
          </table:table-cell>
          <table:covered-table-cell table:style-name="ce35"/>
          <table:table-cell table:style-name="ce14" office:value-type="float" office:value="2" table:number-columns-spanned="2" table:number-rows-spanned="1">
            <text:p>2</text:p>
          </table:table-cell>
          <table:covered-table-cell table:style-name="ce14"/>
          <table:table-cell table:style-name="ce35" office:value-type="float" office:value="3" table:number-columns-spanned="2" table:number-rows-spanned="1">
            <text:p>3</text:p>
          </table:table-cell>
          <table:covered-table-cell table:style-name="ce35"/>
          <table:table-cell table:style-name="ce14" office:value-type="float" office:value="4" table:number-columns-spanned="2" table:number-rows-spanned="1">
            <text:p>4</text:p>
          </table:table-cell>
          <table:covered-table-cell table:style-name="ce14"/>
          <table:table-cell table:style-name="ce35" office:value-type="float" office:value="5" table:number-columns-spanned="2" table:number-rows-spanned="1">
            <text:p>5</text:p>
          </table:table-cell>
          <table:covered-table-cell table:style-name="ce35"/>
          <table:table-cell table:style-name="ce14" office:value-type="float" office:value="6" table:number-columns-spanned="2" table:number-rows-spanned="1">
            <text:p>6</text:p>
          </table:table-cell>
          <table:covered-table-cell table:style-name="ce14"/>
          <table:table-cell table:style-name="ce35" office:value-type="string" table:number-columns-spanned="2" table:number-rows-spanned="1">
            <text:p>TOTAL</text:p>
          </table:table-cell>
          <table:covered-table-cell table:style-name="ce35"/>
          <table:table-cell table:style-name="ce47" table:number-columns-repeated="14"/>
          <table:table-cell table:number-columns-repeated="226"/>
          <table:table-cell table:style-name="ce54" table:number-columns-repeated="767"/>
        </table:table-row>
        <table:table-row table:style-name="ro2">
          <table:table-cell table:style-name="ce3"/>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48" table:number-columns-repeated="14"/>
          <table:table-cell table:style-name="ce54" table:number-columns-repeated="993"/>
        </table:table-row>
        <table:table-row table:style-name="ro2">
          <table:table-cell table:style-name="ce4" office:value-type="string">
            <text:p>INCOME</text:p>
          </table:table-cell>
          <table:table-cell table:style-name="ce16"/>
          <table:table-cell table:style-name="ce26" table:number-columns-repeated="15"/>
          <table:table-cell table:style-name="ce47" table:number-columns-repeated="14"/>
          <table:table-cell table:number-columns-repeated="993"/>
        </table:table-row>
        <table:table-row table:style-name="ro2">
          <table:table-cell table:style-name="ce5" office:value-type="string">
            <text:p>Cash from sales (incl. VAT)</text:p>
          </table:table-cell>
          <table:table-cell table:number-columns-repeated="2" table:style-name="ce1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5]+[.D5]+[.F5]+[.H5]+[.J5]+[.L5]+[.N5])" office:value-type="float" office:value="0">
            <text:p>0</text:p>
          </table:table-cell>
          <table:table-cell table:style-name="ce28" table:formula="of:=+SUM([.C5]+[.E5]+[.G5]+[.I5]+[.K5]+[.M5]+[.O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Cash received from debtors</text:p>
          </table:table-cell>
          <table:table-cell table:number-columns-repeated="2" table:style-name="ce1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6]+[.D6]+[.F6]+[.H6]+[.J6]+[.L6]+[.N6])" office:value-type="float" office:value="0">
            <text:p>0</text:p>
          </table:table-cell>
          <table:table-cell table:style-name="ce28" table:formula="of:=+SUM([.C6]+[.E6]+[.G6]+[.I6]+[.K6]+[.M6]+[.O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Capital/loans received</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7]+[.D7]+[.F7]+[.H7]+[.J7]+[.L7]+[.N7])" office:value-type="float" office:value="0">
            <text:p>0</text:p>
          </table:table-cell>
          <table:table-cell table:style-name="ce28" table:formula="of:=+SUM([.C7]+[.E7]+[.G7]+[.I7]+[.K7]+[.M7]+[.O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6" office:value-type="string">
            <text:p>Other (please specify)</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9" table:formula="of:=+SUM([.B8]+[.D8]+[.F8]+[.H8]+[.J8]+[.L8]+[.N8])" office:value-type="float" office:value="0">
            <text:p>0</text:p>
          </table:table-cell>
          <table:table-cell table:style-name="ce28" table:formula="of:=+SUM([.C8]+[.E8]+[.G8]+[.I8]+[.K8]+[.M8]+[.O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7" office:value-type="string">
            <text:p>TOTAL £</text:p>
          </table:table-cell>
          <table:table-cell table:style-name="ce19" table:formula="of:=IF([.B5]=&quot;&quot;;&quot;&quot;;+SUM([.B5:.B8]))" office:value-type="float" office:value="0">
            <text:p>0</text:p>
          </table:table-cell>
          <table:table-cell table:style-name="ce28" table:formula="of:=IF([.C5]=&quot;&quot;;&quot;&quot;;+SUM([.C5:.C8]))" office:value-type="float" office:value="0">
            <text:p>0</text:p>
          </table:table-cell>
          <table:table-cell table:style-name="ce18" office:value-type="float" office:value="0">
            <text:p>0</text:p>
          </table:table-cell>
          <table:table-cell table:style-name="ce28" table:formula="of:=IF([.E5]=&quot;&quot;;&quot;&quot;;+SUM([.E5:.E8]))" office:value-type="float" office:value="0">
            <text:p>0</text:p>
          </table:table-cell>
          <table:table-cell table:style-name="ce19" table:formula="of:=IF([.F5]=&quot;&quot;;&quot;&quot;;+SUM([.F5:.F8]))" office:value-type="float" office:value="0">
            <text:p>0</text:p>
          </table:table-cell>
          <table:table-cell table:style-name="ce28" table:formula="of:=IF([.G5]=&quot;&quot;;&quot;&quot;;+SUM([.G5:.G8]))" office:value-type="float" office:value="0">
            <text:p>0</text:p>
          </table:table-cell>
          <table:table-cell table:style-name="ce19" table:formula="of:=IF([.H5]=&quot;&quot;;&quot;&quot;;+SUM([.H5:.H8]))" office:value-type="float" office:value="0">
            <text:p>0</text:p>
          </table:table-cell>
          <table:table-cell table:style-name="ce28" table:formula="of:=IF([.I5]=&quot;&quot;;&quot;&quot;;+SUM([.I5:.I8]))" office:value-type="float" office:value="0">
            <text:p>0</text:p>
          </table:table-cell>
          <table:table-cell table:style-name="ce19" table:formula="of:=IF([.J5]=&quot;&quot;;&quot;&quot;;+SUM([.J5:.J8]))" office:value-type="float" office:value="0">
            <text:p>0</text:p>
          </table:table-cell>
          <table:table-cell table:style-name="ce28" table:formula="of:=IF([.K5]=&quot;&quot;;&quot;&quot;;+SUM([.K5:.K8]))" office:value-type="float" office:value="0">
            <text:p>0</text:p>
          </table:table-cell>
          <table:table-cell table:style-name="ce19" table:formula="of:=IF([.L5]=&quot;&quot;;&quot;&quot;;+SUM([.L5:.L8]))" office:value-type="float" office:value="0">
            <text:p>0</text:p>
          </table:table-cell>
          <table:table-cell table:style-name="ce28" table:formula="of:=IF([.M5]=&quot;&quot;;&quot;&quot;;+SUM([.M5:.M8]))" office:value-type="float" office:value="0">
            <text:p>0</text:p>
          </table:table-cell>
          <table:table-cell table:style-name="ce19" table:formula="of:=IF([.N5]=&quot;&quot;;&quot;&quot;;+SUM([.N5:.N8]))" office:value-type="float" office:value="0">
            <text:p>0</text:p>
          </table:table-cell>
          <table:table-cell table:style-name="ce28" table:formula="of:=IF([.O5]=&quot;&quot;;&quot;&quot;;+SUM([.O5:.O8]))" office:value-type="float" office:value="0">
            <text:p>0</text:p>
          </table:table-cell>
          <table:table-cell table:style-name="ce19" table:formula="of:=+SUM([.P5:.P8])" office:value-type="float" office:value="0">
            <text:p>0</text:p>
          </table:table-cell>
          <table:table-cell table:style-name="ce28" table:formula="of:=+SUM([.Q5:.Q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8" office:value-type="string">
            <text:p>EXPENDITURE</text:p>
          </table:table-cell>
          <table:table-cell table:style-name="ce13"/>
          <table:table-cell table:style-name="ce29" table:number-columns-repeated="13"/>
          <table:table-cell table:style-name="ce26" table:number-columns-repeated="2"/>
          <table:table-cell table:style-name="ce50"/>
          <table:table-cell table:style-name="ce47" table:number-columns-repeated="13"/>
          <table:table-cell table:number-columns-repeated="226"/>
          <table:table-cell table:style-name="ce52" table:number-columns-repeated="767"/>
        </table:table-row>
        <table:table-row table:style-name="ro2">
          <table:table-cell table:style-name="ce5" office:value-type="string">
            <text:p>Wages to staff (incl. PAYE &amp; NI)</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1]+[.D11]+[.F11]+[.H11]+[.J11]+[.L11]+[.N11])" office:value-type="float" office:value="0">
            <text:p>0</text:p>
          </table:table-cell>
          <table:table-cell table:style-name="ce28" table:formula="of:=+SUM([.C11]+[.E11]+[.G11]+[.I11]+[.K11]+[.M11]+[.O11])" office:value-type="float" office:value="0">
            <text:p>0</text:p>
          </table:table-cell>
          <table:table-cell table:style-name="ce49"/>
          <table:table-cell table:style-name="ce47" table:number-columns-repeated="224"/>
          <table:table-cell table:number-columns-repeated="15"/>
          <table:table-cell table:style-name="ce52" table:number-columns-repeated="767"/>
        </table:table-row>
        <table:table-row table:style-name="ro2">
          <table:table-cell table:style-name="ce5" office:value-type="string">
            <text:p>Premises (rent, rates &amp; utiliti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2]+[.D12]+[.F12]+[.H12]+[.J12]+[.L12]+[.N12])" office:value-type="float" office:value="0">
            <text:p>0</text:p>
          </table:table-cell>
          <table:table-cell table:style-name="ce28" table:formula="of:=+SUM([.C12]+[.E12]+[.G12]+[.I12]+[.K12]+[.M12]+[.O1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Telephone &amp; Broadband</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3]+[.D13]+[.F13]+[.H13]+[.J13]+[.L13]+[.N13])" office:value-type="float" office:value="0">
            <text:p>0</text:p>
          </table:table-cell>
          <table:table-cell table:style-name="ce28" table:formula="of:=+SUM([.C13]+[.E13]+[.G13]+[.I13]+[.K13]+[.M13]+[.O1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Printing, post &amp; stationery</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4]+[.D14]+[.F14]+[.H14]+[.J14]+[.L14]+[.N14])" office:value-type="float" office:value="0">
            <text:p>0</text:p>
          </table:table-cell>
          <table:table-cell table:style-name="ce28" table:formula="of:=+SUM([.C14]+[.E14]+[.G14]+[.I14]+[.K14]+[.M14]+[.O14])"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Advertising &amp; promotion</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5]+[.D15]+[.F15]+[.H15]+[.J15]+[.L15]+[.N15])" office:value-type="float" office:value="0">
            <text:p>0</text:p>
          </table:table-cell>
          <table:table-cell table:style-name="ce28" table:formula="of:=+SUM([.C15]+[.E15]+[.G15]+[.I15]+[.K15]+[.M15]+[.O1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Bank charg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6]+[.D16]+[.F16]+[.H16]+[.J16]+[.L16]+[.N16])" office:value-type="float" office:value="0">
            <text:p>0</text:p>
          </table:table-cell>
          <table:table-cell table:style-name="ce28" table:formula="of:=+SUM([.C16]+[.E16]+[.G16]+[.I16]+[.K16]+[.M16]+[.O1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Professional fe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7]+[.D17]+[.F17]+[.H17]+[.J17]+[.L17]+[.N17])" office:value-type="float" office:value="0">
            <text:p>0</text:p>
          </table:table-cell>
          <table:table-cell table:style-name="ce28" table:formula="of:=+SUM([.C17]+[.E17]+[.G17]+[.I17]+[.K17]+[.M17]+[.O1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Insuranc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8]+[.D18]+[.F18]+[.H18]+[.J18]+[.L18]+[.N18])" office:value-type="float" office:value="0">
            <text:p>0</text:p>
          </table:table-cell>
          <table:table-cell table:style-name="ce28" table:formula="of:=+SUM([.C18]+[.E18]+[.G18]+[.I18]+[.K18]+[.M18]+[.O1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Bank/HP</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9]+[.D19]+[.F19]+[.H19]+[.J19]+[.L19]+[.N19])" office:value-type="float" office:value="0">
            <text:p>0</text:p>
          </table:table-cell>
          <table:table-cell table:style-name="ce28" table:formula="of:=+SUM([.C19]+[.E19]+[.G19]+[.I19]+[.K19]+[.M19]+[.O19])"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Equipment &amp; vehicle leasing</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0]+[.D20]+[.F20]+[.H20]+[.J20]+[.L20]+[.N20])" office:value-type="float" office:value="0">
            <text:p>0</text:p>
          </table:table-cell>
          <table:table-cell table:style-name="ce28" table:formula="of:=+SUM([.C20]+[.E20]+[.G20]+[.I20]+[.K20]+[.M20]+[.O20])"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Payments relating to variable cost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1]+[.D21]+[.F21]+[.H21]+[.J21]+[.L21]+[.N21])" office:value-type="float" office:value="0">
            <text:p>0</text:p>
          </table:table-cell>
          <table:table-cell table:style-name="ce28" table:formula="of:=+SUM([.C21]+[.E21]+[.G21]+[.I21]+[.K21]+[.M21]+[.O21])"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Capital Expenditure</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2]+[.D22]+[.F22]+[.H22]+[.J22]+[.L22]+[.N22])" office:value-type="float" office:value="0">
            <text:p>0</text:p>
          </table:table-cell>
          <table:table-cell table:style-name="ce28" table:formula="of:=+SUM([.C22]+[.E22]+[.G22]+[.I22]+[.K22]+[.M22]+[.O2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Other Payment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3]+[.D23]+[.F23]+[.H23]+[.J23]+[.L23]+[.N23])" office:value-type="float" office:value="0">
            <text:p>0</text:p>
          </table:table-cell>
          <table:table-cell table:style-name="ce28" table:formula="of:=+SUM([.C23]+[.E23]+[.G23]+[.I23]+[.K23]+[.M23]+[.O2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VAT</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4]+[.D24]+[.F24]+[.H24]+[.J24]+[.L24]+[.N24])" office:value-type="float" office:value="0">
            <text:p>0</text:p>
          </table:table-cell>
          <table:table-cell table:style-name="ce28" table:formula="of:=+SUM([.C24]+[.E24]+[.G24]+[.I24]+[.K24]+[.M24]+[.O24])"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Owner's wages/salary</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5]+[.D25]+[.F25]+[.H25]+[.J25]+[.L25]+[.N25])" office:value-type="float" office:value="0">
            <text:p>0</text:p>
          </table:table-cell>
          <table:table-cell table:style-name="ce28" table:formula="of:=+SUM([.C25]+[.E25]+[.G25]+[.I25]+[.K25]+[.M25]+[.O2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Owner's National Insurance</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6]+[.D26]+[.F26]+[.H26]+[.J26]+[.L26]+[.N26])" office:value-type="float" office:value="0">
            <text:p>0</text:p>
          </table:table-cell>
          <table:table-cell table:style-name="ce28" table:formula="of:=+SUM([.C26]+[.E26]+[.G26]+[.I26]+[.K26]+[.M26]+[.O2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Loan repayments (incl. interest)</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7]+[.D27]+[.F27]+[.H27]+[.J27]+[.L27]+[.N27])" office:value-type="float" office:value="0">
            <text:p>0</text:p>
          </table:table-cell>
          <table:table-cell table:style-name="ce28" table:formula="of:=+SUM([.C27]+[.E27]+[.G27]+[.I27]+[.K27]+[.M27]+[.O2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Stock</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8]+[.D28]+[.F28]+[.H28]+[.J28]+[.L28]+[.N28])" office:value-type="float" office:value="0">
            <text:p>0</text:p>
          </table:table-cell>
          <table:table-cell table:style-name="ce28" table:formula="of:=+SUM([.C28]+[.E28]+[.G28]+[.I28]+[.K28]+[.M28]+[.O2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Consumabl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9]+[.D29]+[.F29]+[.H29]+[.J29]+[.L29]+[.N29])" office:value-type="float" office:value="0">
            <text:p>0</text:p>
          </table:table-cell>
          <table:table-cell table:style-name="ce28" table:formula="of:=+SUM([.C29]+[.E29]+[.G29]+[.I29]+[.K29]+[.M29]+[.O29])"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6" office:value-type="string">
            <text:p>Other (please specify)</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30]+[.D30]+[.F30]+[.H30]+[.J30]+[.L30]+[.N30])" office:value-type="float" office:value="0">
            <text:p>0</text:p>
          </table:table-cell>
          <table:table-cell table:style-name="ce28" table:formula="of:=+SUM([.C30]+[.E30]+[.G30]+[.I30]+[.K30]+[.M30]+[.O30])"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6" office:value-type="string">
            <text:p>Other</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31]+[.D31]+[.F31]+[.H31]+[.J31]+[.L31]+[.N31])" office:value-type="float" office:value="0">
            <text:p>0</text:p>
          </table:table-cell>
          <table:table-cell table:style-name="ce28" table:formula="of:=+SUM([.C31]+[.E31]+[.G31]+[.I31]+[.K31]+[.M31]+[.O31])"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6" office:value-type="string">
            <text:p>Other</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32]+[.D32]+[.F32]+[.H32]+[.J32]+[.L32]+[.N32])" office:value-type="float" office:value="0">
            <text:p>0</text:p>
          </table:table-cell>
          <table:table-cell table:style-name="ce28" table:formula="of:=+SUM([.C32]+[.E32]+[.G32]+[.I32]+[.K32]+[.M32]+[.O3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7" office:value-type="string">
            <text:p>TOTAL £</text:p>
          </table:table-cell>
          <table:table-cell table:style-name="ce19" table:formula="of:=IF([.B11]=&quot;&quot;;&quot;&quot;;+SUM([.B11:.B32]))" office:value-type="float" office:value="0">
            <text:p>0</text:p>
          </table:table-cell>
          <table:table-cell table:style-name="ce28" table:formula="of:=IF([.C11]=&quot;&quot;;&quot;&quot;;+SUM([.C11:.C32]))" office:value-type="float" office:value="0">
            <text:p>0</text:p>
          </table:table-cell>
          <table:table-cell table:style-name="ce19" table:formula="of:=IF([.D11]=&quot;&quot;;&quot;&quot;;+SUM([.D11:.D32]))" office:value-type="float" office:value="0">
            <text:p>0</text:p>
          </table:table-cell>
          <table:table-cell table:style-name="ce28" table:formula="of:=IF([.E11]=&quot;&quot;;&quot;&quot;;+SUM([.E11:.E32]))" office:value-type="float" office:value="0">
            <text:p>0</text:p>
          </table:table-cell>
          <table:table-cell table:style-name="ce19" table:formula="of:=IF([.F11]=&quot;&quot;;&quot;&quot;;+SUM([.F11:.F32]))" office:value-type="float" office:value="0">
            <text:p>0</text:p>
          </table:table-cell>
          <table:table-cell table:style-name="ce28" table:formula="of:=IF([.G11]=&quot;&quot;;&quot;&quot;;+SUM([.G11:.G32]))" office:value-type="float" office:value="0">
            <text:p>0</text:p>
          </table:table-cell>
          <table:table-cell table:style-name="ce19" table:formula="of:=IF([.H11]=&quot;&quot;;&quot;&quot;;+SUM([.H11:.H32]))" office:value-type="float" office:value="0">
            <text:p>0</text:p>
          </table:table-cell>
          <table:table-cell table:style-name="ce28" table:formula="of:=IF([.I11]=&quot;&quot;;&quot;&quot;;+SUM([.I11:.I32]))" office:value-type="float" office:value="0">
            <text:p>0</text:p>
          </table:table-cell>
          <table:table-cell table:style-name="ce19" table:formula="of:=IF([.J11]=&quot;&quot;;&quot;&quot;;+SUM([.J11:.J32]))" office:value-type="float" office:value="0">
            <text:p>0</text:p>
          </table:table-cell>
          <table:table-cell table:style-name="ce28" table:formula="of:=IF([.K11]=&quot;&quot;;&quot;&quot;;+SUM([.K11:.K32]))" office:value-type="float" office:value="0">
            <text:p>0</text:p>
          </table:table-cell>
          <table:table-cell table:style-name="ce19" table:formula="of:=IF([.L11]=&quot;&quot;;&quot;&quot;;+SUM([.L11:.L32]))" office:value-type="float" office:value="0">
            <text:p>0</text:p>
          </table:table-cell>
          <table:table-cell table:style-name="ce28" table:formula="of:=IF([.M11]=&quot;&quot;;&quot;&quot;;+SUM([.M11:.M32]))" office:value-type="float" office:value="0">
            <text:p>0</text:p>
          </table:table-cell>
          <table:table-cell table:style-name="ce19" table:formula="of:=IF([.N11]=&quot;&quot;;&quot;&quot;;+SUM([.N11:.N32]))" office:value-type="float" office:value="0">
            <text:p>0</text:p>
          </table:table-cell>
          <table:table-cell table:style-name="ce28" table:formula="of:=IF([.O11]=&quot;&quot;;&quot;&quot;;+SUM([.O11:.O32]))" office:value-type="float" office:value="0">
            <text:p>0</text:p>
          </table:table-cell>
          <table:table-cell table:style-name="ce19" table:formula="of:=+SUM([.B33]+[.D33]+[.F33]+[.H33]+[.J33]+[.L33]+[.N33])" office:value-type="float" office:value="0">
            <text:p>0</text:p>
          </table:table-cell>
          <table:table-cell table:style-name="ce28" table:formula="of:=+SUM([.C33]+[.E33]+[.G33]+[.I33]+[.K33]+[.M33]+[.O3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9"/>
          <table:table-cell table:style-name="ce20"/>
          <table:table-cell table:style-name="ce30" table:number-columns-repeated="13"/>
          <table:table-cell table:style-name="ce42"/>
          <table:table-cell table:style-name="ce44"/>
          <table:table-cell table:style-name="ce49"/>
          <table:table-cell table:style-name="ce53" table:number-columns-repeated="13"/>
          <table:table-cell table:style-name="ce55" table:number-columns-repeated="993"/>
        </table:table-row>
        <table:table-row table:style-name="ro2">
          <table:table-cell table:style-name="ce5" office:value-type="string">
            <text:p>Income less expenditure</text:p>
          </table:table-cell>
          <table:table-cell table:style-name="ce19" table:formula="of:=+SUM([.B9]-[.B33])" office:value-type="float" office:value="0">
            <text:p>0</text:p>
          </table:table-cell>
          <table:table-cell table:style-name="ce28" table:formula="of:=+SUM([.C9]-[.C33])" office:value-type="float" office:value="0">
            <text:p>0</text:p>
          </table:table-cell>
          <table:table-cell table:style-name="ce36" table:formula="of:=+SUM([.D9]-[.D33])" office:value-type="float" office:value="0">
            <text:p>0</text:p>
          </table:table-cell>
          <table:table-cell table:style-name="ce37" table:formula="of:=+SUM([.E9]-[.E33])" office:value-type="float" office:value="0">
            <text:p>0</text:p>
          </table:table-cell>
          <table:table-cell table:style-name="ce36" table:formula="of:=+SUM([.F9]-[.F33])" office:value-type="float" office:value="0">
            <text:p>0</text:p>
          </table:table-cell>
          <table:table-cell table:style-name="ce37" table:formula="of:=+SUM([.G9]-[.G33])" office:value-type="float" office:value="0">
            <text:p>0</text:p>
          </table:table-cell>
          <table:table-cell table:style-name="ce36" table:formula="of:=+SUM([.H9]-[.H33])" office:value-type="float" office:value="0">
            <text:p>0</text:p>
          </table:table-cell>
          <table:table-cell table:style-name="ce37" table:formula="of:=+SUM([.I9]-[.I33])" office:value-type="float" office:value="0">
            <text:p>0</text:p>
          </table:table-cell>
          <table:table-cell table:style-name="ce36" table:formula="of:=+SUM([.J9]-[.J33])" office:value-type="float" office:value="0">
            <text:p>0</text:p>
          </table:table-cell>
          <table:table-cell table:style-name="ce37" table:formula="of:=+SUM([.K9]-[.K33])" office:value-type="float" office:value="0">
            <text:p>0</text:p>
          </table:table-cell>
          <table:table-cell table:style-name="ce36" table:formula="of:=+SUM([.L9]-[.L33])" office:value-type="float" office:value="0">
            <text:p>0</text:p>
          </table:table-cell>
          <table:table-cell table:style-name="ce37" table:formula="of:=+SUM([.M9]-[.M33])" office:value-type="float" office:value="0">
            <text:p>0</text:p>
          </table:table-cell>
          <table:table-cell table:style-name="ce36" table:formula="of:=+SUM([.N9]-[.N33])" office:value-type="float" office:value="0">
            <text:p>0</text:p>
          </table:table-cell>
          <table:table-cell table:style-name="ce37" table:formula="of:=+SUM([.O9]-[.O33])" office:value-type="float" office:value="0">
            <text:p>0</text:p>
          </table:table-cell>
          <table:table-cell table:style-name="ce19" table:formula="of:=IF([.P33]=&quot;&quot;;&quot;&quot;;+SUM([.P9]-[.P33]))" office:value-type="float" office:value="0">
            <text:p>0</text:p>
          </table:table-cell>
          <table:table-cell table:style-name="ce28" table:formula="of:=IF([.Q33]=&quot;&quot;;&quot;&quot;;+SUM([.Q9]-[.Q33]))" office:value-type="float" office:value="0">
            <text:p>0</text:p>
          </table:table-cell>
          <table:table-cell table:style-name="ce49"/>
          <table:table-cell table:style-name="ce47" table:number-columns-repeated="1006"/>
        </table:table-row>
        <table:table-row table:style-name="ro2">
          <table:table-cell table:style-name="ce5" office:value-type="string">
            <text:p>Opening bank balance</text:p>
          </table:table-cell>
          <table:table-cell table:style-name="ce18" office:value-type="float" office:value="0">
            <text:p>0</text:p>
          </table:table-cell>
          <table:table-cell table:style-name="ce27" office:value-type="float" office:value="0">
            <text:p>0</text:p>
          </table:table-cell>
          <table:table-cell table:style-name="ce36" table:formula="of:=[.$B$37]" office:value-type="float" office:value="0">
            <text:p>0</text:p>
          </table:table-cell>
          <table:table-cell table:style-name="ce37" table:formula="of:=[.$C$37]" office:value-type="float" office:value="0">
            <text:p>0</text:p>
          </table:table-cell>
          <table:table-cell table:style-name="ce36" table:formula="of:=[.$D$37]" office:value-type="float" office:value="0">
            <text:p>0</text:p>
          </table:table-cell>
          <table:table-cell table:style-name="ce37" table:formula="of:=[.$E$37]" office:value-type="float" office:value="0">
            <text:p>0</text:p>
          </table:table-cell>
          <table:table-cell table:style-name="ce36" table:formula="of:=[.$F$37]" office:value-type="float" office:value="0">
            <text:p>0</text:p>
          </table:table-cell>
          <table:table-cell table:style-name="ce37" table:formula="of:=[.$G$37]" office:value-type="float" office:value="0">
            <text:p>0</text:p>
          </table:table-cell>
          <table:table-cell table:style-name="ce36" table:formula="of:=[.$H$37]" office:value-type="float" office:value="0">
            <text:p>0</text:p>
          </table:table-cell>
          <table:table-cell table:style-name="ce37" table:formula="of:=[.$I$37]" office:value-type="float" office:value="0">
            <text:p>0</text:p>
          </table:table-cell>
          <table:table-cell table:style-name="ce36" table:formula="of:=[.$J$37]" office:value-type="float" office:value="0">
            <text:p>0</text:p>
          </table:table-cell>
          <table:table-cell table:style-name="ce37" table:formula="of:=[.$K$37]" office:value-type="float" office:value="0">
            <text:p>0</text:p>
          </table:table-cell>
          <table:table-cell table:style-name="ce36" table:formula="of:=[.$L$37]" office:value-type="float" office:value="0">
            <text:p>0</text:p>
          </table:table-cell>
          <table:table-cell table:style-name="ce37" table:formula="of:=[.$M$37]" office:value-type="float" office:value="0">
            <text:p>0</text:p>
          </table:table-cell>
          <table:table-cell table:style-name="ce19" table:formula="of:=[.N36]" office:value-type="float" office:value="0">
            <text:p>0</text:p>
          </table:table-cell>
          <table:table-cell table:style-name="ce28" table:formula="of:=[.O3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10" office:value-type="string">
            <text:p>Closing bank balance</text:p>
          </table:table-cell>
          <table:table-cell table:style-name="ce19" table:formula="of:=IF([.B35]=&quot;&quot;;&quot;&quot;;+SUM([.B35:.B36]))" office:value-type="float" office:value="0">
            <text:p>0</text:p>
          </table:table-cell>
          <table:table-cell table:style-name="ce28" table:formula="of:=IF([.C35]=&quot;&quot;;&quot;&quot;;+SUM([.C35:.C36]))" office:value-type="float" office:value="0">
            <text:p>0</text:p>
          </table:table-cell>
          <table:table-cell table:style-name="ce36" table:formula="of:=IF([.D35]=&quot;&quot;;&quot;&quot;;+SUM([.D35:.D36]))" office:value-type="float" office:value="0">
            <text:p>0</text:p>
          </table:table-cell>
          <table:table-cell table:style-name="ce37" table:formula="of:=IF([.E35]=&quot;&quot;;&quot;&quot;;+SUM([.E35:.E36]))" office:value-type="float" office:value="0">
            <text:p>0</text:p>
          </table:table-cell>
          <table:table-cell table:style-name="ce36" table:formula="of:=IF([.F35]=&quot;&quot;;&quot;&quot;;+SUM([.F35:.F36]))" office:value-type="float" office:value="0">
            <text:p>0</text:p>
          </table:table-cell>
          <table:table-cell table:style-name="ce37" table:formula="of:=IF([.G35]=&quot;&quot;;&quot;&quot;;+SUM([.G35:.G36]))" office:value-type="float" office:value="0">
            <text:p>0</text:p>
          </table:table-cell>
          <table:table-cell table:style-name="ce36" table:formula="of:=IF([.H35]=&quot;&quot;;&quot;&quot;;+SUM([.H35:.H36]))" office:value-type="float" office:value="0">
            <text:p>0</text:p>
          </table:table-cell>
          <table:table-cell table:style-name="ce37" table:formula="of:=IF([.I35]=&quot;&quot;;&quot;&quot;;+SUM([.I35:.I36]))" office:value-type="float" office:value="0">
            <text:p>0</text:p>
          </table:table-cell>
          <table:table-cell table:style-name="ce36" table:formula="of:=IF([.J35]=&quot;&quot;;&quot;&quot;;+SUM([.J35:.J36]))" office:value-type="float" office:value="0">
            <text:p>0</text:p>
          </table:table-cell>
          <table:table-cell table:style-name="ce37" table:formula="of:=IF([.K35]=&quot;&quot;;&quot;&quot;;+SUM([.K35:.K36]))" office:value-type="float" office:value="0">
            <text:p>0</text:p>
          </table:table-cell>
          <table:table-cell table:style-name="ce36" table:formula="of:=IF([.L35]=&quot;&quot;;&quot;&quot;;+SUM([.L35:.L36]))" office:value-type="float" office:value="0">
            <text:p>0</text:p>
          </table:table-cell>
          <table:table-cell table:style-name="ce37" table:formula="of:=IF([.M35]=&quot;&quot;;&quot;&quot;;+SUM([.M35:.M36]))" office:value-type="float" office:value="0">
            <text:p>0</text:p>
          </table:table-cell>
          <table:table-cell table:style-name="ce40" table:formula="of:=IF([.N35]=&quot;&quot;;&quot;&quot;;+SUM([.N35:.N36]))" office:value-type="float" office:value="0">
            <text:p>0</text:p>
          </table:table-cell>
          <table:table-cell table:style-name="ce41" table:formula="of:=IF([.O35]=&quot;&quot;;&quot;&quot;;+SUM([.O35:.O36]))" office:value-type="float" office:value="0">
            <text:p>0</text:p>
          </table:table-cell>
          <table:table-cell table:style-name="ce43" table:formula="of:=[.N37]" office:value-type="float" office:value="0">
            <text:p>0</text:p>
          </table:table-cell>
          <table:table-cell table:style-name="ce45" table:formula="of:=[.O37]" office:value-type="float" office:value="0">
            <text:p>0</text:p>
          </table:table-cell>
          <table:table-cell table:style-name="ce47" table:number-columns-repeated="14"/>
          <table:table-cell table:number-columns-repeated="993"/>
        </table:table-row>
        <table:table-row table:style-name="ro2">
          <table:table-cell table:style-name="ce11"/>
          <table:table-cell table:style-name="ce13"/>
          <table:table-cell table:style-name="ce31" table:number-columns-repeated="15"/>
          <table:table-cell table:style-name="ce51" table:number-columns-repeated="14"/>
          <table:table-cell table:style-name="ce56" table:number-columns-repeated="993"/>
        </table:table-row>
        <table:table-row table:style-name="ro3">
          <table:table-cell table:style-name="ce11"/>
          <table:table-cell table:style-name="ce21" table:number-columns-spanned="14" table:number-rows-spanned="1"/>
          <table:covered-table-cell table:number-columns-repeated="13" table:style-name="ce32"/>
          <table:table-cell table:style-name="ce31" table:number-columns-repeated="2"/>
          <table:table-cell table:style-name="ce47" table:number-columns-repeated="14"/>
          <table:table-cell table:number-columns-repeated="993"/>
        </table:table-row>
        <table:table-row table:style-name="ro3">
          <table:table-cell table:style-name="ce11"/>
          <table:table-cell table:style-name="ce21" table:number-columns-spanned="14" table:number-rows-spanned="1"/>
          <table:covered-table-cell table:number-columns-repeated="13" table:style-name="ce33"/>
          <table:table-cell table:style-name="ce31" table:number-columns-repeated="2"/>
          <table:table-cell table:style-name="ce47" table:number-columns-repeated="14"/>
          <table:table-cell table:number-columns-repeated="993"/>
        </table:table-row>
        <table:table-row table:style-name="ro3" table:number-rows-repeated="37">
          <table:table-cell table:style-name="ce11"/>
          <table:table-cell table:style-name="ce13"/>
          <table:table-cell table:style-name="ce31" table:number-columns-repeated="15"/>
          <table:table-cell table:style-name="ce47" table:number-columns-repeated="14"/>
          <table:table-cell table:number-columns-repeated="993"/>
        </table:table-row>
        <table:table-row table:style-name="ro3" table:number-rows-repeated="3">
          <table:table-cell table:number-columns-repeated="17"/>
          <table:table-cell table:style-name="ce47" table:number-columns-repeated="14"/>
          <table:table-cell table:number-columns-repeated="993"/>
        </table:table-row>
        <table:table-row table:style-name="ro3" table:number-rows-repeated="1048495">
          <table:table-cell table:number-columns-repeated="1024"/>
        </table:table-row>
        <table:table-row table:style-name="ro3">
          <table:table-cell table:number-columns-repeated="1024"/>
        </table:table-row>
      </table:table>
      <table:table table:name="Second 6 months" table:style-name="ta2" table:print-ranges="'Second 6 months'.A1:'Second 6 months'.Q37">
        <table:table-column table:style-name="co4" table:default-cell-style-name="ce22"/>
        <table:table-column table:style-name="co2" table:default-cell-style-name="ce22"/>
        <table:table-column table:style-name="co2" table:number-columns-repeated="15" table:default-cell-style-name="ce34"/>
        <table:table-column table:style-name="co3" table:number-columns-repeated="227" table:default-cell-style-name="ce52"/>
        <table:table-column table:style-name="co4" table:default-cell-style-name="ce52"/>
        <table:table-column table:style-name="co2" table:number-columns-repeated="12" table:default-cell-style-name="ce52"/>
        <table:table-column table:style-name="co2" table:number-columns-repeated="767" table:default-cell-style-name="Default"/>
        <table:table-row table:style-name="ro3">
          <table:table-cell table:style-name="ce1"/>
          <table:table-cell table:style-name="ce13"/>
          <table:table-cell table:style-name="ce23" table:number-columns-spanned="11" table:number-rows-spanned="1"/>
          <table:covered-table-cell table:number-columns-repeated="10" table:style-name="ce23"/>
          <table:table-cell table:style-name="ce39" table:number-columns-repeated="2"/>
          <table:table-cell table:style-name="ce26" table:number-columns-repeated="2"/>
          <table:table-cell table:style-name="ce46"/>
          <table:table-cell table:style-name="ce47" table:number-columns-repeated="13"/>
          <table:table-cell table:number-columns-repeated="226"/>
          <table:table-cell table:style-name="ce54" table:number-columns-repeated="767"/>
        </table:table-row>
        <table:table-row table:style-name="ro3">
          <table:table-cell table:style-name="ce2"/>
          <table:table-cell table:style-name="ce14" office:value-type="string" table:number-columns-spanned="2" table:number-rows-spanned="1">
            <text:p>Carried over</text:p>
          </table:table-cell>
          <table:covered-table-cell table:style-name="ce24"/>
          <table:table-cell table:style-name="ce35" office:value-type="float" office:value="7" table:number-columns-spanned="2" table:number-rows-spanned="1">
            <text:p>7</text:p>
          </table:table-cell>
          <table:covered-table-cell table:style-name="ce35"/>
          <table:table-cell table:style-name="ce14" office:value-type="float" office:value="8" table:number-columns-spanned="2" table:number-rows-spanned="1">
            <text:p>8</text:p>
          </table:table-cell>
          <table:covered-table-cell table:style-name="ce14"/>
          <table:table-cell table:style-name="ce35" office:value-type="float" office:value="9" table:number-columns-spanned="2" table:number-rows-spanned="1">
            <text:p>9</text:p>
          </table:table-cell>
          <table:covered-table-cell table:style-name="ce35"/>
          <table:table-cell table:style-name="ce14" office:value-type="float" office:value="10" table:number-columns-spanned="2" table:number-rows-spanned="1">
            <text:p>10</text:p>
          </table:table-cell>
          <table:covered-table-cell table:style-name="ce14"/>
          <table:table-cell table:style-name="ce35" office:value-type="float" office:value="11" table:number-columns-spanned="2" table:number-rows-spanned="1">
            <text:p>11</text:p>
          </table:table-cell>
          <table:covered-table-cell table:style-name="ce35"/>
          <table:table-cell table:style-name="ce14" office:value-type="float" office:value="12" table:number-columns-spanned="2" table:number-rows-spanned="1">
            <text:p>12</text:p>
          </table:table-cell>
          <table:covered-table-cell table:style-name="ce14"/>
          <table:table-cell table:style-name="ce35" office:value-type="string" table:number-columns-spanned="2" table:number-rows-spanned="1">
            <text:p>TOTAL</text:p>
          </table:table-cell>
          <table:covered-table-cell table:style-name="ce35"/>
          <table:table-cell table:style-name="ce47" table:number-columns-repeated="14"/>
          <table:table-cell table:number-columns-repeated="226"/>
          <table:table-cell table:style-name="ce54" table:number-columns-repeated="767"/>
        </table:table-row>
        <table:table-row table:style-name="ro3">
          <table:table-cell table:style-name="ce3"/>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48" table:number-columns-repeated="14"/>
          <table:table-cell table:style-name="ce54" table:number-columns-repeated="993"/>
        </table:table-row>
        <table:table-row table:style-name="ro3">
          <table:table-cell table:style-name="ce4" office:value-type="string">
            <text:p>INCOME</text:p>
          </table:table-cell>
          <table:table-cell table:style-name="ce16"/>
          <table:table-cell table:style-name="ce26" table:number-columns-repeated="15"/>
          <table:table-cell table:style-name="ce47" table:number-columns-repeated="14"/>
          <table:table-cell table:number-columns-repeated="993"/>
        </table:table-row>
        <table:table-row table:style-name="ro3">
          <table:table-cell table:style-name="ce6" office:value-type="string">
            <text:p>Cash from sales (incl. VAT)</text:p>
          </table:table-cell>
          <table:table-cell table:style-name="ce19" table:formula="of:=[$'First 6 months'.P5]" office:value-type="float" office:value="0">
            <text:p>0</text:p>
          </table:table-cell>
          <table:table-cell table:style-name="ce28" table:formula="of:=[$'First 6 months'.Q5]"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5]+[.D5]+[.F5]+[.H5]+[.J5]+[.L5]+[.N5])" office:value-type="float" office:value="0">
            <text:p>0</text:p>
          </table:table-cell>
          <table:table-cell table:style-name="ce28" table:formula="of:=+SUM([.C5]+[.E5]+[.G5]+[.I5]+[.K5]+[.M5]+[.O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Cash received from debtors</text:p>
          </table:table-cell>
          <table:table-cell table:style-name="ce19" table:formula="of:=[$'First 6 months'.P6]" office:value-type="float" office:value="0">
            <text:p>0</text:p>
          </table:table-cell>
          <table:table-cell table:style-name="ce28" table:formula="of:=[$'First 6 months'.Q6]"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6]+[.D6]+[.F6]+[.H6]+[.J6]+[.L6]+[.N6])" office:value-type="float" office:value="0">
            <text:p>0</text:p>
          </table:table-cell>
          <table:table-cell table:style-name="ce28" table:formula="of:=+SUM([.C6]+[.E6]+[.G6]+[.I6]+[.K6]+[.M6]+[.O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5" office:value-type="string">
            <text:p>Capital/loans received</text:p>
          </table:table-cell>
          <table:table-cell table:style-name="ce19" table:formula="of:=[$'First 6 months'.P7]" office:value-type="float" office:value="0">
            <text:p>0</text:p>
          </table:table-cell>
          <table:table-cell table:style-name="ce28" table:formula="of:=[$'First 6 months'.Q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7]+[.D7]+[.F7]+[.H7]+[.J7]+[.L7]+[.N7])" office:value-type="float" office:value="0">
            <text:p>0</text:p>
          </table:table-cell>
          <table:table-cell table:style-name="ce28" table:formula="of:=+SUM([.C7]+[.E7]+[.G7]+[.I7]+[.K7]+[.M7]+[.O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 (please specify)</text:p>
          </table:table-cell>
          <table:table-cell table:style-name="ce19" table:formula="of:=[$'First 6 months'.P8]" office:value-type="float" office:value="0">
            <text:p>0</text:p>
          </table:table-cell>
          <table:table-cell table:style-name="ce28" table:formula="of:=[$'First 6 months'.Q8]"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8]+[.D8]+[.F8]+[.H8]+[.J8]+[.L8]+[.N8])" office:value-type="float" office:value="0">
            <text:p>0</text:p>
          </table:table-cell>
          <table:table-cell table:style-name="ce28" table:formula="of:=+SUM([.C8]+[.E8]+[.G8]+[.I8]+[.K8]+[.M8]+[.O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7" office:value-type="string">
            <text:p>TOTAL £</text:p>
          </table:table-cell>
          <table:table-cell table:style-name="ce19" table:formula="of:=[$'First 6 months'.P9]" office:value-type="float" office:value="0">
            <text:p>0</text:p>
          </table:table-cell>
          <table:table-cell table:style-name="ce28" table:formula="of:=IF([.C5]=&quot;&quot;;&quot;&quot;;+SUM([.C5:.C8]))" office:value-type="float" office:value="0">
            <text:p>0</text:p>
          </table:table-cell>
          <table:table-cell table:style-name="ce19" table:formula="of:=IF([.D5]=&quot;&quot;;&quot;&quot;;+SUM([.D5:.D8]))" office:value-type="float" office:value="0">
            <text:p>0</text:p>
          </table:table-cell>
          <table:table-cell table:style-name="ce28" table:formula="of:=IF([.E5]=&quot;&quot;;&quot;&quot;;+SUM([.E5:.E8]))" office:value-type="float" office:value="0">
            <text:p>0</text:p>
          </table:table-cell>
          <table:table-cell table:style-name="ce19" table:formula="of:=IF([.F5]=&quot;&quot;;&quot;&quot;;+SUM([.F5:.F8]))" office:value-type="float" office:value="0">
            <text:p>0</text:p>
          </table:table-cell>
          <table:table-cell table:style-name="ce28" table:formula="of:=IF([.G5]=&quot;&quot;;&quot;&quot;;+SUM([.G5:.G8]))" office:value-type="float" office:value="0">
            <text:p>0</text:p>
          </table:table-cell>
          <table:table-cell table:style-name="ce19" table:formula="of:=IF([.H5]=&quot;&quot;;&quot;&quot;;+SUM([.H5:.H8]))" office:value-type="float" office:value="0">
            <text:p>0</text:p>
          </table:table-cell>
          <table:table-cell table:style-name="ce28" table:formula="of:=IF([.I5]=&quot;&quot;;&quot;&quot;;+SUM([.I5:.I8]))" office:value-type="float" office:value="0">
            <text:p>0</text:p>
          </table:table-cell>
          <table:table-cell table:style-name="ce19" table:formula="of:=IF([.J5]=&quot;&quot;;&quot;&quot;;+SUM([.J5:.J8]))" office:value-type="float" office:value="0">
            <text:p>0</text:p>
          </table:table-cell>
          <table:table-cell table:style-name="ce28" table:formula="of:=IF([.K5]=&quot;&quot;;&quot;&quot;;+SUM([.K5:.K8]))" office:value-type="float" office:value="0">
            <text:p>0</text:p>
          </table:table-cell>
          <table:table-cell table:style-name="ce19" table:formula="of:=IF([.L5]=&quot;&quot;;&quot;&quot;;+SUM([.L5:.L8]))" office:value-type="float" office:value="0">
            <text:p>0</text:p>
          </table:table-cell>
          <table:table-cell table:style-name="ce28" table:formula="of:=IF([.M5]=&quot;&quot;;&quot;&quot;;+SUM([.M5:.M8]))" office:value-type="float" office:value="0">
            <text:p>0</text:p>
          </table:table-cell>
          <table:table-cell table:style-name="ce19" table:formula="of:=IF([.N5]=&quot;&quot;;&quot;&quot;;+SUM([.N5:.N8]))" office:value-type="float" office:value="0">
            <text:p>0</text:p>
          </table:table-cell>
          <table:table-cell table:style-name="ce28" table:formula="of:=IF([.O5]=&quot;&quot;;&quot;&quot;;+SUM([.O5:.O8]))" office:value-type="float" office:value="0">
            <text:p>0</text:p>
          </table:table-cell>
          <table:table-cell table:style-name="ce19" table:formula="of:=+SUM([.P5:.P8])" office:value-type="float" office:value="0">
            <text:p>0</text:p>
          </table:table-cell>
          <table:table-cell table:style-name="ce28" table:formula="of:=+SUM([.Q5:.Q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57" office:value-type="string">
            <text:p>EXPENDITURE</text:p>
          </table:table-cell>
          <table:table-cell table:style-name="ce59"/>
          <table:table-cell table:style-name="ce60" table:number-columns-repeated="13"/>
          <table:table-cell table:style-name="ce61" table:number-columns-repeated="2"/>
          <table:table-cell table:style-name="ce50"/>
          <table:table-cell table:style-name="ce47" table:number-columns-repeated="13"/>
          <table:table-cell table:number-columns-repeated="226"/>
          <table:table-cell table:style-name="ce52" table:number-columns-repeated="767"/>
        </table:table-row>
        <table:table-row table:style-name="ro3">
          <table:table-cell table:style-name="ce6" office:value-type="string">
            <text:p>Wages to staff (incl. PAYE &amp; NI)</text:p>
          </table:table-cell>
          <table:table-cell table:style-name="ce19" table:formula="of:=[$'First 6 months'.P11]" office:value-type="float" office:value="0">
            <text:p>0</text:p>
          </table:table-cell>
          <table:table-cell table:style-name="ce28" table:formula="of:=[$'First 6 months'.Q11]"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1]+[.D11]+[.F11]+[.H11]+[.J11]+[.L11]+[.N11])" office:value-type="float" office:value="0">
            <text:p>0</text:p>
          </table:table-cell>
          <table:table-cell table:style-name="ce28" table:formula="of:=+SUM([.C11]+[.E11]+[.G11]+[.I11]+[.K11]+[.M11]+[.O11])" office:value-type="float" office:value="0">
            <text:p>0</text:p>
          </table:table-cell>
          <table:table-cell table:style-name="ce49"/>
          <table:table-cell table:style-name="ce47" table:number-columns-repeated="224"/>
          <table:table-cell table:number-columns-repeated="15"/>
          <table:table-cell table:style-name="ce52" table:number-columns-repeated="767"/>
        </table:table-row>
        <table:table-row table:style-name="ro3">
          <table:table-cell table:style-name="ce6" office:value-type="string">
            <text:p>Premises (rent, rates &amp; utilities)</text:p>
          </table:table-cell>
          <table:table-cell table:style-name="ce19" table:formula="of:=[$'First 6 months'.P12]" office:value-type="float" office:value="0">
            <text:p>0</text:p>
          </table:table-cell>
          <table:table-cell table:style-name="ce28" table:formula="of:=[$'First 6 months'.Q12]"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2]+[.D12]+[.F12]+[.H12]+[.J12]+[.L12]+[.N12])" office:value-type="float" office:value="0">
            <text:p>0</text:p>
          </table:table-cell>
          <table:table-cell table:style-name="ce28" table:formula="of:=+SUM([.C12]+[.E12]+[.G12]+[.I12]+[.K12]+[.M12]+[.O1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Telephone &amp; Broadband</text:p>
          </table:table-cell>
          <table:table-cell table:style-name="ce19" table:formula="of:=[$'First 6 months'.P13]" office:value-type="float" office:value="0">
            <text:p>0</text:p>
          </table:table-cell>
          <table:table-cell table:style-name="ce28" table:formula="of:=[$'First 6 months'.Q13]"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3]+[.D13]+[.F13]+[.H13]+[.J13]+[.L13]+[.N13])" office:value-type="float" office:value="0">
            <text:p>0</text:p>
          </table:table-cell>
          <table:table-cell table:style-name="ce28" table:formula="of:=+SUM([.C13]+[.E13]+[.G13]+[.I13]+[.K13]+[.M13]+[.O1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Printing, post &amp; stationery</text:p>
          </table:table-cell>
          <table:table-cell table:style-name="ce19" table:formula="of:=[$'First 6 months'.P14]" office:value-type="float" office:value="0">
            <text:p>0</text:p>
          </table:table-cell>
          <table:table-cell table:style-name="ce28" table:formula="of:=[$'First 6 months'.Q14]"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4]+[.D14]+[.F14]+[.H14]+[.J14]+[.L14]+[.N14])" office:value-type="float" office:value="0">
            <text:p>0</text:p>
          </table:table-cell>
          <table:table-cell table:style-name="ce28" table:formula="of:=+SUM([.C14]+[.E14]+[.G14]+[.I14]+[.K14]+[.M14]+[.O14])"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Advertising &amp; promotion</text:p>
          </table:table-cell>
          <table:table-cell table:style-name="ce19" table:formula="of:=[$'First 6 months'.P15]" office:value-type="float" office:value="0">
            <text:p>0</text:p>
          </table:table-cell>
          <table:table-cell table:style-name="ce28" table:formula="of:=[$'First 6 months'.Q15]"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5]+[.D15]+[.F15]+[.H15]+[.J15]+[.L15]+[.N15])" office:value-type="float" office:value="0">
            <text:p>0</text:p>
          </table:table-cell>
          <table:table-cell table:style-name="ce28" table:formula="of:=+SUM([.C15]+[.E15]+[.G15]+[.I15]+[.K15]+[.M15]+[.O1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Bank charges</text:p>
          </table:table-cell>
          <table:table-cell table:style-name="ce19" table:formula="of:=[$'First 6 months'.P16]" office:value-type="float" office:value="0">
            <text:p>0</text:p>
          </table:table-cell>
          <table:table-cell table:style-name="ce28" table:formula="of:=[$'First 6 months'.Q16]"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6]+[.D16]+[.F16]+[.H16]+[.J16]+[.L16]+[.N16])" office:value-type="float" office:value="0">
            <text:p>0</text:p>
          </table:table-cell>
          <table:table-cell table:style-name="ce28" table:formula="of:=+SUM([.C16]+[.E16]+[.G16]+[.I16]+[.K16]+[.M16]+[.O1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Professional fees</text:p>
          </table:table-cell>
          <table:table-cell table:style-name="ce19" table:formula="of:=[$'First 6 months'.P17]" office:value-type="float" office:value="0">
            <text:p>0</text:p>
          </table:table-cell>
          <table:table-cell table:style-name="ce28" table:formula="of:=[$'First 6 months'.Q1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7]+[.D17]+[.F17]+[.H17]+[.J17]+[.L17]+[.N17])" office:value-type="float" office:value="0">
            <text:p>0</text:p>
          </table:table-cell>
          <table:table-cell table:style-name="ce28" table:formula="of:=+SUM([.C17]+[.E17]+[.G17]+[.I17]+[.K17]+[.M17]+[.O1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Insurances</text:p>
          </table:table-cell>
          <table:table-cell table:style-name="ce19" table:formula="of:=[$'First 6 months'.P18]" office:value-type="float" office:value="0">
            <text:p>0</text:p>
          </table:table-cell>
          <table:table-cell table:style-name="ce28" table:formula="of:=[$'First 6 months'.Q18]"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8]+[.D18]+[.F18]+[.H18]+[.J18]+[.L18]+[.N18])" office:value-type="float" office:value="0">
            <text:p>0</text:p>
          </table:table-cell>
          <table:table-cell table:style-name="ce28" table:formula="of:=+SUM([.C18]+[.E18]+[.G18]+[.I18]+[.K18]+[.M18]+[.O1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Bank/HP</text:p>
          </table:table-cell>
          <table:table-cell table:style-name="ce19" table:formula="of:=[$'First 6 months'.P19]" office:value-type="float" office:value="0">
            <text:p>0</text:p>
          </table:table-cell>
          <table:table-cell table:style-name="ce28" table:formula="of:=[$'First 6 months'.Q19]"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9]+[.D19]+[.F19]+[.H19]+[.J19]+[.L19]+[.N19])" office:value-type="float" office:value="0">
            <text:p>0</text:p>
          </table:table-cell>
          <table:table-cell table:style-name="ce28" table:formula="of:=+SUM([.C19]+[.E19]+[.G19]+[.I19]+[.K19]+[.M19]+[.O19])"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Equipment &amp; vehicle leasing</text:p>
          </table:table-cell>
          <table:table-cell table:style-name="ce19" table:formula="of:=[$'First 6 months'.P20]" office:value-type="float" office:value="0">
            <text:p>0</text:p>
          </table:table-cell>
          <table:table-cell table:style-name="ce28" table:formula="of:=[$'First 6 months'.Q20]"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0]+[.D20]+[.F20]+[.H20]+[.J20]+[.L20]+[.N20])" office:value-type="float" office:value="0">
            <text:p>0</text:p>
          </table:table-cell>
          <table:table-cell table:style-name="ce28" table:formula="of:=+SUM([.C20]+[.E20]+[.G20]+[.I20]+[.K20]+[.M20]+[.O20])"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Payments relating to variable costs</text:p>
          </table:table-cell>
          <table:table-cell table:style-name="ce19" table:formula="of:=[$'First 6 months'.P21]" office:value-type="float" office:value="0">
            <text:p>0</text:p>
          </table:table-cell>
          <table:table-cell table:style-name="ce28" table:formula="of:=[$'First 6 months'.Q21]"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1]+[.D21]+[.F21]+[.H21]+[.J21]+[.L21]+[.N21])" office:value-type="float" office:value="0">
            <text:p>0</text:p>
          </table:table-cell>
          <table:table-cell table:style-name="ce28" table:formula="of:=+SUM([.C21]+[.E21]+[.G21]+[.I21]+[.K21]+[.M21]+[.O21])"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Capital Expenditure</text:p>
          </table:table-cell>
          <table:table-cell table:style-name="ce19" table:formula="of:=[$'First 6 months'.P22]" office:value-type="float" office:value="0">
            <text:p>0</text:p>
          </table:table-cell>
          <table:table-cell table:style-name="ce28" table:formula="of:=[$'First 6 months'.Q22]"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2]+[.D22]+[.F22]+[.H22]+[.J22]+[.L22]+[.N22])" office:value-type="float" office:value="0">
            <text:p>0</text:p>
          </table:table-cell>
          <table:table-cell table:style-name="ce28" table:formula="of:=+SUM([.C22]+[.E22]+[.G22]+[.I22]+[.K22]+[.M22]+[.O2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 Payments</text:p>
          </table:table-cell>
          <table:table-cell table:style-name="ce19" table:formula="of:=[$'First 6 months'.P23]" office:value-type="float" office:value="0">
            <text:p>0</text:p>
          </table:table-cell>
          <table:table-cell table:style-name="ce28" table:formula="of:=[$'First 6 months'.Q23]"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3]+[.D23]+[.F23]+[.H23]+[.J23]+[.L23]+[.N23])" office:value-type="float" office:value="0">
            <text:p>0</text:p>
          </table:table-cell>
          <table:table-cell table:style-name="ce28" table:formula="of:=+SUM([.C23]+[.E23]+[.G23]+[.I23]+[.K23]+[.M23]+[.O2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VAT</text:p>
          </table:table-cell>
          <table:table-cell table:style-name="ce19" table:formula="of:=[$'First 6 months'.P24]" office:value-type="float" office:value="0">
            <text:p>0</text:p>
          </table:table-cell>
          <table:table-cell table:style-name="ce28" table:formula="of:=[$'First 6 months'.Q24]"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4]+[.D24]+[.F24]+[.H24]+[.J24]+[.L24]+[.N24])" office:value-type="float" office:value="0">
            <text:p>0</text:p>
          </table:table-cell>
          <table:table-cell table:style-name="ce28" table:formula="of:=+SUM([.C24]+[.E24]+[.G24]+[.I24]+[.K24]+[.M24]+[.O24])"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wner's wages/salary</text:p>
          </table:table-cell>
          <table:table-cell table:style-name="ce19" table:formula="of:=[$'First 6 months'.P25]" office:value-type="float" office:value="0">
            <text:p>0</text:p>
          </table:table-cell>
          <table:table-cell table:style-name="ce28" table:formula="of:=[$'First 6 months'.Q25]"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5]+[.D25]+[.F25]+[.H25]+[.J25]+[.L25]+[.N25])" office:value-type="float" office:value="0">
            <text:p>0</text:p>
          </table:table-cell>
          <table:table-cell table:style-name="ce28" table:formula="of:=+SUM([.C25]+[.E25]+[.G25]+[.I25]+[.K25]+[.M25]+[.O2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wner's National Insurance</text:p>
          </table:table-cell>
          <table:table-cell table:style-name="ce19" table:formula="of:=[$'First 6 months'.P26]" office:value-type="float" office:value="0">
            <text:p>0</text:p>
          </table:table-cell>
          <table:table-cell table:style-name="ce28" table:formula="of:=[$'First 6 months'.Q26]"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6]+[.D26]+[.F26]+[.H26]+[.J26]+[.L26]+[.N26])" office:value-type="float" office:value="0">
            <text:p>0</text:p>
          </table:table-cell>
          <table:table-cell table:style-name="ce28" table:formula="of:=+SUM([.C26]+[.E26]+[.G26]+[.I26]+[.K26]+[.M26]+[.O2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Loan repayments (incl. interest)</text:p>
          </table:table-cell>
          <table:table-cell table:style-name="ce19" table:formula="of:=[$'First 6 months'.P27]" office:value-type="float" office:value="0">
            <text:p>0</text:p>
          </table:table-cell>
          <table:table-cell table:style-name="ce28" table:formula="of:=[$'First 6 months'.Q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7]+[.D27]+[.F27]+[.H27]+[.J27]+[.L27]+[.N27])" office:value-type="float" office:value="0">
            <text:p>0</text:p>
          </table:table-cell>
          <table:table-cell table:style-name="ce28" table:formula="of:=+SUM([.C27]+[.E27]+[.G27]+[.I27]+[.K27]+[.M27]+[.O2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Stock</text:p>
          </table:table-cell>
          <table:table-cell table:style-name="ce19" table:formula="of:=[$'First 6 months'.P28]" office:value-type="float" office:value="0">
            <text:p>0</text:p>
          </table:table-cell>
          <table:table-cell table:style-name="ce28" table:formula="of:=[$'First 6 months'.Q28]"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8]+[.D28]+[.F28]+[.H28]+[.J28]+[.L28]+[.N28])" office:value-type="float" office:value="0">
            <text:p>0</text:p>
          </table:table-cell>
          <table:table-cell table:style-name="ce28" table:formula="of:=+SUM([.C28]+[.E28]+[.G28]+[.I28]+[.K28]+[.M28]+[.O2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Consumables</text:p>
          </table:table-cell>
          <table:table-cell table:style-name="ce19" table:formula="of:=[$'First 6 months'.P29]" office:value-type="float" office:value="0">
            <text:p>0</text:p>
          </table:table-cell>
          <table:table-cell table:style-name="ce28" table:formula="of:=[$'First 6 months'.Q29]"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9]+[.D29]+[.F29]+[.H29]+[.J29]+[.L29]+[.N29])" office:value-type="float" office:value="0">
            <text:p>0</text:p>
          </table:table-cell>
          <table:table-cell table:style-name="ce28" table:formula="of:=+SUM([.C29]+[.E29]+[.G29]+[.I29]+[.K29]+[.M29]+[.O29])"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 (please specify)</text:p>
          </table:table-cell>
          <table:table-cell table:style-name="ce19" table:formula="of:=[$'First 6 months'.P30]" office:value-type="float" office:value="0">
            <text:p>0</text:p>
          </table:table-cell>
          <table:table-cell table:style-name="ce28" table:formula="of:=[$'First 6 months'.Q30]"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8" table:formula="of:=+SUM([.C30]+[.E30]+[.G30]+[.I30]+[.K30]+[.M30]+[.O30])"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text:p>
          </table:table-cell>
          <table:table-cell table:style-name="ce19" table:formula="of:=[$'First 6 months'.P31]" office:value-type="float" office:value="0">
            <text:p>0</text:p>
          </table:table-cell>
          <table:table-cell table:style-name="ce28" table:formula="of:=[$'First 6 months'.Q31]"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8" table:formula="of:=+SUM([.C31]+[.E31]+[.G31]+[.I31]+[.K31]+[.M31]+[.O31])"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text:p>
          </table:table-cell>
          <table:table-cell table:style-name="ce19" table:formula="of:=[$'First 6 months'.P32]" office:value-type="float" office:value="0">
            <text:p>0</text:p>
          </table:table-cell>
          <table:table-cell table:style-name="ce28" table:formula="of:=[$'First 6 months'.Q32]"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8" table:formula="of:=+SUM([.C32]+[.E32]+[.G32]+[.I32]+[.K32]+[.M32]+[.O3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7" office:value-type="string">
            <text:p>TOTAL £</text:p>
          </table:table-cell>
          <table:table-cell table:style-name="ce19" table:formula="of:=[$'First 6 months'.P33]" office:value-type="float" office:value="0">
            <text:p>0</text:p>
          </table:table-cell>
          <table:table-cell table:style-name="ce28" table:formula="of:=[$'First 6 months'.Q33]" office:value-type="float" office:value="0">
            <text:p>0</text:p>
          </table:table-cell>
          <table:table-cell table:style-name="ce19" table:formula="of:=IF([.D11]=&quot;&quot;;&quot;&quot;;+SUM([.D11:.D32]))" office:value-type="float" office:value="0">
            <text:p>0</text:p>
          </table:table-cell>
          <table:table-cell table:style-name="ce28" table:formula="of:=IF([.E11]=&quot;&quot;;&quot;&quot;;+SUM([.E11:.E32]))" office:value-type="float" office:value="0">
            <text:p>0</text:p>
          </table:table-cell>
          <table:table-cell table:style-name="ce19" table:formula="of:=IF([.F11]=&quot;&quot;;&quot;&quot;;+SUM([.F11:.F32]))" office:value-type="float" office:value="0">
            <text:p>0</text:p>
          </table:table-cell>
          <table:table-cell table:style-name="ce28" table:formula="of:=IF([.G11]=&quot;&quot;;&quot;&quot;;+SUM([.G11:.G32]))" office:value-type="float" office:value="0">
            <text:p>0</text:p>
          </table:table-cell>
          <table:table-cell table:style-name="ce19" table:formula="of:=IF([.H11]=&quot;&quot;;&quot;&quot;;+SUM([.H11:.H32]))" office:value-type="float" office:value="0">
            <text:p>0</text:p>
          </table:table-cell>
          <table:table-cell table:style-name="ce28" table:formula="of:=IF([.I11]=&quot;&quot;;&quot;&quot;;+SUM([.I11:.I32]))" office:value-type="float" office:value="0">
            <text:p>0</text:p>
          </table:table-cell>
          <table:table-cell table:style-name="ce19" table:formula="of:=IF([.J11]=&quot;&quot;;&quot;&quot;;+SUM([.J11:.J32]))" office:value-type="float" office:value="0">
            <text:p>0</text:p>
          </table:table-cell>
          <table:table-cell table:style-name="ce28" table:formula="of:=IF([.K11]=&quot;&quot;;&quot;&quot;;+SUM([.K11:.K32]))" office:value-type="float" office:value="0">
            <text:p>0</text:p>
          </table:table-cell>
          <table:table-cell table:style-name="ce19" table:formula="of:=IF([.L11]=&quot;&quot;;&quot;&quot;;+SUM([.L11:.L32]))" office:value-type="float" office:value="0">
            <text:p>0</text:p>
          </table:table-cell>
          <table:table-cell table:style-name="ce28" table:formula="of:=IF([.M11]=&quot;&quot;;&quot;&quot;;+SUM([.M11:.M32]))" office:value-type="float" office:value="0">
            <text:p>0</text:p>
          </table:table-cell>
          <table:table-cell table:style-name="ce19" table:formula="of:=IF([.N11]=&quot;&quot;;&quot;&quot;;+SUM([.N11:.N32]))" office:value-type="float" office:value="0">
            <text:p>0</text:p>
          </table:table-cell>
          <table:table-cell table:style-name="ce28" table:formula="of:=IF([.O11]=&quot;&quot;;&quot;&quot;;+SUM([.O11:.O32]))" office:value-type="float" office:value="0">
            <text:p>0</text:p>
          </table:table-cell>
          <table:table-cell table:style-name="ce19" table:formula="of:=+SUM([.B33]+[.D33]+[.F33]+[.H33]+[.J33]+[.L33]+[.N33])" office:value-type="float" office:value="0">
            <text:p>0</text:p>
          </table:table-cell>
          <table:table-cell table:style-name="ce28" table:formula="of:=+SUM([.C33]+[.E33]+[.G33]+[.I33]+[.K33]+[.M33]+[.O3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58"/>
          <table:table-cell table:style-name="ce16"/>
          <table:table-cell table:style-name="ce29" table:number-columns-repeated="13"/>
          <table:table-cell table:style-name="ce26"/>
          <table:table-cell table:style-name="ce62"/>
          <table:table-cell table:style-name="ce49"/>
          <table:table-cell table:style-name="ce53" table:number-columns-repeated="13"/>
          <table:table-cell table:style-name="ce55" table:number-columns-repeated="993"/>
        </table:table-row>
        <table:table-row table:style-name="ro3">
          <table:table-cell table:style-name="ce5" office:value-type="string">
            <text:p>Income less expenditure</text:p>
          </table:table-cell>
          <table:table-cell table:style-name="ce19" table:formula="of:=[$'First 6 months'.P35]" office:value-type="float" office:value="0">
            <text:p>0</text:p>
          </table:table-cell>
          <table:table-cell table:style-name="ce28" table:formula="of:=[$'First 6 months'.Q35]" office:value-type="float" office:value="0">
            <text:p>0</text:p>
          </table:table-cell>
          <table:table-cell table:style-name="ce36" table:formula="of:=+SUM([.D9]-[.D33])" office:value-type="float" office:value="0">
            <text:p>0</text:p>
          </table:table-cell>
          <table:table-cell table:style-name="ce37" table:formula="of:=+SUM([.E9]-[.E33])" office:value-type="float" office:value="0">
            <text:p>0</text:p>
          </table:table-cell>
          <table:table-cell table:style-name="ce36" table:formula="of:=+SUM([.F9]-[.F33])" office:value-type="float" office:value="0">
            <text:p>0</text:p>
          </table:table-cell>
          <table:table-cell table:style-name="ce37" table:formula="of:=+SUM([.G9]-[.G33])" office:value-type="float" office:value="0">
            <text:p>0</text:p>
          </table:table-cell>
          <table:table-cell table:style-name="ce36" table:formula="of:=+SUM([.H9]-[.H33])" office:value-type="float" office:value="0">
            <text:p>0</text:p>
          </table:table-cell>
          <table:table-cell table:style-name="ce37" table:formula="of:=+SUM([.I9]-[.I33])" office:value-type="float" office:value="0">
            <text:p>0</text:p>
          </table:table-cell>
          <table:table-cell table:style-name="ce36" table:formula="of:=+SUM([.J9]-[.J33])" office:value-type="float" office:value="0">
            <text:p>0</text:p>
          </table:table-cell>
          <table:table-cell table:style-name="ce37" table:formula="of:=+SUM([.K9]-[.K33])" office:value-type="float" office:value="0">
            <text:p>0</text:p>
          </table:table-cell>
          <table:table-cell table:style-name="ce36" table:formula="of:=+SUM([.L9]-[.L33])" office:value-type="float" office:value="0">
            <text:p>0</text:p>
          </table:table-cell>
          <table:table-cell table:style-name="ce37" table:formula="of:=+SUM([.M9]-[.M33])" office:value-type="float" office:value="0">
            <text:p>0</text:p>
          </table:table-cell>
          <table:table-cell table:style-name="ce36" table:formula="of:=+SUM([.N9]-[.N33])" office:value-type="float" office:value="0">
            <text:p>0</text:p>
          </table:table-cell>
          <table:table-cell table:style-name="ce37" table:formula="of:=+SUM([.O9]-[.O33])" office:value-type="float" office:value="0">
            <text:p>0</text:p>
          </table:table-cell>
          <table:table-cell table:style-name="ce19" table:formula="of:=IF([.P33]=&quot;&quot;;&quot;&quot;;+SUM([.P9]-[.P33]))" office:value-type="float" office:value="0">
            <text:p>0</text:p>
          </table:table-cell>
          <table:table-cell table:style-name="ce28" table:formula="of:=IF([.Q33]=&quot;&quot;;&quot;&quot;;+SUM([.Q9]-[.Q33]))" office:value-type="float" office:value="0">
            <text:p>0</text:p>
          </table:table-cell>
          <table:table-cell table:style-name="ce49"/>
          <table:table-cell table:style-name="ce47" table:number-columns-repeated="1006"/>
        </table:table-row>
        <table:table-row table:style-name="ro3">
          <table:table-cell table:style-name="ce5" office:value-type="string">
            <text:p>Opening bank balance</text:p>
          </table:table-cell>
          <table:table-cell table:style-name="ce19" table:formula="of:=[$'First 6 months'.P36]" office:value-type="float" office:value="0">
            <text:p>0</text:p>
          </table:table-cell>
          <table:table-cell table:style-name="ce28" table:formula="of:=[$'First 6 months'.Q36]" office:value-type="float" office:value="0">
            <text:p>0</text:p>
          </table:table-cell>
          <table:table-cell table:style-name="ce36" table:formula="of:=[.$B$37]" office:value-type="float" office:value="0">
            <text:p>0</text:p>
          </table:table-cell>
          <table:table-cell table:style-name="ce37" table:formula="of:=[.$C$37]" office:value-type="float" office:value="0">
            <text:p>0</text:p>
          </table:table-cell>
          <table:table-cell table:style-name="ce36" table:formula="of:=[.$D$37]" office:value-type="float" office:value="0">
            <text:p>0</text:p>
          </table:table-cell>
          <table:table-cell table:style-name="ce37" table:formula="of:=[.$E$37]" office:value-type="float" office:value="0">
            <text:p>0</text:p>
          </table:table-cell>
          <table:table-cell table:style-name="ce36" table:formula="of:=[.$F$37]" office:value-type="float" office:value="0">
            <text:p>0</text:p>
          </table:table-cell>
          <table:table-cell table:style-name="ce37" table:formula="of:=[.$G$37]" office:value-type="float" office:value="0">
            <text:p>0</text:p>
          </table:table-cell>
          <table:table-cell table:style-name="ce36" table:formula="of:=[.$H$37]" office:value-type="float" office:value="0">
            <text:p>0</text:p>
          </table:table-cell>
          <table:table-cell table:style-name="ce37" table:formula="of:=[.$I$37]" office:value-type="float" office:value="0">
            <text:p>0</text:p>
          </table:table-cell>
          <table:table-cell table:style-name="ce36" table:formula="of:=[.$J$37]" office:value-type="float" office:value="0">
            <text:p>0</text:p>
          </table:table-cell>
          <table:table-cell table:style-name="ce37" table:formula="of:=[.$K$37]" office:value-type="float" office:value="0">
            <text:p>0</text:p>
          </table:table-cell>
          <table:table-cell table:style-name="ce36" table:formula="of:=[.$L$37]" office:value-type="float" office:value="0">
            <text:p>0</text:p>
          </table:table-cell>
          <table:table-cell table:style-name="ce37" table:formula="of:=[.$M$37]" office:value-type="float" office:value="0">
            <text:p>0</text:p>
          </table:table-cell>
          <table:table-cell table:style-name="ce19" table:formula="of:=[.N36]" office:value-type="float" office:value="0">
            <text:p>0</text:p>
          </table:table-cell>
          <table:table-cell table:style-name="ce28" table:formula="of:=[.O3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10" office:value-type="string">
            <text:p>Closing bank balance</text:p>
          </table:table-cell>
          <table:table-cell table:style-name="ce19" table:formula="of:=[$'First 6 months'.P37]" office:value-type="float" office:value="0">
            <text:p>0</text:p>
          </table:table-cell>
          <table:table-cell table:style-name="ce28" table:formula="of:=[$'First 6 months'.Q37]" office:value-type="float" office:value="0">
            <text:p>0</text:p>
          </table:table-cell>
          <table:table-cell table:style-name="ce36" table:formula="of:=IF([.D35]=&quot;&quot;;&quot;&quot;;+SUM([.D35:.D36]))" office:value-type="float" office:value="0">
            <text:p>0</text:p>
          </table:table-cell>
          <table:table-cell table:style-name="ce37" table:formula="of:=IF([.E35]=&quot;&quot;;&quot;&quot;;+SUM([.E35:.E36]))" office:value-type="float" office:value="0">
            <text:p>0</text:p>
          </table:table-cell>
          <table:table-cell table:style-name="ce36" table:formula="of:=IF([.F35]=&quot;&quot;;&quot;&quot;;+SUM([.F35:.F36]))" office:value-type="float" office:value="0">
            <text:p>0</text:p>
          </table:table-cell>
          <table:table-cell table:style-name="ce37" table:formula="of:=IF([.G35]=&quot;&quot;;&quot;&quot;;+SUM([.G35:.G36]))" office:value-type="float" office:value="0">
            <text:p>0</text:p>
          </table:table-cell>
          <table:table-cell table:style-name="ce36" table:formula="of:=IF([.H35]=&quot;&quot;;&quot;&quot;;+SUM([.H35:.H36]))" office:value-type="float" office:value="0">
            <text:p>0</text:p>
          </table:table-cell>
          <table:table-cell table:style-name="ce37" table:formula="of:=IF([.I35]=&quot;&quot;;&quot;&quot;;+SUM([.I35:.I36]))" office:value-type="float" office:value="0">
            <text:p>0</text:p>
          </table:table-cell>
          <table:table-cell table:style-name="ce36" table:formula="of:=IF([.J35]=&quot;&quot;;&quot;&quot;;+SUM([.J35:.J36]))" office:value-type="float" office:value="0">
            <text:p>0</text:p>
          </table:table-cell>
          <table:table-cell table:style-name="ce37" table:formula="of:=IF([.K35]=&quot;&quot;;&quot;&quot;;+SUM([.K35:.K36]))" office:value-type="float" office:value="0">
            <text:p>0</text:p>
          </table:table-cell>
          <table:table-cell table:style-name="ce36" table:formula="of:=IF([.L35]=&quot;&quot;;&quot;&quot;;+SUM([.L35:.L36]))" office:value-type="float" office:value="0">
            <text:p>0</text:p>
          </table:table-cell>
          <table:table-cell table:style-name="ce37" table:formula="of:=IF([.M35]=&quot;&quot;;&quot;&quot;;+SUM([.M35:.M36]))" office:value-type="float" office:value="0">
            <text:p>0</text:p>
          </table:table-cell>
          <table:table-cell table:style-name="ce40" table:formula="of:=IF([.N35]=&quot;&quot;;&quot;&quot;;+SUM([.N35:.N36]))" office:value-type="float" office:value="0">
            <text:p>0</text:p>
          </table:table-cell>
          <table:table-cell table:style-name="ce41" table:formula="of:=IF([.O35]=&quot;&quot;;&quot;&quot;;+SUM([.O35:.O36]))" office:value-type="float" office:value="0">
            <text:p>0</text:p>
          </table:table-cell>
          <table:table-cell table:style-name="ce43" table:formula="of:=[.N37]" office:value-type="float" office:value="0">
            <text:p>0</text:p>
          </table:table-cell>
          <table:table-cell table:style-name="ce45" table:formula="of:=[.O37]" office:value-type="float" office:value="0">
            <text:p>0</text:p>
          </table:table-cell>
          <table:table-cell table:style-name="ce47" table:number-columns-repeated="14"/>
          <table:table-cell table:number-columns-repeated="993"/>
        </table:table-row>
        <table:table-row table:style-name="ro3">
          <table:table-cell table:style-name="ce13" table:number-columns-repeated="2"/>
          <table:table-cell table:style-name="ce31" table:number-columns-repeated="15"/>
          <table:table-cell table:style-name="ce51" table:number-columns-repeated="14"/>
          <table:table-cell table:style-name="ce56" table:number-columns-repeated="993"/>
        </table:table-row>
        <table:table-row table:style-name="ro3">
          <table:table-cell table:style-name="ce13"/>
          <table:table-cell table:style-name="ce21" table:number-columns-spanned="14" table:number-rows-spanned="1"/>
          <table:covered-table-cell table:number-columns-repeated="13" table:style-name="ce32"/>
          <table:table-cell table:style-name="ce31" table:number-columns-repeated="2"/>
          <table:table-cell table:style-name="ce47" table:number-columns-repeated="14"/>
          <table:table-cell table:number-columns-repeated="993"/>
        </table:table-row>
        <table:table-row table:style-name="ro3">
          <table:table-cell table:style-name="ce13"/>
          <table:table-cell table:style-name="ce21" table:number-columns-spanned="14" table:number-rows-spanned="1"/>
          <table:covered-table-cell table:number-columns-repeated="13" table:style-name="ce33"/>
          <table:table-cell table:style-name="ce31" table:number-columns-repeated="2"/>
          <table:table-cell table:style-name="ce47" table:number-columns-repeated="14"/>
          <table:table-cell table:number-columns-repeated="993"/>
        </table:table-row>
        <table:table-row table:style-name="ro3" table:number-rows-repeated="37">
          <table:table-cell table:style-name="ce13" table:number-columns-repeated="2"/>
          <table:table-cell table:style-name="ce31" table:number-columns-repeated="15"/>
          <table:table-cell table:style-name="ce47" table:number-columns-repeated="14"/>
          <table:table-cell table:number-columns-repeated="993"/>
        </table:table-row>
        <table:table-row table:style-name="ro3" table:number-rows-repeated="3">
          <table:table-cell table:number-columns-repeated="17"/>
          <table:table-cell table:style-name="ce47" table:number-columns-repeated="14"/>
          <table:table-cell table:number-columns-repeated="993"/>
        </table:table-row>
        <table:table-row table:style-name="ro3" table:number-rows-repeated="1048495">
          <table:table-cell table:number-columns-repeated="1024"/>
        </table:table-row>
        <table:table-row table:style-name="ro3">
          <table:table-cell table:number-columns-repeated="1024"/>
        </table:table-row>
      </table:table>
      <table:table table:name="Summary" table:style-name="ta3">
        <table:table-column table:style-name="co5" table:default-cell-style-name="ce52"/>
        <table:table-column table:style-name="co6" table:number-columns-repeated="256" table:default-cell-style-name="ce52"/>
        <table:table-column table:style-name="co6" table:number-columns-repeated="767" table:default-cell-style-name="Default"/>
        <table:table-row table:style-name="ro4">
          <table:table-cell table:style-name="ce63"/>
          <table:table-cell table:style-name="ce67" office:value-type="string" table:number-columns-spanned="2" table:number-rows-spanned="1">
            <text:p>Q1</text:p>
          </table:table-cell>
          <table:covered-table-cell table:style-name="ce67"/>
          <table:table-cell table:style-name="ce67" office:value-type="string" table:number-columns-spanned="2" table:number-rows-spanned="1">
            <text:p>Q2</text:p>
          </table:table-cell>
          <table:covered-table-cell table:style-name="ce67"/>
          <table:table-cell table:style-name="ce67" office:value-type="string" table:number-columns-spanned="2" table:number-rows-spanned="1">
            <text:p>Q3</text:p>
          </table:table-cell>
          <table:covered-table-cell table:style-name="ce67"/>
          <table:table-cell table:style-name="ce67" office:value-type="string" table:number-columns-spanned="2" table:number-rows-spanned="1">
            <text:p>Q4</text:p>
          </table:table-cell>
          <table:covered-table-cell table:style-name="ce67"/>
          <table:table-cell table:style-name="ce67" office:value-type="string" table:number-columns-spanned="2" table:number-rows-spanned="1">
            <text:p>Y1 Total</text:p>
          </table:table-cell>
          <table:covered-table-cell table:style-name="ce67"/>
          <table:table-cell table:number-columns-repeated="1013"/>
        </table:table-row>
        <table:table-row table:style-name="ro3">
          <table:table-cell table:style-name="ce64" office:value-type="string">
            <text:p>INCOME</text:p>
          </table:table-cell>
          <table:table-cell table:style-name="ce68" office:value-type="string">
            <text:p>Forecast</text:p>
          </table:table-cell>
          <table:table-cell table:style-name="ce35" office:value-type="string">
            <text:p>Actual</text:p>
          </table:table-cell>
          <table:table-cell table:style-name="ce68" office:value-type="string">
            <text:p>Forecast</text:p>
          </table:table-cell>
          <table:table-cell table:style-name="ce35" office:value-type="string">
            <text:p>Actual</text:p>
          </table:table-cell>
          <table:table-cell table:style-name="ce68" office:value-type="string">
            <text:p>Forecast</text:p>
          </table:table-cell>
          <table:table-cell table:style-name="ce35" office:value-type="string">
            <text:p>Actual</text:p>
          </table:table-cell>
          <table:table-cell table:style-name="ce68" office:value-type="string">
            <text:p>Forecast</text:p>
          </table:table-cell>
          <table:table-cell table:style-name="ce35" office:value-type="string">
            <text:p>Actual</text:p>
          </table:table-cell>
          <table:table-cell table:style-name="ce68" office:value-type="string">
            <text:p>Forecast</text:p>
          </table:table-cell>
          <table:table-cell table:style-name="ce35" office:value-type="string">
            <text:p>Actual</text:p>
          </table:table-cell>
          <table:table-cell table:number-columns-repeated="1013"/>
        </table:table-row>
        <table:table-row table:style-name="ro3">
          <table:table-cell table:style-name="ce6" office:value-type="string">
            <text:p>Cash from sales (incl. VAT)</text:p>
          </table:table-cell>
          <table:table-cell table:style-name="ce69" table:formula="of:=SUM([$'First 6 months'.B5];[$'First 6 months'.D5];[$'First 6 months'.F5];[$'First 6 months'.H5])" office:value-type="float" office:value="0">
            <text:p>0</text:p>
          </table:table-cell>
          <table:table-cell table:style-name="ce71" table:formula="of:=SUM([$'First 6 months'.C5];[$'First 6 months'.E5];[$'First 6 months'.G5];[$'First 6 months'.I5])" office:value-type="float" office:value="0">
            <text:p>0</text:p>
          </table:table-cell>
          <table:table-cell table:style-name="ce69" table:formula="of:=SUM([$'First 6 months'.J5];[$'First 6 months'.L5];[$'First 6 months'.N5])" office:value-type="float" office:value="0">
            <text:p>0</text:p>
          </table:table-cell>
          <table:table-cell table:style-name="ce71" table:formula="of:=SUM([$'First 6 months'.K5];[$'First 6 months'.M5];[$'First 6 months'.O5])" office:value-type="float" office:value="0">
            <text:p>0</text:p>
          </table:table-cell>
          <table:table-cell table:style-name="ce69" table:formula="of:=SUM([$'Second 6 months'.D5];[$'Second 6 months'.F5];[$'Second 6 months'.H5])" office:value-type="float" office:value="0">
            <text:p>0</text:p>
          </table:table-cell>
          <table:table-cell table:style-name="ce71" table:formula="of:=SUM([$'Second 6 months'.E5];[$'Second 6 months'.G5];[$'Second 6 months'.I5])" office:value-type="float" office:value="0">
            <text:p>0</text:p>
          </table:table-cell>
          <table:table-cell table:style-name="ce69" table:formula="of:=SUM([$'Second 6 months'.J5];[$'Second 6 months'.L5];[$'Second 6 months'.N5])" office:value-type="float" office:value="0">
            <text:p>0</text:p>
          </table:table-cell>
          <table:table-cell table:style-name="ce71" table:formula="of:=SUM([$'Second 6 months'.K5];[$'Second 6 months'.M5];[$'Second 6 months'.O5])" office:value-type="float" office:value="0">
            <text:p>0</text:p>
          </table:table-cell>
          <table:table-cell table:style-name="ce69" table:formula="of:=[.H3]+[.F3]+[.D3]+[.B3]" office:value-type="float" office:value="0">
            <text:p>0</text:p>
          </table:table-cell>
          <table:table-cell table:style-name="ce71" table:formula="of:=[.I3]+[.G3]+[.E3]+[.C3]" office:value-type="float" office:value="0">
            <text:p>0</text:p>
          </table:table-cell>
          <table:table-cell table:number-columns-repeated="1013"/>
        </table:table-row>
        <table:table-row table:style-name="ro3">
          <table:table-cell table:style-name="ce6" office:value-type="string">
            <text:p>Cash received from debtors</text:p>
          </table:table-cell>
          <table:table-cell table:style-name="ce69" table:formula="of:=SUM([$'First 6 months'.B6];[$'First 6 months'.D6];[$'First 6 months'.F6];[$'First 6 months'.H6])" office:value-type="float" office:value="0">
            <text:p>0</text:p>
          </table:table-cell>
          <table:table-cell table:style-name="ce71" table:formula="of:=SUM([$'First 6 months'.C6];[$'First 6 months'.E6];[$'First 6 months'.G6];[$'First 6 months'.I6])" office:value-type="float" office:value="0">
            <text:p>0</text:p>
          </table:table-cell>
          <table:table-cell table:style-name="ce69" table:formula="of:=SUM([$'First 6 months'.J6];[$'First 6 months'.L6];[$'First 6 months'.N6])" office:value-type="float" office:value="0">
            <text:p>0</text:p>
          </table:table-cell>
          <table:table-cell table:style-name="ce71" table:formula="of:=SUM([$'First 6 months'.K6];[$'First 6 months'.M6];[$'First 6 months'.O6])" office:value-type="float" office:value="0">
            <text:p>0</text:p>
          </table:table-cell>
          <table:table-cell table:style-name="ce69" table:formula="of:=SUM([$'Second 6 months'.D6];[$'Second 6 months'.F6];[$'Second 6 months'.H6])" office:value-type="float" office:value="0">
            <text:p>0</text:p>
          </table:table-cell>
          <table:table-cell table:style-name="ce71" table:formula="of:=SUM([$'Second 6 months'.E6];[$'Second 6 months'.G6];[$'Second 6 months'.I6])" office:value-type="float" office:value="0">
            <text:p>0</text:p>
          </table:table-cell>
          <table:table-cell table:style-name="ce69" table:formula="of:=SUM([$'Second 6 months'.J6];[$'Second 6 months'.L6];[$'Second 6 months'.N6])" office:value-type="float" office:value="0">
            <text:p>0</text:p>
          </table:table-cell>
          <table:table-cell table:style-name="ce71" table:formula="of:=SUM([$'Second 6 months'.K6];[$'Second 6 months'.M6];[$'Second 6 months'.O6])" office:value-type="float" office:value="0">
            <text:p>0</text:p>
          </table:table-cell>
          <table:table-cell table:style-name="ce69" table:formula="of:=[.H4]+[.F4]+[.D4]+[.B4]" office:value-type="float" office:value="0">
            <text:p>0</text:p>
          </table:table-cell>
          <table:table-cell table:style-name="ce71" table:formula="of:=[.I4]+[.G4]+[.E4]+[.C4]" office:value-type="float" office:value="0">
            <text:p>0</text:p>
          </table:table-cell>
          <table:table-cell table:number-columns-repeated="1013"/>
        </table:table-row>
        <table:table-row table:style-name="ro3">
          <table:table-cell table:style-name="ce5" office:value-type="string">
            <text:p>Capital/loans received</text:p>
          </table:table-cell>
          <table:table-cell table:style-name="ce69" table:formula="of:=SUM([$'First 6 months'.B7];[$'First 6 months'.D7];[$'First 6 months'.F7];[$'First 6 months'.H7])" office:value-type="float" office:value="0">
            <text:p>0</text:p>
          </table:table-cell>
          <table:table-cell table:style-name="ce71" table:formula="of:=SUM([$'First 6 months'.C7];[$'First 6 months'.E7];[$'First 6 months'.G7];[$'First 6 months'.I7])" office:value-type="float" office:value="0">
            <text:p>0</text:p>
          </table:table-cell>
          <table:table-cell table:style-name="ce69" table:formula="of:=SUM([$'First 6 months'.J7];[$'First 6 months'.L7];[$'First 6 months'.N7])" office:value-type="float" office:value="0">
            <text:p>0</text:p>
          </table:table-cell>
          <table:table-cell table:style-name="ce71" table:formula="of:=SUM([$'First 6 months'.K7];[$'First 6 months'.M7];[$'First 6 months'.O7])" office:value-type="float" office:value="0">
            <text:p>0</text:p>
          </table:table-cell>
          <table:table-cell table:style-name="ce69" table:formula="of:=SUM([$'Second 6 months'.D7];[$'Second 6 months'.F7];[$'Second 6 months'.H7])" office:value-type="float" office:value="0">
            <text:p>0</text:p>
          </table:table-cell>
          <table:table-cell table:style-name="ce71" table:formula="of:=SUM([$'Second 6 months'.E7];[$'Second 6 months'.G7];[$'Second 6 months'.I7])" office:value-type="float" office:value="0">
            <text:p>0</text:p>
          </table:table-cell>
          <table:table-cell table:style-name="ce69" table:formula="of:=SUM([$'Second 6 months'.J7];[$'Second 6 months'.L7];[$'Second 6 months'.N7])" office:value-type="float" office:value="0">
            <text:p>0</text:p>
          </table:table-cell>
          <table:table-cell table:style-name="ce71" table:formula="of:=SUM([$'Second 6 months'.K7];[$'Second 6 months'.M7];[$'Second 6 months'.O7])" office:value-type="float" office:value="0">
            <text:p>0</text:p>
          </table:table-cell>
          <table:table-cell table:style-name="ce69" table:formula="of:=[.H5]+[.F5]+[.D5]+[.B5]" office:value-type="float" office:value="0">
            <text:p>0</text:p>
          </table:table-cell>
          <table:table-cell table:style-name="ce71" table:formula="of:=[.I5]+[.G5]+[.E5]+[.C5]" office:value-type="float" office:value="0">
            <text:p>0</text:p>
          </table:table-cell>
          <table:table-cell table:number-columns-repeated="1013"/>
        </table:table-row>
        <table:table-row table:style-name="ro3">
          <table:table-cell table:style-name="ce5" office:value-type="string">
            <text:p>Other Payments</text:p>
          </table:table-cell>
          <table:table-cell table:style-name="ce69" table:formula="of:=SUM([$'First 6 months'.B8];[$'First 6 months'.D8];[$'First 6 months'.F8];[$'First 6 months'.H8])" office:value-type="float" office:value="0">
            <text:p>0</text:p>
          </table:table-cell>
          <table:table-cell table:style-name="ce71" table:formula="of:=SUM([$'First 6 months'.C8];[$'First 6 months'.E8];[$'First 6 months'.G8];[$'First 6 months'.I8])" office:value-type="float" office:value="0">
            <text:p>0</text:p>
          </table:table-cell>
          <table:table-cell table:style-name="ce69" table:formula="of:=SUM([$'First 6 months'.J8];[$'First 6 months'.L8];[$'First 6 months'.N8])" office:value-type="float" office:value="0">
            <text:p>0</text:p>
          </table:table-cell>
          <table:table-cell table:style-name="ce71" table:formula="of:=SUM([$'First 6 months'.K8];[$'First 6 months'.M8];[$'First 6 months'.O8])" office:value-type="float" office:value="0">
            <text:p>0</text:p>
          </table:table-cell>
          <table:table-cell table:style-name="ce69" table:formula="of:=SUM([$'Second 6 months'.D8];[$'Second 6 months'.F8];[$'Second 6 months'.H8])" office:value-type="float" office:value="0">
            <text:p>0</text:p>
          </table:table-cell>
          <table:table-cell table:style-name="ce71" table:formula="of:=SUM([$'Second 6 months'.E8];[$'Second 6 months'.G8];[$'Second 6 months'.I8])" office:value-type="float" office:value="0">
            <text:p>0</text:p>
          </table:table-cell>
          <table:table-cell table:style-name="ce69" table:formula="of:=SUM([$'Second 6 months'.J8];[$'Second 6 months'.L8];[$'Second 6 months'.N8])" office:value-type="float" office:value="0">
            <text:p>0</text:p>
          </table:table-cell>
          <table:table-cell table:style-name="ce71" table:formula="of:=SUM([$'Second 6 months'.K8];[$'Second 6 months'.M8];[$'Second 6 months'.O8])" office:value-type="float" office:value="0">
            <text:p>0</text:p>
          </table:table-cell>
          <table:table-cell table:style-name="ce69" table:formula="of:=[.H6]+[.F6]+[.D6]+[.B6]" office:value-type="float" office:value="0">
            <text:p>0</text:p>
          </table:table-cell>
          <table:table-cell table:style-name="ce71" table:formula="of:=[.I6]+[.G6]+[.E6]+[.C6]" office:value-type="float" office:value="0">
            <text:p>0</text:p>
          </table:table-cell>
          <table:table-cell table:number-columns-repeated="1013"/>
        </table:table-row>
        <table:table-row table:style-name="ro3">
          <table:table-cell table:style-name="ce7" office:value-type="string">
            <text:p>TOTAL £</text:p>
          </table:table-cell>
          <table:table-cell table:style-name="ce70" table:formula="of:=SUM([$'First 6 months'.B9];[$'First 6 months'.D9];[$'First 6 months'.F9];[$'First 6 months'.H9])" office:value-type="float" office:value="0">
            <text:p>0</text:p>
          </table:table-cell>
          <table:table-cell table:style-name="ce72" table:formula="of:=SUM([$'First 6 months'.C9];[$'First 6 months'.E9];[$'First 6 months'.G9];[$'First 6 months'.I9])" office:value-type="float" office:value="0">
            <text:p>0</text:p>
          </table:table-cell>
          <table:table-cell table:style-name="ce70" table:formula="of:=SUM([$'First 6 months'.J9];[$'First 6 months'.L9];[$'First 6 months'.N9])" office:value-type="float" office:value="0">
            <text:p>0</text:p>
          </table:table-cell>
          <table:table-cell table:style-name="ce72" table:formula="of:=SUM([$'First 6 months'.K9];[$'First 6 months'.M9];[$'First 6 months'.O9])" office:value-type="float" office:value="0">
            <text:p>0</text:p>
          </table:table-cell>
          <table:table-cell table:style-name="ce70" table:formula="of:=SUM([$'Second 6 months'.D9];[$'Second 6 months'.F9];[$'Second 6 months'.H9])" office:value-type="float" office:value="0">
            <text:p>0</text:p>
          </table:table-cell>
          <table:table-cell table:style-name="ce72" table:formula="of:=SUM([$'Second 6 months'.E9];[$'Second 6 months'.G9];[$'Second 6 months'.I9])" office:value-type="float" office:value="0">
            <text:p>0</text:p>
          </table:table-cell>
          <table:table-cell table:style-name="ce70" table:formula="of:=SUM([$'Second 6 months'.J9];[$'Second 6 months'.L9];[$'Second 6 months'.N9])" office:value-type="float" office:value="0">
            <text:p>0</text:p>
          </table:table-cell>
          <table:table-cell table:style-name="ce72" table:formula="of:=SUM([$'Second 6 months'.K9];[$'Second 6 months'.M9];[$'Second 6 months'.O9])" office:value-type="float" office:value="0">
            <text:p>0</text:p>
          </table:table-cell>
          <table:table-cell table:style-name="ce70" table:formula="of:=[.H7]+[.F7]+[.D7]+[.B7]" office:value-type="float" office:value="0">
            <text:p>0</text:p>
          </table:table-cell>
          <table:table-cell table:style-name="ce72" table:formula="of:=[.I7]+[.G7]+[.E7]+[.C7]" office:value-type="float" office:value="0">
            <text:p>0</text:p>
          </table:table-cell>
          <table:table-cell table:number-columns-repeated="1013"/>
        </table:table-row>
        <table:table-row table:style-name="ro3">
          <table:table-cell table:style-name="ce65" office:value-type="string">
            <text:p>EXPENDITURE</text:p>
          </table:table-cell>
          <table:table-cell table:number-columns-repeated="1023"/>
        </table:table-row>
        <table:table-row table:style-name="ro3">
          <table:table-cell table:style-name="ce6" office:value-type="string">
            <text:p>Wages to staff (incl. PAYE &amp; NI)</text:p>
          </table:table-cell>
          <table:table-cell table:style-name="ce69" table:formula="of:=SUM([$'First 6 months'.B11];[$'First 6 months'.D11];[$'First 6 months'.F11];[$'First 6 months'.H11])" office:value-type="float" office:value="0">
            <text:p>0</text:p>
          </table:table-cell>
          <table:table-cell table:style-name="ce71" table:formula="of:=SUM([$'First 6 months'.C11];[$'First 6 months'.E11];[$'First 6 months'.G11];[$'First 6 months'.I11])" office:value-type="float" office:value="0">
            <text:p>0</text:p>
          </table:table-cell>
          <table:table-cell table:style-name="ce69" table:formula="of:=SUM([$'First 6 months'.J11];[$'First 6 months'.L11];[$'First 6 months'.N11])" office:value-type="float" office:value="0">
            <text:p>0</text:p>
          </table:table-cell>
          <table:table-cell table:style-name="ce71" table:formula="of:=SUM([$'First 6 months'.K11];[$'First 6 months'.M11];[$'First 6 months'.O11])" office:value-type="float" office:value="0">
            <text:p>0</text:p>
          </table:table-cell>
          <table:table-cell table:style-name="ce69" table:formula="of:=SUM([$'Second 6 months'.D11];[$'Second 6 months'.F11];[$'Second 6 months'.H11])" office:value-type="float" office:value="0">
            <text:p>0</text:p>
          </table:table-cell>
          <table:table-cell table:style-name="ce71" table:formula="of:=SUM([$'Second 6 months'.E11];[$'Second 6 months'.G11];[$'Second 6 months'.I11])" office:value-type="float" office:value="0">
            <text:p>0</text:p>
          </table:table-cell>
          <table:table-cell table:style-name="ce69" table:formula="of:=SUM([$'Second 6 months'.J11];[$'Second 6 months'.L11];[$'Second 6 months'.N11])" office:value-type="float" office:value="0">
            <text:p>0</text:p>
          </table:table-cell>
          <table:table-cell table:style-name="ce71" table:formula="of:=SUM([$'Second 6 months'.K11];[$'Second 6 months'.M11];[$'Second 6 months'.O11])" office:value-type="float" office:value="0">
            <text:p>0</text:p>
          </table:table-cell>
          <table:table-cell table:style-name="ce69" table:formula="of:=[.H9]+[.F9]+[.D9]+[.B9]" office:value-type="float" office:value="0">
            <text:p>0</text:p>
          </table:table-cell>
          <table:table-cell table:style-name="ce71" table:formula="of:=[.I9]+[.G9]+[.E9]+[.C9]" office:value-type="float" office:value="0">
            <text:p>0</text:p>
          </table:table-cell>
          <table:table-cell table:number-columns-repeated="1013"/>
        </table:table-row>
        <table:table-row table:style-name="ro3">
          <table:table-cell table:style-name="ce6" office:value-type="string">
            <text:p>Premises (rent, rates &amp; utilities)</text:p>
          </table:table-cell>
          <table:table-cell table:style-name="ce69" table:formula="of:=SUM([$'First 6 months'.B12];[$'First 6 months'.D12];[$'First 6 months'.F12];[$'First 6 months'.H12])" office:value-type="float" office:value="0">
            <text:p>0</text:p>
          </table:table-cell>
          <table:table-cell table:style-name="ce71" table:formula="of:=SUM([$'First 6 months'.C12];[$'First 6 months'.E12];[$'First 6 months'.G12];[$'First 6 months'.I12])" office:value-type="float" office:value="0">
            <text:p>0</text:p>
          </table:table-cell>
          <table:table-cell table:style-name="ce69" table:formula="of:=SUM([$'First 6 months'.J12];[$'First 6 months'.L12];[$'First 6 months'.N12])" office:value-type="float" office:value="0">
            <text:p>0</text:p>
          </table:table-cell>
          <table:table-cell table:style-name="ce71" table:formula="of:=SUM([$'First 6 months'.K12];[$'First 6 months'.M12];[$'First 6 months'.O12])" office:value-type="float" office:value="0">
            <text:p>0</text:p>
          </table:table-cell>
          <table:table-cell table:style-name="ce69" table:formula="of:=SUM([$'Second 6 months'.D12];[$'Second 6 months'.F12];[$'Second 6 months'.H12])" office:value-type="float" office:value="0">
            <text:p>0</text:p>
          </table:table-cell>
          <table:table-cell table:style-name="ce71" table:formula="of:=SUM([$'Second 6 months'.E12];[$'Second 6 months'.G12];[$'Second 6 months'.I12])" office:value-type="float" office:value="0">
            <text:p>0</text:p>
          </table:table-cell>
          <table:table-cell table:style-name="ce69" table:formula="of:=SUM([$'Second 6 months'.J12];[$'Second 6 months'.L12];[$'Second 6 months'.N12])" office:value-type="float" office:value="0">
            <text:p>0</text:p>
          </table:table-cell>
          <table:table-cell table:style-name="ce71" table:formula="of:=SUM([$'Second 6 months'.K12];[$'Second 6 months'.M12];[$'Second 6 months'.O12])" office:value-type="float" office:value="0">
            <text:p>0</text:p>
          </table:table-cell>
          <table:table-cell table:style-name="ce69" table:formula="of:=[.H10]+[.F10]+[.D10]+[.B10]" office:value-type="float" office:value="0">
            <text:p>0</text:p>
          </table:table-cell>
          <table:table-cell table:style-name="ce71" table:formula="of:=[.I10]+[.G10]+[.E10]+[.C10]" office:value-type="float" office:value="0">
            <text:p>0</text:p>
          </table:table-cell>
          <table:table-cell table:number-columns-repeated="1013"/>
        </table:table-row>
        <table:table-row table:style-name="ro3">
          <table:table-cell table:style-name="ce6" office:value-type="string">
            <text:p>Telephone &amp; Broadband</text:p>
          </table:table-cell>
          <table:table-cell table:style-name="ce69" table:formula="of:=SUM([$'First 6 months'.B13];[$'First 6 months'.D13];[$'First 6 months'.F13];[$'First 6 months'.H13])" office:value-type="float" office:value="0">
            <text:p>0</text:p>
          </table:table-cell>
          <table:table-cell table:style-name="ce71" table:formula="of:=SUM([$'First 6 months'.C13];[$'First 6 months'.E13];[$'First 6 months'.G13];[$'First 6 months'.I13])" office:value-type="float" office:value="0">
            <text:p>0</text:p>
          </table:table-cell>
          <table:table-cell table:style-name="ce69" table:formula="of:=SUM([$'First 6 months'.J13];[$'First 6 months'.L13];[$'First 6 months'.N13])" office:value-type="float" office:value="0">
            <text:p>0</text:p>
          </table:table-cell>
          <table:table-cell table:style-name="ce71" table:formula="of:=SUM([$'First 6 months'.K13];[$'First 6 months'.M13];[$'First 6 months'.O13])" office:value-type="float" office:value="0">
            <text:p>0</text:p>
          </table:table-cell>
          <table:table-cell table:style-name="ce69" table:formula="of:=SUM([$'Second 6 months'.D13];[$'Second 6 months'.F13];[$'Second 6 months'.H13])" office:value-type="float" office:value="0">
            <text:p>0</text:p>
          </table:table-cell>
          <table:table-cell table:style-name="ce71" table:formula="of:=SUM([$'Second 6 months'.E13];[$'Second 6 months'.G13];[$'Second 6 months'.I13])" office:value-type="float" office:value="0">
            <text:p>0</text:p>
          </table:table-cell>
          <table:table-cell table:style-name="ce69" table:formula="of:=SUM([$'Second 6 months'.J13];[$'Second 6 months'.L13];[$'Second 6 months'.N13])" office:value-type="float" office:value="0">
            <text:p>0</text:p>
          </table:table-cell>
          <table:table-cell table:style-name="ce71" table:formula="of:=SUM([$'Second 6 months'.K13];[$'Second 6 months'.M13];[$'Second 6 months'.O13])" office:value-type="float" office:value="0">
            <text:p>0</text:p>
          </table:table-cell>
          <table:table-cell table:style-name="ce69" table:formula="of:=[.H11]+[.F11]+[.D11]+[.B11]" office:value-type="float" office:value="0">
            <text:p>0</text:p>
          </table:table-cell>
          <table:table-cell table:style-name="ce71" table:formula="of:=[.I11]+[.G11]+[.E11]+[.C11]" office:value-type="float" office:value="0">
            <text:p>0</text:p>
          </table:table-cell>
          <table:table-cell table:number-columns-repeated="1013"/>
        </table:table-row>
        <table:table-row table:style-name="ro3">
          <table:table-cell table:style-name="ce6" office:value-type="string">
            <text:p>Printing, post &amp; stationery</text:p>
          </table:table-cell>
          <table:table-cell table:style-name="ce69" table:formula="of:=SUM([$'First 6 months'.B14];[$'First 6 months'.D14];[$'First 6 months'.F14];[$'First 6 months'.H14])" office:value-type="float" office:value="0">
            <text:p>0</text:p>
          </table:table-cell>
          <table:table-cell table:style-name="ce71" table:formula="of:=SUM([$'First 6 months'.C14];[$'First 6 months'.E14];[$'First 6 months'.G14];[$'First 6 months'.I14])" office:value-type="float" office:value="0">
            <text:p>0</text:p>
          </table:table-cell>
          <table:table-cell table:style-name="ce69" table:formula="of:=SUM([$'First 6 months'.J14];[$'First 6 months'.L14];[$'First 6 months'.N14])" office:value-type="float" office:value="0">
            <text:p>0</text:p>
          </table:table-cell>
          <table:table-cell table:style-name="ce71" table:formula="of:=SUM([$'First 6 months'.K14];[$'First 6 months'.M14];[$'First 6 months'.O14])" office:value-type="float" office:value="0">
            <text:p>0</text:p>
          </table:table-cell>
          <table:table-cell table:style-name="ce69" table:formula="of:=SUM([$'Second 6 months'.D14];[$'Second 6 months'.F14];[$'Second 6 months'.H14])" office:value-type="float" office:value="0">
            <text:p>0</text:p>
          </table:table-cell>
          <table:table-cell table:style-name="ce71" table:formula="of:=SUM([$'Second 6 months'.E14];[$'Second 6 months'.G14];[$'Second 6 months'.I14])" office:value-type="float" office:value="0">
            <text:p>0</text:p>
          </table:table-cell>
          <table:table-cell table:style-name="ce69" table:formula="of:=SUM([$'Second 6 months'.J14];[$'Second 6 months'.L14];[$'Second 6 months'.N14])" office:value-type="float" office:value="0">
            <text:p>0</text:p>
          </table:table-cell>
          <table:table-cell table:style-name="ce71" table:formula="of:=SUM([$'Second 6 months'.K14];[$'Second 6 months'.M14];[$'Second 6 months'.O14])" office:value-type="float" office:value="0">
            <text:p>0</text:p>
          </table:table-cell>
          <table:table-cell table:style-name="ce69" table:formula="of:=[.H12]+[.F12]+[.D12]+[.B12]" office:value-type="float" office:value="0">
            <text:p>0</text:p>
          </table:table-cell>
          <table:table-cell table:style-name="ce71" table:formula="of:=[.I12]+[.G12]+[.E12]+[.C12]" office:value-type="float" office:value="0">
            <text:p>0</text:p>
          </table:table-cell>
          <table:table-cell table:number-columns-repeated="1013"/>
        </table:table-row>
        <table:table-row table:style-name="ro3">
          <table:table-cell table:style-name="ce6" office:value-type="string">
            <text:p>Advertising &amp; promotion</text:p>
          </table:table-cell>
          <table:table-cell table:style-name="ce69" table:formula="of:=SUM([$'First 6 months'.B15];[$'First 6 months'.D15];[$'First 6 months'.F15];[$'First 6 months'.H15])" office:value-type="float" office:value="0">
            <text:p>0</text:p>
          </table:table-cell>
          <table:table-cell table:style-name="ce71" table:formula="of:=SUM([$'First 6 months'.C15];[$'First 6 months'.E15];[$'First 6 months'.G15];[$'First 6 months'.I15])" office:value-type="float" office:value="0">
            <text:p>0</text:p>
          </table:table-cell>
          <table:table-cell table:style-name="ce69" table:formula="of:=SUM([$'First 6 months'.J15];[$'First 6 months'.L15];[$'First 6 months'.N15])" office:value-type="float" office:value="0">
            <text:p>0</text:p>
          </table:table-cell>
          <table:table-cell table:style-name="ce71" table:formula="of:=SUM([$'First 6 months'.K15];[$'First 6 months'.M15];[$'First 6 months'.O15])" office:value-type="float" office:value="0">
            <text:p>0</text:p>
          </table:table-cell>
          <table:table-cell table:style-name="ce69" table:formula="of:=SUM([$'Second 6 months'.D15];[$'Second 6 months'.F15];[$'Second 6 months'.H15])" office:value-type="float" office:value="0">
            <text:p>0</text:p>
          </table:table-cell>
          <table:table-cell table:style-name="ce71" table:formula="of:=SUM([$'Second 6 months'.E15];[$'Second 6 months'.G15];[$'Second 6 months'.I15])" office:value-type="float" office:value="0">
            <text:p>0</text:p>
          </table:table-cell>
          <table:table-cell table:style-name="ce69" table:formula="of:=SUM([$'Second 6 months'.J15];[$'Second 6 months'.L15];[$'Second 6 months'.N15])" office:value-type="float" office:value="0">
            <text:p>0</text:p>
          </table:table-cell>
          <table:table-cell table:style-name="ce71" table:formula="of:=SUM([$'Second 6 months'.K15];[$'Second 6 months'.M15];[$'Second 6 months'.O15])" office:value-type="float" office:value="0">
            <text:p>0</text:p>
          </table:table-cell>
          <table:table-cell table:style-name="ce69" table:formula="of:=[.H13]+[.F13]+[.D13]+[.B13]" office:value-type="float" office:value="0">
            <text:p>0</text:p>
          </table:table-cell>
          <table:table-cell table:style-name="ce71" table:formula="of:=[.I13]+[.G13]+[.E13]+[.C13]" office:value-type="float" office:value="0">
            <text:p>0</text:p>
          </table:table-cell>
          <table:table-cell table:number-columns-repeated="1013"/>
        </table:table-row>
        <table:table-row table:style-name="ro3">
          <table:table-cell table:style-name="ce6" office:value-type="string">
            <text:p>Bank charges</text:p>
          </table:table-cell>
          <table:table-cell table:style-name="ce69" table:formula="of:=SUM([$'First 6 months'.B16];[$'First 6 months'.D16];[$'First 6 months'.F16];[$'First 6 months'.H16])" office:value-type="float" office:value="0">
            <text:p>0</text:p>
          </table:table-cell>
          <table:table-cell table:style-name="ce71" table:formula="of:=SUM([$'First 6 months'.C16];[$'First 6 months'.E16];[$'First 6 months'.G16];[$'First 6 months'.I16])" office:value-type="float" office:value="0">
            <text:p>0</text:p>
          </table:table-cell>
          <table:table-cell table:style-name="ce69" table:formula="of:=SUM([$'First 6 months'.J16];[$'First 6 months'.L16];[$'First 6 months'.N16])" office:value-type="float" office:value="0">
            <text:p>0</text:p>
          </table:table-cell>
          <table:table-cell table:style-name="ce71" table:formula="of:=SUM([$'First 6 months'.K16];[$'First 6 months'.M16];[$'First 6 months'.O16])" office:value-type="float" office:value="0">
            <text:p>0</text:p>
          </table:table-cell>
          <table:table-cell table:style-name="ce69" table:formula="of:=SUM([$'Second 6 months'.D16];[$'Second 6 months'.F16];[$'Second 6 months'.H16])" office:value-type="float" office:value="0">
            <text:p>0</text:p>
          </table:table-cell>
          <table:table-cell table:style-name="ce71" table:formula="of:=SUM([$'Second 6 months'.E16];[$'Second 6 months'.G16];[$'Second 6 months'.I16])" office:value-type="float" office:value="0">
            <text:p>0</text:p>
          </table:table-cell>
          <table:table-cell table:style-name="ce69" table:formula="of:=SUM([$'Second 6 months'.J16];[$'Second 6 months'.L16];[$'Second 6 months'.N16])" office:value-type="float" office:value="0">
            <text:p>0</text:p>
          </table:table-cell>
          <table:table-cell table:style-name="ce71" table:formula="of:=SUM([$'Second 6 months'.K16];[$'Second 6 months'.M16];[$'Second 6 months'.O16])" office:value-type="float" office:value="0">
            <text:p>0</text:p>
          </table:table-cell>
          <table:table-cell table:style-name="ce69" table:formula="of:=[.H14]+[.F14]+[.D14]+[.B14]" office:value-type="float" office:value="0">
            <text:p>0</text:p>
          </table:table-cell>
          <table:table-cell table:style-name="ce71" table:formula="of:=[.I14]+[.G14]+[.E14]+[.C14]" office:value-type="float" office:value="0">
            <text:p>0</text:p>
          </table:table-cell>
          <table:table-cell table:number-columns-repeated="1013"/>
        </table:table-row>
        <table:table-row table:style-name="ro3">
          <table:table-cell table:style-name="ce6" office:value-type="string">
            <text:p>Professional fees</text:p>
          </table:table-cell>
          <table:table-cell table:style-name="ce69" table:formula="of:=SUM([$'First 6 months'.B17];[$'First 6 months'.D17];[$'First 6 months'.F17];[$'First 6 months'.H17])" office:value-type="float" office:value="0">
            <text:p>0</text:p>
          </table:table-cell>
          <table:table-cell table:style-name="ce71" table:formula="of:=SUM([$'First 6 months'.C17];[$'First 6 months'.E17];[$'First 6 months'.G17];[$'First 6 months'.I17])" office:value-type="float" office:value="0">
            <text:p>0</text:p>
          </table:table-cell>
          <table:table-cell table:style-name="ce69" table:formula="of:=SUM([$'First 6 months'.J17];[$'First 6 months'.L17];[$'First 6 months'.N17])" office:value-type="float" office:value="0">
            <text:p>0</text:p>
          </table:table-cell>
          <table:table-cell table:style-name="ce71" table:formula="of:=SUM([$'First 6 months'.K17];[$'First 6 months'.M17];[$'First 6 months'.O17])" office:value-type="float" office:value="0">
            <text:p>0</text:p>
          </table:table-cell>
          <table:table-cell table:style-name="ce69" table:formula="of:=SUM([$'Second 6 months'.D17];[$'Second 6 months'.F17];[$'Second 6 months'.H17])" office:value-type="float" office:value="0">
            <text:p>0</text:p>
          </table:table-cell>
          <table:table-cell table:style-name="ce71" table:formula="of:=SUM([$'Second 6 months'.E17];[$'Second 6 months'.G17];[$'Second 6 months'.I17])" office:value-type="float" office:value="0">
            <text:p>0</text:p>
          </table:table-cell>
          <table:table-cell table:style-name="ce69" table:formula="of:=SUM([$'Second 6 months'.J17];[$'Second 6 months'.L17];[$'Second 6 months'.N17])" office:value-type="float" office:value="0">
            <text:p>0</text:p>
          </table:table-cell>
          <table:table-cell table:style-name="ce71" table:formula="of:=SUM([$'Second 6 months'.K17];[$'Second 6 months'.M17];[$'Second 6 months'.O17])" office:value-type="float" office:value="0">
            <text:p>0</text:p>
          </table:table-cell>
          <table:table-cell table:style-name="ce69" table:formula="of:=[.H15]+[.F15]+[.D15]+[.B15]" office:value-type="float" office:value="0">
            <text:p>0</text:p>
          </table:table-cell>
          <table:table-cell table:style-name="ce71" table:formula="of:=[.I15]+[.G15]+[.E15]+[.C15]" office:value-type="float" office:value="0">
            <text:p>0</text:p>
          </table:table-cell>
          <table:table-cell table:number-columns-repeated="1013"/>
        </table:table-row>
        <table:table-row table:style-name="ro3">
          <table:table-cell table:style-name="ce6" office:value-type="string">
            <text:p>Insurances</text:p>
          </table:table-cell>
          <table:table-cell table:style-name="ce69" table:formula="of:=SUM([$'First 6 months'.B18];[$'First 6 months'.D18];[$'First 6 months'.F18];[$'First 6 months'.H18])" office:value-type="float" office:value="0">
            <text:p>0</text:p>
          </table:table-cell>
          <table:table-cell table:style-name="ce71" table:formula="of:=SUM([$'First 6 months'.C18];[$'First 6 months'.E18];[$'First 6 months'.G18];[$'First 6 months'.I18])" office:value-type="float" office:value="0">
            <text:p>0</text:p>
          </table:table-cell>
          <table:table-cell table:style-name="ce69" table:formula="of:=SUM([$'First 6 months'.J18];[$'First 6 months'.L18];[$'First 6 months'.N18])" office:value-type="float" office:value="0">
            <text:p>0</text:p>
          </table:table-cell>
          <table:table-cell table:style-name="ce71" table:formula="of:=SUM([$'First 6 months'.K18];[$'First 6 months'.M18];[$'First 6 months'.O18])" office:value-type="float" office:value="0">
            <text:p>0</text:p>
          </table:table-cell>
          <table:table-cell table:style-name="ce69" table:formula="of:=SUM([$'Second 6 months'.D18];[$'Second 6 months'.F18];[$'Second 6 months'.H18])" office:value-type="float" office:value="0">
            <text:p>0</text:p>
          </table:table-cell>
          <table:table-cell table:style-name="ce71" table:formula="of:=SUM([$'Second 6 months'.E18];[$'Second 6 months'.G18];[$'Second 6 months'.I18])" office:value-type="float" office:value="0">
            <text:p>0</text:p>
          </table:table-cell>
          <table:table-cell table:style-name="ce69" table:formula="of:=SUM([$'Second 6 months'.J18];[$'Second 6 months'.L18];[$'Second 6 months'.N18])" office:value-type="float" office:value="0">
            <text:p>0</text:p>
          </table:table-cell>
          <table:table-cell table:style-name="ce71" table:formula="of:=SUM([$'Second 6 months'.K18];[$'Second 6 months'.M18];[$'Second 6 months'.O18])" office:value-type="float" office:value="0">
            <text:p>0</text:p>
          </table:table-cell>
          <table:table-cell table:style-name="ce69" table:formula="of:=[.H16]+[.F16]+[.D16]+[.B16]" office:value-type="float" office:value="0">
            <text:p>0</text:p>
          </table:table-cell>
          <table:table-cell table:style-name="ce71" table:formula="of:=[.I16]+[.G16]+[.E16]+[.C16]" office:value-type="float" office:value="0">
            <text:p>0</text:p>
          </table:table-cell>
          <table:table-cell table:number-columns-repeated="1013"/>
        </table:table-row>
        <table:table-row table:style-name="ro3">
          <table:table-cell table:style-name="ce6" office:value-type="string">
            <text:p>Bank/HP</text:p>
          </table:table-cell>
          <table:table-cell table:style-name="ce69" table:formula="of:=SUM([$'First 6 months'.B19];[$'First 6 months'.D19];[$'First 6 months'.F19];[$'First 6 months'.H19])" office:value-type="float" office:value="0">
            <text:p>0</text:p>
          </table:table-cell>
          <table:table-cell table:style-name="ce71" table:formula="of:=SUM([$'First 6 months'.C19];[$'First 6 months'.E19];[$'First 6 months'.G19];[$'First 6 months'.I19])" office:value-type="float" office:value="0">
            <text:p>0</text:p>
          </table:table-cell>
          <table:table-cell table:style-name="ce69" table:formula="of:=SUM([$'First 6 months'.J19];[$'First 6 months'.L19];[$'First 6 months'.N19])" office:value-type="float" office:value="0">
            <text:p>0</text:p>
          </table:table-cell>
          <table:table-cell table:style-name="ce71" table:formula="of:=SUM([$'First 6 months'.K19];[$'First 6 months'.M19];[$'First 6 months'.O19])" office:value-type="float" office:value="0">
            <text:p>0</text:p>
          </table:table-cell>
          <table:table-cell table:style-name="ce69" table:formula="of:=SUM([$'Second 6 months'.D19];[$'Second 6 months'.F19];[$'Second 6 months'.H19])" office:value-type="float" office:value="0">
            <text:p>0</text:p>
          </table:table-cell>
          <table:table-cell table:style-name="ce71" table:formula="of:=SUM([$'Second 6 months'.E19];[$'Second 6 months'.G19];[$'Second 6 months'.I19])" office:value-type="float" office:value="0">
            <text:p>0</text:p>
          </table:table-cell>
          <table:table-cell table:style-name="ce69" table:formula="of:=SUM([$'Second 6 months'.J19];[$'Second 6 months'.L19];[$'Second 6 months'.N19])" office:value-type="float" office:value="0">
            <text:p>0</text:p>
          </table:table-cell>
          <table:table-cell table:style-name="ce71" table:formula="of:=SUM([$'Second 6 months'.K19];[$'Second 6 months'.M19];[$'Second 6 months'.O19])" office:value-type="float" office:value="0">
            <text:p>0</text:p>
          </table:table-cell>
          <table:table-cell table:style-name="ce69" table:formula="of:=[.H17]+[.F17]+[.D17]+[.B17]" office:value-type="float" office:value="0">
            <text:p>0</text:p>
          </table:table-cell>
          <table:table-cell table:style-name="ce71" table:formula="of:=[.I17]+[.G17]+[.E17]+[.C17]" office:value-type="float" office:value="0">
            <text:p>0</text:p>
          </table:table-cell>
          <table:table-cell table:number-columns-repeated="1013"/>
        </table:table-row>
        <table:table-row table:style-name="ro3">
          <table:table-cell table:style-name="ce6" office:value-type="string">
            <text:p>Equipment &amp; vehicle leasing</text:p>
          </table:table-cell>
          <table:table-cell table:style-name="ce69" table:formula="of:=SUM([$'First 6 months'.B20];[$'First 6 months'.D20];[$'First 6 months'.F20];[$'First 6 months'.H20])" office:value-type="float" office:value="0">
            <text:p>0</text:p>
          </table:table-cell>
          <table:table-cell table:style-name="ce71" table:formula="of:=SUM([$'First 6 months'.C20];[$'First 6 months'.E20];[$'First 6 months'.G20];[$'First 6 months'.I20])" office:value-type="float" office:value="0">
            <text:p>0</text:p>
          </table:table-cell>
          <table:table-cell table:style-name="ce69" table:formula="of:=SUM([$'First 6 months'.J20];[$'First 6 months'.L20];[$'First 6 months'.N20])" office:value-type="float" office:value="0">
            <text:p>0</text:p>
          </table:table-cell>
          <table:table-cell table:style-name="ce71" table:formula="of:=SUM([$'First 6 months'.K20];[$'First 6 months'.M20];[$'First 6 months'.O20])" office:value-type="float" office:value="0">
            <text:p>0</text:p>
          </table:table-cell>
          <table:table-cell table:style-name="ce69" table:formula="of:=SUM([$'Second 6 months'.D20];[$'Second 6 months'.F20];[$'Second 6 months'.H20])" office:value-type="float" office:value="0">
            <text:p>0</text:p>
          </table:table-cell>
          <table:table-cell table:style-name="ce71" table:formula="of:=SUM([$'Second 6 months'.E20];[$'Second 6 months'.G20];[$'Second 6 months'.I20])" office:value-type="float" office:value="0">
            <text:p>0</text:p>
          </table:table-cell>
          <table:table-cell table:style-name="ce69" table:formula="of:=SUM([$'Second 6 months'.J20];[$'Second 6 months'.L20];[$'Second 6 months'.N20])" office:value-type="float" office:value="0">
            <text:p>0</text:p>
          </table:table-cell>
          <table:table-cell table:style-name="ce71" table:formula="of:=SUM([$'Second 6 months'.K20];[$'Second 6 months'.M20];[$'Second 6 months'.O20])" office:value-type="float" office:value="0">
            <text:p>0</text:p>
          </table:table-cell>
          <table:table-cell table:style-name="ce69" table:formula="of:=[.H18]+[.F18]+[.D18]+[.B18]" office:value-type="float" office:value="0">
            <text:p>0</text:p>
          </table:table-cell>
          <table:table-cell table:style-name="ce71" table:formula="of:=[.I18]+[.G18]+[.E18]+[.C18]" office:value-type="float" office:value="0">
            <text:p>0</text:p>
          </table:table-cell>
          <table:table-cell table:number-columns-repeated="1013"/>
        </table:table-row>
        <table:table-row table:style-name="ro3">
          <table:table-cell table:style-name="ce6" office:value-type="string">
            <text:p>Payments relating to variable costs</text:p>
          </table:table-cell>
          <table:table-cell table:style-name="ce69" table:formula="of:=SUM([$'First 6 months'.B21];[$'First 6 months'.D21];[$'First 6 months'.F21];[$'First 6 months'.H21])" office:value-type="float" office:value="0">
            <text:p>0</text:p>
          </table:table-cell>
          <table:table-cell table:style-name="ce71" table:formula="of:=SUM([$'First 6 months'.C21];[$'First 6 months'.E21];[$'First 6 months'.G21];[$'First 6 months'.I21])" office:value-type="float" office:value="0">
            <text:p>0</text:p>
          </table:table-cell>
          <table:table-cell table:style-name="ce69" table:formula="of:=SUM([$'First 6 months'.J21];[$'First 6 months'.L21];[$'First 6 months'.N21])" office:value-type="float" office:value="0">
            <text:p>0</text:p>
          </table:table-cell>
          <table:table-cell table:style-name="ce71" table:formula="of:=SUM([$'First 6 months'.K21];[$'First 6 months'.M21];[$'First 6 months'.O21])" office:value-type="float" office:value="0">
            <text:p>0</text:p>
          </table:table-cell>
          <table:table-cell table:style-name="ce69" table:formula="of:=SUM([$'Second 6 months'.D21];[$'Second 6 months'.F21];[$'Second 6 months'.H21])" office:value-type="float" office:value="0">
            <text:p>0</text:p>
          </table:table-cell>
          <table:table-cell table:style-name="ce71" table:formula="of:=SUM([$'Second 6 months'.E21];[$'Second 6 months'.G21];[$'Second 6 months'.I21])" office:value-type="float" office:value="0">
            <text:p>0</text:p>
          </table:table-cell>
          <table:table-cell table:style-name="ce69" table:formula="of:=SUM([$'Second 6 months'.J21];[$'Second 6 months'.L21];[$'Second 6 months'.N21])" office:value-type="float" office:value="0">
            <text:p>0</text:p>
          </table:table-cell>
          <table:table-cell table:style-name="ce71" table:formula="of:=SUM([$'Second 6 months'.K21];[$'Second 6 months'.M21];[$'Second 6 months'.O21])" office:value-type="float" office:value="0">
            <text:p>0</text:p>
          </table:table-cell>
          <table:table-cell table:style-name="ce69" table:formula="of:=[.H19]+[.F19]+[.D19]+[.B19]" office:value-type="float" office:value="0">
            <text:p>0</text:p>
          </table:table-cell>
          <table:table-cell table:style-name="ce71" table:formula="of:=[.I19]+[.G19]+[.E19]+[.C19]" office:value-type="float" office:value="0">
            <text:p>0</text:p>
          </table:table-cell>
          <table:table-cell table:number-columns-repeated="1013"/>
        </table:table-row>
        <table:table-row table:style-name="ro3">
          <table:table-cell table:style-name="ce6" office:value-type="string">
            <text:p>Capital Expenditure</text:p>
          </table:table-cell>
          <table:table-cell table:style-name="ce69" table:formula="of:=SUM([$'First 6 months'.B22];[$'First 6 months'.D22];[$'First 6 months'.F22];[$'First 6 months'.H22])" office:value-type="float" office:value="0">
            <text:p>0</text:p>
          </table:table-cell>
          <table:table-cell table:style-name="ce71" table:formula="of:=SUM([$'First 6 months'.C22];[$'First 6 months'.E22];[$'First 6 months'.G22];[$'First 6 months'.I22])" office:value-type="float" office:value="0">
            <text:p>0</text:p>
          </table:table-cell>
          <table:table-cell table:style-name="ce69" table:formula="of:=SUM([$'First 6 months'.J22];[$'First 6 months'.L22];[$'First 6 months'.N22])" office:value-type="float" office:value="0">
            <text:p>0</text:p>
          </table:table-cell>
          <table:table-cell table:style-name="ce71" table:formula="of:=SUM([$'First 6 months'.K22];[$'First 6 months'.M22];[$'First 6 months'.O22])" office:value-type="float" office:value="0">
            <text:p>0</text:p>
          </table:table-cell>
          <table:table-cell table:style-name="ce69" table:formula="of:=SUM([$'Second 6 months'.D22];[$'Second 6 months'.F22];[$'Second 6 months'.H22])" office:value-type="float" office:value="0">
            <text:p>0</text:p>
          </table:table-cell>
          <table:table-cell table:style-name="ce71" table:formula="of:=SUM([$'Second 6 months'.E22];[$'Second 6 months'.G22];[$'Second 6 months'.I22])" office:value-type="float" office:value="0">
            <text:p>0</text:p>
          </table:table-cell>
          <table:table-cell table:style-name="ce69" table:formula="of:=SUM([$'Second 6 months'.J22];[$'Second 6 months'.L22];[$'Second 6 months'.N22])" office:value-type="float" office:value="0">
            <text:p>0</text:p>
          </table:table-cell>
          <table:table-cell table:style-name="ce71" table:formula="of:=SUM([$'Second 6 months'.K22];[$'Second 6 months'.M22];[$'Second 6 months'.O22])" office:value-type="float" office:value="0">
            <text:p>0</text:p>
          </table:table-cell>
          <table:table-cell table:style-name="ce69" table:formula="of:=[.H20]+[.F20]+[.D20]+[.B20]" office:value-type="float" office:value="0">
            <text:p>0</text:p>
          </table:table-cell>
          <table:table-cell table:style-name="ce71" table:formula="of:=[.I20]+[.G20]+[.E20]+[.C20]" office:value-type="float" office:value="0">
            <text:p>0</text:p>
          </table:table-cell>
          <table:table-cell table:number-columns-repeated="1013"/>
        </table:table-row>
        <table:table-row table:style-name="ro3">
          <table:table-cell table:style-name="ce6" office:value-type="string">
            <text:p>Other Payments</text:p>
          </table:table-cell>
          <table:table-cell table:style-name="ce69" table:formula="of:=SUM([$'First 6 months'.B23];[$'First 6 months'.D23];[$'First 6 months'.F23];[$'First 6 months'.H23])" office:value-type="float" office:value="0">
            <text:p>0</text:p>
          </table:table-cell>
          <table:table-cell table:style-name="ce71" table:formula="of:=SUM([$'First 6 months'.C23];[$'First 6 months'.E23];[$'First 6 months'.G23];[$'First 6 months'.I23])" office:value-type="float" office:value="0">
            <text:p>0</text:p>
          </table:table-cell>
          <table:table-cell table:style-name="ce69" table:formula="of:=SUM([$'First 6 months'.J23];[$'First 6 months'.L23];[$'First 6 months'.N23])" office:value-type="float" office:value="0">
            <text:p>0</text:p>
          </table:table-cell>
          <table:table-cell table:style-name="ce71" table:formula="of:=SUM([$'First 6 months'.K23];[$'First 6 months'.M23];[$'First 6 months'.O23])" office:value-type="float" office:value="0">
            <text:p>0</text:p>
          </table:table-cell>
          <table:table-cell table:style-name="ce69" table:formula="of:=SUM([$'Second 6 months'.D23];[$'Second 6 months'.F23];[$'Second 6 months'.H23])" office:value-type="float" office:value="0">
            <text:p>0</text:p>
          </table:table-cell>
          <table:table-cell table:style-name="ce71" table:formula="of:=SUM([$'Second 6 months'.E23];[$'Second 6 months'.G23];[$'Second 6 months'.I23])" office:value-type="float" office:value="0">
            <text:p>0</text:p>
          </table:table-cell>
          <table:table-cell table:style-name="ce69" table:formula="of:=SUM([$'Second 6 months'.J23];[$'Second 6 months'.L23];[$'Second 6 months'.N23])" office:value-type="float" office:value="0">
            <text:p>0</text:p>
          </table:table-cell>
          <table:table-cell table:style-name="ce71" table:formula="of:=SUM([$'Second 6 months'.K23];[$'Second 6 months'.M23];[$'Second 6 months'.O23])" office:value-type="float" office:value="0">
            <text:p>0</text:p>
          </table:table-cell>
          <table:table-cell table:style-name="ce69" table:formula="of:=[.H21]+[.F21]+[.D21]+[.B21]" office:value-type="float" office:value="0">
            <text:p>0</text:p>
          </table:table-cell>
          <table:table-cell table:style-name="ce71" table:formula="of:=[.I21]+[.G21]+[.E21]+[.C21]" office:value-type="float" office:value="0">
            <text:p>0</text:p>
          </table:table-cell>
          <table:table-cell table:number-columns-repeated="1013"/>
        </table:table-row>
        <table:table-row table:style-name="ro3">
          <table:table-cell table:style-name="ce6" office:value-type="string">
            <text:p>VAT</text:p>
          </table:table-cell>
          <table:table-cell table:style-name="ce69" table:formula="of:=SUM([$'First 6 months'.B24];[$'First 6 months'.D24];[$'First 6 months'.F24];[$'First 6 months'.H24])" office:value-type="float" office:value="0">
            <text:p>0</text:p>
          </table:table-cell>
          <table:table-cell table:style-name="ce71" table:formula="of:=SUM([$'First 6 months'.C24];[$'First 6 months'.E24];[$'First 6 months'.G24];[$'First 6 months'.I24])" office:value-type="float" office:value="0">
            <text:p>0</text:p>
          </table:table-cell>
          <table:table-cell table:style-name="ce69" table:formula="of:=SUM([$'First 6 months'.J24];[$'First 6 months'.L24];[$'First 6 months'.N24])" office:value-type="float" office:value="0">
            <text:p>0</text:p>
          </table:table-cell>
          <table:table-cell table:style-name="ce71" table:formula="of:=SUM([$'First 6 months'.K24];[$'First 6 months'.M24];[$'First 6 months'.O24])" office:value-type="float" office:value="0">
            <text:p>0</text:p>
          </table:table-cell>
          <table:table-cell table:style-name="ce69" table:formula="of:=SUM([$'Second 6 months'.D24];[$'Second 6 months'.F24];[$'Second 6 months'.H24])" office:value-type="float" office:value="0">
            <text:p>0</text:p>
          </table:table-cell>
          <table:table-cell table:style-name="ce71" table:formula="of:=SUM([$'Second 6 months'.E24];[$'Second 6 months'.G24];[$'Second 6 months'.I24])" office:value-type="float" office:value="0">
            <text:p>0</text:p>
          </table:table-cell>
          <table:table-cell table:style-name="ce69" table:formula="of:=SUM([$'Second 6 months'.J24];[$'Second 6 months'.L24];[$'Second 6 months'.N24])" office:value-type="float" office:value="0">
            <text:p>0</text:p>
          </table:table-cell>
          <table:table-cell table:style-name="ce71" table:formula="of:=SUM([$'Second 6 months'.K24];[$'Second 6 months'.M24];[$'Second 6 months'.O24])" office:value-type="float" office:value="0">
            <text:p>0</text:p>
          </table:table-cell>
          <table:table-cell table:style-name="ce69" table:formula="of:=[.H22]+[.F22]+[.D22]+[.B22]" office:value-type="float" office:value="0">
            <text:p>0</text:p>
          </table:table-cell>
          <table:table-cell table:style-name="ce71" table:formula="of:=[.I22]+[.G22]+[.E22]+[.C22]" office:value-type="float" office:value="0">
            <text:p>0</text:p>
          </table:table-cell>
          <table:table-cell table:number-columns-repeated="1013"/>
        </table:table-row>
        <table:table-row table:style-name="ro3">
          <table:table-cell table:style-name="ce6" office:value-type="string">
            <text:p>Owner's wages/salary</text:p>
          </table:table-cell>
          <table:table-cell table:style-name="ce69" table:formula="of:=SUM([$'First 6 months'.B25];[$'First 6 months'.D25];[$'First 6 months'.F25];[$'First 6 months'.H25])" office:value-type="float" office:value="0">
            <text:p>0</text:p>
          </table:table-cell>
          <table:table-cell table:style-name="ce71" table:formula="of:=SUM([$'First 6 months'.C25];[$'First 6 months'.E25];[$'First 6 months'.G25];[$'First 6 months'.I25])" office:value-type="float" office:value="0">
            <text:p>0</text:p>
          </table:table-cell>
          <table:table-cell table:style-name="ce69" table:formula="of:=SUM([$'First 6 months'.J25];[$'First 6 months'.L25];[$'First 6 months'.N25])" office:value-type="float" office:value="0">
            <text:p>0</text:p>
          </table:table-cell>
          <table:table-cell table:style-name="ce71" table:formula="of:=SUM([$'First 6 months'.K25];[$'First 6 months'.M25];[$'First 6 months'.O25])" office:value-type="float" office:value="0">
            <text:p>0</text:p>
          </table:table-cell>
          <table:table-cell table:style-name="ce69" table:formula="of:=SUM([$'Second 6 months'.D25];[$'Second 6 months'.F25];[$'Second 6 months'.H25])" office:value-type="float" office:value="0">
            <text:p>0</text:p>
          </table:table-cell>
          <table:table-cell table:style-name="ce71" table:formula="of:=SUM([$'Second 6 months'.E25];[$'Second 6 months'.G25];[$'Second 6 months'.I25])" office:value-type="float" office:value="0">
            <text:p>0</text:p>
          </table:table-cell>
          <table:table-cell table:style-name="ce69" table:formula="of:=SUM([$'Second 6 months'.J25];[$'Second 6 months'.L25];[$'Second 6 months'.N25])" office:value-type="float" office:value="0">
            <text:p>0</text:p>
          </table:table-cell>
          <table:table-cell table:style-name="ce71" table:formula="of:=SUM([$'Second 6 months'.K25];[$'Second 6 months'.M25];[$'Second 6 months'.O25])" office:value-type="float" office:value="0">
            <text:p>0</text:p>
          </table:table-cell>
          <table:table-cell table:style-name="ce69" table:formula="of:=[.H23]+[.F23]+[.D23]+[.B23]" office:value-type="float" office:value="0">
            <text:p>0</text:p>
          </table:table-cell>
          <table:table-cell table:style-name="ce71" table:formula="of:=[.I23]+[.G23]+[.E23]+[.C23]" office:value-type="float" office:value="0">
            <text:p>0</text:p>
          </table:table-cell>
          <table:table-cell table:number-columns-repeated="1013"/>
        </table:table-row>
        <table:table-row table:style-name="ro3">
          <table:table-cell table:style-name="ce6" office:value-type="string">
            <text:p>Owner's National Insurance</text:p>
          </table:table-cell>
          <table:table-cell table:style-name="ce69" table:formula="of:=SUM([$'First 6 months'.B26];[$'First 6 months'.D26];[$'First 6 months'.F26];[$'First 6 months'.H26])" office:value-type="float" office:value="0">
            <text:p>0</text:p>
          </table:table-cell>
          <table:table-cell table:style-name="ce71" table:formula="of:=SUM([$'First 6 months'.C26];[$'First 6 months'.E26];[$'First 6 months'.G26];[$'First 6 months'.I26])" office:value-type="float" office:value="0">
            <text:p>0</text:p>
          </table:table-cell>
          <table:table-cell table:style-name="ce69" table:formula="of:=SUM([$'First 6 months'.J26];[$'First 6 months'.L26];[$'First 6 months'.N26])" office:value-type="float" office:value="0">
            <text:p>0</text:p>
          </table:table-cell>
          <table:table-cell table:style-name="ce71" table:formula="of:=SUM([$'First 6 months'.K26];[$'First 6 months'.M26];[$'First 6 months'.O26])" office:value-type="float" office:value="0">
            <text:p>0</text:p>
          </table:table-cell>
          <table:table-cell table:style-name="ce69" table:formula="of:=SUM([$'Second 6 months'.D26];[$'Second 6 months'.F26];[$'Second 6 months'.H26])" office:value-type="float" office:value="0">
            <text:p>0</text:p>
          </table:table-cell>
          <table:table-cell table:style-name="ce71" table:formula="of:=SUM([$'Second 6 months'.E26];[$'Second 6 months'.G26];[$'Second 6 months'.I26])" office:value-type="float" office:value="0">
            <text:p>0</text:p>
          </table:table-cell>
          <table:table-cell table:style-name="ce69" table:formula="of:=SUM([$'Second 6 months'.J26];[$'Second 6 months'.L26];[$'Second 6 months'.N26])" office:value-type="float" office:value="0">
            <text:p>0</text:p>
          </table:table-cell>
          <table:table-cell table:style-name="ce71" table:formula="of:=SUM([$'Second 6 months'.K26];[$'Second 6 months'.M26];[$'Second 6 months'.O26])" office:value-type="float" office:value="0">
            <text:p>0</text:p>
          </table:table-cell>
          <table:table-cell table:style-name="ce69" table:formula="of:=[.H24]+[.F24]+[.D24]+[.B24]" office:value-type="float" office:value="0">
            <text:p>0</text:p>
          </table:table-cell>
          <table:table-cell table:style-name="ce71" table:formula="of:=[.I24]+[.G24]+[.E24]+[.C24]" office:value-type="float" office:value="0">
            <text:p>0</text:p>
          </table:table-cell>
          <table:table-cell table:number-columns-repeated="1013"/>
        </table:table-row>
        <table:table-row table:style-name="ro3">
          <table:table-cell table:style-name="ce6" office:value-type="string">
            <text:p>Loan repayments (incl. interest)</text:p>
          </table:table-cell>
          <table:table-cell table:style-name="ce69" table:formula="of:=SUM([$'First 6 months'.B27];[$'First 6 months'.D27];[$'First 6 months'.F27];[$'First 6 months'.H27])" office:value-type="float" office:value="0">
            <text:p>0</text:p>
          </table:table-cell>
          <table:table-cell table:style-name="ce71" table:formula="of:=SUM([$'First 6 months'.C27];[$'First 6 months'.E27];[$'First 6 months'.G27];[$'First 6 months'.I27])" office:value-type="float" office:value="0">
            <text:p>0</text:p>
          </table:table-cell>
          <table:table-cell table:style-name="ce69" table:formula="of:=SUM([$'First 6 months'.J27];[$'First 6 months'.L27];[$'First 6 months'.N27])" office:value-type="float" office:value="0">
            <text:p>0</text:p>
          </table:table-cell>
          <table:table-cell table:style-name="ce71" table:formula="of:=SUM([$'First 6 months'.K27];[$'First 6 months'.M27];[$'First 6 months'.O27])" office:value-type="float" office:value="0">
            <text:p>0</text:p>
          </table:table-cell>
          <table:table-cell table:style-name="ce69" table:formula="of:=SUM([$'Second 6 months'.D27];[$'Second 6 months'.F27];[$'Second 6 months'.H27])" office:value-type="float" office:value="0">
            <text:p>0</text:p>
          </table:table-cell>
          <table:table-cell table:style-name="ce71" table:formula="of:=SUM([$'Second 6 months'.E27];[$'Second 6 months'.G27];[$'Second 6 months'.I27])" office:value-type="float" office:value="0">
            <text:p>0</text:p>
          </table:table-cell>
          <table:table-cell table:style-name="ce69" table:formula="of:=SUM([$'Second 6 months'.J27];[$'Second 6 months'.L27];[$'Second 6 months'.N27])" office:value-type="float" office:value="0">
            <text:p>0</text:p>
          </table:table-cell>
          <table:table-cell table:style-name="ce71" table:formula="of:=SUM([$'Second 6 months'.K27];[$'Second 6 months'.M27];[$'Second 6 months'.O27])" office:value-type="float" office:value="0">
            <text:p>0</text:p>
          </table:table-cell>
          <table:table-cell table:style-name="ce69" table:formula="of:=[.H25]+[.F25]+[.D25]+[.B25]" office:value-type="float" office:value="0">
            <text:p>0</text:p>
          </table:table-cell>
          <table:table-cell table:style-name="ce71" table:formula="of:=[.I25]+[.G25]+[.E25]+[.C25]" office:value-type="float" office:value="0">
            <text:p>0</text:p>
          </table:table-cell>
          <table:table-cell table:number-columns-repeated="1013"/>
        </table:table-row>
        <table:table-row table:style-name="ro3">
          <table:table-cell table:style-name="ce6" office:value-type="string">
            <text:p>Stock</text:p>
          </table:table-cell>
          <table:table-cell table:style-name="ce69" table:formula="of:=SUM([$'First 6 months'.B28];[$'First 6 months'.D28];[$'First 6 months'.F28];[$'First 6 months'.H28])" office:value-type="float" office:value="0">
            <text:p>0</text:p>
          </table:table-cell>
          <table:table-cell table:style-name="ce71" table:formula="of:=SUM([$'First 6 months'.C28];[$'First 6 months'.E28];[$'First 6 months'.G28];[$'First 6 months'.I28])" office:value-type="float" office:value="0">
            <text:p>0</text:p>
          </table:table-cell>
          <table:table-cell table:style-name="ce69" table:formula="of:=SUM([$'First 6 months'.J28];[$'First 6 months'.L28];[$'First 6 months'.N28])" office:value-type="float" office:value="0">
            <text:p>0</text:p>
          </table:table-cell>
          <table:table-cell table:style-name="ce71" table:formula="of:=SUM([$'First 6 months'.K28];[$'First 6 months'.M28];[$'First 6 months'.O28])" office:value-type="float" office:value="0">
            <text:p>0</text:p>
          </table:table-cell>
          <table:table-cell table:style-name="ce69" table:formula="of:=SUM([$'Second 6 months'.D28];[$'Second 6 months'.F28];[$'Second 6 months'.H28])" office:value-type="float" office:value="0">
            <text:p>0</text:p>
          </table:table-cell>
          <table:table-cell table:style-name="ce71" table:formula="of:=SUM([$'Second 6 months'.E28];[$'Second 6 months'.G28];[$'Second 6 months'.I28])" office:value-type="float" office:value="0">
            <text:p>0</text:p>
          </table:table-cell>
          <table:table-cell table:style-name="ce69" table:formula="of:=SUM([$'Second 6 months'.J28];[$'Second 6 months'.L28];[$'Second 6 months'.N28])" office:value-type="float" office:value="0">
            <text:p>0</text:p>
          </table:table-cell>
          <table:table-cell table:style-name="ce71" table:formula="of:=SUM([$'Second 6 months'.K28];[$'Second 6 months'.M28];[$'Second 6 months'.O28])" office:value-type="float" office:value="0">
            <text:p>0</text:p>
          </table:table-cell>
          <table:table-cell table:style-name="ce69" table:formula="of:=[.H26]+[.F26]+[.D26]+[.B26]" office:value-type="float" office:value="0">
            <text:p>0</text:p>
          </table:table-cell>
          <table:table-cell table:style-name="ce71" table:formula="of:=[.I26]+[.G26]+[.E26]+[.C26]" office:value-type="float" office:value="0">
            <text:p>0</text:p>
          </table:table-cell>
          <table:table-cell table:number-columns-repeated="1013"/>
        </table:table-row>
        <table:table-row table:style-name="ro3">
          <table:table-cell table:style-name="ce6" office:value-type="string">
            <text:p>Consumables</text:p>
          </table:table-cell>
          <table:table-cell table:style-name="ce69" table:formula="of:=SUM([$'First 6 months'.B29];[$'First 6 months'.D29];[$'First 6 months'.F29];[$'First 6 months'.H29])" office:value-type="float" office:value="0">
            <text:p>0</text:p>
          </table:table-cell>
          <table:table-cell table:style-name="ce71" table:formula="of:=SUM([$'First 6 months'.C29];[$'First 6 months'.E29];[$'First 6 months'.G29];[$'First 6 months'.I29])" office:value-type="float" office:value="0">
            <text:p>0</text:p>
          </table:table-cell>
          <table:table-cell table:style-name="ce69" table:formula="of:=SUM([$'First 6 months'.J29];[$'First 6 months'.L29];[$'First 6 months'.N29])" office:value-type="float" office:value="0">
            <text:p>0</text:p>
          </table:table-cell>
          <table:table-cell table:style-name="ce71" table:formula="of:=SUM([$'First 6 months'.K29];[$'First 6 months'.M29];[$'First 6 months'.O29])" office:value-type="float" office:value="0">
            <text:p>0</text:p>
          </table:table-cell>
          <table:table-cell table:style-name="ce69" table:formula="of:=SUM([$'Second 6 months'.D29];[$'Second 6 months'.F29];[$'Second 6 months'.H29])" office:value-type="float" office:value="0">
            <text:p>0</text:p>
          </table:table-cell>
          <table:table-cell table:style-name="ce71" table:formula="of:=SUM([$'Second 6 months'.E29];[$'Second 6 months'.G29];[$'Second 6 months'.I29])" office:value-type="float" office:value="0">
            <text:p>0</text:p>
          </table:table-cell>
          <table:table-cell table:style-name="ce69" table:formula="of:=SUM([$'Second 6 months'.J29];[$'Second 6 months'.L29];[$'Second 6 months'.N29])" office:value-type="float" office:value="0">
            <text:p>0</text:p>
          </table:table-cell>
          <table:table-cell table:style-name="ce71" table:formula="of:=SUM([$'Second 6 months'.K29];[$'Second 6 months'.M29];[$'Second 6 months'.O29])" office:value-type="float" office:value="0">
            <text:p>0</text:p>
          </table:table-cell>
          <table:table-cell table:style-name="ce69" table:formula="of:=[.H27]+[.F27]+[.D27]+[.B27]" office:value-type="float" office:value="0">
            <text:p>0</text:p>
          </table:table-cell>
          <table:table-cell table:style-name="ce71" table:formula="of:=[.I27]+[.G27]+[.E27]+[.C27]" office:value-type="float" office:value="0">
            <text:p>0</text:p>
          </table:table-cell>
          <table:table-cell table:number-columns-repeated="1013"/>
        </table:table-row>
        <table:table-row table:style-name="ro3">
          <table:table-cell table:style-name="ce6" office:value-type="string">
            <text:p>Other (please specify)</text:p>
          </table:table-cell>
          <table:table-cell table:style-name="ce69" table:formula="of:=SUM([$'First 6 months'.B30];[$'First 6 months'.D30];[$'First 6 months'.F30];[$'First 6 months'.H30])" office:value-type="float" office:value="0">
            <text:p>0</text:p>
          </table:table-cell>
          <table:table-cell table:style-name="ce71" table:formula="of:=SUM([$'First 6 months'.C30];[$'First 6 months'.E30];[$'First 6 months'.G30];[$'First 6 months'.I30])" office:value-type="float" office:value="0">
            <text:p>0</text:p>
          </table:table-cell>
          <table:table-cell table:style-name="ce69" table:formula="of:=SUM([$'First 6 months'.J30];[$'First 6 months'.L30];[$'First 6 months'.N30])" office:value-type="float" office:value="0">
            <text:p>0</text:p>
          </table:table-cell>
          <table:table-cell table:style-name="ce71" table:formula="of:=SUM([$'First 6 months'.K30];[$'First 6 months'.M30];[$'First 6 months'.O30])" office:value-type="float" office:value="0">
            <text:p>0</text:p>
          </table:table-cell>
          <table:table-cell table:style-name="ce69" table:formula="of:=SUM([$'Second 6 months'.D30];[$'Second 6 months'.F30];[$'Second 6 months'.H30])" office:value-type="float" office:value="0">
            <text:p>0</text:p>
          </table:table-cell>
          <table:table-cell table:style-name="ce71" table:formula="of:=SUM([$'Second 6 months'.E30];[$'Second 6 months'.G30];[$'Second 6 months'.I30])" office:value-type="float" office:value="0">
            <text:p>0</text:p>
          </table:table-cell>
          <table:table-cell table:style-name="ce69" table:formula="of:=SUM([$'Second 6 months'.J30];[$'Second 6 months'.L30];[$'Second 6 months'.N30])" office:value-type="float" office:value="0">
            <text:p>0</text:p>
          </table:table-cell>
          <table:table-cell table:style-name="ce71" table:formula="of:=SUM([$'Second 6 months'.K30];[$'Second 6 months'.M30];[$'Second 6 months'.O30])" office:value-type="float" office:value="0">
            <text:p>0</text:p>
          </table:table-cell>
          <table:table-cell table:style-name="ce69" table:formula="of:=[.H28]+[.F28]+[.D28]+[.B28]" office:value-type="float" office:value="0">
            <text:p>0</text:p>
          </table:table-cell>
          <table:table-cell table:style-name="ce71" table:formula="of:=[.I28]+[.G28]+[.E28]+[.C28]" office:value-type="float" office:value="0">
            <text:p>0</text:p>
          </table:table-cell>
          <table:table-cell table:number-columns-repeated="1013"/>
        </table:table-row>
        <table:table-row table:style-name="ro3">
          <table:table-cell table:style-name="ce6" office:value-type="string">
            <text:p>Other</text:p>
          </table:table-cell>
          <table:table-cell table:style-name="ce69" table:formula="of:=SUM([$'First 6 months'.B31];[$'First 6 months'.D31];[$'First 6 months'.F31];[$'First 6 months'.H31])" office:value-type="float" office:value="0">
            <text:p>0</text:p>
          </table:table-cell>
          <table:table-cell table:style-name="ce71" table:formula="of:=SUM([$'First 6 months'.C31];[$'First 6 months'.E31];[$'First 6 months'.G31];[$'First 6 months'.I31])" office:value-type="float" office:value="0">
            <text:p>0</text:p>
          </table:table-cell>
          <table:table-cell table:style-name="ce69" table:formula="of:=SUM([$'First 6 months'.J31];[$'First 6 months'.L31];[$'First 6 months'.N31])" office:value-type="float" office:value="0">
            <text:p>0</text:p>
          </table:table-cell>
          <table:table-cell table:style-name="ce71" table:formula="of:=SUM([$'First 6 months'.K31];[$'First 6 months'.M31];[$'First 6 months'.O31])" office:value-type="float" office:value="0">
            <text:p>0</text:p>
          </table:table-cell>
          <table:table-cell table:style-name="ce69" table:formula="of:=SUM([$'Second 6 months'.D31];[$'Second 6 months'.F31];[$'Second 6 months'.H31])" office:value-type="float" office:value="0">
            <text:p>0</text:p>
          </table:table-cell>
          <table:table-cell table:style-name="ce71" table:formula="of:=SUM([$'Second 6 months'.E31];[$'Second 6 months'.G31];[$'Second 6 months'.I31])" office:value-type="float" office:value="0">
            <text:p>0</text:p>
          </table:table-cell>
          <table:table-cell table:style-name="ce69" table:formula="of:=SUM([$'Second 6 months'.J31];[$'Second 6 months'.L31];[$'Second 6 months'.N31])" office:value-type="float" office:value="0">
            <text:p>0</text:p>
          </table:table-cell>
          <table:table-cell table:style-name="ce71" table:formula="of:=SUM([$'Second 6 months'.K31];[$'Second 6 months'.M31];[$'Second 6 months'.O31])" office:value-type="float" office:value="0">
            <text:p>0</text:p>
          </table:table-cell>
          <table:table-cell table:style-name="ce69" table:formula="of:=[.H29]+[.F29]+[.D29]+[.B29]" office:value-type="float" office:value="0">
            <text:p>0</text:p>
          </table:table-cell>
          <table:table-cell table:style-name="ce71" table:formula="of:=[.I29]+[.G29]+[.E29]+[.C29]" office:value-type="float" office:value="0">
            <text:p>0</text:p>
          </table:table-cell>
          <table:table-cell table:number-columns-repeated="1013"/>
        </table:table-row>
        <table:table-row table:style-name="ro3">
          <table:table-cell table:style-name="ce6" office:value-type="string">
            <text:p>Other</text:p>
          </table:table-cell>
          <table:table-cell table:style-name="ce69" table:formula="of:=SUM([$'First 6 months'.B32];[$'First 6 months'.D32];[$'First 6 months'.F32];[$'First 6 months'.H32])" office:value-type="float" office:value="0">
            <text:p>0</text:p>
          </table:table-cell>
          <table:table-cell table:style-name="ce71" table:formula="of:=SUM([$'First 6 months'.C32];[$'First 6 months'.E32];[$'First 6 months'.G32];[$'First 6 months'.I32])" office:value-type="float" office:value="0">
            <text:p>0</text:p>
          </table:table-cell>
          <table:table-cell table:style-name="ce69" table:formula="of:=SUM([$'First 6 months'.J32];[$'First 6 months'.L32];[$'First 6 months'.N32])" office:value-type="float" office:value="0">
            <text:p>0</text:p>
          </table:table-cell>
          <table:table-cell table:style-name="ce71" table:formula="of:=SUM([$'First 6 months'.K32];[$'First 6 months'.M32];[$'First 6 months'.O32])" office:value-type="float" office:value="0">
            <text:p>0</text:p>
          </table:table-cell>
          <table:table-cell table:style-name="ce69" table:formula="of:=SUM([$'Second 6 months'.D32];[$'Second 6 months'.F32];[$'Second 6 months'.H32])" office:value-type="float" office:value="0">
            <text:p>0</text:p>
          </table:table-cell>
          <table:table-cell table:style-name="ce71" table:formula="of:=SUM([$'Second 6 months'.E32];[$'Second 6 months'.G32];[$'Second 6 months'.I32])" office:value-type="float" office:value="0">
            <text:p>0</text:p>
          </table:table-cell>
          <table:table-cell table:style-name="ce69" table:formula="of:=SUM([$'Second 6 months'.J32];[$'Second 6 months'.L32];[$'Second 6 months'.N32])" office:value-type="float" office:value="0">
            <text:p>0</text:p>
          </table:table-cell>
          <table:table-cell table:style-name="ce71" table:formula="of:=SUM([$'Second 6 months'.K32];[$'Second 6 months'.M32];[$'Second 6 months'.O32])" office:value-type="float" office:value="0">
            <text:p>0</text:p>
          </table:table-cell>
          <table:table-cell table:style-name="ce69" table:formula="of:=[.H30]+[.F30]+[.D30]+[.B30]" office:value-type="float" office:value="0">
            <text:p>0</text:p>
          </table:table-cell>
          <table:table-cell table:style-name="ce71" table:formula="of:=[.I30]+[.G30]+[.E30]+[.C30]" office:value-type="float" office:value="0">
            <text:p>0</text:p>
          </table:table-cell>
          <table:table-cell table:number-columns-repeated="1013"/>
        </table:table-row>
        <table:table-row table:style-name="ro3">
          <table:table-cell table:style-name="ce7" office:value-type="string">
            <text:p>TOTAL £</text:p>
          </table:table-cell>
          <table:table-cell table:style-name="ce70" table:formula="of:=SUM([$'First 6 months'.B33];[$'First 6 months'.D33];[$'First 6 months'.F33];[$'First 6 months'.H33])" office:value-type="float" office:value="0">
            <text:p>0</text:p>
          </table:table-cell>
          <table:table-cell table:style-name="ce72" table:formula="of:=SUM([$'First 6 months'.C33];[$'First 6 months'.E33];[$'First 6 months'.G33];[$'First 6 months'.I33])" office:value-type="float" office:value="0">
            <text:p>0</text:p>
          </table:table-cell>
          <table:table-cell table:style-name="ce70" table:formula="of:=SUM([$'First 6 months'.J33];[$'First 6 months'.L33];[$'First 6 months'.N33])" office:value-type="float" office:value="0">
            <text:p>0</text:p>
          </table:table-cell>
          <table:table-cell table:style-name="ce72" table:formula="of:=SUM([$'First 6 months'.K33];[$'First 6 months'.M33];[$'First 6 months'.O33])" office:value-type="float" office:value="0">
            <text:p>0</text:p>
          </table:table-cell>
          <table:table-cell table:style-name="ce70" table:formula="of:=SUM([$'Second 6 months'.D33];[$'Second 6 months'.F33];[$'Second 6 months'.H33])" office:value-type="float" office:value="0">
            <text:p>0</text:p>
          </table:table-cell>
          <table:table-cell table:style-name="ce72" table:formula="of:=SUM([$'Second 6 months'.E33];[$'Second 6 months'.G33];[$'Second 6 months'.I33])" office:value-type="float" office:value="0">
            <text:p>0</text:p>
          </table:table-cell>
          <table:table-cell table:style-name="ce70" table:formula="of:=SUM([$'Second 6 months'.J33];[$'Second 6 months'.L33];[$'Second 6 months'.N33])" office:value-type="float" office:value="0">
            <text:p>0</text:p>
          </table:table-cell>
          <table:table-cell table:style-name="ce72" table:formula="of:=SUM([$'Second 6 months'.K33];[$'Second 6 months'.M33];[$'Second 6 months'.O33])" office:value-type="float" office:value="0">
            <text:p>0</text:p>
          </table:table-cell>
          <table:table-cell table:style-name="ce70" table:formula="of:=[.H31]+[.F31]+[.D31]+[.B31]" office:value-type="float" office:value="0">
            <text:p>0</text:p>
          </table:table-cell>
          <table:table-cell table:style-name="ce72" table:formula="of:=[.I31]+[.G31]+[.E31]+[.C31]" office:value-type="float" office:value="0">
            <text:p>0</text:p>
          </table:table-cell>
          <table:table-cell table:number-columns-repeated="1013"/>
        </table:table-row>
        <table:table-row table:style-name="ro3">
          <table:table-cell table:style-name="ce66"/>
          <table:table-cell table:number-columns-repeated="1023"/>
        </table:table-row>
        <table:table-row table:style-name="ro4">
          <table:table-cell table:style-name="ce63"/>
          <table:table-cell table:number-columns-repeated="1023"/>
        </table:table-row>
        <table:table-row table:style-name="ro4" table:number-rows-repeated="1048542">
          <table:table-cell table:number-columns-repeated="1024"/>
        </table:table-row>
        <table:table-row table:style-name="ro4">
          <table:table-cell table:number-columns-repeated="1024"/>
        </table:table-row>
      </table:table>
      <table:named-expressions>
        <table:named-range table:name="Excel_BuiltIn_Print_Area" table:base-cell-address="$'First 6 months'.$A$1" table:cell-range-address="$'First 6 months'.$A$1:.$Q$37" table:range-usable-as="print-range"/>
        <table:named-range table:name="Excel_BuiltIn_Print_Area 1" table:base-cell-address="$'First 6 months'.$A$1" table:cell-range-address="$'Second 6 months'.$A$1:.$Q$37" table:range-usable-as="print-range"/>
        <table:named-range table:name="Z_5EDEEA77_DF08_43CB_9516_3735115EDB86_.wvu.PrintArea" table:base-cell-address="$'First 6 months'.$A$1" table:cell-range-address="$'First 6 months'.$A$1:.$Q$37"/>
        <table:named-range table:name="Z_5EDEEA77_DF08_43CB_9516_3735115EDB86_.wvu.PrintArea 1" table:base-cell-address="$'First 6 months'.$A$1" table:cell-range-address="$'Second 6 months'.$A$1:.$Q$37"/>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Yes</number:text>
    </number:number-style>
    <number:number-style style:name="N122P1" style:volatile="true">
      <number:text>Yes</number:text>
    </number:number-style>
    <number:number-style style:name="N122">
      <number:text>No</number:text>
      <style:map style:condition="value()&gt;0" style:apply-style-name="N122P0"/>
      <style:map style:condition="value()&lt;0" style:apply-style-name="N122P1"/>
    </number:number-style>
    <number:number-style style:name="N123P0" style:volatile="true">
      <number:text>True</number:text>
    </number:number-style>
    <number:number-style style:name="N123P1" style:volatile="true">
      <number:text>True</number:text>
    </number:number-style>
    <number:number-style style:name="N123">
      <number:text>False</number:text>
      <style:map style:condition="value()&gt;0" style:apply-style-name="N123P0"/>
      <style:map style:condition="value()&lt;0" style:apply-style-name="N123P1"/>
    </number:number-style>
    <number:number-style style:name="N124P0" style:volatile="true">
      <number:text>On</number:text>
    </number:number-style>
    <number:number-style style:name="N124P1" style:volatile="true">
      <number:text>On</number:text>
    </number:number-style>
    <number:number-style style:name="N124">
      <number:text>Off</number:text>
      <style:map style:condition="value()&gt;0" style:apply-style-name="N124P0"/>
      <style:map style:condition="value()&lt;0" style:apply-style-name="N124P1"/>
    </number:number-style>
    <number:currency-style style:name="N125P0" style:volatile="true">
      <number:currency-symbol>€</number:currency-symbol>
      <number:text> </number:text>
      <number:number number:decimal-places="2" number:min-integer-digits="1" number:grouping="true"/>
      <number:text> </number:text>
    </number:currency-style>
    <number:currency-style style:name="N125">
      <style:text-properties fo:color="#ff0000"/>
      <number:text>(</number:text>
      <number:currency-symbol>€</number:currency-symbol>
      <number:text> </number:text>
      <number:number number:decimal-places="2" number:min-integer-digits="1" number:grouping="true"/>
      <number:text>)</number:text>
      <style:map style:condition="value()&gt;=0" style:apply-style-name="N125P0"/>
    </number:currency-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0">20/03/2013</text:date>, <text:time>14:12:31</text:time></text:p>
        </style:region-right>
      </style:header>
      <style:header-left style:display="false"/>
      <style:footer>
        <text:p>Page <text:page-number>1</text:page-number> / <text:page-count>99</text:page-count></text:p>
      </style:footer>
      <style:footer-left style:display="false"/>
    </style:master-page>
    <style:master-page style:name="PageStyle_5f_First_20_6_20_months" style:display-name="PageStyle_First 6 months" style:page-layout-name="Mpm3">
      <style:header style:display="false"/>
      <style:header-left style:display="false"/>
      <style:footer style:display="false"/>
      <style:footer-left style:display="false"/>
    </style:master-page>
    <style:master-page style:name="PageStyle_5f_Second_20_6_20_months" style:display-name="PageStyle_Second 6 month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